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imes_10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584338484354E+018" calcext:value-type="float">
            <text:p>1.47584338484354E+018</text:p>
          </table:table-cell>
          <table:table-cell office:value-type="float" office:value="1.47584338484536E+018" calcext:value-type="float">
            <text:p>1.47584338484536E+018</text:p>
          </table:table-cell>
          <table:table-cell/>
          <table:table-cell table:formula="of:= [.C1] - [.B1]" office:value-type="float" office:value="1820160" calcext:value-type="float">
            <text:p>18201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584338484462E+018" calcext:value-type="float">
            <text:p>1.47584338484462E+018</text:p>
          </table:table-cell>
          <table:table-cell office:value-type="float" office:value="1.47584338484651E+018" calcext:value-type="float">
            <text:p>1.47584338484651E+018</text:p>
          </table:table-cell>
          <table:table-cell/>
          <table:table-cell table:formula="of:= [.C2] - [.B2]" office:value-type="float" office:value="1890048" calcext:value-type="float">
            <text:p>1890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584338484556E+018" calcext:value-type="float">
            <text:p>1.47584338484556E+018</text:p>
          </table:table-cell>
          <table:table-cell office:value-type="float" office:value="1.47584338484794E+018" calcext:value-type="float">
            <text:p>1.47584338484794E+018</text:p>
          </table:table-cell>
          <table:table-cell/>
          <table:table-cell table:formula="of:= [.C3] - [.B3]" office:value-type="float" office:value="2380032" calcext:value-type="float">
            <text:p>23800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584338484665E+018" calcext:value-type="float">
            <text:p>1.47584338484665E+018</text:p>
          </table:table-cell>
          <table:table-cell office:value-type="float" office:value="1.47584338484926E+018" calcext:value-type="float">
            <text:p>1.47584338484926E+018</text:p>
          </table:table-cell>
          <table:table-cell/>
          <table:table-cell table:formula="of:= [.C4] - [.B4]" office:value-type="float" office:value="2610176" calcext:value-type="float">
            <text:p>2610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584338484754E+018" calcext:value-type="float">
            <text:p>1.47584338484754E+018</text:p>
          </table:table-cell>
          <table:table-cell office:value-type="float" office:value="1.47584338485092E+018" calcext:value-type="float">
            <text:p>1.47584338485092E+018</text:p>
          </table:table-cell>
          <table:table-cell/>
          <table:table-cell table:formula="of:= [.C5] - [.B5]" office:value-type="float" office:value="3379968" calcext:value-type="float">
            <text:p>3379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584338484855E+018" calcext:value-type="float">
            <text:p>1.47584338484855E+018</text:p>
          </table:table-cell>
          <table:table-cell office:value-type="float" office:value="1.47584338485217E+018" calcext:value-type="float">
            <text:p>1.47584338485217E+018</text:p>
          </table:table-cell>
          <table:table-cell/>
          <table:table-cell table:formula="of:= [.C6] - [.B6]" office:value-type="float" office:value="3620096" calcext:value-type="float">
            <text:p>3620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584338484955E+018" calcext:value-type="float">
            <text:p>1.47584338484955E+018</text:p>
          </table:table-cell>
          <table:table-cell office:value-type="float" office:value="1.47584338485348E+018" calcext:value-type="float">
            <text:p>1.47584338485348E+018</text:p>
          </table:table-cell>
          <table:table-cell/>
          <table:table-cell table:formula="of:= [.C7] - [.B7]" office:value-type="float" office:value="3929856" calcext:value-type="float">
            <text:p>39298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584338485054E+018" calcext:value-type="float">
            <text:p>1.47584338485054E+018</text:p>
          </table:table-cell>
          <table:table-cell office:value-type="float" office:value="1.47584338485503E+018" calcext:value-type="float">
            <text:p>1.47584338485503E+018</text:p>
          </table:table-cell>
          <table:table-cell/>
          <table:table-cell table:formula="of:= [.C8] - [.B8]" office:value-type="float" office:value="4489984" calcext:value-type="float">
            <text:p>44899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584338485155E+018" calcext:value-type="float">
            <text:p>1.47584338485155E+018</text:p>
          </table:table-cell>
          <table:table-cell office:value-type="float" office:value="1.47584338485632E+018" calcext:value-type="float">
            <text:p>1.47584338485632E+018</text:p>
          </table:table-cell>
          <table:table-cell/>
          <table:table-cell table:formula="of:= [.C9] - [.B9]" office:value-type="float" office:value="4770048" calcext:value-type="float">
            <text:p>4770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584338485255E+018" calcext:value-type="float">
            <text:p>1.47584338485255E+018</text:p>
          </table:table-cell>
          <table:table-cell office:value-type="float" office:value="1.47584338485785E+018" calcext:value-type="float">
            <text:p>1.47584338485785E+018</text:p>
          </table:table-cell>
          <table:table-cell/>
          <table:table-cell table:formula="of:= [.C10] - [.B10]" office:value-type="float" office:value="5299968" calcext:value-type="float">
            <text:p>5299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584338485368E+018" calcext:value-type="float">
            <text:p>1.47584338485368E+018</text:p>
          </table:table-cell>
          <table:table-cell office:value-type="float" office:value="1.47584338485894E+018" calcext:value-type="float">
            <text:p>1.47584338485894E+018</text:p>
          </table:table-cell>
          <table:table-cell/>
          <table:table-cell table:formula="of:= [.C11] - [.B11]" office:value-type="float" office:value="5260032" calcext:value-type="float">
            <text:p>52600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584338485454E+018" calcext:value-type="float">
            <text:p>1.47584338485454E+018</text:p>
          </table:table-cell>
          <table:table-cell office:value-type="float" office:value="1.47584338486046E+018" calcext:value-type="float">
            <text:p>1.47584338486046E+018</text:p>
          </table:table-cell>
          <table:table-cell/>
          <table:table-cell table:formula="of:= [.C12] - [.B12]" office:value-type="float" office:value="5920000" calcext:value-type="float">
            <text:p>592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584338485554E+018" calcext:value-type="float">
            <text:p>1.47584338485554E+018</text:p>
          </table:table-cell>
          <table:table-cell office:value-type="float" office:value="1.47584338486183E+018" calcext:value-type="float">
            <text:p>1.47584338486183E+018</text:p>
          </table:table-cell>
          <table:table-cell/>
          <table:table-cell table:formula="of:= [.C13] - [.B13]" office:value-type="float" office:value="6289664" calcext:value-type="float">
            <text:p>62896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584338485654E+018" calcext:value-type="float">
            <text:p>1.47584338485654E+018</text:p>
          </table:table-cell>
          <table:table-cell office:value-type="float" office:value="1.47584338486305E+018" calcext:value-type="float">
            <text:p>1.47584338486305E+018</text:p>
          </table:table-cell>
          <table:table-cell/>
          <table:table-cell table:formula="of:= [.C14] - [.B14]" office:value-type="float" office:value="6510080" calcext:value-type="float">
            <text:p>65100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584338485755E+018" calcext:value-type="float">
            <text:p>1.47584338485755E+018</text:p>
          </table:table-cell>
          <table:table-cell office:value-type="float" office:value="1.47584338486427E+018" calcext:value-type="float">
            <text:p>1.47584338486427E+018</text:p>
          </table:table-cell>
          <table:table-cell/>
          <table:table-cell table:formula="of:= [.C15] - [.B15]" office:value-type="float" office:value="6720000" calcext:value-type="float">
            <text:p>672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584338485854E+018" calcext:value-type="float">
            <text:p>1.47584338485854E+018</text:p>
          </table:table-cell>
          <table:table-cell office:value-type="float" office:value="1.47584338486581E+018" calcext:value-type="float">
            <text:p>1.47584338486581E+018</text:p>
          </table:table-cell>
          <table:table-cell/>
          <table:table-cell table:formula="of:= [.C16] - [.B16]" office:value-type="float" office:value="7270144" calcext:value-type="float">
            <text:p>7270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584338485955E+018" calcext:value-type="float">
            <text:p>1.47584338485955E+018</text:p>
          </table:table-cell>
          <table:table-cell office:value-type="float" office:value="1.47584338486703E+018" calcext:value-type="float">
            <text:p>1.47584338486703E+018</text:p>
          </table:table-cell>
          <table:table-cell/>
          <table:table-cell table:formula="of:= [.C17] - [.B17]" office:value-type="float" office:value="7480064" calcext:value-type="float">
            <text:p>74800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584338486067E+018" calcext:value-type="float">
            <text:p>1.47584338486067E+018</text:p>
          </table:table-cell>
          <table:table-cell office:value-type="float" office:value="1.47584338486884E+018" calcext:value-type="float">
            <text:p>1.47584338486884E+018</text:p>
          </table:table-cell>
          <table:table-cell/>
          <table:table-cell table:formula="of:= [.C18] - [.B18]" office:value-type="float" office:value="8169984" calcext:value-type="float">
            <text:p>81699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584338486154E+018" calcext:value-type="float">
            <text:p>1.47584338486154E+018</text:p>
          </table:table-cell>
          <table:table-cell office:value-type="float" office:value="1.47584338486994E+018" calcext:value-type="float">
            <text:p>1.47584338486994E+018</text:p>
          </table:table-cell>
          <table:table-cell/>
          <table:table-cell table:formula="of:= [.C19] - [.B19]" office:value-type="float" office:value="8399872" calcext:value-type="float">
            <text:p>83998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584338486254E+018" calcext:value-type="float">
            <text:p>1.47584338486254E+018</text:p>
          </table:table-cell>
          <table:table-cell office:value-type="float" office:value="1.47584338487123E+018" calcext:value-type="float">
            <text:p>1.47584338487123E+018</text:p>
          </table:table-cell>
          <table:table-cell/>
          <table:table-cell table:formula="of:= [.C20] - [.B20]" office:value-type="float" office:value="8689920" calcext:value-type="float">
            <text:p>86899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584338486354E+018" calcext:value-type="float">
            <text:p>1.47584338486354E+018</text:p>
          </table:table-cell>
          <table:table-cell office:value-type="float" office:value="1.4758433848725E+018" calcext:value-type="float">
            <text:p>1.4758433848725E+018</text:p>
          </table:table-cell>
          <table:table-cell/>
          <table:table-cell table:formula="of:= [.C21] - [.B21]" office:value-type="float" office:value="8960000" calcext:value-type="float">
            <text:p>896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584338486455E+018" calcext:value-type="float">
            <text:p>1.47584338486455E+018</text:p>
          </table:table-cell>
          <table:table-cell office:value-type="float" office:value="1.47584338487393E+018" calcext:value-type="float">
            <text:p>1.47584338487393E+018</text:p>
          </table:table-cell>
          <table:table-cell/>
          <table:table-cell table:formula="of:= [.C22] - [.B22]" office:value-type="float" office:value="9379840" calcext:value-type="float">
            <text:p>93798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584338486555E+018" calcext:value-type="float">
            <text:p>1.47584338486555E+018</text:p>
          </table:table-cell>
          <table:table-cell office:value-type="float" office:value="1.47584338487507E+018" calcext:value-type="float">
            <text:p>1.47584338487507E+018</text:p>
          </table:table-cell>
          <table:table-cell/>
          <table:table-cell table:formula="of:= [.C23] - [.B23]" office:value-type="float" office:value="9520128" calcext:value-type="float">
            <text:p>95201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584338486654E+018" calcext:value-type="float">
            <text:p>1.47584338486654E+018</text:p>
          </table:table-cell>
          <table:table-cell office:value-type="float" office:value="1.47584338487631E+018" calcext:value-type="float">
            <text:p>1.47584338487631E+018</text:p>
          </table:table-cell>
          <table:table-cell/>
          <table:table-cell table:formula="of:= [.C24] - [.B24]" office:value-type="float" office:value="9769984" calcext:value-type="float">
            <text:p>97699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584338486755E+018" calcext:value-type="float">
            <text:p>1.47584338486755E+018</text:p>
          </table:table-cell>
          <table:table-cell office:value-type="float" office:value="1.47584338487792E+018" calcext:value-type="float">
            <text:p>1.47584338487792E+018</text:p>
          </table:table-cell>
          <table:table-cell/>
          <table:table-cell table:formula="of:= [.C25] - [.B25]" office:value-type="float" office:value="10370048" calcext:value-type="float">
            <text:p>103700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584338486854E+018" calcext:value-type="float">
            <text:p>1.47584338486854E+018</text:p>
          </table:table-cell>
          <table:table-cell office:value-type="float" office:value="1.47584338487956E+018" calcext:value-type="float">
            <text:p>1.47584338487956E+018</text:p>
          </table:table-cell>
          <table:table-cell/>
          <table:table-cell table:formula="of:= [.C26] - [.B26]" office:value-type="float" office:value="11020032" calcext:value-type="float">
            <text:p>110200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584338486955E+018" calcext:value-type="float">
            <text:p>1.47584338486955E+018</text:p>
          </table:table-cell>
          <table:table-cell office:value-type="float" office:value="1.47584338488092E+018" calcext:value-type="float">
            <text:p>1.47584338488092E+018</text:p>
          </table:table-cell>
          <table:table-cell/>
          <table:table-cell table:formula="of:= [.C27] - [.B27]" office:value-type="float" office:value="11369984" calcext:value-type="float">
            <text:p>113699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584338487054E+018" calcext:value-type="float">
            <text:p>1.47584338487054E+018</text:p>
          </table:table-cell>
          <table:table-cell office:value-type="float" office:value="1.47584338488209E+018" calcext:value-type="float">
            <text:p>1.47584338488209E+018</text:p>
          </table:table-cell>
          <table:table-cell/>
          <table:table-cell table:formula="of:= [.C28] - [.B28]" office:value-type="float" office:value="11549952" calcext:value-type="float">
            <text:p>115499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584338487154E+018" calcext:value-type="float">
            <text:p>1.47584338487154E+018</text:p>
          </table:table-cell>
          <table:table-cell office:value-type="float" office:value="1.47584338488337E+018" calcext:value-type="float">
            <text:p>1.47584338488337E+018</text:p>
          </table:table-cell>
          <table:table-cell/>
          <table:table-cell table:formula="of:= [.C29] - [.B29]" office:value-type="float" office:value="11830016" calcext:value-type="float">
            <text:p>118300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58433848727E+018" calcext:value-type="float">
            <text:p>1.4758433848727E+018</text:p>
          </table:table-cell>
          <table:table-cell office:value-type="float" office:value="1.47584338488494E+018" calcext:value-type="float">
            <text:p>1.47584338488494E+018</text:p>
          </table:table-cell>
          <table:table-cell/>
          <table:table-cell table:formula="of:= [.C30] - [.B30]" office:value-type="float" office:value="12240128" calcext:value-type="float">
            <text:p>122401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584338487354E+018" calcext:value-type="float">
            <text:p>1.47584338487354E+018</text:p>
          </table:table-cell>
          <table:table-cell office:value-type="float" office:value="1.47584338488593E+018" calcext:value-type="float">
            <text:p>1.47584338488593E+018</text:p>
          </table:table-cell>
          <table:table-cell/>
          <table:table-cell table:formula="of:= [.C31] - [.B31]" office:value-type="float" office:value="12390144" calcext:value-type="float">
            <text:p>123901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584338487454E+018" calcext:value-type="float">
            <text:p>1.47584338487454E+018</text:p>
          </table:table-cell>
          <table:table-cell office:value-type="float" office:value="1.47584338488718E+018" calcext:value-type="float">
            <text:p>1.47584338488718E+018</text:p>
          </table:table-cell>
          <table:table-cell/>
          <table:table-cell table:formula="of:= [.C32] - [.B32]" office:value-type="float" office:value="12640000" calcext:value-type="float">
            <text:p>1264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584338487554E+018" calcext:value-type="float">
            <text:p>1.47584338487554E+018</text:p>
          </table:table-cell>
          <table:table-cell office:value-type="float" office:value="1.47584338488846E+018" calcext:value-type="float">
            <text:p>1.47584338488846E+018</text:p>
          </table:table-cell>
          <table:table-cell/>
          <table:table-cell table:formula="of:= [.C33] - [.B33]" office:value-type="float" office:value="12919808" calcext:value-type="float">
            <text:p>129198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584338487654E+018" calcext:value-type="float">
            <text:p>1.47584338487654E+018</text:p>
          </table:table-cell>
          <table:table-cell office:value-type="float" office:value="1.47584338488983E+018" calcext:value-type="float">
            <text:p>1.47584338488983E+018</text:p>
          </table:table-cell>
          <table:table-cell/>
          <table:table-cell table:formula="of:= [.C34] - [.B34]" office:value-type="float" office:value="13290240" calcext:value-type="float">
            <text:p>132902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584338487754E+018" calcext:value-type="float">
            <text:p>1.47584338487754E+018</text:p>
          </table:table-cell>
          <table:table-cell office:value-type="float" office:value="1.47584338489102E+018" calcext:value-type="float">
            <text:p>1.47584338489102E+018</text:p>
          </table:table-cell>
          <table:table-cell/>
          <table:table-cell table:formula="of:= [.C35] - [.B35]" office:value-type="float" office:value="13479936" calcext:value-type="float">
            <text:p>134799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584338487854E+018" calcext:value-type="float">
            <text:p>1.47584338487854E+018</text:p>
          </table:table-cell>
          <table:table-cell office:value-type="float" office:value="1.47584338489254E+018" calcext:value-type="float">
            <text:p>1.47584338489254E+018</text:p>
          </table:table-cell>
          <table:table-cell/>
          <table:table-cell table:formula="of:= [.C36] - [.B36]" office:value-type="float" office:value="14000128" calcext:value-type="float">
            <text:p>140001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584338487971E+018" calcext:value-type="float">
            <text:p>1.47584338487971E+018</text:p>
          </table:table-cell>
          <table:table-cell office:value-type="float" office:value="1.4758433848944E+018" calcext:value-type="float">
            <text:p>1.4758433848944E+018</text:p>
          </table:table-cell>
          <table:table-cell/>
          <table:table-cell table:formula="of:= [.C37] - [.B37]" office:value-type="float" office:value="14690048" calcext:value-type="float">
            <text:p>146900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584338488054E+018" calcext:value-type="float">
            <text:p>1.47584338488054E+018</text:p>
          </table:table-cell>
          <table:table-cell office:value-type="float" office:value="1.47584338489583E+018" calcext:value-type="float">
            <text:p>1.47584338489583E+018</text:p>
          </table:table-cell>
          <table:table-cell/>
          <table:table-cell table:formula="of:= [.C38] - [.B38]" office:value-type="float" office:value="15289856" calcext:value-type="float">
            <text:p>152898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584338488154E+018" calcext:value-type="float">
            <text:p>1.47584338488154E+018</text:p>
          </table:table-cell>
          <table:table-cell office:value-type="float" office:value="1.47584338489695E+018" calcext:value-type="float">
            <text:p>1.47584338489695E+018</text:p>
          </table:table-cell>
          <table:table-cell/>
          <table:table-cell table:formula="of:= [.C39] - [.B39]" office:value-type="float" office:value="15409920" calcext:value-type="float">
            <text:p>154099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584338488254E+018" calcext:value-type="float">
            <text:p>1.47584338488254E+018</text:p>
          </table:table-cell>
          <table:table-cell office:value-type="float" office:value="1.47584338489822E+018" calcext:value-type="float">
            <text:p>1.47584338489822E+018</text:p>
          </table:table-cell>
          <table:table-cell/>
          <table:table-cell table:formula="of:= [.C40] - [.B40]" office:value-type="float" office:value="15680000" calcext:value-type="float">
            <text:p>1568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584338488358E+018" calcext:value-type="float">
            <text:p>1.47584338488358E+018</text:p>
          </table:table-cell>
          <table:table-cell office:value-type="float" office:value="1.47584338489947E+018" calcext:value-type="float">
            <text:p>1.47584338489947E+018</text:p>
          </table:table-cell>
          <table:table-cell/>
          <table:table-cell table:formula="of:= [.C41] - [.B41]" office:value-type="float" office:value="15889920" calcext:value-type="float">
            <text:p>158899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584338488454E+018" calcext:value-type="float">
            <text:p>1.47584338488454E+018</text:p>
          </table:table-cell>
          <table:table-cell office:value-type="float" office:value="1.47584338490079E+018" calcext:value-type="float">
            <text:p>1.47584338490079E+018</text:p>
          </table:table-cell>
          <table:table-cell/>
          <table:table-cell table:formula="of:= [.C42] - [.B42]" office:value-type="float" office:value="16249856" calcext:value-type="float">
            <text:p>162498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584338488554E+018" calcext:value-type="float">
            <text:p>1.47584338488554E+018</text:p>
          </table:table-cell>
          <table:table-cell office:value-type="float" office:value="1.47584338490205E+018" calcext:value-type="float">
            <text:p>1.47584338490205E+018</text:p>
          </table:table-cell>
          <table:table-cell/>
          <table:table-cell table:formula="of:= [.C43] - [.B43]" office:value-type="float" office:value="16509952" calcext:value-type="float">
            <text:p>165099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584338488655E+018" calcext:value-type="float">
            <text:p>1.47584338488655E+018</text:p>
          </table:table-cell>
          <table:table-cell office:value-type="float" office:value="1.47584338490331E+018" calcext:value-type="float">
            <text:p>1.47584338490331E+018</text:p>
          </table:table-cell>
          <table:table-cell/>
          <table:table-cell table:formula="of:= [.C44] - [.B44]" office:value-type="float" office:value="16759808" calcext:value-type="float">
            <text:p>167598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584338488755E+018" calcext:value-type="float">
            <text:p>1.47584338488755E+018</text:p>
          </table:table-cell>
          <table:table-cell office:value-type="float" office:value="1.47584338490484E+018" calcext:value-type="float">
            <text:p>1.47584338490484E+018</text:p>
          </table:table-cell>
          <table:table-cell/>
          <table:table-cell table:formula="of:= [.C45] - [.B45]" office:value-type="float" office:value="17289984" calcext:value-type="float">
            <text:p>17289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584338488866E+018" calcext:value-type="float">
            <text:p>1.47584338488866E+018</text:p>
          </table:table-cell>
          <table:table-cell office:value-type="float" office:value="1.47584338490592E+018" calcext:value-type="float">
            <text:p>1.47584338490592E+018</text:p>
          </table:table-cell>
          <table:table-cell/>
          <table:table-cell table:formula="of:= [.C46] - [.B46]" office:value-type="float" office:value="17260032" calcext:value-type="float">
            <text:p>172600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584338488954E+018" calcext:value-type="float">
            <text:p>1.47584338488954E+018</text:p>
          </table:table-cell>
          <table:table-cell office:value-type="float" office:value="1.47584338490712E+018" calcext:value-type="float">
            <text:p>1.47584338490712E+018</text:p>
          </table:table-cell>
          <table:table-cell/>
          <table:table-cell table:formula="of:= [.C47] - [.B47]" office:value-type="float" office:value="17579776" calcext:value-type="float">
            <text:p>175797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584338489055E+018" calcext:value-type="float">
            <text:p>1.47584338489055E+018</text:p>
          </table:table-cell>
          <table:table-cell office:value-type="float" office:value="1.47584338490839E+018" calcext:value-type="float">
            <text:p>1.47584338490839E+018</text:p>
          </table:table-cell>
          <table:table-cell/>
          <table:table-cell table:formula="of:= [.C48] - [.B48]" office:value-type="float" office:value="17840128" calcext:value-type="float">
            <text:p>178401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584338489154E+018" calcext:value-type="float">
            <text:p>1.47584338489154E+018</text:p>
          </table:table-cell>
          <table:table-cell office:value-type="float" office:value="1.47584338490984E+018" calcext:value-type="float">
            <text:p>1.47584338490984E+018</text:p>
          </table:table-cell>
          <table:table-cell/>
          <table:table-cell table:formula="of:= [.C49] - [.B49]" office:value-type="float" office:value="18300160" calcext:value-type="float">
            <text:p>183001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584338489276E+018" calcext:value-type="float">
            <text:p>1.47584338489276E+018</text:p>
          </table:table-cell>
          <table:table-cell office:value-type="float" office:value="1.47584338491126E+018" calcext:value-type="float">
            <text:p>1.47584338491126E+018</text:p>
          </table:table-cell>
          <table:table-cell/>
          <table:table-cell table:formula="of:= [.C50] - [.B50]" office:value-type="float" office:value="18499840" calcext:value-type="float">
            <text:p>184998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584338489355E+018" calcext:value-type="float">
            <text:p>1.47584338489355E+018</text:p>
          </table:table-cell>
          <table:table-cell office:value-type="float" office:value="1.47584338491331E+018" calcext:value-type="float">
            <text:p>1.47584338491331E+018</text:p>
          </table:table-cell>
          <table:table-cell/>
          <table:table-cell table:formula="of:= [.C51] - [.B51]" office:value-type="float" office:value="19760128" calcext:value-type="float">
            <text:p>197601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58433848946E+018" calcext:value-type="float">
            <text:p>1.4758433848946E+018</text:p>
          </table:table-cell>
          <table:table-cell office:value-type="float" office:value="1.47584338491444E+018" calcext:value-type="float">
            <text:p>1.47584338491444E+018</text:p>
          </table:table-cell>
          <table:table-cell/>
          <table:table-cell table:formula="of:= [.C52] - [.B52]" office:value-type="float" office:value="19840256" calcext:value-type="float">
            <text:p>198402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584338489554E+018" calcext:value-type="float">
            <text:p>1.47584338489554E+018</text:p>
          </table:table-cell>
          <table:table-cell office:value-type="float" office:value="1.4758433849159E+018" calcext:value-type="float">
            <text:p>1.4758433849159E+018</text:p>
          </table:table-cell>
          <table:table-cell/>
          <table:table-cell table:formula="of:= [.C53] - [.B53]" office:value-type="float" office:value="20359936" calcext:value-type="float">
            <text:p>203599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584338489654E+018" calcext:value-type="float">
            <text:p>1.47584338489654E+018</text:p>
          </table:table-cell>
          <table:table-cell office:value-type="float" office:value="1.47584338491714E+018" calcext:value-type="float">
            <text:p>1.47584338491714E+018</text:p>
          </table:table-cell>
          <table:table-cell/>
          <table:table-cell table:formula="of:= [.C54] - [.B54]" office:value-type="float" office:value="20600064" calcext:value-type="float">
            <text:p>206000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584338489754E+018" calcext:value-type="float">
            <text:p>1.47584338489754E+018</text:p>
          </table:table-cell>
          <table:table-cell office:value-type="float" office:value="1.47584338491825E+018" calcext:value-type="float">
            <text:p>1.47584338491825E+018</text:p>
          </table:table-cell>
          <table:table-cell/>
          <table:table-cell table:formula="of:= [.C55] - [.B55]" office:value-type="float" office:value="20709888" calcext:value-type="float">
            <text:p>207098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584338489854E+018" calcext:value-type="float">
            <text:p>1.47584338489854E+018</text:p>
          </table:table-cell>
          <table:table-cell office:value-type="float" office:value="1.47584338491986E+018" calcext:value-type="float">
            <text:p>1.47584338491986E+018</text:p>
          </table:table-cell>
          <table:table-cell/>
          <table:table-cell table:formula="of:= [.C56] - [.B56]" office:value-type="float" office:value="21319936" calcext:value-type="float">
            <text:p>213199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584338489965E+018" calcext:value-type="float">
            <text:p>1.47584338489965E+018</text:p>
          </table:table-cell>
          <table:table-cell office:value-type="float" office:value="1.475843384921E+018" calcext:value-type="float">
            <text:p>1.475843384921E+018</text:p>
          </table:table-cell>
          <table:table-cell/>
          <table:table-cell table:formula="of:= [.C57] - [.B57]" office:value-type="float" office:value="21349888" calcext:value-type="float">
            <text:p>213498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584338490054E+018" calcext:value-type="float">
            <text:p>1.47584338490054E+018</text:p>
          </table:table-cell>
          <table:table-cell office:value-type="float" office:value="1.47584338492225E+018" calcext:value-type="float">
            <text:p>1.47584338492225E+018</text:p>
          </table:table-cell>
          <table:table-cell/>
          <table:table-cell table:formula="of:= [.C58] - [.B58]" office:value-type="float" office:value="21709824" calcext:value-type="float">
            <text:p>217098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584338490154E+018" calcext:value-type="float">
            <text:p>1.47584338490154E+018</text:p>
          </table:table-cell>
          <table:table-cell office:value-type="float" office:value="1.47584338492354E+018" calcext:value-type="float">
            <text:p>1.47584338492354E+018</text:p>
          </table:table-cell>
          <table:table-cell/>
          <table:table-cell table:formula="of:= [.C59] - [.B59]" office:value-type="float" office:value="21999872" calcext:value-type="float">
            <text:p>219998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584338490255E+018" calcext:value-type="float">
            <text:p>1.47584338490255E+018</text:p>
          </table:table-cell>
          <table:table-cell office:value-type="float" office:value="1.47584338492471E+018" calcext:value-type="float">
            <text:p>1.47584338492471E+018</text:p>
          </table:table-cell>
          <table:table-cell/>
          <table:table-cell table:formula="of:= [.C60] - [.B60]" office:value-type="float" office:value="22160128" calcext:value-type="float">
            <text:p>221601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584338490355E+018" calcext:value-type="float">
            <text:p>1.47584338490355E+018</text:p>
          </table:table-cell>
          <table:table-cell office:value-type="float" office:value="1.47584338492607E+018" calcext:value-type="float">
            <text:p>1.47584338492607E+018</text:p>
          </table:table-cell>
          <table:table-cell/>
          <table:table-cell table:formula="of:= [.C61] - [.B61]" office:value-type="float" office:value="22520064" calcext:value-type="float">
            <text:p>225200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584338490455E+018" calcext:value-type="float">
            <text:p>1.47584338490455E+018</text:p>
          </table:table-cell>
          <table:table-cell office:value-type="float" office:value="1.47584338492734E+018" calcext:value-type="float">
            <text:p>1.47584338492734E+018</text:p>
          </table:table-cell>
          <table:table-cell/>
          <table:table-cell table:formula="of:= [.C62] - [.B62]" office:value-type="float" office:value="22789888" calcext:value-type="float">
            <text:p>227898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584338490555E+018" calcext:value-type="float">
            <text:p>1.47584338490555E+018</text:p>
          </table:table-cell>
          <table:table-cell office:value-type="float" office:value="1.475843384929E+018" calcext:value-type="float">
            <text:p>1.475843384929E+018</text:p>
          </table:table-cell>
          <table:table-cell/>
          <table:table-cell table:formula="of:= [.C63] - [.B63]" office:value-type="float" office:value="23450112" calcext:value-type="float">
            <text:p>234501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584338490654E+018" calcext:value-type="float">
            <text:p>1.47584338490654E+018</text:p>
          </table:table-cell>
          <table:table-cell office:value-type="float" office:value="1.47584338492998E+018" calcext:value-type="float">
            <text:p>1.47584338492998E+018</text:p>
          </table:table-cell>
          <table:table-cell/>
          <table:table-cell table:formula="of:= [.C64] - [.B64]" office:value-type="float" office:value="23440128" calcext:value-type="float">
            <text:p>234401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584338490754E+018" calcext:value-type="float">
            <text:p>1.47584338490754E+018</text:p>
          </table:table-cell>
          <table:table-cell office:value-type="float" office:value="1.4758433849312E+018" calcext:value-type="float">
            <text:p>1.4758433849312E+018</text:p>
          </table:table-cell>
          <table:table-cell/>
          <table:table-cell table:formula="of:= [.C65] - [.B65]" office:value-type="float" office:value="23660032" calcext:value-type="float">
            <text:p>236600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584338490859E+018" calcext:value-type="float">
            <text:p>1.47584338490859E+018</text:p>
          </table:table-cell>
          <table:table-cell office:value-type="float" office:value="1.47584338493244E+018" calcext:value-type="float">
            <text:p>1.47584338493244E+018</text:p>
          </table:table-cell>
          <table:table-cell/>
          <table:table-cell table:formula="of:= [.C66] - [.B66]" office:value-type="float" office:value="23849984" calcext:value-type="float">
            <text:p>238499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584338490954E+018" calcext:value-type="float">
            <text:p>1.47584338490954E+018</text:p>
          </table:table-cell>
          <table:table-cell office:value-type="float" office:value="1.47584338493403E+018" calcext:value-type="float">
            <text:p>1.47584338493403E+018</text:p>
          </table:table-cell>
          <table:table-cell/>
          <table:table-cell table:formula="of:= [.C67] - [.B67]" office:value-type="float" office:value="24489984" calcext:value-type="float">
            <text:p>244899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584338491055E+018" calcext:value-type="float">
            <text:p>1.47584338491055E+018</text:p>
          </table:table-cell>
          <table:table-cell office:value-type="float" office:value="1.47584338493499E+018" calcext:value-type="float">
            <text:p>1.47584338493499E+018</text:p>
          </table:table-cell>
          <table:table-cell/>
          <table:table-cell table:formula="of:= [.C68] - [.B68]" office:value-type="float" office:value="24439808" calcext:value-type="float">
            <text:p>244398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584338491155E+018" calcext:value-type="float">
            <text:p>1.47584338491155E+018</text:p>
          </table:table-cell>
          <table:table-cell office:value-type="float" office:value="1.47584338493652E+018" calcext:value-type="float">
            <text:p>1.47584338493652E+018</text:p>
          </table:table-cell>
          <table:table-cell/>
          <table:table-cell table:formula="of:= [.C69] - [.B69]" office:value-type="float" office:value="24969984" calcext:value-type="float">
            <text:p>249699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584338491254E+018" calcext:value-type="float">
            <text:p>1.47584338491254E+018</text:p>
          </table:table-cell>
          <table:table-cell office:value-type="float" office:value="1.47584338493892E+018" calcext:value-type="float">
            <text:p>1.47584338493892E+018</text:p>
          </table:table-cell>
          <table:table-cell/>
          <table:table-cell table:formula="of:= [.C70] - [.B70]" office:value-type="float" office:value="26380032" calcext:value-type="float">
            <text:p>263800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584338491355E+018" calcext:value-type="float">
            <text:p>1.47584338491355E+018</text:p>
          </table:table-cell>
          <table:table-cell office:value-type="float" office:value="1.4758433849401E+018" calcext:value-type="float">
            <text:p>1.4758433849401E+018</text:p>
          </table:table-cell>
          <table:table-cell/>
          <table:table-cell table:formula="of:= [.C71] - [.B71]" office:value-type="float" office:value="26550272" calcext:value-type="float">
            <text:p>265502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584338491455E+018" calcext:value-type="float">
            <text:p>1.47584338491455E+018</text:p>
          </table:table-cell>
          <table:table-cell office:value-type="float" office:value="1.47584338494141E+018" calcext:value-type="float">
            <text:p>1.47584338494141E+018</text:p>
          </table:table-cell>
          <table:table-cell/>
          <table:table-cell table:formula="of:= [.C72] - [.B72]" office:value-type="float" office:value="26860032" calcext:value-type="float">
            <text:p>268600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584338491554E+018" calcext:value-type="float">
            <text:p>1.47584338491554E+018</text:p>
          </table:table-cell>
          <table:table-cell office:value-type="float" office:value="1.47584338494331E+018" calcext:value-type="float">
            <text:p>1.47584338494331E+018</text:p>
          </table:table-cell>
          <table:table-cell/>
          <table:table-cell table:formula="of:= [.C73] - [.B73]" office:value-type="float" office:value="27769600" calcext:value-type="float">
            <text:p>277696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584338491654E+018" calcext:value-type="float">
            <text:p>1.47584338491654E+018</text:p>
          </table:table-cell>
          <table:table-cell office:value-type="float" office:value="1.47584338494639E+018" calcext:value-type="float">
            <text:p>1.47584338494639E+018</text:p>
          </table:table-cell>
          <table:table-cell/>
          <table:table-cell table:formula="of:= [.C74] - [.B74]" office:value-type="float" office:value="29850112" calcext:value-type="float">
            <text:p>298501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584338491754E+018" calcext:value-type="float">
            <text:p>1.47584338491754E+018</text:p>
          </table:table-cell>
          <table:table-cell office:value-type="float" office:value="1.47584338494681E+018" calcext:value-type="float">
            <text:p>1.47584338494681E+018</text:p>
          </table:table-cell>
          <table:table-cell/>
          <table:table-cell table:formula="of:= [.C75] - [.B75]" office:value-type="float" office:value="29270016" calcext:value-type="float">
            <text:p>292700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584338491854E+018" calcext:value-type="float">
            <text:p>1.47584338491854E+018</text:p>
          </table:table-cell>
          <table:table-cell office:value-type="float" office:value="1.4758433849471E+018" calcext:value-type="float">
            <text:p>1.4758433849471E+018</text:p>
          </table:table-cell>
          <table:table-cell/>
          <table:table-cell table:formula="of:= [.C76] - [.B76]" office:value-type="float" office:value="28559872" calcext:value-type="float">
            <text:p>285598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584338491954E+018" calcext:value-type="float">
            <text:p>1.47584338491954E+018</text:p>
          </table:table-cell>
          <table:table-cell office:value-type="float" office:value="1.47584338494794E+018" calcext:value-type="float">
            <text:p>1.47584338494794E+018</text:p>
          </table:table-cell>
          <table:table-cell/>
          <table:table-cell table:formula="of:= [.C77] - [.B77]" office:value-type="float" office:value="28400128" calcext:value-type="float">
            <text:p>284001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584338492055E+018" calcext:value-type="float">
            <text:p>1.47584338492055E+018</text:p>
          </table:table-cell>
          <table:table-cell office:value-type="float" office:value="1.47584338494902E+018" calcext:value-type="float">
            <text:p>1.47584338494902E+018</text:p>
          </table:table-cell>
          <table:table-cell/>
          <table:table-cell table:formula="of:= [.C78] - [.B78]" office:value-type="float" office:value="28470016" calcext:value-type="float">
            <text:p>284700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584338492154E+018" calcext:value-type="float">
            <text:p>1.47584338492154E+018</text:p>
          </table:table-cell>
          <table:table-cell office:value-type="float" office:value="1.47584338495027E+018" calcext:value-type="float">
            <text:p>1.47584338495027E+018</text:p>
          </table:table-cell>
          <table:table-cell/>
          <table:table-cell table:formula="of:= [.C79] - [.B79]" office:value-type="float" office:value="28730112" calcext:value-type="float">
            <text:p>287301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584338492254E+018" calcext:value-type="float">
            <text:p>1.47584338492254E+018</text:p>
          </table:table-cell>
          <table:table-cell office:value-type="float" office:value="1.47584338495193E+018" calcext:value-type="float">
            <text:p>1.47584338495193E+018</text:p>
          </table:table-cell>
          <table:table-cell/>
          <table:table-cell table:formula="of:= [.C80] - [.B80]" office:value-type="float" office:value="29390080" calcext:value-type="float">
            <text:p>293900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584338492375E+018" calcext:value-type="float">
            <text:p>1.47584338492375E+018</text:p>
          </table:table-cell>
          <table:table-cell office:value-type="float" office:value="1.47584338495307E+018" calcext:value-type="float">
            <text:p>1.47584338495307E+018</text:p>
          </table:table-cell>
          <table:table-cell/>
          <table:table-cell table:formula="of:= [.C81] - [.B81]" office:value-type="float" office:value="29320192" calcext:value-type="float">
            <text:p>293201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584338492454E+018" calcext:value-type="float">
            <text:p>1.47584338492454E+018</text:p>
          </table:table-cell>
          <table:table-cell office:value-type="float" office:value="1.47584338495413E+018" calcext:value-type="float">
            <text:p>1.47584338495413E+018</text:p>
          </table:table-cell>
          <table:table-cell/>
          <table:table-cell table:formula="of:= [.C82] - [.B82]" office:value-type="float" office:value="29589760" calcext:value-type="float">
            <text:p>295897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584338492555E+018" calcext:value-type="float">
            <text:p>1.47584338492555E+018</text:p>
          </table:table-cell>
          <table:table-cell office:value-type="float" office:value="1.4758433849554E+018" calcext:value-type="float">
            <text:p>1.4758433849554E+018</text:p>
          </table:table-cell>
          <table:table-cell/>
          <table:table-cell table:formula="of:= [.C83] - [.B83]" office:value-type="float" office:value="29850112" calcext:value-type="float">
            <text:p>298501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584338492654E+018" calcext:value-type="float">
            <text:p>1.47584338492654E+018</text:p>
          </table:table-cell>
          <table:table-cell office:value-type="float" office:value="1.475843384957E+018" calcext:value-type="float">
            <text:p>1.475843384957E+018</text:p>
          </table:table-cell>
          <table:table-cell/>
          <table:table-cell table:formula="of:= [.C84] - [.B84]" office:value-type="float" office:value="30460160" calcext:value-type="float">
            <text:p>304601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584338492754E+018" calcext:value-type="float">
            <text:p>1.47584338492754E+018</text:p>
          </table:table-cell>
          <table:table-cell office:value-type="float" office:value="1.47584338495801E+018" calcext:value-type="float">
            <text:p>1.47584338495801E+018</text:p>
          </table:table-cell>
          <table:table-cell/>
          <table:table-cell table:formula="of:= [.C85] - [.B85]" office:value-type="float" office:value="30469888" calcext:value-type="float">
            <text:p>304698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584338492854E+018" calcext:value-type="float">
            <text:p>1.47584338492854E+018</text:p>
          </table:table-cell>
          <table:table-cell office:value-type="float" office:value="1.47584338495922E+018" calcext:value-type="float">
            <text:p>1.47584338495922E+018</text:p>
          </table:table-cell>
          <table:table-cell/>
          <table:table-cell table:formula="of:= [.C86] - [.B86]" office:value-type="float" office:value="30680064" calcext:value-type="float">
            <text:p>306800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584338492954E+018" calcext:value-type="float">
            <text:p>1.47584338492954E+018</text:p>
          </table:table-cell>
          <table:table-cell office:value-type="float" office:value="1.47584338496048E+018" calcext:value-type="float">
            <text:p>1.47584338496048E+018</text:p>
          </table:table-cell>
          <table:table-cell/>
          <table:table-cell table:formula="of:= [.C87] - [.B87]" office:value-type="float" office:value="30939904" calcext:value-type="float">
            <text:p>309399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584338493054E+018" calcext:value-type="float">
            <text:p>1.47584338493054E+018</text:p>
          </table:table-cell>
          <table:table-cell office:value-type="float" office:value="1.47584338496192E+018" calcext:value-type="float">
            <text:p>1.47584338496192E+018</text:p>
          </table:table-cell>
          <table:table-cell/>
          <table:table-cell table:formula="of:= [.C88] - [.B88]" office:value-type="float" office:value="31379968" calcext:value-type="float">
            <text:p>313799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584338493154E+018" calcext:value-type="float">
            <text:p>1.47584338493154E+018</text:p>
          </table:table-cell>
          <table:table-cell office:value-type="float" office:value="1.4758433849631E+018" calcext:value-type="float">
            <text:p>1.4758433849631E+018</text:p>
          </table:table-cell>
          <table:table-cell/>
          <table:table-cell table:formula="of:= [.C89] - [.B89]" office:value-type="float" office:value="31560192" calcext:value-type="float">
            <text:p>315601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584338493264E+018" calcext:value-type="float">
            <text:p>1.47584338493264E+018</text:p>
          </table:table-cell>
          <table:table-cell office:value-type="float" office:value="1.4758433849643E+018" calcext:value-type="float">
            <text:p>1.4758433849643E+018</text:p>
          </table:table-cell>
          <table:table-cell/>
          <table:table-cell table:formula="of:= [.C90] - [.B90]" office:value-type="float" office:value="31660032" calcext:value-type="float">
            <text:p>316600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584338493358E+018" calcext:value-type="float">
            <text:p>1.47584338493358E+018</text:p>
          </table:table-cell>
          <table:table-cell office:value-type="float" office:value="1.475843384966E+018" calcext:value-type="float">
            <text:p>1.475843384966E+018</text:p>
          </table:table-cell>
          <table:table-cell/>
          <table:table-cell table:formula="of:= [.C91] - [.B91]" office:value-type="float" office:value="32419840" calcext:value-type="float">
            <text:p>324198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584338493454E+018" calcext:value-type="float">
            <text:p>1.47584338493454E+018</text:p>
          </table:table-cell>
          <table:table-cell office:value-type="float" office:value="1.47584338496698E+018" calcext:value-type="float">
            <text:p>1.47584338496698E+018</text:p>
          </table:table-cell>
          <table:table-cell/>
          <table:table-cell table:formula="of:= [.C92] - [.B92]" office:value-type="float" office:value="32439808" calcext:value-type="float">
            <text:p>324398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584338493554E+018" calcext:value-type="float">
            <text:p>1.47584338493554E+018</text:p>
          </table:table-cell>
          <table:table-cell office:value-type="float" office:value="1.47584338496811E+018" calcext:value-type="float">
            <text:p>1.47584338496811E+018</text:p>
          </table:table-cell>
          <table:table-cell/>
          <table:table-cell table:formula="of:= [.C93] - [.B93]" office:value-type="float" office:value="32569856" calcext:value-type="float">
            <text:p>325698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584338493671E+018" calcext:value-type="float">
            <text:p>1.47584338493671E+018</text:p>
          </table:table-cell>
          <table:table-cell office:value-type="float" office:value="1.47584338496937E+018" calcext:value-type="float">
            <text:p>1.47584338496937E+018</text:p>
          </table:table-cell>
          <table:table-cell/>
          <table:table-cell table:formula="of:= [.C94] - [.B94]" office:value-type="float" office:value="32659712" calcext:value-type="float">
            <text:p>326597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584338493755E+018" calcext:value-type="float">
            <text:p>1.47584338493755E+018</text:p>
          </table:table-cell>
          <table:table-cell office:value-type="float" office:value="1.47584338497103E+018" calcext:value-type="float">
            <text:p>1.47584338497103E+018</text:p>
          </table:table-cell>
          <table:table-cell/>
          <table:table-cell table:formula="of:= [.C95] - [.B95]" office:value-type="float" office:value="33479936" calcext:value-type="float">
            <text:p>334799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584338493854E+018" calcext:value-type="float">
            <text:p>1.47584338493854E+018</text:p>
          </table:table-cell>
          <table:table-cell office:value-type="float" office:value="1.475843384974E+018" calcext:value-type="float">
            <text:p>1.475843384974E+018</text:p>
          </table:table-cell>
          <table:table-cell/>
          <table:table-cell table:formula="of:= [.C96] - [.B96]" office:value-type="float" office:value="35460096" calcext:value-type="float">
            <text:p>354600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584338493954E+018" calcext:value-type="float">
            <text:p>1.47584338493954E+018</text:p>
          </table:table-cell>
          <table:table-cell office:value-type="float" office:value="1.47584338497501E+018" calcext:value-type="float">
            <text:p>1.47584338497501E+018</text:p>
          </table:table-cell>
          <table:table-cell/>
          <table:table-cell table:formula="of:= [.C97] - [.B97]" office:value-type="float" office:value="35469824" calcext:value-type="float">
            <text:p>354698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584338494054E+018" calcext:value-type="float">
            <text:p>1.47584338494054E+018</text:p>
          </table:table-cell>
          <table:table-cell office:value-type="float" office:value="1.47584338497614E+018" calcext:value-type="float">
            <text:p>1.47584338497614E+018</text:p>
          </table:table-cell>
          <table:table-cell/>
          <table:table-cell table:formula="of:= [.C98] - [.B98]" office:value-type="float" office:value="35599872" calcext:value-type="float">
            <text:p>355998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584338494154E+018" calcext:value-type="float">
            <text:p>1.47584338494154E+018</text:p>
          </table:table-cell>
          <table:table-cell office:value-type="float" office:value="1.4758433849774E+018" calcext:value-type="float">
            <text:p>1.4758433849774E+018</text:p>
          </table:table-cell>
          <table:table-cell/>
          <table:table-cell table:formula="of:= [.C99] - [.B99]" office:value-type="float" office:value="35859968" calcext:value-type="float">
            <text:p>358599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584338494362E+018" calcext:value-type="float">
            <text:p>1.47584338494362E+018</text:p>
          </table:table-cell>
          <table:table-cell office:value-type="float" office:value="1.47584338497902E+018" calcext:value-type="float">
            <text:p>1.47584338497902E+018</text:p>
          </table:table-cell>
          <table:table-cell/>
          <table:table-cell table:formula="of:= [.C100] - [.B100]" office:value-type="float" office:value="35400192" calcext:value-type="float">
            <text:p>354001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584338494406E+018" calcext:value-type="float">
            <text:p>1.47584338494406E+018</text:p>
          </table:table-cell>
          <table:table-cell office:value-type="float" office:value="1.47584338498003E+018" calcext:value-type="float">
            <text:p>1.47584338498003E+018</text:p>
          </table:table-cell>
          <table:table-cell/>
          <table:table-cell table:formula="of:= [.C101] - [.B101]" office:value-type="float" office:value="35970048" calcext:value-type="float">
            <text:p>359700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584338494491E+018" calcext:value-type="float">
            <text:p>1.47584338494491E+018</text:p>
          </table:table-cell>
          <table:table-cell office:value-type="float" office:value="1.47584338498125E+018" calcext:value-type="float">
            <text:p>1.47584338498125E+018</text:p>
          </table:table-cell>
          <table:table-cell/>
          <table:table-cell table:formula="of:= [.C102] - [.B102]" office:value-type="float" office:value="36339968" calcext:value-type="float">
            <text:p>363399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58433849457E+018" calcext:value-type="float">
            <text:p>1.4758433849457E+018</text:p>
          </table:table-cell>
          <table:table-cell office:value-type="float" office:value="1.47584338498253E+018" calcext:value-type="float">
            <text:p>1.47584338498253E+018</text:p>
          </table:table-cell>
          <table:table-cell/>
          <table:table-cell table:formula="of:= [.C103] - [.B103]" office:value-type="float" office:value="36829952" calcext:value-type="float">
            <text:p>368299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584338494659E+018" calcext:value-type="float">
            <text:p>1.47584338494659E+018</text:p>
          </table:table-cell>
          <table:table-cell office:value-type="float" office:value="1.47584338498398E+018" calcext:value-type="float">
            <text:p>1.47584338498398E+018</text:p>
          </table:table-cell>
          <table:table-cell/>
          <table:table-cell table:formula="of:= [.C104] - [.B104]" office:value-type="float" office:value="37390080" calcext:value-type="float">
            <text:p>3739008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584338494755E+018" calcext:value-type="float">
            <text:p>1.47584338494755E+018</text:p>
          </table:table-cell>
          <table:table-cell office:value-type="float" office:value="1.47584338498509E+018" calcext:value-type="float">
            <text:p>1.47584338498509E+018</text:p>
          </table:table-cell>
          <table:table-cell/>
          <table:table-cell table:formula="of:= [.C105] - [.B105]" office:value-type="float" office:value="37540096" calcext:value-type="float">
            <text:p>375400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584338494855E+018" calcext:value-type="float">
            <text:p>1.47584338494855E+018</text:p>
          </table:table-cell>
          <table:table-cell office:value-type="float" office:value="1.47584338498636E+018" calcext:value-type="float">
            <text:p>1.47584338498636E+018</text:p>
          </table:table-cell>
          <table:table-cell/>
          <table:table-cell table:formula="of:= [.C106] - [.B106]" office:value-type="float" office:value="37809920" calcext:value-type="float">
            <text:p>378099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584338494954E+018" calcext:value-type="float">
            <text:p>1.47584338494954E+018</text:p>
          </table:table-cell>
          <table:table-cell office:value-type="float" office:value="1.47584338498799E+018" calcext:value-type="float">
            <text:p>1.47584338498799E+018</text:p>
          </table:table-cell>
          <table:table-cell/>
          <table:table-cell table:formula="of:= [.C107] - [.B107]" office:value-type="float" office:value="38449920" calcext:value-type="float">
            <text:p>384499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584338495055E+018" calcext:value-type="float">
            <text:p>1.47584338495055E+018</text:p>
          </table:table-cell>
          <table:table-cell office:value-type="float" office:value="1.475843384989E+018" calcext:value-type="float">
            <text:p>1.475843384989E+018</text:p>
          </table:table-cell>
          <table:table-cell/>
          <table:table-cell table:formula="of:= [.C108] - [.B108]" office:value-type="float" office:value="38449920" calcext:value-type="float">
            <text:p>384499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584338495154E+018" calcext:value-type="float">
            <text:p>1.47584338495154E+018</text:p>
          </table:table-cell>
          <table:table-cell office:value-type="float" office:value="1.47584338499017E+018" calcext:value-type="float">
            <text:p>1.47584338499017E+018</text:p>
          </table:table-cell>
          <table:table-cell/>
          <table:table-cell table:formula="of:= [.C109] - [.B109]" office:value-type="float" office:value="38629888" calcext:value-type="float">
            <text:p>386298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584338495254E+018" calcext:value-type="float">
            <text:p>1.47584338495254E+018</text:p>
          </table:table-cell>
          <table:table-cell office:value-type="float" office:value="1.47584338499151E+018" calcext:value-type="float">
            <text:p>1.47584338499151E+018</text:p>
          </table:table-cell>
          <table:table-cell/>
          <table:table-cell table:formula="of:= [.C110] - [.B110]" office:value-type="float" office:value="38970112" calcext:value-type="float">
            <text:p>38970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584338495358E+018" calcext:value-type="float">
            <text:p>1.47584338495358E+018</text:p>
          </table:table-cell>
          <table:table-cell office:value-type="float" office:value="1.47584338499305E+018" calcext:value-type="float">
            <text:p>1.47584338499305E+018</text:p>
          </table:table-cell>
          <table:table-cell/>
          <table:table-cell table:formula="of:= [.C111] - [.B111]" office:value-type="float" office:value="39470080" calcext:value-type="float">
            <text:p>3947008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584338495454E+018" calcext:value-type="float">
            <text:p>1.47584338495454E+018</text:p>
          </table:table-cell>
          <table:table-cell office:value-type="float" office:value="1.47584338499391E+018" calcext:value-type="float">
            <text:p>1.47584338499391E+018</text:p>
          </table:table-cell>
          <table:table-cell/>
          <table:table-cell table:formula="of:= [.C112] - [.B112]" office:value-type="float" office:value="39369728" calcext:value-type="float">
            <text:p>393697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584338495559E+018" calcext:value-type="float">
            <text:p>1.47584338495559E+018</text:p>
          </table:table-cell>
          <table:table-cell office:value-type="float" office:value="1.47584338499523E+018" calcext:value-type="float">
            <text:p>1.47584338499523E+018</text:p>
          </table:table-cell>
          <table:table-cell/>
          <table:table-cell table:formula="of:= [.C113] - [.B113]" office:value-type="float" office:value="39640064" calcext:value-type="float">
            <text:p>396400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584338495654E+018" calcext:value-type="float">
            <text:p>1.47584338495654E+018</text:p>
          </table:table-cell>
          <table:table-cell office:value-type="float" office:value="1.47584338499644E+018" calcext:value-type="float">
            <text:p>1.47584338499644E+018</text:p>
          </table:table-cell>
          <table:table-cell/>
          <table:table-cell table:formula="of:= [.C114] - [.B114]" office:value-type="float" office:value="39900160" calcext:value-type="float">
            <text:p>399001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584338495755E+018" calcext:value-type="float">
            <text:p>1.47584338495755E+018</text:p>
          </table:table-cell>
          <table:table-cell office:value-type="float" office:value="1.47584338499799E+018" calcext:value-type="float">
            <text:p>1.47584338499799E+018</text:p>
          </table:table-cell>
          <table:table-cell/>
          <table:table-cell table:formula="of:= [.C115] - [.B115]" office:value-type="float" office:value="40439808" calcext:value-type="float">
            <text:p>404398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584338495854E+018" calcext:value-type="float">
            <text:p>1.47584338495854E+018</text:p>
          </table:table-cell>
          <table:table-cell office:value-type="float" office:value="1.47584338499906E+018" calcext:value-type="float">
            <text:p>1.47584338499906E+018</text:p>
          </table:table-cell>
          <table:table-cell/>
          <table:table-cell table:formula="of:= [.C116] - [.B116]" office:value-type="float" office:value="40519936" calcext:value-type="float">
            <text:p>4051993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584338495954E+018" calcext:value-type="float">
            <text:p>1.47584338495954E+018</text:p>
          </table:table-cell>
          <table:table-cell office:value-type="float" office:value="1.47584338500028E+018" calcext:value-type="float">
            <text:p>1.47584338500028E+018</text:p>
          </table:table-cell>
          <table:table-cell/>
          <table:table-cell table:formula="of:= [.C117] - [.B117]" office:value-type="float" office:value="40739840" calcext:value-type="float">
            <text:p>407398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584338496064E+018" calcext:value-type="float">
            <text:p>1.47584338496064E+018</text:p>
          </table:table-cell>
          <table:table-cell office:value-type="float" office:value="1.47584338500198E+018" calcext:value-type="float">
            <text:p>1.47584338500198E+018</text:p>
          </table:table-cell>
          <table:table-cell/>
          <table:table-cell table:formula="of:= [.C118] - [.B118]" office:value-type="float" office:value="41339904" calcext:value-type="float">
            <text:p>4133990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584338496154E+018" calcext:value-type="float">
            <text:p>1.47584338496154E+018</text:p>
          </table:table-cell>
          <table:table-cell office:value-type="float" office:value="1.4758433850031E+018" calcext:value-type="float">
            <text:p>1.4758433850031E+018</text:p>
          </table:table-cell>
          <table:table-cell/>
          <table:table-cell table:formula="of:= [.C119] - [.B119]" office:value-type="float" office:value="41560064" calcext:value-type="float">
            <text:p>4156006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584338496254E+018" calcext:value-type="float">
            <text:p>1.47584338496254E+018</text:p>
          </table:table-cell>
          <table:table-cell office:value-type="float" office:value="1.47584338500425E+018" calcext:value-type="float">
            <text:p>1.47584338500425E+018</text:p>
          </table:table-cell>
          <table:table-cell/>
          <table:table-cell table:formula="of:= [.C120] - [.B120]" office:value-type="float" office:value="41710336" calcext:value-type="float">
            <text:p>417103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584338496355E+018" calcext:value-type="float">
            <text:p>1.47584338496355E+018</text:p>
          </table:table-cell>
          <table:table-cell office:value-type="float" office:value="1.47584338500551E+018" calcext:value-type="float">
            <text:p>1.47584338500551E+018</text:p>
          </table:table-cell>
          <table:table-cell/>
          <table:table-cell table:formula="of:= [.C121] - [.B121]" office:value-type="float" office:value="41959936" calcext:value-type="float">
            <text:p>419599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584338496454E+018" calcext:value-type="float">
            <text:p>1.47584338496454E+018</text:p>
          </table:table-cell>
          <table:table-cell office:value-type="float" office:value="1.47584338500697E+018" calcext:value-type="float">
            <text:p>1.47584338500697E+018</text:p>
          </table:table-cell>
          <table:table-cell/>
          <table:table-cell table:formula="of:= [.C122] - [.B122]" office:value-type="float" office:value="42429952" calcext:value-type="float">
            <text:p>424299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584338496555E+018" calcext:value-type="float">
            <text:p>1.47584338496555E+018</text:p>
          </table:table-cell>
          <table:table-cell office:value-type="float" office:value="1.47584338500806E+018" calcext:value-type="float">
            <text:p>1.47584338500806E+018</text:p>
          </table:table-cell>
          <table:table-cell/>
          <table:table-cell table:formula="of:= [.C123] - [.B123]" office:value-type="float" office:value="42510080" calcext:value-type="float">
            <text:p>4251008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584338496654E+018" calcext:value-type="float">
            <text:p>1.47584338496654E+018</text:p>
          </table:table-cell>
          <table:table-cell office:value-type="float" office:value="1.47584338500933E+018" calcext:value-type="float">
            <text:p>1.47584338500933E+018</text:p>
          </table:table-cell>
          <table:table-cell/>
          <table:table-cell table:formula="of:= [.C124] - [.B124]" office:value-type="float" office:value="42789888" calcext:value-type="float">
            <text:p>427898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584338496754E+018" calcext:value-type="float">
            <text:p>1.47584338496754E+018</text:p>
          </table:table-cell>
          <table:table-cell office:value-type="float" office:value="1.47584338501071E+018" calcext:value-type="float">
            <text:p>1.47584338501071E+018</text:p>
          </table:table-cell>
          <table:table-cell/>
          <table:table-cell table:formula="of:= [.C125] - [.B125]" office:value-type="float" office:value="43170048" calcext:value-type="float">
            <text:p>431700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584338496854E+018" calcext:value-type="float">
            <text:p>1.47584338496854E+018</text:p>
          </table:table-cell>
          <table:table-cell office:value-type="float" office:value="1.47584338501207E+018" calcext:value-type="float">
            <text:p>1.47584338501207E+018</text:p>
          </table:table-cell>
          <table:table-cell/>
          <table:table-cell table:formula="of:= [.C126] - [.B126]" office:value-type="float" office:value="43530240" calcext:value-type="float">
            <text:p>435302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584338496956E+018" calcext:value-type="float">
            <text:p>1.47584338496956E+018</text:p>
          </table:table-cell>
          <table:table-cell office:value-type="float" office:value="1.47584338501316E+018" calcext:value-type="float">
            <text:p>1.47584338501316E+018</text:p>
          </table:table-cell>
          <table:table-cell/>
          <table:table-cell table:formula="of:= [.C127] - [.B127]" office:value-type="float" office:value="43599872" calcext:value-type="float">
            <text:p>4359987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584338497054E+018" calcext:value-type="float">
            <text:p>1.47584338497054E+018</text:p>
          </table:table-cell>
          <table:table-cell office:value-type="float" office:value="1.47584338501442E+018" calcext:value-type="float">
            <text:p>1.47584338501442E+018</text:p>
          </table:table-cell>
          <table:table-cell/>
          <table:table-cell table:formula="of:= [.C128] - [.B128]" office:value-type="float" office:value="43879936" calcext:value-type="float">
            <text:p>438799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584338497155E+018" calcext:value-type="float">
            <text:p>1.47584338497155E+018</text:p>
          </table:table-cell>
          <table:table-cell office:value-type="float" office:value="1.47584338501742E+018" calcext:value-type="float">
            <text:p>1.47584338501742E+018</text:p>
          </table:table-cell>
          <table:table-cell/>
          <table:table-cell table:formula="of:= [.C129] - [.B129]" office:value-type="float" office:value="45870080" calcext:value-type="float">
            <text:p>4587008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584338497255E+018" calcext:value-type="float">
            <text:p>1.47584338497255E+018</text:p>
          </table:table-cell>
          <table:table-cell office:value-type="float" office:value="1.47584338501901E+018" calcext:value-type="float">
            <text:p>1.47584338501901E+018</text:p>
          </table:table-cell>
          <table:table-cell/>
          <table:table-cell table:formula="of:= [.C130] - [.B130]" office:value-type="float" office:value="46459904" calcext:value-type="float">
            <text:p>464599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584338497354E+018" calcext:value-type="float">
            <text:p>1.47584338497354E+018</text:p>
          </table:table-cell>
          <table:table-cell office:value-type="float" office:value="1.47584338502003E+018" calcext:value-type="float">
            <text:p>1.47584338502003E+018</text:p>
          </table:table-cell>
          <table:table-cell/>
          <table:table-cell table:formula="of:= [.C131] - [.B131]" office:value-type="float" office:value="46490112" calcext:value-type="float">
            <text:p>464901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584338497455E+018" calcext:value-type="float">
            <text:p>1.47584338497455E+018</text:p>
          </table:table-cell>
          <table:table-cell office:value-type="float" office:value="1.47584338502126E+018" calcext:value-type="float">
            <text:p>1.47584338502126E+018</text:p>
          </table:table-cell>
          <table:table-cell/>
          <table:table-cell table:formula="of:= [.C132] - [.B132]" office:value-type="float" office:value="46710016" calcext:value-type="float">
            <text:p>467100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584338497555E+018" calcext:value-type="float">
            <text:p>1.47584338497555E+018</text:p>
          </table:table-cell>
          <table:table-cell office:value-type="float" office:value="1.47584338502254E+018" calcext:value-type="float">
            <text:p>1.47584338502254E+018</text:p>
          </table:table-cell>
          <table:table-cell/>
          <table:table-cell table:formula="of:= [.C133] - [.B133]" office:value-type="float" office:value="46989824" calcext:value-type="float">
            <text:p>469898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584338497655E+018" calcext:value-type="float">
            <text:p>1.47584338497655E+018</text:p>
          </table:table-cell>
          <table:table-cell office:value-type="float" office:value="1.47584338502398E+018" calcext:value-type="float">
            <text:p>1.47584338502398E+018</text:p>
          </table:table-cell>
          <table:table-cell/>
          <table:table-cell table:formula="of:= [.C134] - [.B134]" office:value-type="float" office:value="47430144" calcext:value-type="float">
            <text:p>474301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584338497755E+018" calcext:value-type="float">
            <text:p>1.47584338497755E+018</text:p>
          </table:table-cell>
          <table:table-cell office:value-type="float" office:value="1.47584338502508E+018" calcext:value-type="float">
            <text:p>1.47584338502508E+018</text:p>
          </table:table-cell>
          <table:table-cell/>
          <table:table-cell table:formula="of:= [.C135] - [.B135]" office:value-type="float" office:value="47529984" calcext:value-type="float">
            <text:p>475299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584338497854E+018" calcext:value-type="float">
            <text:p>1.47584338497854E+018</text:p>
          </table:table-cell>
          <table:table-cell office:value-type="float" office:value="1.47584338502636E+018" calcext:value-type="float">
            <text:p>1.47584338502636E+018</text:p>
          </table:table-cell>
          <table:table-cell/>
          <table:table-cell table:formula="of:= [.C136] - [.B136]" office:value-type="float" office:value="47819776" calcext:value-type="float">
            <text:p>478197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584338497954E+018" calcext:value-type="float">
            <text:p>1.47584338497954E+018</text:p>
          </table:table-cell>
          <table:table-cell office:value-type="float" office:value="1.47584338502801E+018" calcext:value-type="float">
            <text:p>1.47584338502801E+018</text:p>
          </table:table-cell>
          <table:table-cell/>
          <table:table-cell table:formula="of:= [.C137] - [.B137]" office:value-type="float" office:value="48470016" calcext:value-type="float">
            <text:p>484700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584338498054E+018" calcext:value-type="float">
            <text:p>1.47584338498054E+018</text:p>
          </table:table-cell>
          <table:table-cell office:value-type="float" office:value="1.47584338502899E+018" calcext:value-type="float">
            <text:p>1.47584338502899E+018</text:p>
          </table:table-cell>
          <table:table-cell/>
          <table:table-cell table:formula="of:= [.C138] - [.B138]" office:value-type="float" office:value="48449792" calcext:value-type="float">
            <text:p>484497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584338498155E+018" calcext:value-type="float">
            <text:p>1.47584338498155E+018</text:p>
          </table:table-cell>
          <table:table-cell office:value-type="float" office:value="1.47584338503017E+018" calcext:value-type="float">
            <text:p>1.47584338503017E+018</text:p>
          </table:table-cell>
          <table:table-cell/>
          <table:table-cell table:formula="of:= [.C139] - [.B139]" office:value-type="float" office:value="48620032" calcext:value-type="float">
            <text:p>486200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584338498273E+018" calcext:value-type="float">
            <text:p>1.47584338498273E+018</text:p>
          </table:table-cell>
          <table:table-cell office:value-type="float" office:value="1.47584338503149E+018" calcext:value-type="float">
            <text:p>1.47584338503149E+018</text:p>
          </table:table-cell>
          <table:table-cell/>
          <table:table-cell table:formula="of:= [.C140] - [.B140]" office:value-type="float" office:value="48760064" calcext:value-type="float">
            <text:p>487600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584338498354E+018" calcext:value-type="float">
            <text:p>1.47584338498354E+018</text:p>
          </table:table-cell>
          <table:table-cell office:value-type="float" office:value="1.47584338503301E+018" calcext:value-type="float">
            <text:p>1.47584338503301E+018</text:p>
          </table:table-cell>
          <table:table-cell/>
          <table:table-cell table:formula="of:= [.C141] - [.B141]" office:value-type="float" office:value="49469952" calcext:value-type="float">
            <text:p>494699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584338498454E+018" calcext:value-type="float">
            <text:p>1.47584338498454E+018</text:p>
          </table:table-cell>
          <table:table-cell office:value-type="float" office:value="1.47584338503407E+018" calcext:value-type="float">
            <text:p>1.47584338503407E+018</text:p>
          </table:table-cell>
          <table:table-cell/>
          <table:table-cell table:formula="of:= [.C142] - [.B142]" office:value-type="float" office:value="49529856" calcext:value-type="float">
            <text:p>4952985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584338498554E+018" calcext:value-type="float">
            <text:p>1.47584338498554E+018</text:p>
          </table:table-cell>
          <table:table-cell office:value-type="float" office:value="1.47584338503526E+018" calcext:value-type="float">
            <text:p>1.47584338503526E+018</text:p>
          </table:table-cell>
          <table:table-cell/>
          <table:table-cell table:formula="of:= [.C143] - [.B143]" office:value-type="float" office:value="49719808" calcext:value-type="float">
            <text:p>4971980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584338498654E+018" calcext:value-type="float">
            <text:p>1.47584338498654E+018</text:p>
          </table:table-cell>
          <table:table-cell office:value-type="float" office:value="1.47584338503654E+018" calcext:value-type="float">
            <text:p>1.47584338503654E+018</text:p>
          </table:table-cell>
          <table:table-cell/>
          <table:table-cell table:formula="of:= [.C144] - [.B144]" office:value-type="float" office:value="49999872" calcext:value-type="float">
            <text:p>4999987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584338498754E+018" calcext:value-type="float">
            <text:p>1.47584338498754E+018</text:p>
          </table:table-cell>
          <table:table-cell office:value-type="float" office:value="1.47584338503797E+018" calcext:value-type="float">
            <text:p>1.47584338503797E+018</text:p>
          </table:table-cell>
          <table:table-cell/>
          <table:table-cell table:formula="of:= [.C145] - [.B145]" office:value-type="float" office:value="50429952" calcext:value-type="float">
            <text:p>504299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584338498854E+018" calcext:value-type="float">
            <text:p>1.47584338498854E+018</text:p>
          </table:table-cell>
          <table:table-cell office:value-type="float" office:value="1.47584338503908E+018" calcext:value-type="float">
            <text:p>1.47584338503908E+018</text:p>
          </table:table-cell>
          <table:table-cell/>
          <table:table-cell table:formula="of:= [.C146] - [.B146]" office:value-type="float" office:value="50540032" calcext:value-type="float">
            <text:p>505400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584338498954E+018" calcext:value-type="float">
            <text:p>1.47584338498954E+018</text:p>
          </table:table-cell>
          <table:table-cell office:value-type="float" office:value="1.47584338504036E+018" calcext:value-type="float">
            <text:p>1.47584338504036E+018</text:p>
          </table:table-cell>
          <table:table-cell/>
          <table:table-cell table:formula="of:= [.C147] - [.B147]" office:value-type="float" office:value="50819840" calcext:value-type="float">
            <text:p>5081984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584338499054E+018" calcext:value-type="float">
            <text:p>1.47584338499054E+018</text:p>
          </table:table-cell>
          <table:table-cell office:value-type="float" office:value="1.47584338504149E+018" calcext:value-type="float">
            <text:p>1.47584338504149E+018</text:p>
          </table:table-cell>
          <table:table-cell/>
          <table:table-cell table:formula="of:= [.C148] - [.B148]" office:value-type="float" office:value="50949888" calcext:value-type="float">
            <text:p>509498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584338499171E+018" calcext:value-type="float">
            <text:p>1.47584338499171E+018</text:p>
          </table:table-cell>
          <table:table-cell office:value-type="float" office:value="1.47584338504306E+018" calcext:value-type="float">
            <text:p>1.47584338504306E+018</text:p>
          </table:table-cell>
          <table:table-cell/>
          <table:table-cell table:formula="of:= [.C149] - [.B149]" office:value-type="float" office:value="51350016" calcext:value-type="float">
            <text:p>513500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584338499254E+018" calcext:value-type="float">
            <text:p>1.47584338499254E+018</text:p>
          </table:table-cell>
          <table:table-cell office:value-type="float" office:value="1.47584338504407E+018" calcext:value-type="float">
            <text:p>1.47584338504407E+018</text:p>
          </table:table-cell>
          <table:table-cell/>
          <table:table-cell table:formula="of:= [.C150] - [.B150]" office:value-type="float" office:value="51529984" calcext:value-type="float">
            <text:p>515299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584338499354E+018" calcext:value-type="float">
            <text:p>1.47584338499354E+018</text:p>
          </table:table-cell>
          <table:table-cell office:value-type="float" office:value="1.47584338504548E+018" calcext:value-type="float">
            <text:p>1.47584338504548E+018</text:p>
          </table:table-cell>
          <table:table-cell/>
          <table:table-cell table:formula="of:= [.C151] - [.B151]" office:value-type="float" office:value="51940096" calcext:value-type="float">
            <text:p>519400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584338499471E+018" calcext:value-type="float">
            <text:p>1.47584338499471E+018</text:p>
          </table:table-cell>
          <table:table-cell office:value-type="float" office:value="1.47584338504685E+018" calcext:value-type="float">
            <text:p>1.47584338504685E+018</text:p>
          </table:table-cell>
          <table:table-cell/>
          <table:table-cell table:formula="of:= [.C152] - [.B152]" office:value-type="float" office:value="52140032" calcext:value-type="float">
            <text:p>521400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584338499554E+018" calcext:value-type="float">
            <text:p>1.47584338499554E+018</text:p>
          </table:table-cell>
          <table:table-cell office:value-type="float" office:value="1.47584338504805E+018" calcext:value-type="float">
            <text:p>1.47584338504805E+018</text:p>
          </table:table-cell>
          <table:table-cell/>
          <table:table-cell table:formula="of:= [.C153] - [.B153]" office:value-type="float" office:value="52509952" calcext:value-type="float">
            <text:p>525099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584338499665E+018" calcext:value-type="float">
            <text:p>1.47584338499665E+018</text:p>
          </table:table-cell>
          <table:table-cell office:value-type="float" office:value="1.47584338504929E+018" calcext:value-type="float">
            <text:p>1.47584338504929E+018</text:p>
          </table:table-cell>
          <table:table-cell/>
          <table:table-cell table:formula="of:= [.C154] - [.B154]" office:value-type="float" office:value="52640000" calcext:value-type="float">
            <text:p>526400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584338499754E+018" calcext:value-type="float">
            <text:p>1.47584338499754E+018</text:p>
          </table:table-cell>
          <table:table-cell office:value-type="float" office:value="1.47584338505054E+018" calcext:value-type="float">
            <text:p>1.47584338505054E+018</text:p>
          </table:table-cell>
          <table:table-cell/>
          <table:table-cell table:formula="of:= [.C155] - [.B155]" office:value-type="float" office:value="53000192" calcext:value-type="float">
            <text:p>5300019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584338499854E+018" calcext:value-type="float">
            <text:p>1.47584338499854E+018</text:p>
          </table:table-cell>
          <table:table-cell office:value-type="float" office:value="1.47584338505202E+018" calcext:value-type="float">
            <text:p>1.47584338505202E+018</text:p>
          </table:table-cell>
          <table:table-cell/>
          <table:table-cell table:formula="of:= [.C156] - [.B156]" office:value-type="float" office:value="53479936" calcext:value-type="float">
            <text:p>534799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584338499954E+018" calcext:value-type="float">
            <text:p>1.47584338499954E+018</text:p>
          </table:table-cell>
          <table:table-cell office:value-type="float" office:value="1.47584338505314E+018" calcext:value-type="float">
            <text:p>1.47584338505314E+018</text:p>
          </table:table-cell>
          <table:table-cell/>
          <table:table-cell table:formula="of:= [.C157] - [.B157]" office:value-type="float" office:value="53600000" calcext:value-type="float">
            <text:p>53600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584338500054E+018" calcext:value-type="float">
            <text:p>1.47584338500054E+018</text:p>
          </table:table-cell>
          <table:table-cell office:value-type="float" office:value="1.47584338505437E+018" calcext:value-type="float">
            <text:p>1.47584338505437E+018</text:p>
          </table:table-cell>
          <table:table-cell/>
          <table:table-cell table:formula="of:= [.C158] - [.B158]" office:value-type="float" office:value="53829888" calcext:value-type="float">
            <text:p>5382988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584338500154E+018" calcext:value-type="float">
            <text:p>1.47584338500154E+018</text:p>
          </table:table-cell>
          <table:table-cell office:value-type="float" office:value="1.47584338505599E+018" calcext:value-type="float">
            <text:p>1.47584338505599E+018</text:p>
          </table:table-cell>
          <table:table-cell/>
          <table:table-cell table:formula="of:= [.C159] - [.B159]" office:value-type="float" office:value="54449920" calcext:value-type="float">
            <text:p>544499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584338500254E+018" calcext:value-type="float">
            <text:p>1.47584338500254E+018</text:p>
          </table:table-cell>
          <table:table-cell office:value-type="float" office:value="1.47584338505702E+018" calcext:value-type="float">
            <text:p>1.47584338505702E+018</text:p>
          </table:table-cell>
          <table:table-cell/>
          <table:table-cell table:formula="of:= [.C160] - [.B160]" office:value-type="float" office:value="54480384" calcext:value-type="float">
            <text:p>544803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584338500355E+018" calcext:value-type="float">
            <text:p>1.47584338500355E+018</text:p>
          </table:table-cell>
          <table:table-cell office:value-type="float" office:value="1.47584338505819E+018" calcext:value-type="float">
            <text:p>1.47584338505819E+018</text:p>
          </table:table-cell>
          <table:table-cell/>
          <table:table-cell table:formula="of:= [.C161] - [.B161]" office:value-type="float" office:value="54640128" calcext:value-type="float">
            <text:p>5464012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584338500454E+018" calcext:value-type="float">
            <text:p>1.47584338500454E+018</text:p>
          </table:table-cell>
          <table:table-cell office:value-type="float" office:value="1.47584338505946E+018" calcext:value-type="float">
            <text:p>1.47584338505946E+018</text:p>
          </table:table-cell>
          <table:table-cell/>
          <table:table-cell table:formula="of:= [.C162] - [.B162]" office:value-type="float" office:value="54919936" calcext:value-type="float">
            <text:p>5491993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584338500572E+018" calcext:value-type="float">
            <text:p>1.47584338500572E+018</text:p>
          </table:table-cell>
          <table:table-cell office:value-type="float" office:value="1.47584338506099E+018" calcext:value-type="float">
            <text:p>1.47584338506099E+018</text:p>
          </table:table-cell>
          <table:table-cell/>
          <table:table-cell table:formula="of:= [.C163] - [.B163]" office:value-type="float" office:value="55269888" calcext:value-type="float">
            <text:p>5526988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584338500654E+018" calcext:value-type="float">
            <text:p>1.47584338500654E+018</text:p>
          </table:table-cell>
          <table:table-cell office:value-type="float" office:value="1.47584338506205E+018" calcext:value-type="float">
            <text:p>1.47584338506205E+018</text:p>
          </table:table-cell>
          <table:table-cell/>
          <table:table-cell table:formula="of:= [.C164] - [.B164]" office:value-type="float" office:value="55510016" calcext:value-type="float">
            <text:p>555100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584338500754E+018" calcext:value-type="float">
            <text:p>1.47584338500754E+018</text:p>
          </table:table-cell>
          <table:table-cell office:value-type="float" office:value="1.47584338506332E+018" calcext:value-type="float">
            <text:p>1.47584338506332E+018</text:p>
          </table:table-cell>
          <table:table-cell/>
          <table:table-cell table:formula="of:= [.C165] - [.B165]" office:value-type="float" office:value="55780096" calcext:value-type="float">
            <text:p>557800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584338500854E+018" calcext:value-type="float">
            <text:p>1.47584338500854E+018</text:p>
          </table:table-cell>
          <table:table-cell office:value-type="float" office:value="1.47584338506501E+018" calcext:value-type="float">
            <text:p>1.47584338506501E+018</text:p>
          </table:table-cell>
          <table:table-cell/>
          <table:table-cell table:formula="of:= [.C166] - [.B166]" office:value-type="float" office:value="56470016" calcext:value-type="float">
            <text:p>5647001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584338500954E+018" calcext:value-type="float">
            <text:p>1.47584338500954E+018</text:p>
          </table:table-cell>
          <table:table-cell office:value-type="float" office:value="1.47584338506599E+018" calcext:value-type="float">
            <text:p>1.47584338506599E+018</text:p>
          </table:table-cell>
          <table:table-cell/>
          <table:table-cell table:formula="of:= [.C167] - [.B167]" office:value-type="float" office:value="56449792" calcext:value-type="float">
            <text:p>564497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584338501055E+018" calcext:value-type="float">
            <text:p>1.47584338501055E+018</text:p>
          </table:table-cell>
          <table:table-cell office:value-type="float" office:value="1.47584338506713E+018" calcext:value-type="float">
            <text:p>1.47584338506713E+018</text:p>
          </table:table-cell>
          <table:table-cell/>
          <table:table-cell table:formula="of:= [.C168] - [.B168]" office:value-type="float" office:value="56579840" calcext:value-type="float">
            <text:p>5657984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584338501155E+018" calcext:value-type="float">
            <text:p>1.47584338501155E+018</text:p>
          </table:table-cell>
          <table:table-cell office:value-type="float" office:value="1.47584338507018E+018" calcext:value-type="float">
            <text:p>1.47584338507018E+018</text:p>
          </table:table-cell>
          <table:table-cell/>
          <table:table-cell table:formula="of:= [.C169] - [.B169]" office:value-type="float" office:value="58630144" calcext:value-type="float">
            <text:p>586301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584338501255E+018" calcext:value-type="float">
            <text:p>1.47584338501255E+018</text:p>
          </table:table-cell>
          <table:table-cell office:value-type="float" office:value="1.4758433850715E+018" calcext:value-type="float">
            <text:p>1.4758433850715E+018</text:p>
          </table:table-cell>
          <table:table-cell/>
          <table:table-cell table:formula="of:= [.C170] - [.B170]" office:value-type="float" office:value="58949888" calcext:value-type="float">
            <text:p>589498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584338501355E+018" calcext:value-type="float">
            <text:p>1.47584338501355E+018</text:p>
          </table:table-cell>
          <table:table-cell office:value-type="float" office:value="1.47584338507306E+018" calcext:value-type="float">
            <text:p>1.47584338507306E+018</text:p>
          </table:table-cell>
          <table:table-cell/>
          <table:table-cell table:formula="of:= [.C171] - [.B171]" office:value-type="float" office:value="59510016" calcext:value-type="float">
            <text:p>595100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584338501461E+018" calcext:value-type="float">
            <text:p>1.47584338501461E+018</text:p>
          </table:table-cell>
          <table:table-cell office:value-type="float" office:value="1.47584338507407E+018" calcext:value-type="float">
            <text:p>1.47584338507407E+018</text:p>
          </table:table-cell>
          <table:table-cell/>
          <table:table-cell table:formula="of:= [.C172] - [.B172]" office:value-type="float" office:value="59460096" calcext:value-type="float">
            <text:p>594600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584338501554E+018" calcext:value-type="float">
            <text:p>1.47584338501554E+018</text:p>
          </table:table-cell>
          <table:table-cell office:value-type="float" office:value="1.47584338507525E+018" calcext:value-type="float">
            <text:p>1.47584338507525E+018</text:p>
          </table:table-cell>
          <table:table-cell/>
          <table:table-cell table:formula="of:= [.C173] - [.B173]" office:value-type="float" office:value="59709696" calcext:value-type="float">
            <text:p>5970969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584338501654E+018" calcext:value-type="float">
            <text:p>1.47584338501654E+018</text:p>
          </table:table-cell>
          <table:table-cell office:value-type="float" office:value="1.47584338507654E+018" calcext:value-type="float">
            <text:p>1.47584338507654E+018</text:p>
          </table:table-cell>
          <table:table-cell/>
          <table:table-cell table:formula="of:= [.C174] - [.B174]" office:value-type="float" office:value="60000000" calcext:value-type="float">
            <text:p>600000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584338501763E+018" calcext:value-type="float">
            <text:p>1.47584338501763E+018</text:p>
          </table:table-cell>
          <table:table-cell office:value-type="float" office:value="1.47584338507797E+018" calcext:value-type="float">
            <text:p>1.47584338507797E+018</text:p>
          </table:table-cell>
          <table:table-cell/>
          <table:table-cell table:formula="of:= [.C175] - [.B175]" office:value-type="float" office:value="60339968" calcext:value-type="float">
            <text:p>603399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584338501854E+018" calcext:value-type="float">
            <text:p>1.47584338501854E+018</text:p>
          </table:table-cell>
          <table:table-cell office:value-type="float" office:value="1.47584338507908E+018" calcext:value-type="float">
            <text:p>1.47584338507908E+018</text:p>
          </table:table-cell>
          <table:table-cell/>
          <table:table-cell table:formula="of:= [.C176] - [.B176]" office:value-type="float" office:value="60539904" calcext:value-type="float">
            <text:p>6053990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584338501955E+018" calcext:value-type="float">
            <text:p>1.47584338501955E+018</text:p>
          </table:table-cell>
          <table:table-cell office:value-type="float" office:value="1.47584338508036E+018" calcext:value-type="float">
            <text:p>1.47584338508036E+018</text:p>
          </table:table-cell>
          <table:table-cell/>
          <table:table-cell table:formula="of:= [.C177] - [.B177]" office:value-type="float" office:value="60809984" calcext:value-type="float">
            <text:p>608099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584338502054E+018" calcext:value-type="float">
            <text:p>1.47584338502054E+018</text:p>
          </table:table-cell>
          <table:table-cell office:value-type="float" office:value="1.475843385082E+018" calcext:value-type="float">
            <text:p>1.475843385082E+018</text:p>
          </table:table-cell>
          <table:table-cell/>
          <table:table-cell table:formula="of:= [.C178] - [.B178]" office:value-type="float" office:value="61459712" calcext:value-type="float">
            <text:p>614597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584338502154E+018" calcext:value-type="float">
            <text:p>1.47584338502154E+018</text:p>
          </table:table-cell>
          <table:table-cell office:value-type="float" office:value="1.47584338508302E+018" calcext:value-type="float">
            <text:p>1.47584338508302E+018</text:p>
          </table:table-cell>
          <table:table-cell/>
          <table:table-cell table:formula="of:= [.C179] - [.B179]" office:value-type="float" office:value="61479936" calcext:value-type="float">
            <text:p>614799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584338502274E+018" calcext:value-type="float">
            <text:p>1.47584338502274E+018</text:p>
          </table:table-cell>
          <table:table-cell office:value-type="float" office:value="1.47584338508418E+018" calcext:value-type="float">
            <text:p>1.47584338508418E+018</text:p>
          </table:table-cell>
          <table:table-cell/>
          <table:table-cell table:formula="of:= [.C180] - [.B180]" office:value-type="float" office:value="61440000" calcext:value-type="float">
            <text:p>614400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584338502354E+018" calcext:value-type="float">
            <text:p>1.47584338502354E+018</text:p>
          </table:table-cell>
          <table:table-cell office:value-type="float" office:value="1.47584338508549E+018" calcext:value-type="float">
            <text:p>1.47584338508549E+018</text:p>
          </table:table-cell>
          <table:table-cell/>
          <table:table-cell table:formula="of:= [.C181] - [.B181]" office:value-type="float" office:value="61949952" calcext:value-type="float">
            <text:p>619499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584338502454E+018" calcext:value-type="float">
            <text:p>1.47584338502454E+018</text:p>
          </table:table-cell>
          <table:table-cell office:value-type="float" office:value="1.47584338508686E+018" calcext:value-type="float">
            <text:p>1.47584338508686E+018</text:p>
          </table:table-cell>
          <table:table-cell/>
          <table:table-cell table:formula="of:= [.C182] - [.B182]" office:value-type="float" office:value="62319872" calcext:value-type="float">
            <text:p>6231987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584338502555E+018" calcext:value-type="float">
            <text:p>1.47584338502555E+018</text:p>
          </table:table-cell>
          <table:table-cell office:value-type="float" office:value="1.47584338508804E+018" calcext:value-type="float">
            <text:p>1.47584338508804E+018</text:p>
          </table:table-cell>
          <table:table-cell/>
          <table:table-cell table:formula="of:= [.C183] - [.B183]" office:value-type="float" office:value="62490112" calcext:value-type="float">
            <text:p>624901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584338502654E+018" calcext:value-type="float">
            <text:p>1.47584338502654E+018</text:p>
          </table:table-cell>
          <table:table-cell office:value-type="float" office:value="1.47584338508926E+018" calcext:value-type="float">
            <text:p>1.47584338508926E+018</text:p>
          </table:table-cell>
          <table:table-cell/>
          <table:table-cell table:formula="of:= [.C184] - [.B184]" office:value-type="float" office:value="62720000" calcext:value-type="float">
            <text:p>627200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584338502755E+018" calcext:value-type="float">
            <text:p>1.47584338502755E+018</text:p>
          </table:table-cell>
          <table:table-cell office:value-type="float" office:value="1.47584338509052E+018" calcext:value-type="float">
            <text:p>1.47584338509052E+018</text:p>
          </table:table-cell>
          <table:table-cell/>
          <table:table-cell table:formula="of:= [.C185] - [.B185]" office:value-type="float" office:value="62969600" calcext:value-type="float">
            <text:p>629696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584338502854E+018" calcext:value-type="float">
            <text:p>1.47584338502854E+018</text:p>
          </table:table-cell>
          <table:table-cell office:value-type="float" office:value="1.47584338509198E+018" calcext:value-type="float">
            <text:p>1.47584338509198E+018</text:p>
          </table:table-cell>
          <table:table-cell/>
          <table:table-cell table:formula="of:= [.C186] - [.B186]" office:value-type="float" office:value="63439872" calcext:value-type="float">
            <text:p>634398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584338502955E+018" calcext:value-type="float">
            <text:p>1.47584338502955E+018</text:p>
          </table:table-cell>
          <table:table-cell office:value-type="float" office:value="1.47584338509309E+018" calcext:value-type="float">
            <text:p>1.47584338509309E+018</text:p>
          </table:table-cell>
          <table:table-cell/>
          <table:table-cell table:formula="of:= [.C187] - [.B187]" office:value-type="float" office:value="63539968" calcext:value-type="float">
            <text:p>635399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584338503054E+018" calcext:value-type="float">
            <text:p>1.47584338503054E+018</text:p>
          </table:table-cell>
          <table:table-cell office:value-type="float" office:value="1.47584338509434E+018" calcext:value-type="float">
            <text:p>1.47584338509434E+018</text:p>
          </table:table-cell>
          <table:table-cell/>
          <table:table-cell table:formula="of:= [.C188] - [.B188]" office:value-type="float" office:value="63800064" calcext:value-type="float">
            <text:p>638000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58433850317E+018" calcext:value-type="float">
            <text:p>1.4758433850317E+018</text:p>
          </table:table-cell>
          <table:table-cell office:value-type="float" office:value="1.47584338509586E+018" calcext:value-type="float">
            <text:p>1.47584338509586E+018</text:p>
          </table:table-cell>
          <table:table-cell/>
          <table:table-cell table:formula="of:= [.C189] - [.B189]" office:value-type="float" office:value="64160000" calcext:value-type="float">
            <text:p>64160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584338503254E+018" calcext:value-type="float">
            <text:p>1.47584338503254E+018</text:p>
          </table:table-cell>
          <table:table-cell office:value-type="float" office:value="1.47584338509702E+018" calcext:value-type="float">
            <text:p>1.47584338509702E+018</text:p>
          </table:table-cell>
          <table:table-cell/>
          <table:table-cell table:formula="of:= [.C190] - [.B190]" office:value-type="float" office:value="64480256" calcext:value-type="float">
            <text:p>644802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584338503355E+018" calcext:value-type="float">
            <text:p>1.47584338503355E+018</text:p>
          </table:table-cell>
          <table:table-cell office:value-type="float" office:value="1.47584338509818E+018" calcext:value-type="float">
            <text:p>1.47584338509818E+018</text:p>
          </table:table-cell>
          <table:table-cell/>
          <table:table-cell table:formula="of:= [.C191] - [.B191]" office:value-type="float" office:value="64630272" calcext:value-type="float">
            <text:p>646302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584338503454E+018" calcext:value-type="float">
            <text:p>1.47584338503454E+018</text:p>
          </table:table-cell>
          <table:table-cell office:value-type="float" office:value="1.47584338509943E+018" calcext:value-type="float">
            <text:p>1.47584338509943E+018</text:p>
          </table:table-cell>
          <table:table-cell/>
          <table:table-cell table:formula="of:= [.C192] - [.B192]" office:value-type="float" office:value="64889856" calcext:value-type="float">
            <text:p>6488985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584338503554E+018" calcext:value-type="float">
            <text:p>1.47584338503554E+018</text:p>
          </table:table-cell>
          <table:table-cell office:value-type="float" office:value="1.47584338510108E+018" calcext:value-type="float">
            <text:p>1.47584338510108E+018</text:p>
          </table:table-cell>
          <table:table-cell/>
          <table:table-cell table:formula="of:= [.C193] - [.B193]" office:value-type="float" office:value="65539584" calcext:value-type="float">
            <text:p>6553958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584338503674E+018" calcext:value-type="float">
            <text:p>1.47584338503674E+018</text:p>
          </table:table-cell>
          <table:table-cell office:value-type="float" office:value="1.4758433851021E+018" calcext:value-type="float">
            <text:p>1.4758433851021E+018</text:p>
          </table:table-cell>
          <table:table-cell/>
          <table:table-cell table:formula="of:= [.C194] - [.B194]" office:value-type="float" office:value="65359872" calcext:value-type="float">
            <text:p>6535987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584338503754E+018" calcext:value-type="float">
            <text:p>1.47584338503754E+018</text:p>
          </table:table-cell>
          <table:table-cell office:value-type="float" office:value="1.47584338510332E+018" calcext:value-type="float">
            <text:p>1.47584338510332E+018</text:p>
          </table:table-cell>
          <table:table-cell/>
          <table:table-cell table:formula="of:= [.C195] - [.B195]" office:value-type="float" office:value="65780224" calcext:value-type="float">
            <text:p>6578022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584338503854E+018" calcext:value-type="float">
            <text:p>1.47584338503854E+018</text:p>
          </table:table-cell>
          <table:table-cell office:value-type="float" office:value="1.47584338510501E+018" calcext:value-type="float">
            <text:p>1.47584338510501E+018</text:p>
          </table:table-cell>
          <table:table-cell/>
          <table:table-cell table:formula="of:= [.C196] - [.B196]" office:value-type="float" office:value="66469888" calcext:value-type="float">
            <text:p>6646988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584338503954E+018" calcext:value-type="float">
            <text:p>1.47584338503954E+018</text:p>
          </table:table-cell>
          <table:table-cell office:value-type="float" office:value="1.47584338510599E+018" calcext:value-type="float">
            <text:p>1.47584338510599E+018</text:p>
          </table:table-cell>
          <table:table-cell/>
          <table:table-cell table:formula="of:= [.C197] - [.B197]" office:value-type="float" office:value="66449920" calcext:value-type="float">
            <text:p>664499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584338504058E+018" calcext:value-type="float">
            <text:p>1.47584338504058E+018</text:p>
          </table:table-cell>
          <table:table-cell office:value-type="float" office:value="1.47584338510713E+018" calcext:value-type="float">
            <text:p>1.47584338510713E+018</text:p>
          </table:table-cell>
          <table:table-cell/>
          <table:table-cell table:formula="of:= [.C198] - [.B198]" office:value-type="float" office:value="66549760" calcext:value-type="float">
            <text:p>6654976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584338504167E+018" calcext:value-type="float">
            <text:p>1.47584338504167E+018</text:p>
          </table:table-cell>
          <table:table-cell office:value-type="float" office:value="1.4758433851084E+018" calcext:value-type="float">
            <text:p>1.4758433851084E+018</text:p>
          </table:table-cell>
          <table:table-cell/>
          <table:table-cell table:formula="of:= [.C199] - [.B199]" office:value-type="float" office:value="66730240" calcext:value-type="float">
            <text:p>667302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584338504254E+018" calcext:value-type="float">
            <text:p>1.47584338504254E+018</text:p>
          </table:table-cell>
          <table:table-cell office:value-type="float" office:value="1.47584338510999E+018" calcext:value-type="float">
            <text:p>1.47584338510999E+018</text:p>
          </table:table-cell>
          <table:table-cell/>
          <table:table-cell table:formula="of:= [.C200] - [.B200]" office:value-type="float" office:value="67450112" calcext:value-type="float">
            <text:p>674501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584338504355E+018" calcext:value-type="float">
            <text:p>1.47584338504355E+018</text:p>
          </table:table-cell>
          <table:table-cell office:value-type="float" office:value="1.47584338511102E+018" calcext:value-type="float">
            <text:p>1.47584338511102E+018</text:p>
          </table:table-cell>
          <table:table-cell/>
          <table:table-cell table:formula="of:= [.C201] - [.B201]" office:value-type="float" office:value="67470080" calcext:value-type="float">
            <text:p>674700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584338504454E+018" calcext:value-type="float">
            <text:p>1.47584338504454E+018</text:p>
          </table:table-cell>
          <table:table-cell office:value-type="float" office:value="1.47584338511222E+018" calcext:value-type="float">
            <text:p>1.47584338511222E+018</text:p>
          </table:table-cell>
          <table:table-cell/>
          <table:table-cell table:formula="of:= [.C202] - [.B202]" office:value-type="float" office:value="67680000" calcext:value-type="float">
            <text:p>676800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584338504568E+018" calcext:value-type="float">
            <text:p>1.47584338504568E+018</text:p>
          </table:table-cell>
          <table:table-cell office:value-type="float" office:value="1.4758433851135E+018" calcext:value-type="float">
            <text:p>1.4758433851135E+018</text:p>
          </table:table-cell>
          <table:table-cell/>
          <table:table-cell table:formula="of:= [.C203] - [.B203]" office:value-type="float" office:value="67819776" calcext:value-type="float">
            <text:p>6781977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584338504654E+018" calcext:value-type="float">
            <text:p>1.47584338504654E+018</text:p>
          </table:table-cell>
          <table:table-cell office:value-type="float" office:value="1.47584338511498E+018" calcext:value-type="float">
            <text:p>1.47584338511498E+018</text:p>
          </table:table-cell>
          <table:table-cell/>
          <table:table-cell table:formula="of:= [.C204] - [.B204]" office:value-type="float" office:value="68439808" calcext:value-type="float">
            <text:p>684398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584338504753E+018" calcext:value-type="float">
            <text:p>1.47584338504753E+018</text:p>
          </table:table-cell>
          <table:table-cell office:value-type="float" office:value="1.47584338511606E+018" calcext:value-type="float">
            <text:p>1.47584338511606E+018</text:p>
          </table:table-cell>
          <table:table-cell/>
          <table:table-cell table:formula="of:= [.C205] - [.B205]" office:value-type="float" office:value="68529920" calcext:value-type="float">
            <text:p>6852992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584338504854E+018" calcext:value-type="float">
            <text:p>1.47584338504854E+018</text:p>
          </table:table-cell>
          <table:table-cell office:value-type="float" office:value="1.4758433851173E+018" calcext:value-type="float">
            <text:p>1.4758433851173E+018</text:p>
          </table:table-cell>
          <table:table-cell/>
          <table:table-cell table:formula="of:= [.C206] - [.B206]" office:value-type="float" office:value="68760064" calcext:value-type="float">
            <text:p>6876006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584338504955E+018" calcext:value-type="float">
            <text:p>1.47584338504955E+018</text:p>
          </table:table-cell>
          <table:table-cell office:value-type="float" office:value="1.47584338511899E+018" calcext:value-type="float">
            <text:p>1.47584338511899E+018</text:p>
          </table:table-cell>
          <table:table-cell/>
          <table:table-cell table:formula="of:= [.C207] - [.B207]" office:value-type="float" office:value="69440000" calcext:value-type="float">
            <text:p>69440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584338505075E+018" calcext:value-type="float">
            <text:p>1.47584338505075E+018</text:p>
          </table:table-cell>
          <table:table-cell office:value-type="float" office:value="1.47584338511998E+018" calcext:value-type="float">
            <text:p>1.47584338511998E+018</text:p>
          </table:table-cell>
          <table:table-cell/>
          <table:table-cell table:formula="of:= [.C208] - [.B208]" office:value-type="float" office:value="69230080" calcext:value-type="float">
            <text:p>6923008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584338505155E+018" calcext:value-type="float">
            <text:p>1.47584338505155E+018</text:p>
          </table:table-cell>
          <table:table-cell office:value-type="float" office:value="1.47584338512338E+018" calcext:value-type="float">
            <text:p>1.47584338512338E+018</text:p>
          </table:table-cell>
          <table:table-cell/>
          <table:table-cell table:formula="of:= [.C209] - [.B209]" office:value-type="float" office:value="71830016" calcext:value-type="float">
            <text:p>718300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584338505259E+018" calcext:value-type="float">
            <text:p>1.47584338505259E+018</text:p>
          </table:table-cell>
          <table:table-cell office:value-type="float" office:value="1.4758433851245E+018" calcext:value-type="float">
            <text:p>1.4758433851245E+018</text:p>
          </table:table-cell>
          <table:table-cell/>
          <table:table-cell table:formula="of:= [.C210] - [.B210]" office:value-type="float" office:value="71909888" calcext:value-type="float">
            <text:p>7190988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584338505358E+018" calcext:value-type="float">
            <text:p>1.47584338505358E+018</text:p>
          </table:table-cell>
          <table:table-cell office:value-type="float" office:value="1.475843385126E+018" calcext:value-type="float">
            <text:p>1.475843385126E+018</text:p>
          </table:table-cell>
          <table:table-cell/>
          <table:table-cell table:formula="of:= [.C211] - [.B211]" office:value-type="float" office:value="72419840" calcext:value-type="float">
            <text:p>724198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584338505456E+018" calcext:value-type="float">
            <text:p>1.47584338505456E+018</text:p>
          </table:table-cell>
          <table:table-cell office:value-type="float" office:value="1.47584338512718E+018" calcext:value-type="float">
            <text:p>1.47584338512718E+018</text:p>
          </table:table-cell>
          <table:table-cell/>
          <table:table-cell table:formula="of:= [.C212] - [.B212]" office:value-type="float" office:value="72620032" calcext:value-type="float">
            <text:p>7262003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584338505554E+018" calcext:value-type="float">
            <text:p>1.47584338505554E+018</text:p>
          </table:table-cell>
          <table:table-cell office:value-type="float" office:value="1.47584338512845E+018" calcext:value-type="float">
            <text:p>1.47584338512845E+018</text:p>
          </table:table-cell>
          <table:table-cell/>
          <table:table-cell table:formula="of:= [.C213] - [.B213]" office:value-type="float" office:value="72909824" calcext:value-type="float">
            <text:p>7290982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584338505655E+018" calcext:value-type="float">
            <text:p>1.47584338505655E+018</text:p>
          </table:table-cell>
          <table:table-cell office:value-type="float" office:value="1.47584338512976E+018" calcext:value-type="float">
            <text:p>1.47584338512976E+018</text:p>
          </table:table-cell>
          <table:table-cell/>
          <table:table-cell table:formula="of:= [.C214] - [.B214]" office:value-type="float" office:value="73210112" calcext:value-type="float">
            <text:p>732101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584338505755E+018" calcext:value-type="float">
            <text:p>1.47584338505755E+018</text:p>
          </table:table-cell>
          <table:table-cell office:value-type="float" office:value="1.47584338513105E+018" calcext:value-type="float">
            <text:p>1.47584338513105E+018</text:p>
          </table:table-cell>
          <table:table-cell/>
          <table:table-cell table:formula="of:= [.C215] - [.B215]" office:value-type="float" office:value="73499904" calcext:value-type="float">
            <text:p>734999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584338505854E+018" calcext:value-type="float">
            <text:p>1.47584338505854E+018</text:p>
          </table:table-cell>
          <table:table-cell office:value-type="float" office:value="1.47584338513227E+018" calcext:value-type="float">
            <text:p>1.47584338513227E+018</text:p>
          </table:table-cell>
          <table:table-cell/>
          <table:table-cell table:formula="of:= [.C216] - [.B216]" office:value-type="float" office:value="73729792" calcext:value-type="float">
            <text:p>7372979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584338505964E+018" calcext:value-type="float">
            <text:p>1.47584338505964E+018</text:p>
          </table:table-cell>
          <table:table-cell office:value-type="float" office:value="1.47584338513402E+018" calcext:value-type="float">
            <text:p>1.47584338513402E+018</text:p>
          </table:table-cell>
          <table:table-cell/>
          <table:table-cell table:formula="of:= [.C217] - [.B217]" office:value-type="float" office:value="74380032" calcext:value-type="float">
            <text:p>7438003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584338506055E+018" calcext:value-type="float">
            <text:p>1.47584338506055E+018</text:p>
          </table:table-cell>
          <table:table-cell office:value-type="float" office:value="1.47584338513501E+018" calcext:value-type="float">
            <text:p>1.47584338513501E+018</text:p>
          </table:table-cell>
          <table:table-cell/>
          <table:table-cell table:formula="of:= [.C218] - [.B218]" office:value-type="float" office:value="74459904" calcext:value-type="float">
            <text:p>744599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584338506154E+018" calcext:value-type="float">
            <text:p>1.47584338506154E+018</text:p>
          </table:table-cell>
          <table:table-cell office:value-type="float" office:value="1.4758433851361E+018" calcext:value-type="float">
            <text:p>1.4758433851361E+018</text:p>
          </table:table-cell>
          <table:table-cell/>
          <table:table-cell table:formula="of:= [.C219] - [.B219]" office:value-type="float" office:value="74560000" calcext:value-type="float">
            <text:p>74560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584338506254E+018" calcext:value-type="float">
            <text:p>1.47584338506254E+018</text:p>
          </table:table-cell>
          <table:table-cell office:value-type="float" office:value="1.47584338513737E+018" calcext:value-type="float">
            <text:p>1.47584338513737E+018</text:p>
          </table:table-cell>
          <table:table-cell/>
          <table:table-cell table:formula="of:= [.C220] - [.B220]" office:value-type="float" office:value="74830336" calcext:value-type="float">
            <text:p>7483033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584338506355E+018" calcext:value-type="float">
            <text:p>1.47584338506355E+018</text:p>
          </table:table-cell>
          <table:table-cell office:value-type="float" office:value="1.47584338513886E+018" calcext:value-type="float">
            <text:p>1.47584338513886E+018</text:p>
          </table:table-cell>
          <table:table-cell/>
          <table:table-cell table:formula="of:= [.C221] - [.B221]" office:value-type="float" office:value="75310080" calcext:value-type="float">
            <text:p>7531008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584338506455E+018" calcext:value-type="float">
            <text:p>1.47584338506455E+018</text:p>
          </table:table-cell>
          <table:table-cell office:value-type="float" office:value="1.47584338514E+018" calcext:value-type="float">
            <text:p>1.47584338514E+018</text:p>
          </table:table-cell>
          <table:table-cell/>
          <table:table-cell table:formula="of:= [.C222] - [.B222]" office:value-type="float" office:value="75449856" calcext:value-type="float">
            <text:p>7544985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584338506554E+018" calcext:value-type="float">
            <text:p>1.47584338506554E+018</text:p>
          </table:table-cell>
          <table:table-cell office:value-type="float" office:value="1.47584338514121E+018" calcext:value-type="float">
            <text:p>1.47584338514121E+018</text:p>
          </table:table-cell>
          <table:table-cell/>
          <table:table-cell table:formula="of:= [.C223] - [.B223]" office:value-type="float" office:value="75670016" calcext:value-type="float">
            <text:p>756700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584338506654E+018" calcext:value-type="float">
            <text:p>1.47584338506654E+018</text:p>
          </table:table-cell>
          <table:table-cell office:value-type="float" office:value="1.47584338514245E+018" calcext:value-type="float">
            <text:p>1.47584338514245E+018</text:p>
          </table:table-cell>
          <table:table-cell/>
          <table:table-cell table:formula="of:= [.C224] - [.B224]" office:value-type="float" office:value="75909888" calcext:value-type="float">
            <text:p>7590988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584338506755E+018" calcext:value-type="float">
            <text:p>1.47584338506755E+018</text:p>
          </table:table-cell>
          <table:table-cell office:value-type="float" office:value="1.47584338514403E+018" calcext:value-type="float">
            <text:p>1.47584338514403E+018</text:p>
          </table:table-cell>
          <table:table-cell/>
          <table:table-cell table:formula="of:= [.C225] - [.B225]" office:value-type="float" office:value="76479744" calcext:value-type="float">
            <text:p>764797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584338506854E+018" calcext:value-type="float">
            <text:p>1.47584338506854E+018</text:p>
          </table:table-cell>
          <table:table-cell office:value-type="float" office:value="1.47584338514506E+018" calcext:value-type="float">
            <text:p>1.47584338514506E+018</text:p>
          </table:table-cell>
          <table:table-cell/>
          <table:table-cell table:formula="of:= [.C226] - [.B226]" office:value-type="float" office:value="76520192" calcext:value-type="float">
            <text:p>7652019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584338506954E+018" calcext:value-type="float">
            <text:p>1.47584338506954E+018</text:p>
          </table:table-cell>
          <table:table-cell office:value-type="float" office:value="1.47584338514627E+018" calcext:value-type="float">
            <text:p>1.47584338514627E+018</text:p>
          </table:table-cell>
          <table:table-cell/>
          <table:table-cell table:formula="of:= [.C227] - [.B227]" office:value-type="float" office:value="76729856" calcext:value-type="float">
            <text:p>7672985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584338507054E+018" calcext:value-type="float">
            <text:p>1.47584338507054E+018</text:p>
          </table:table-cell>
          <table:table-cell office:value-type="float" office:value="1.47584338514755E+018" calcext:value-type="float">
            <text:p>1.47584338514755E+018</text:p>
          </table:table-cell>
          <table:table-cell/>
          <table:table-cell table:formula="of:= [.C228] - [.B228]" office:value-type="float" office:value="77010176" calcext:value-type="float">
            <text:p>7701017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58433850717E+018" calcext:value-type="float">
            <text:p>1.4758433850717E+018</text:p>
          </table:table-cell>
          <table:table-cell office:value-type="float" office:value="1.47584338514897E+018" calcext:value-type="float">
            <text:p>1.47584338514897E+018</text:p>
          </table:table-cell>
          <table:table-cell/>
          <table:table-cell table:formula="of:= [.C229] - [.B229]" office:value-type="float" office:value="77269760" calcext:value-type="float">
            <text:p>7726976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584338507254E+018" calcext:value-type="float">
            <text:p>1.47584338507254E+018</text:p>
          </table:table-cell>
          <table:table-cell office:value-type="float" office:value="1.47584338515009E+018" calcext:value-type="float">
            <text:p>1.47584338515009E+018</text:p>
          </table:table-cell>
          <table:table-cell/>
          <table:table-cell table:formula="of:= [.C230] - [.B230]" office:value-type="float" office:value="77550080" calcext:value-type="float">
            <text:p>7755008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584338507358E+018" calcext:value-type="float">
            <text:p>1.47584338507358E+018</text:p>
          </table:table-cell>
          <table:table-cell office:value-type="float" office:value="1.4758433851514E+018" calcext:value-type="float">
            <text:p>1.4758433851514E+018</text:p>
          </table:table-cell>
          <table:table-cell/>
          <table:table-cell table:formula="of:= [.C231] - [.B231]" office:value-type="float" office:value="77819904" calcext:value-type="float">
            <text:p>778199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584338507454E+018" calcext:value-type="float">
            <text:p>1.47584338507454E+018</text:p>
          </table:table-cell>
          <table:table-cell office:value-type="float" office:value="1.47584338515305E+018" calcext:value-type="float">
            <text:p>1.47584338515305E+018</text:p>
          </table:table-cell>
          <table:table-cell/>
          <table:table-cell table:formula="of:= [.C232] - [.B232]" office:value-type="float" office:value="78510080" calcext:value-type="float">
            <text:p>7851008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584338507555E+018" calcext:value-type="float">
            <text:p>1.47584338507555E+018</text:p>
          </table:table-cell>
          <table:table-cell office:value-type="float" office:value="1.47584338515402E+018" calcext:value-type="float">
            <text:p>1.47584338515402E+018</text:p>
          </table:table-cell>
          <table:table-cell/>
          <table:table-cell table:formula="of:= [.C233] - [.B233]" office:value-type="float" office:value="78470144" calcext:value-type="float">
            <text:p>7847014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584338507672E+018" calcext:value-type="float">
            <text:p>1.47584338507672E+018</text:p>
          </table:table-cell>
          <table:table-cell office:value-type="float" office:value="1.47584338515518E+018" calcext:value-type="float">
            <text:p>1.47584338515518E+018</text:p>
          </table:table-cell>
          <table:table-cell/>
          <table:table-cell table:formula="of:= [.C234] - [.B234]" office:value-type="float" office:value="78459904" calcext:value-type="float">
            <text:p>7845990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584338507754E+018" calcext:value-type="float">
            <text:p>1.47584338507754E+018</text:p>
          </table:table-cell>
          <table:table-cell office:value-type="float" office:value="1.47584338515644E+018" calcext:value-type="float">
            <text:p>1.47584338515644E+018</text:p>
          </table:table-cell>
          <table:table-cell/>
          <table:table-cell table:formula="of:= [.C235] - [.B235]" office:value-type="float" office:value="78899968" calcext:value-type="float">
            <text:p>7889996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584338507854E+018" calcext:value-type="float">
            <text:p>1.47584338507854E+018</text:p>
          </table:table-cell>
          <table:table-cell office:value-type="float" office:value="1.47584338515776E+018" calcext:value-type="float">
            <text:p>1.47584338515776E+018</text:p>
          </table:table-cell>
          <table:table-cell/>
          <table:table-cell table:formula="of:= [.C236] - [.B236]" office:value-type="float" office:value="79219968" calcext:value-type="float">
            <text:p>7921996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584338507954E+018" calcext:value-type="float">
            <text:p>1.47584338507954E+018</text:p>
          </table:table-cell>
          <table:table-cell office:value-type="float" office:value="1.47584338515905E+018" calcext:value-type="float">
            <text:p>1.47584338515905E+018</text:p>
          </table:table-cell>
          <table:table-cell/>
          <table:table-cell table:formula="of:= [.C237] - [.B237]" office:value-type="float" office:value="79510016" calcext:value-type="float">
            <text:p>795100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584338508055E+018" calcext:value-type="float">
            <text:p>1.47584338508055E+018</text:p>
          </table:table-cell>
          <table:table-cell office:value-type="float" office:value="1.47584338516025E+018" calcext:value-type="float">
            <text:p>1.47584338516025E+018</text:p>
          </table:table-cell>
          <table:table-cell/>
          <table:table-cell table:formula="of:= [.C238] - [.B238]" office:value-type="float" office:value="79699968" calcext:value-type="float">
            <text:p>7969996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584338508154E+018" calcext:value-type="float">
            <text:p>1.47584338508154E+018</text:p>
          </table:table-cell>
          <table:table-cell office:value-type="float" office:value="1.47584338516205E+018" calcext:value-type="float">
            <text:p>1.47584338516205E+018</text:p>
          </table:table-cell>
          <table:table-cell/>
          <table:table-cell table:formula="of:= [.C239] - [.B239]" office:value-type="float" office:value="80509952" calcext:value-type="float">
            <text:p>805099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584338508254E+018" calcext:value-type="float">
            <text:p>1.47584338508254E+018</text:p>
          </table:table-cell>
          <table:table-cell office:value-type="float" office:value="1.47584338516303E+018" calcext:value-type="float">
            <text:p>1.47584338516303E+018</text:p>
          </table:table-cell>
          <table:table-cell/>
          <table:table-cell table:formula="of:= [.C240] - [.B240]" office:value-type="float" office:value="80490240" calcext:value-type="float">
            <text:p>80490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584338508354E+018" calcext:value-type="float">
            <text:p>1.47584338508354E+018</text:p>
          </table:table-cell>
          <table:table-cell office:value-type="float" office:value="1.47584338516415E+018" calcext:value-type="float">
            <text:p>1.47584338516415E+018</text:p>
          </table:table-cell>
          <table:table-cell/>
          <table:table-cell table:formula="of:= [.C241] - [.B241]" office:value-type="float" office:value="80610048" calcext:value-type="float">
            <text:p>8061004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584338508454E+018" calcext:value-type="float">
            <text:p>1.47584338508454E+018</text:p>
          </table:table-cell>
          <table:table-cell office:value-type="float" office:value="1.47584338516541E+018" calcext:value-type="float">
            <text:p>1.47584338516541E+018</text:p>
          </table:table-cell>
          <table:table-cell/>
          <table:table-cell table:formula="of:= [.C242] - [.B242]" office:value-type="float" office:value="80869888" calcext:value-type="float">
            <text:p>8086988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58433850857E+018" calcext:value-type="float">
            <text:p>1.4758433850857E+018</text:p>
          </table:table-cell>
          <table:table-cell office:value-type="float" office:value="1.47584338516686E+018" calcext:value-type="float">
            <text:p>1.47584338516686E+018</text:p>
          </table:table-cell>
          <table:table-cell/>
          <table:table-cell table:formula="of:= [.C243] - [.B243]" office:value-type="float" office:value="81159936" calcext:value-type="float">
            <text:p>8115993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584338508654E+018" calcext:value-type="float">
            <text:p>1.47584338508654E+018</text:p>
          </table:table-cell>
          <table:table-cell office:value-type="float" office:value="1.47584338516804E+018" calcext:value-type="float">
            <text:p>1.47584338516804E+018</text:p>
          </table:table-cell>
          <table:table-cell/>
          <table:table-cell table:formula="of:= [.C244] - [.B244]" office:value-type="float" office:value="81499904" calcext:value-type="float">
            <text:p>8149990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584338508754E+018" calcext:value-type="float">
            <text:p>1.47584338508754E+018</text:p>
          </table:table-cell>
          <table:table-cell office:value-type="float" office:value="1.47584338516923E+018" calcext:value-type="float">
            <text:p>1.47584338516923E+018</text:p>
          </table:table-cell>
          <table:table-cell/>
          <table:table-cell table:formula="of:= [.C245] - [.B245]" office:value-type="float" office:value="81690112" calcext:value-type="float">
            <text:p>816901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584338508855E+018" calcext:value-type="float">
            <text:p>1.47584338508855E+018</text:p>
          </table:table-cell>
          <table:table-cell office:value-type="float" office:value="1.47584338517051E+018" calcext:value-type="float">
            <text:p>1.47584338517051E+018</text:p>
          </table:table-cell>
          <table:table-cell/>
          <table:table-cell table:formula="of:= [.C246] - [.B246]" office:value-type="float" office:value="81959936" calcext:value-type="float">
            <text:p>8195993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584338508954E+018" calcext:value-type="float">
            <text:p>1.47584338508954E+018</text:p>
          </table:table-cell>
          <table:table-cell office:value-type="float" office:value="1.47584338517197E+018" calcext:value-type="float">
            <text:p>1.47584338517197E+018</text:p>
          </table:table-cell>
          <table:table-cell/>
          <table:table-cell table:formula="of:= [.C247] - [.B247]" office:value-type="float" office:value="82429952" calcext:value-type="float">
            <text:p>8242995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58433850907E+018" calcext:value-type="float">
            <text:p>1.4758433850907E+018</text:p>
          </table:table-cell>
          <table:table-cell office:value-type="float" office:value="1.4758433851731E+018" calcext:value-type="float">
            <text:p>1.4758433851731E+018</text:p>
          </table:table-cell>
          <table:table-cell/>
          <table:table-cell table:formula="of:= [.C248] - [.B248]" office:value-type="float" office:value="82400000" calcext:value-type="float">
            <text:p>824000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584338509154E+018" calcext:value-type="float">
            <text:p>1.47584338509154E+018</text:p>
          </table:table-cell>
          <table:table-cell office:value-type="float" office:value="1.47584338517431E+018" calcext:value-type="float">
            <text:p>1.47584338517431E+018</text:p>
          </table:table-cell>
          <table:table-cell/>
          <table:table-cell table:formula="of:= [.C249] - [.B249]" office:value-type="float" office:value="82770176" calcext:value-type="float">
            <text:p>8277017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584338509255E+018" calcext:value-type="float">
            <text:p>1.47584338509255E+018</text:p>
          </table:table-cell>
          <table:table-cell office:value-type="float" office:value="1.47584338517601E+018" calcext:value-type="float">
            <text:p>1.47584338517601E+018</text:p>
          </table:table-cell>
          <table:table-cell/>
          <table:table-cell table:formula="of:= [.C250] - [.B250]" office:value-type="float" office:value="83459840" calcext:value-type="float">
            <text:p>834598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584338509355E+018" calcext:value-type="float">
            <text:p>1.47584338509355E+018</text:p>
          </table:table-cell>
          <table:table-cell office:value-type="float" office:value="1.4758433851769E+018" calcext:value-type="float">
            <text:p>1.4758433851769E+018</text:p>
          </table:table-cell>
          <table:table-cell/>
          <table:table-cell table:formula="of:= [.C251] - [.B251]" office:value-type="float" office:value="83349760" calcext:value-type="float">
            <text:p>8334976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584338509454E+018" calcext:value-type="float">
            <text:p>1.47584338509454E+018</text:p>
          </table:table-cell>
          <table:table-cell office:value-type="float" office:value="1.4758433851782E+018" calcext:value-type="float">
            <text:p>1.4758433851782E+018</text:p>
          </table:table-cell>
          <table:table-cell/>
          <table:table-cell table:formula="of:= [.C252] - [.B252]" office:value-type="float" office:value="83660032" calcext:value-type="float">
            <text:p>836600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584338509554E+018" calcext:value-type="float">
            <text:p>1.47584338509554E+018</text:p>
          </table:table-cell>
          <table:table-cell office:value-type="float" office:value="1.47584338517939E+018" calcext:value-type="float">
            <text:p>1.47584338517939E+018</text:p>
          </table:table-cell>
          <table:table-cell/>
          <table:table-cell table:formula="of:= [.C253] - [.B253]" office:value-type="float" office:value="83849984" calcext:value-type="float">
            <text:p>8384998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584338509655E+018" calcext:value-type="float">
            <text:p>1.47584338509655E+018</text:p>
          </table:table-cell>
          <table:table-cell office:value-type="float" office:value="1.4758433851807E+018" calcext:value-type="float">
            <text:p>1.4758433851807E+018</text:p>
          </table:table-cell>
          <table:table-cell/>
          <table:table-cell table:formula="of:= [.C254] - [.B254]" office:value-type="float" office:value="84150016" calcext:value-type="float">
            <text:p>841500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584338509755E+018" calcext:value-type="float">
            <text:p>1.47584338509755E+018</text:p>
          </table:table-cell>
          <table:table-cell office:value-type="float" office:value="1.47584338518202E+018" calcext:value-type="float">
            <text:p>1.47584338518202E+018</text:p>
          </table:table-cell>
          <table:table-cell/>
          <table:table-cell table:formula="of:= [.C255] - [.B255]" office:value-type="float" office:value="84470016" calcext:value-type="float">
            <text:p>844700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584338509854E+018" calcext:value-type="float">
            <text:p>1.47584338509854E+018</text:p>
          </table:table-cell>
          <table:table-cell office:value-type="float" office:value="1.47584338518322E+018" calcext:value-type="float">
            <text:p>1.47584338518322E+018</text:p>
          </table:table-cell>
          <table:table-cell/>
          <table:table-cell table:formula="of:= [.C256] - [.B256]" office:value-type="float" office:value="84679936" calcext:value-type="float">
            <text:p>846799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58433850996E+018" calcext:value-type="float">
            <text:p>1.4758433850996E+018</text:p>
          </table:table-cell>
          <table:table-cell office:value-type="float" office:value="1.4758433851845E+018" calcext:value-type="float">
            <text:p>1.4758433851845E+018</text:p>
          </table:table-cell>
          <table:table-cell/>
          <table:table-cell table:formula="of:= [.C257] - [.B257]" office:value-type="float" office:value="84899840" calcext:value-type="float">
            <text:p>8489984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584338510054E+018" calcext:value-type="float">
            <text:p>1.47584338510054E+018</text:p>
          </table:table-cell>
          <table:table-cell office:value-type="float" office:value="1.475843385186E+018" calcext:value-type="float">
            <text:p>1.475843385186E+018</text:p>
          </table:table-cell>
          <table:table-cell/>
          <table:table-cell table:formula="of:= [.C258] - [.B258]" office:value-type="float" office:value="85460224" calcext:value-type="float">
            <text:p>8546022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584338510155E+018" calcext:value-type="float">
            <text:p>1.47584338510155E+018</text:p>
          </table:table-cell>
          <table:table-cell office:value-type="float" office:value="1.4758433851871E+018" calcext:value-type="float">
            <text:p>1.4758433851871E+018</text:p>
          </table:table-cell>
          <table:table-cell/>
          <table:table-cell table:formula="of:= [.C259] - [.B259]" office:value-type="float" office:value="85549824" calcext:value-type="float">
            <text:p>8554982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584338510255E+018" calcext:value-type="float">
            <text:p>1.47584338510255E+018</text:p>
          </table:table-cell>
          <table:table-cell office:value-type="float" office:value="1.47584338519098E+018" calcext:value-type="float">
            <text:p>1.47584338519098E+018</text:p>
          </table:table-cell>
          <table:table-cell/>
          <table:table-cell table:formula="of:= [.C260] - [.B260]" office:value-type="float" office:value="88430080" calcext:value-type="float">
            <text:p>8843008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584338510355E+018" calcext:value-type="float">
            <text:p>1.47584338510355E+018</text:p>
          </table:table-cell>
          <table:table-cell office:value-type="float" office:value="1.47584338519215E+018" calcext:value-type="float">
            <text:p>1.47584338519215E+018</text:p>
          </table:table-cell>
          <table:table-cell/>
          <table:table-cell table:formula="of:= [.C261] - [.B261]" office:value-type="float" office:value="88600064" calcext:value-type="float">
            <text:p>8860006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584338510455E+018" calcext:value-type="float">
            <text:p>1.47584338510455E+018</text:p>
          </table:table-cell>
          <table:table-cell office:value-type="float" office:value="1.4758433851934E+018" calcext:value-type="float">
            <text:p>1.4758433851934E+018</text:p>
          </table:table-cell>
          <table:table-cell/>
          <table:table-cell table:formula="of:= [.C262] - [.B262]" office:value-type="float" office:value="88849920" calcext:value-type="float">
            <text:p>8884992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584338510555E+018" calcext:value-type="float">
            <text:p>1.47584338510555E+018</text:p>
          </table:table-cell>
          <table:table-cell office:value-type="float" office:value="1.47584338519476E+018" calcext:value-type="float">
            <text:p>1.47584338519476E+018</text:p>
          </table:table-cell>
          <table:table-cell/>
          <table:table-cell table:formula="of:= [.C263] - [.B263]" office:value-type="float" office:value="89210112" calcext:value-type="float">
            <text:p>8921011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584338510654E+018" calcext:value-type="float">
            <text:p>1.47584338510654E+018</text:p>
          </table:table-cell>
          <table:table-cell office:value-type="float" office:value="1.47584338519601E+018" calcext:value-type="float">
            <text:p>1.47584338519601E+018</text:p>
          </table:table-cell>
          <table:table-cell/>
          <table:table-cell table:formula="of:= [.C264] - [.B264]" office:value-type="float" office:value="89469952" calcext:value-type="float">
            <text:p>894699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584338510754E+018" calcext:value-type="float">
            <text:p>1.47584338510754E+018</text:p>
          </table:table-cell>
          <table:table-cell office:value-type="float" office:value="1.47584338519721E+018" calcext:value-type="float">
            <text:p>1.47584338519721E+018</text:p>
          </table:table-cell>
          <table:table-cell/>
          <table:table-cell table:formula="of:= [.C265] - [.B265]" office:value-type="float" office:value="89669888" calcext:value-type="float">
            <text:p>8966988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584338510859E+018" calcext:value-type="float">
            <text:p>1.47584338510859E+018</text:p>
          </table:table-cell>
          <table:table-cell office:value-type="float" office:value="1.4758433851985E+018" calcext:value-type="float">
            <text:p>1.4758433851985E+018</text:p>
          </table:table-cell>
          <table:table-cell/>
          <table:table-cell table:formula="of:= [.C266] - [.B266]" office:value-type="float" office:value="89910272" calcext:value-type="float">
            <text:p>8991027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584338510954E+018" calcext:value-type="float">
            <text:p>1.47584338510954E+018</text:p>
          </table:table-cell>
          <table:table-cell office:value-type="float" office:value="1.47584338519981E+018" calcext:value-type="float">
            <text:p>1.47584338519981E+018</text:p>
          </table:table-cell>
          <table:table-cell/>
          <table:table-cell table:formula="of:= [.C267] - [.B267]" office:value-type="float" office:value="90269952" calcext:value-type="float">
            <text:p>9026995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584338511054E+018" calcext:value-type="float">
            <text:p>1.47584338511054E+018</text:p>
          </table:table-cell>
          <table:table-cell office:value-type="float" office:value="1.47584338520107E+018" calcext:value-type="float">
            <text:p>1.47584338520107E+018</text:p>
          </table:table-cell>
          <table:table-cell/>
          <table:table-cell table:formula="of:= [.C268] - [.B268]" office:value-type="float" office:value="90529792" calcext:value-type="float">
            <text:p>9052979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584338511154E+018" calcext:value-type="float">
            <text:p>1.47584338511154E+018</text:p>
          </table:table-cell>
          <table:table-cell office:value-type="float" office:value="1.4758433852023E+018" calcext:value-type="float">
            <text:p>1.4758433852023E+018</text:p>
          </table:table-cell>
          <table:table-cell/>
          <table:table-cell table:formula="of:= [.C269] - [.B269]" office:value-type="float" office:value="90760192" calcext:value-type="float">
            <text:p>9076019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584338511255E+018" calcext:value-type="float">
            <text:p>1.47584338511255E+018</text:p>
          </table:table-cell>
          <table:table-cell office:value-type="float" office:value="1.47584338520401E+018" calcext:value-type="float">
            <text:p>1.47584338520401E+018</text:p>
          </table:table-cell>
          <table:table-cell/>
          <table:table-cell table:formula="of:= [.C270] - [.B270]" office:value-type="float" office:value="91459840" calcext:value-type="float">
            <text:p>9145984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584338511363E+018" calcext:value-type="float">
            <text:p>1.47584338511363E+018</text:p>
          </table:table-cell>
          <table:table-cell office:value-type="float" office:value="1.47584338520498E+018" calcext:value-type="float">
            <text:p>1.47584338520498E+018</text:p>
          </table:table-cell>
          <table:table-cell/>
          <table:table-cell table:formula="of:= [.C271] - [.B271]" office:value-type="float" office:value="91349760" calcext:value-type="float">
            <text:p>9134976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584338511454E+018" calcext:value-type="float">
            <text:p>1.47584338511454E+018</text:p>
          </table:table-cell>
          <table:table-cell office:value-type="float" office:value="1.47584338520614E+018" calcext:value-type="float">
            <text:p>1.47584338520614E+018</text:p>
          </table:table-cell>
          <table:table-cell/>
          <table:table-cell table:formula="of:= [.C272] - [.B272]" office:value-type="float" office:value="91600128" calcext:value-type="float">
            <text:p>9160012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584338511554E+018" calcext:value-type="float">
            <text:p>1.47584338511554E+018</text:p>
          </table:table-cell>
          <table:table-cell office:value-type="float" office:value="1.4758433852074E+018" calcext:value-type="float">
            <text:p>1.4758433852074E+018</text:p>
          </table:table-cell>
          <table:table-cell/>
          <table:table-cell table:formula="of:= [.C273] - [.B273]" office:value-type="float" office:value="91859968" calcext:value-type="float">
            <text:p>9185996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584338511654E+018" calcext:value-type="float">
            <text:p>1.47584338511654E+018</text:p>
          </table:table-cell>
          <table:table-cell office:value-type="float" office:value="1.47584338520901E+018" calcext:value-type="float">
            <text:p>1.47584338520901E+018</text:p>
          </table:table-cell>
          <table:table-cell/>
          <table:table-cell table:formula="of:= [.C274] - [.B274]" office:value-type="float" office:value="92470016" calcext:value-type="float">
            <text:p>924700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584338511755E+018" calcext:value-type="float">
            <text:p>1.47584338511755E+018</text:p>
          </table:table-cell>
          <table:table-cell office:value-type="float" office:value="1.47584338521002E+018" calcext:value-type="float">
            <text:p>1.47584338521002E+018</text:p>
          </table:table-cell>
          <table:table-cell/>
          <table:table-cell table:formula="of:= [.C275] - [.B275]" office:value-type="float" office:value="92470016" calcext:value-type="float">
            <text:p>9247001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584338511855E+018" calcext:value-type="float">
            <text:p>1.47584338511855E+018</text:p>
          </table:table-cell>
          <table:table-cell office:value-type="float" office:value="1.47584338521126E+018" calcext:value-type="float">
            <text:p>1.47584338521126E+018</text:p>
          </table:table-cell>
          <table:table-cell/>
          <table:table-cell table:formula="of:= [.C276] - [.B276]" office:value-type="float" office:value="92709888" calcext:value-type="float">
            <text:p>9270988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584338511955E+018" calcext:value-type="float">
            <text:p>1.47584338511955E+018</text:p>
          </table:table-cell>
          <table:table-cell office:value-type="float" office:value="1.47584338521302E+018" calcext:value-type="float">
            <text:p>1.47584338521302E+018</text:p>
          </table:table-cell>
          <table:table-cell/>
          <table:table-cell table:formula="of:= [.C277] - [.B277]" office:value-type="float" office:value="93469952" calcext:value-type="float">
            <text:p>9346995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584338512054E+018" calcext:value-type="float">
            <text:p>1.47584338512054E+018</text:p>
          </table:table-cell>
          <table:table-cell office:value-type="float" office:value="1.47584338521398E+018" calcext:value-type="float">
            <text:p>1.47584338521398E+018</text:p>
          </table:table-cell>
          <table:table-cell/>
          <table:table-cell table:formula="of:= [.C278] - [.B278]" office:value-type="float" office:value="93440256" calcext:value-type="float">
            <text:p>9344025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584338512154E+018" calcext:value-type="float">
            <text:p>1.47584338512154E+018</text:p>
          </table:table-cell>
          <table:table-cell office:value-type="float" office:value="1.47584338521506E+018" calcext:value-type="float">
            <text:p>1.47584338521506E+018</text:p>
          </table:table-cell>
          <table:table-cell/>
          <table:table-cell table:formula="of:= [.C279] - [.B279]" office:value-type="float" office:value="93519872" calcext:value-type="float">
            <text:p>9351987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584338512254E+018" calcext:value-type="float">
            <text:p>1.47584338512254E+018</text:p>
          </table:table-cell>
          <table:table-cell office:value-type="float" office:value="1.47584338521633E+018" calcext:value-type="float">
            <text:p>1.47584338521633E+018</text:p>
          </table:table-cell>
          <table:table-cell/>
          <table:table-cell table:formula="of:= [.C280] - [.B280]" office:value-type="float" office:value="93790208" calcext:value-type="float">
            <text:p>937902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584338512355E+018" calcext:value-type="float">
            <text:p>1.47584338512355E+018</text:p>
          </table:table-cell>
          <table:table-cell office:value-type="float" office:value="1.47584338521788E+018" calcext:value-type="float">
            <text:p>1.47584338521788E+018</text:p>
          </table:table-cell>
          <table:table-cell/>
          <table:table-cell table:formula="of:= [.C281] - [.B281]" office:value-type="float" office:value="94330112" calcext:value-type="float">
            <text:p>9433011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584338512468E+018" calcext:value-type="float">
            <text:p>1.47584338512468E+018</text:p>
          </table:table-cell>
          <table:table-cell office:value-type="float" office:value="1.47584338521901E+018" calcext:value-type="float">
            <text:p>1.47584338521901E+018</text:p>
          </table:table-cell>
          <table:table-cell/>
          <table:table-cell table:formula="of:= [.C282] - [.B282]" office:value-type="float" office:value="94330112" calcext:value-type="float">
            <text:p>943301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584338512554E+018" calcext:value-type="float">
            <text:p>1.47584338512554E+018</text:p>
          </table:table-cell>
          <table:table-cell office:value-type="float" office:value="1.47584338522015E+018" calcext:value-type="float">
            <text:p>1.47584338522015E+018</text:p>
          </table:table-cell>
          <table:table-cell/>
          <table:table-cell table:formula="of:= [.C283] - [.B283]" office:value-type="float" office:value="94610176" calcext:value-type="float">
            <text:p>9461017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584338512654E+018" calcext:value-type="float">
            <text:p>1.47584338512654E+018</text:p>
          </table:table-cell>
          <table:table-cell office:value-type="float" office:value="1.47584338522152E+018" calcext:value-type="float">
            <text:p>1.47584338522152E+018</text:p>
          </table:table-cell>
          <table:table-cell/>
          <table:table-cell table:formula="of:= [.C284] - [.B284]" office:value-type="float" office:value="94980096" calcext:value-type="float">
            <text:p>9498009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584338512754E+018" calcext:value-type="float">
            <text:p>1.47584338512754E+018</text:p>
          </table:table-cell>
          <table:table-cell office:value-type="float" office:value="1.47584338522291E+018" calcext:value-type="float">
            <text:p>1.47584338522291E+018</text:p>
          </table:table-cell>
          <table:table-cell/>
          <table:table-cell table:formula="of:= [.C285] - [.B285]" office:value-type="float" office:value="95369984" calcext:value-type="float">
            <text:p>953699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584338512862E+018" calcext:value-type="float">
            <text:p>1.47584338512862E+018</text:p>
          </table:table-cell>
          <table:table-cell office:value-type="float" office:value="1.4758433852241E+018" calcext:value-type="float">
            <text:p>1.4758433852241E+018</text:p>
          </table:table-cell>
          <table:table-cell/>
          <table:table-cell table:formula="of:= [.C286] - [.B286]" office:value-type="float" office:value="95480320" calcext:value-type="float">
            <text:p>9548032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584338512954E+018" calcext:value-type="float">
            <text:p>1.47584338512954E+018</text:p>
          </table:table-cell>
          <table:table-cell office:value-type="float" office:value="1.47584338522527E+018" calcext:value-type="float">
            <text:p>1.47584338522527E+018</text:p>
          </table:table-cell>
          <table:table-cell/>
          <table:table-cell table:formula="of:= [.C287] - [.B287]" office:value-type="float" office:value="95729920" calcext:value-type="float">
            <text:p>9572992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584338513054E+018" calcext:value-type="float">
            <text:p>1.47584338513054E+018</text:p>
          </table:table-cell>
          <table:table-cell office:value-type="float" office:value="1.47584338522655E+018" calcext:value-type="float">
            <text:p>1.47584338522655E+018</text:p>
          </table:table-cell>
          <table:table-cell/>
          <table:table-cell table:formula="of:= [.C288] - [.B288]" office:value-type="float" office:value="96009984" calcext:value-type="float">
            <text:p>9600998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584338513154E+018" calcext:value-type="float">
            <text:p>1.47584338513154E+018</text:p>
          </table:table-cell>
          <table:table-cell office:value-type="float" office:value="1.47584338522799E+018" calcext:value-type="float">
            <text:p>1.47584338522799E+018</text:p>
          </table:table-cell>
          <table:table-cell/>
          <table:table-cell table:formula="of:= [.C289] - [.B289]" office:value-type="float" office:value="96450048" calcext:value-type="float">
            <text:p>9645004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584338513254E+018" calcext:value-type="float">
            <text:p>1.47584338513254E+018</text:p>
          </table:table-cell>
          <table:table-cell office:value-type="float" office:value="1.47584338522909E+018" calcext:value-type="float">
            <text:p>1.47584338522909E+018</text:p>
          </table:table-cell>
          <table:table-cell/>
          <table:table-cell table:formula="of:= [.C290] - [.B290]" office:value-type="float" office:value="96550144" calcext:value-type="float">
            <text:p>9655014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584338513355E+018" calcext:value-type="float">
            <text:p>1.47584338513355E+018</text:p>
          </table:table-cell>
          <table:table-cell office:value-type="float" office:value="1.47584338523035E+018" calcext:value-type="float">
            <text:p>1.47584338523035E+018</text:p>
          </table:table-cell>
          <table:table-cell/>
          <table:table-cell table:formula="of:= [.C291] - [.B291]" office:value-type="float" office:value="96800000" calcext:value-type="float">
            <text:p>96800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584338513455E+018" calcext:value-type="float">
            <text:p>1.47584338513455E+018</text:p>
          </table:table-cell>
          <table:table-cell office:value-type="float" office:value="1.47584338523176E+018" calcext:value-type="float">
            <text:p>1.47584338523176E+018</text:p>
          </table:table-cell>
          <table:table-cell/>
          <table:table-cell table:formula="of:= [.C292] - [.B292]" office:value-type="float" office:value="97210112" calcext:value-type="float">
            <text:p>972101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584338513554E+018" calcext:value-type="float">
            <text:p>1.47584338513554E+018</text:p>
          </table:table-cell>
          <table:table-cell office:value-type="float" office:value="1.47584338523304E+018" calcext:value-type="float">
            <text:p>1.47584338523304E+018</text:p>
          </table:table-cell>
          <table:table-cell/>
          <table:table-cell table:formula="of:= [.C293] - [.B293]" office:value-type="float" office:value="97499904" calcext:value-type="float">
            <text:p>9749990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584338513654E+018" calcext:value-type="float">
            <text:p>1.47584338513654E+018</text:p>
          </table:table-cell>
          <table:table-cell office:value-type="float" office:value="1.4758433852341E+018" calcext:value-type="float">
            <text:p>1.4758433852341E+018</text:p>
          </table:table-cell>
          <table:table-cell/>
          <table:table-cell table:formula="of:= [.C294] - [.B294]" office:value-type="float" office:value="97560064" calcext:value-type="float">
            <text:p>9756006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584338513755E+018" calcext:value-type="float">
            <text:p>1.47584338513755E+018</text:p>
          </table:table-cell>
          <table:table-cell office:value-type="float" office:value="1.47584338523551E+018" calcext:value-type="float">
            <text:p>1.47584338523551E+018</text:p>
          </table:table-cell>
          <table:table-cell/>
          <table:table-cell table:formula="of:= [.C295] - [.B295]" office:value-type="float" office:value="97959936" calcext:value-type="float">
            <text:p>979599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584338513854E+018" calcext:value-type="float">
            <text:p>1.47584338513854E+018</text:p>
          </table:table-cell>
          <table:table-cell office:value-type="float" office:value="1.47584338523698E+018" calcext:value-type="float">
            <text:p>1.47584338523698E+018</text:p>
          </table:table-cell>
          <table:table-cell/>
          <table:table-cell table:formula="of:= [.C296] - [.B296]" office:value-type="float" office:value="98439936" calcext:value-type="float">
            <text:p>9843993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584338513954E+018" calcext:value-type="float">
            <text:p>1.47584338513954E+018</text:p>
          </table:table-cell>
          <table:table-cell office:value-type="float" office:value="1.47584338523806E+018" calcext:value-type="float">
            <text:p>1.47584338523806E+018</text:p>
          </table:table-cell>
          <table:table-cell/>
          <table:table-cell table:formula="of:= [.C297] - [.B297]" office:value-type="float" office:value="98520064" calcext:value-type="float">
            <text:p>9852006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584338514054E+018" calcext:value-type="float">
            <text:p>1.47584338514054E+018</text:p>
          </table:table-cell>
          <table:table-cell office:value-type="float" office:value="1.47584338523935E+018" calcext:value-type="float">
            <text:p>1.47584338523935E+018</text:p>
          </table:table-cell>
          <table:table-cell/>
          <table:table-cell table:formula="of:= [.C298] - [.B298]" office:value-type="float" office:value="98810112" calcext:value-type="float">
            <text:p>988101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584338514154E+018" calcext:value-type="float">
            <text:p>1.47584338514154E+018</text:p>
          </table:table-cell>
          <table:table-cell office:value-type="float" office:value="1.47584338524086E+018" calcext:value-type="float">
            <text:p>1.47584338524086E+018</text:p>
          </table:table-cell>
          <table:table-cell/>
          <table:table-cell table:formula="of:= [.C299] - [.B299]" office:value-type="float" office:value="99319808" calcext:value-type="float">
            <text:p>9931980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584338514265E+018" calcext:value-type="float">
            <text:p>1.47584338514265E+018</text:p>
          </table:table-cell>
          <table:table-cell office:value-type="float" office:value="1.475843385242E+018" calcext:value-type="float">
            <text:p>1.475843385242E+018</text:p>
          </table:table-cell>
          <table:table-cell/>
          <table:table-cell table:formula="of:= [.C300] - [.B300]" office:value-type="float" office:value="99349760" calcext:value-type="float">
            <text:p>993497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584338514358E+018" calcext:value-type="float">
            <text:p>1.47584338514358E+018</text:p>
          </table:table-cell>
          <table:table-cell office:value-type="float" office:value="1.47584338524312E+018" calcext:value-type="float">
            <text:p>1.47584338524312E+018</text:p>
          </table:table-cell>
          <table:table-cell/>
          <table:table-cell table:formula="of:= [.C301] - [.B301]" office:value-type="float" office:value="99539968" calcext:value-type="float">
            <text:p>9953996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584338514455E+018" calcext:value-type="float">
            <text:p>1.47584338514455E+018</text:p>
          </table:table-cell>
          <table:table-cell office:value-type="float" office:value="1.47584338524432E+018" calcext:value-type="float">
            <text:p>1.47584338524432E+018</text:p>
          </table:table-cell>
          <table:table-cell/>
          <table:table-cell table:formula="of:= [.C302] - [.B302]" office:value-type="float" office:value="99769856" calcext:value-type="float">
            <text:p>9976985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584338514554E+018" calcext:value-type="float">
            <text:p>1.47584338514554E+018</text:p>
          </table:table-cell>
          <table:table-cell office:value-type="float" office:value="1.47584338524571E+018" calcext:value-type="float">
            <text:p>1.47584338524571E+018</text:p>
          </table:table-cell>
          <table:table-cell/>
          <table:table-cell table:formula="of:= [.C303] - [.B303]" office:value-type="float" office:value="100170240" calcext:value-type="float">
            <text:p>10017024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584338514654E+018" calcext:value-type="float">
            <text:p>1.47584338514654E+018</text:p>
          </table:table-cell>
          <table:table-cell office:value-type="float" office:value="1.47584338524692E+018" calcext:value-type="float">
            <text:p>1.47584338524692E+018</text:p>
          </table:table-cell>
          <table:table-cell/>
          <table:table-cell table:formula="of:= [.C304] - [.B304]" office:value-type="float" office:value="100379904" calcext:value-type="float">
            <text:p>10037990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584338514773E+018" calcext:value-type="float">
            <text:p>1.47584338514773E+018</text:p>
          </table:table-cell>
          <table:table-cell office:value-type="float" office:value="1.47584338524822E+018" calcext:value-type="float">
            <text:p>1.47584338524822E+018</text:p>
          </table:table-cell>
          <table:table-cell/>
          <table:table-cell table:formula="of:= [.C305] - [.B305]" office:value-type="float" office:value="100489984" calcext:value-type="float">
            <text:p>10048998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584338514854E+018" calcext:value-type="float">
            <text:p>1.47584338514854E+018</text:p>
          </table:table-cell>
          <table:table-cell office:value-type="float" office:value="1.47584338524946E+018" calcext:value-type="float">
            <text:p>1.47584338524946E+018</text:p>
          </table:table-cell>
          <table:table-cell/>
          <table:table-cell table:formula="of:= [.C306] - [.B306]" office:value-type="float" office:value="100920320" calcext:value-type="float">
            <text:p>1009203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584338514955E+018" calcext:value-type="float">
            <text:p>1.47584338514955E+018</text:p>
          </table:table-cell>
          <table:table-cell office:value-type="float" office:value="1.47584338525098E+018" calcext:value-type="float">
            <text:p>1.47584338525098E+018</text:p>
          </table:table-cell>
          <table:table-cell/>
          <table:table-cell table:formula="of:= [.C307] - [.B307]" office:value-type="float" office:value="101430016" calcext:value-type="float">
            <text:p>1014300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584338515054E+018" calcext:value-type="float">
            <text:p>1.47584338515054E+018</text:p>
          </table:table-cell>
          <table:table-cell office:value-type="float" office:value="1.47584338525207E+018" calcext:value-type="float">
            <text:p>1.47584338525207E+018</text:p>
          </table:table-cell>
          <table:table-cell/>
          <table:table-cell table:formula="of:= [.C308] - [.B308]" office:value-type="float" office:value="101530112" calcext:value-type="float">
            <text:p>10153011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58433851516E+018" calcext:value-type="float">
            <text:p>1.4758433851516E+018</text:p>
          </table:table-cell>
          <table:table-cell office:value-type="float" office:value="1.47584338525349E+018" calcext:value-type="float">
            <text:p>1.47584338525349E+018</text:p>
          </table:table-cell>
          <table:table-cell/>
          <table:table-cell table:formula="of:= [.C309] - [.B309]" office:value-type="float" office:value="101890048" calcext:value-type="float">
            <text:p>10189004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584338515254E+018" calcext:value-type="float">
            <text:p>1.47584338515254E+018</text:p>
          </table:table-cell>
          <table:table-cell office:value-type="float" office:value="1.47584338525499E+018" calcext:value-type="float">
            <text:p>1.47584338525499E+018</text:p>
          </table:table-cell>
          <table:table-cell/>
          <table:table-cell table:formula="of:= [.C310] - [.B310]" office:value-type="float" office:value="102449920" calcext:value-type="float">
            <text:p>10244992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584338515358E+018" calcext:value-type="float">
            <text:p>1.47584338515358E+018</text:p>
          </table:table-cell>
          <table:table-cell office:value-type="float" office:value="1.47584338525606E+018" calcext:value-type="float">
            <text:p>1.47584338525606E+018</text:p>
          </table:table-cell>
          <table:table-cell/>
          <table:table-cell table:formula="of:= [.C311] - [.B311]" office:value-type="float" office:value="102479872" calcext:value-type="float">
            <text:p>1024798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584338515455E+018" calcext:value-type="float">
            <text:p>1.47584338515455E+018</text:p>
          </table:table-cell>
          <table:table-cell office:value-type="float" office:value="1.47584338525727E+018" calcext:value-type="float">
            <text:p>1.47584338525727E+018</text:p>
          </table:table-cell>
          <table:table-cell/>
          <table:table-cell table:formula="of:= [.C312] - [.B312]" office:value-type="float" office:value="102719744" calcext:value-type="float">
            <text:p>10271974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584338515554E+018" calcext:value-type="float">
            <text:p>1.47584338515554E+018</text:p>
          </table:table-cell>
          <table:table-cell office:value-type="float" office:value="1.47584338525854E+018" calcext:value-type="float">
            <text:p>1.47584338525854E+018</text:p>
          </table:table-cell>
          <table:table-cell/>
          <table:table-cell table:formula="of:= [.C313] - [.B313]" office:value-type="float" office:value="103000064" calcext:value-type="float">
            <text:p>10300006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584338515665E+018" calcext:value-type="float">
            <text:p>1.47584338515665E+018</text:p>
          </table:table-cell>
          <table:table-cell office:value-type="float" office:value="1.47584338525997E+018" calcext:value-type="float">
            <text:p>1.47584338525997E+018</text:p>
          </table:table-cell>
          <table:table-cell/>
          <table:table-cell table:formula="of:= [.C314] - [.B314]" office:value-type="float" office:value="103320064" calcext:value-type="float">
            <text:p>10332006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584338515753E+018" calcext:value-type="float">
            <text:p>1.47584338515753E+018</text:p>
          </table:table-cell>
          <table:table-cell office:value-type="float" office:value="1.47584338526114E+018" calcext:value-type="float">
            <text:p>1.47584338526114E+018</text:p>
          </table:table-cell>
          <table:table-cell/>
          <table:table-cell table:formula="of:= [.C315] - [.B315]" office:value-type="float" office:value="103610112" calcext:value-type="float">
            <text:p>1036101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584338515854E+018" calcext:value-type="float">
            <text:p>1.47584338515854E+018</text:p>
          </table:table-cell>
          <table:table-cell office:value-type="float" office:value="1.47584338526238E+018" calcext:value-type="float">
            <text:p>1.47584338526238E+018</text:p>
          </table:table-cell>
          <table:table-cell/>
          <table:table-cell table:formula="of:= [.C316] - [.B316]" office:value-type="float" office:value="103840000" calcext:value-type="float">
            <text:p>1038400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584338515954E+018" calcext:value-type="float">
            <text:p>1.47584338515954E+018</text:p>
          </table:table-cell>
          <table:table-cell office:value-type="float" office:value="1.47584338526402E+018" calcext:value-type="float">
            <text:p>1.47584338526402E+018</text:p>
          </table:table-cell>
          <table:table-cell/>
          <table:table-cell table:formula="of:= [.C317] - [.B317]" office:value-type="float" office:value="104480000" calcext:value-type="float">
            <text:p>104480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584338516054E+018" calcext:value-type="float">
            <text:p>1.47584338516054E+018</text:p>
          </table:table-cell>
          <table:table-cell office:value-type="float" office:value="1.47584338526477E+018" calcext:value-type="float">
            <text:p>1.47584338526477E+018</text:p>
          </table:table-cell>
          <table:table-cell/>
          <table:table-cell table:formula="of:= [.C318] - [.B318]" office:value-type="float" office:value="104230144" calcext:value-type="float">
            <text:p>10423014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584338516154E+018" calcext:value-type="float">
            <text:p>1.47584338516154E+018</text:p>
          </table:table-cell>
          <table:table-cell office:value-type="float" office:value="1.4758433852662E+018" calcext:value-type="float">
            <text:p>1.4758433852662E+018</text:p>
          </table:table-cell>
          <table:table-cell/>
          <table:table-cell table:formula="of:= [.C319] - [.B319]" office:value-type="float" office:value="104659968" calcext:value-type="float">
            <text:p>10465996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584338516255E+018" calcext:value-type="float">
            <text:p>1.47584338516255E+018</text:p>
          </table:table-cell>
          <table:table-cell office:value-type="float" office:value="1.47584338527199E+018" calcext:value-type="float">
            <text:p>1.47584338527199E+018</text:p>
          </table:table-cell>
          <table:table-cell/>
          <table:table-cell table:formula="of:= [.C320] - [.B320]" office:value-type="float" office:value="109440000" calcext:value-type="float">
            <text:p>1094400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584338516355E+018" calcext:value-type="float">
            <text:p>1.47584338516355E+018</text:p>
          </table:table-cell>
          <table:table-cell office:value-type="float" office:value="1.47584338527307E+018" calcext:value-type="float">
            <text:p>1.47584338527307E+018</text:p>
          </table:table-cell>
          <table:table-cell/>
          <table:table-cell table:formula="of:= [.C321] - [.B321]" office:value-type="float" office:value="109520128" calcext:value-type="float">
            <text:p>10952012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584338516454E+018" calcext:value-type="float">
            <text:p>1.47584338516454E+018</text:p>
          </table:table-cell>
          <table:table-cell office:value-type="float" office:value="1.47584338527427E+018" calcext:value-type="float">
            <text:p>1.47584338527427E+018</text:p>
          </table:table-cell>
          <table:table-cell/>
          <table:table-cell table:formula="of:= [.C322] - [.B322]" office:value-type="float" office:value="109729792" calcext:value-type="float">
            <text:p>10972979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584338516561E+018" calcext:value-type="float">
            <text:p>1.47584338516561E+018</text:p>
          </table:table-cell>
          <table:table-cell office:value-type="float" office:value="1.47584338527547E+018" calcext:value-type="float">
            <text:p>1.47584338527547E+018</text:p>
          </table:table-cell>
          <table:table-cell/>
          <table:table-cell table:formula="of:= [.C323] - [.B323]" office:value-type="float" office:value="109860096" calcext:value-type="float">
            <text:p>10986009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584338516654E+018" calcext:value-type="float">
            <text:p>1.47584338516654E+018</text:p>
          </table:table-cell>
          <table:table-cell office:value-type="float" office:value="1.47584338527681E+018" calcext:value-type="float">
            <text:p>1.47584338527681E+018</text:p>
          </table:table-cell>
          <table:table-cell/>
          <table:table-cell table:formula="of:= [.C324] - [.B324]" office:value-type="float" office:value="110269952" calcext:value-type="float">
            <text:p>11026995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584338516755E+018" calcext:value-type="float">
            <text:p>1.47584338516755E+018</text:p>
          </table:table-cell>
          <table:table-cell office:value-type="float" office:value="1.47584338527806E+018" calcext:value-type="float">
            <text:p>1.47584338527806E+018</text:p>
          </table:table-cell>
          <table:table-cell/>
          <table:table-cell table:formula="of:= [.C325] - [.B325]" office:value-type="float" office:value="110509824" calcext:value-type="float">
            <text:p>1105098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584338516854E+018" calcext:value-type="float">
            <text:p>1.47584338516854E+018</text:p>
          </table:table-cell>
          <table:table-cell office:value-type="float" office:value="1.47584338527929E+018" calcext:value-type="float">
            <text:p>1.47584338527929E+018</text:p>
          </table:table-cell>
          <table:table-cell/>
          <table:table-cell table:formula="of:= [.C326] - [.B326]" office:value-type="float" office:value="110750208" calcext:value-type="float">
            <text:p>1107502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584338516955E+018" calcext:value-type="float">
            <text:p>1.47584338516955E+018</text:p>
          </table:table-cell>
          <table:table-cell office:value-type="float" office:value="1.475843385281E+018" calcext:value-type="float">
            <text:p>1.475843385281E+018</text:p>
          </table:table-cell>
          <table:table-cell/>
          <table:table-cell table:formula="of:= [.C327] - [.B327]" office:value-type="float" office:value="111449856" calcext:value-type="float">
            <text:p>11144985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584338517071E+018" calcext:value-type="float">
            <text:p>1.47584338517071E+018</text:p>
          </table:table-cell>
          <table:table-cell office:value-type="float" office:value="1.47584338528197E+018" calcext:value-type="float">
            <text:p>1.47584338528197E+018</text:p>
          </table:table-cell>
          <table:table-cell/>
          <table:table-cell table:formula="of:= [.C328] - [.B328]" office:value-type="float" office:value="111260160" calcext:value-type="float">
            <text:p>11126016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584338517154E+018" calcext:value-type="float">
            <text:p>1.47584338517154E+018</text:p>
          </table:table-cell>
          <table:table-cell office:value-type="float" office:value="1.47584338528313E+018" calcext:value-type="float">
            <text:p>1.47584338528313E+018</text:p>
          </table:table-cell>
          <table:table-cell/>
          <table:table-cell table:formula="of:= [.C329] - [.B329]" office:value-type="float" office:value="111590144" calcext:value-type="float">
            <text:p>11159014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584338517254E+018" calcext:value-type="float">
            <text:p>1.47584338517254E+018</text:p>
          </table:table-cell>
          <table:table-cell office:value-type="float" office:value="1.47584338528439E+018" calcext:value-type="float">
            <text:p>1.47584338528439E+018</text:p>
          </table:table-cell>
          <table:table-cell/>
          <table:table-cell table:formula="of:= [.C330] - [.B330]" office:value-type="float" office:value="111849984" calcext:value-type="float">
            <text:p>11184998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584338517355E+018" calcext:value-type="float">
            <text:p>1.47584338517355E+018</text:p>
          </table:table-cell>
          <table:table-cell office:value-type="float" office:value="1.475843385286E+018" calcext:value-type="float">
            <text:p>1.475843385286E+018</text:p>
          </table:table-cell>
          <table:table-cell/>
          <table:table-cell table:formula="of:= [.C331] - [.B331]" office:value-type="float" office:value="112450048" calcext:value-type="float">
            <text:p>11245004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584338517454E+018" calcext:value-type="float">
            <text:p>1.47584338517454E+018</text:p>
          </table:table-cell>
          <table:table-cell office:value-type="float" office:value="1.47584338528699E+018" calcext:value-type="float">
            <text:p>1.47584338528699E+018</text:p>
          </table:table-cell>
          <table:table-cell/>
          <table:table-cell table:formula="of:= [.C332] - [.B332]" office:value-type="float" office:value="112450048" calcext:value-type="float">
            <text:p>11245004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584338517554E+018" calcext:value-type="float">
            <text:p>1.47584338517554E+018</text:p>
          </table:table-cell>
          <table:table-cell office:value-type="float" office:value="1.47584338528821E+018" calcext:value-type="float">
            <text:p>1.47584338528821E+018</text:p>
          </table:table-cell>
          <table:table-cell/>
          <table:table-cell table:formula="of:= [.C333] - [.B333]" office:value-type="float" office:value="112669952" calcext:value-type="float">
            <text:p>11266995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584338517654E+018" calcext:value-type="float">
            <text:p>1.47584338517654E+018</text:p>
          </table:table-cell>
          <table:table-cell office:value-type="float" office:value="1.47584338528948E+018" calcext:value-type="float">
            <text:p>1.47584338528948E+018</text:p>
          </table:table-cell>
          <table:table-cell/>
          <table:table-cell table:formula="of:= [.C334] - [.B334]" office:value-type="float" office:value="112940288" calcext:value-type="float">
            <text:p>11294028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584338517772E+018" calcext:value-type="float">
            <text:p>1.47584338517772E+018</text:p>
          </table:table-cell>
          <table:table-cell office:value-type="float" office:value="1.47584338529098E+018" calcext:value-type="float">
            <text:p>1.47584338529098E+018</text:p>
          </table:table-cell>
          <table:table-cell/>
          <table:table-cell table:formula="of:= [.C335] - [.B335]" office:value-type="float" office:value="113260032" calcext:value-type="float">
            <text:p>11326003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584338517854E+018" calcext:value-type="float">
            <text:p>1.47584338517854E+018</text:p>
          </table:table-cell>
          <table:table-cell office:value-type="float" office:value="1.47584338529206E+018" calcext:value-type="float">
            <text:p>1.47584338529206E+018</text:p>
          </table:table-cell>
          <table:table-cell/>
          <table:table-cell table:formula="of:= [.C336] - [.B336]" office:value-type="float" office:value="113520128" calcext:value-type="float">
            <text:p>11352012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584338517955E+018" calcext:value-type="float">
            <text:p>1.47584338517955E+018</text:p>
          </table:table-cell>
          <table:table-cell office:value-type="float" office:value="1.47584338529331E+018" calcext:value-type="float">
            <text:p>1.47584338529331E+018</text:p>
          </table:table-cell>
          <table:table-cell/>
          <table:table-cell table:formula="of:= [.C337] - [.B337]" office:value-type="float" office:value="113760000" calcext:value-type="float">
            <text:p>113760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584338518054E+018" calcext:value-type="float">
            <text:p>1.47584338518054E+018</text:p>
          </table:table-cell>
          <table:table-cell office:value-type="float" office:value="1.47584338529501E+018" calcext:value-type="float">
            <text:p>1.47584338529501E+018</text:p>
          </table:table-cell>
          <table:table-cell/>
          <table:table-cell table:formula="of:= [.C338] - [.B338]" office:value-type="float" office:value="114469888" calcext:value-type="float">
            <text:p>11446988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584338518155E+018" calcext:value-type="float">
            <text:p>1.47584338518155E+018</text:p>
          </table:table-cell>
          <table:table-cell office:value-type="float" office:value="1.47584338529598E+018" calcext:value-type="float">
            <text:p>1.47584338529598E+018</text:p>
          </table:table-cell>
          <table:table-cell/>
          <table:table-cell table:formula="of:= [.C339] - [.B339]" office:value-type="float" office:value="114429952" calcext:value-type="float">
            <text:p>11442995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584338518254E+018" calcext:value-type="float">
            <text:p>1.47584338518254E+018</text:p>
          </table:table-cell>
          <table:table-cell office:value-type="float" office:value="1.47584338529712E+018" calcext:value-type="float">
            <text:p>1.47584338529712E+018</text:p>
          </table:table-cell>
          <table:table-cell/>
          <table:table-cell table:formula="of:= [.C340] - [.B340]" office:value-type="float" office:value="114580224" calcext:value-type="float">
            <text:p>1145802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584338518355E+018" calcext:value-type="float">
            <text:p>1.47584338518355E+018</text:p>
          </table:table-cell>
          <table:table-cell office:value-type="float" office:value="1.47584338529839E+018" calcext:value-type="float">
            <text:p>1.47584338529839E+018</text:p>
          </table:table-cell>
          <table:table-cell/>
          <table:table-cell table:formula="of:= [.C341] - [.B341]" office:value-type="float" office:value="114839808" calcext:value-type="float">
            <text:p>11483980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584338518471E+018" calcext:value-type="float">
            <text:p>1.47584338518471E+018</text:p>
          </table:table-cell>
          <table:table-cell office:value-type="float" office:value="1.47584338529987E+018" calcext:value-type="float">
            <text:p>1.47584338529987E+018</text:p>
          </table:table-cell>
          <table:table-cell/>
          <table:table-cell table:formula="of:= [.C342] - [.B342]" office:value-type="float" office:value="115160064" calcext:value-type="float">
            <text:p>11516006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584338518554E+018" calcext:value-type="float">
            <text:p>1.47584338518554E+018</text:p>
          </table:table-cell>
          <table:table-cell office:value-type="float" office:value="1.47584338530107E+018" calcext:value-type="float">
            <text:p>1.47584338530107E+018</text:p>
          </table:table-cell>
          <table:table-cell/>
          <table:table-cell table:formula="of:= [.C343] - [.B343]" office:value-type="float" office:value="115530240" calcext:value-type="float">
            <text:p>11553024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584338518654E+018" calcext:value-type="float">
            <text:p>1.47584338518654E+018</text:p>
          </table:table-cell>
          <table:table-cell office:value-type="float" office:value="1.47584338530227E+018" calcext:value-type="float">
            <text:p>1.47584338530227E+018</text:p>
          </table:table-cell>
          <table:table-cell/>
          <table:table-cell table:formula="of:= [.C344] - [.B344]" office:value-type="float" office:value="115729920" calcext:value-type="float">
            <text:p>1157299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584338518754E+018" calcext:value-type="float">
            <text:p>1.47584338518754E+018</text:p>
          </table:table-cell>
          <table:table-cell office:value-type="float" office:value="1.47584338530388E+018" calcext:value-type="float">
            <text:p>1.47584338530388E+018</text:p>
          </table:table-cell>
          <table:table-cell/>
          <table:table-cell table:formula="of:= [.C345] - [.B345]" office:value-type="float" office:value="116339968" calcext:value-type="float">
            <text:p>11633996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584338518854E+018" calcext:value-type="float">
            <text:p>1.47584338518854E+018</text:p>
          </table:table-cell>
          <table:table-cell office:value-type="float" office:value="1.47584338530499E+018" calcext:value-type="float">
            <text:p>1.47584338530499E+018</text:p>
          </table:table-cell>
          <table:table-cell/>
          <table:table-cell table:formula="of:= [.C346] - [.B346]" office:value-type="float" office:value="116450048" calcext:value-type="float">
            <text:p>11645004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584338518954E+018" calcext:value-type="float">
            <text:p>1.47584338518954E+018</text:p>
          </table:table-cell>
          <table:table-cell office:value-type="float" office:value="1.47584338530609E+018" calcext:value-type="float">
            <text:p>1.47584338530609E+018</text:p>
          </table:table-cell>
          <table:table-cell/>
          <table:table-cell table:formula="of:= [.C347] - [.B347]" office:value-type="float" office:value="116549888" calcext:value-type="float">
            <text:p>11654988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584338519054E+018" calcext:value-type="float">
            <text:p>1.47584338519054E+018</text:p>
          </table:table-cell>
          <table:table-cell office:value-type="float" office:value="1.47584338530736E+018" calcext:value-type="float">
            <text:p>1.47584338530736E+018</text:p>
          </table:table-cell>
          <table:table-cell/>
          <table:table-cell table:formula="of:= [.C348] - [.B348]" office:value-type="float" office:value="116819968" calcext:value-type="float">
            <text:p>11681996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584338519154E+018" calcext:value-type="float">
            <text:p>1.47584338519154E+018</text:p>
          </table:table-cell>
          <table:table-cell office:value-type="float" office:value="1.475843385309E+018" calcext:value-type="float">
            <text:p>1.475843385309E+018</text:p>
          </table:table-cell>
          <table:table-cell/>
          <table:table-cell table:formula="of:= [.C349] - [.B349]" office:value-type="float" office:value="117459968" calcext:value-type="float">
            <text:p>11745996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584338519254E+018" calcext:value-type="float">
            <text:p>1.47584338519254E+018</text:p>
          </table:table-cell>
          <table:table-cell office:value-type="float" office:value="1.47584338530999E+018" calcext:value-type="float">
            <text:p>1.47584338530999E+018</text:p>
          </table:table-cell>
          <table:table-cell/>
          <table:table-cell table:formula="of:= [.C350] - [.B350]" office:value-type="float" office:value="117449984" calcext:value-type="float">
            <text:p>11744998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58433851936E+018" calcext:value-type="float">
            <text:p>1.4758433851936E+018</text:p>
          </table:table-cell>
          <table:table-cell office:value-type="float" office:value="1.47584338531121E+018" calcext:value-type="float">
            <text:p>1.47584338531121E+018</text:p>
          </table:table-cell>
          <table:table-cell/>
          <table:table-cell table:formula="of:= [.C351] - [.B351]" office:value-type="float" office:value="117609984" calcext:value-type="float">
            <text:p>11760998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584338519454E+018" calcext:value-type="float">
            <text:p>1.47584338519454E+018</text:p>
          </table:table-cell>
          <table:table-cell office:value-type="float" office:value="1.47584338531245E+018" calcext:value-type="float">
            <text:p>1.47584338531245E+018</text:p>
          </table:table-cell>
          <table:table-cell/>
          <table:table-cell table:formula="of:= [.C352] - [.B352]" office:value-type="float" office:value="117910016" calcext:value-type="float">
            <text:p>1179100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584338519554E+018" calcext:value-type="float">
            <text:p>1.47584338519554E+018</text:p>
          </table:table-cell>
          <table:table-cell office:value-type="float" office:value="1.47584338531385E+018" calcext:value-type="float">
            <text:p>1.47584338531385E+018</text:p>
          </table:table-cell>
          <table:table-cell/>
          <table:table-cell table:formula="of:= [.C353] - [.B353]" office:value-type="float" office:value="118309888" calcext:value-type="float">
            <text:p>11830988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584338519654E+018" calcext:value-type="float">
            <text:p>1.47584338519654E+018</text:p>
          </table:table-cell>
          <table:table-cell office:value-type="float" office:value="1.47584338531507E+018" calcext:value-type="float">
            <text:p>1.47584338531507E+018</text:p>
          </table:table-cell>
          <table:table-cell/>
          <table:table-cell table:formula="of:= [.C354] - [.B354]" office:value-type="float" office:value="118530048" calcext:value-type="float">
            <text:p>11853004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584338519754E+018" calcext:value-type="float">
            <text:p>1.47584338519754E+018</text:p>
          </table:table-cell>
          <table:table-cell office:value-type="float" office:value="1.47584338531627E+018" calcext:value-type="float">
            <text:p>1.47584338531627E+018</text:p>
          </table:table-cell>
          <table:table-cell/>
          <table:table-cell table:formula="of:= [.C355] - [.B355]" office:value-type="float" office:value="118730240" calcext:value-type="float">
            <text:p>11873024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58433851987E+018" calcext:value-type="float">
            <text:p>1.4758433851987E+018</text:p>
          </table:table-cell>
          <table:table-cell office:value-type="float" office:value="1.47584338531753E+018" calcext:value-type="float">
            <text:p>1.47584338531753E+018</text:p>
          </table:table-cell>
          <table:table-cell/>
          <table:table-cell table:formula="of:= [.C356] - [.B356]" office:value-type="float" office:value="118830080" calcext:value-type="float">
            <text:p>11883008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584338519954E+018" calcext:value-type="float">
            <text:p>1.47584338519954E+018</text:p>
          </table:table-cell>
          <table:table-cell office:value-type="float" office:value="1.47584338531896E+018" calcext:value-type="float">
            <text:p>1.47584338531896E+018</text:p>
          </table:table-cell>
          <table:table-cell/>
          <table:table-cell table:formula="of:= [.C357] - [.B357]" office:value-type="float" office:value="119420160" calcext:value-type="float">
            <text:p>11942016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584338520055E+018" calcext:value-type="float">
            <text:p>1.47584338520055E+018</text:p>
          </table:table-cell>
          <table:table-cell office:value-type="float" office:value="1.47584338532008E+018" calcext:value-type="float">
            <text:p>1.47584338532008E+018</text:p>
          </table:table-cell>
          <table:table-cell/>
          <table:table-cell table:formula="of:= [.C358] - [.B358]" office:value-type="float" office:value="119530240" calcext:value-type="float">
            <text:p>11953024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584338520155E+018" calcext:value-type="float">
            <text:p>1.47584338520155E+018</text:p>
          </table:table-cell>
          <table:table-cell office:value-type="float" office:value="1.47584338532139E+018" calcext:value-type="float">
            <text:p>1.47584338532139E+018</text:p>
          </table:table-cell>
          <table:table-cell/>
          <table:table-cell table:formula="of:= [.C359] - [.B359]" office:value-type="float" office:value="119839744" calcext:value-type="float">
            <text:p>11983974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584338520254E+018" calcext:value-type="float">
            <text:p>1.47584338520254E+018</text:p>
          </table:table-cell>
          <table:table-cell office:value-type="float" office:value="1.47584338532304E+018" calcext:value-type="float">
            <text:p>1.47584338532304E+018</text:p>
          </table:table-cell>
          <table:table-cell/>
          <table:table-cell table:formula="of:= [.C360] - [.B360]" office:value-type="float" office:value="120500224" calcext:value-type="float">
            <text:p>12050022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584338520355E+018" calcext:value-type="float">
            <text:p>1.47584338520355E+018</text:p>
          </table:table-cell>
          <table:table-cell office:value-type="float" office:value="1.475843385324E+018" calcext:value-type="float">
            <text:p>1.475843385324E+018</text:p>
          </table:table-cell>
          <table:table-cell/>
          <table:table-cell table:formula="of:= [.C361] - [.B361]" office:value-type="float" office:value="120450048" calcext:value-type="float">
            <text:p>12045004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584338520455E+018" calcext:value-type="float">
            <text:p>1.47584338520455E+018</text:p>
          </table:table-cell>
          <table:table-cell office:value-type="float" office:value="1.47584338532516E+018" calcext:value-type="float">
            <text:p>1.47584338532516E+018</text:p>
          </table:table-cell>
          <table:table-cell/>
          <table:table-cell table:formula="of:= [.C362] - [.B362]" office:value-type="float" office:value="120609792" calcext:value-type="float">
            <text:p>12060979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584338520554E+018" calcext:value-type="float">
            <text:p>1.47584338520554E+018</text:p>
          </table:table-cell>
          <table:table-cell office:value-type="float" office:value="1.47584338532643E+018" calcext:value-type="float">
            <text:p>1.47584338532643E+018</text:p>
          </table:table-cell>
          <table:table-cell/>
          <table:table-cell table:formula="of:= [.C363] - [.B363]" office:value-type="float" office:value="120890368" calcext:value-type="float">
            <text:p>12089036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584338520654E+018" calcext:value-type="float">
            <text:p>1.47584338520654E+018</text:p>
          </table:table-cell>
          <table:table-cell office:value-type="float" office:value="1.475843385328E+018" calcext:value-type="float">
            <text:p>1.475843385328E+018</text:p>
          </table:table-cell>
          <table:table-cell/>
          <table:table-cell table:formula="of:= [.C364] - [.B364]" office:value-type="float" office:value="121459968" calcext:value-type="float">
            <text:p>12145996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584338520755E+018" calcext:value-type="float">
            <text:p>1.47584338520755E+018</text:p>
          </table:table-cell>
          <table:table-cell office:value-type="float" office:value="1.47584338532907E+018" calcext:value-type="float">
            <text:p>1.47584338532907E+018</text:p>
          </table:table-cell>
          <table:table-cell/>
          <table:table-cell table:formula="of:= [.C365] - [.B365]" office:value-type="float" office:value="121519872" calcext:value-type="float">
            <text:p>12151987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584338520854E+018" calcext:value-type="float">
            <text:p>1.47584338520854E+018</text:p>
          </table:table-cell>
          <table:table-cell office:value-type="float" office:value="1.47584338533026E+018" calcext:value-type="float">
            <text:p>1.47584338533026E+018</text:p>
          </table:table-cell>
          <table:table-cell/>
          <table:table-cell table:formula="of:= [.C366] - [.B366]" office:value-type="float" office:value="121720064" calcext:value-type="float">
            <text:p>12172006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584338520955E+018" calcext:value-type="float">
            <text:p>1.47584338520955E+018</text:p>
          </table:table-cell>
          <table:table-cell office:value-type="float" office:value="1.475843385332E+018" calcext:value-type="float">
            <text:p>1.475843385332E+018</text:p>
          </table:table-cell>
          <table:table-cell/>
          <table:table-cell table:formula="of:= [.C367] - [.B367]" office:value-type="float" office:value="122449920" calcext:value-type="float">
            <text:p>12244992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584338521054E+018" calcext:value-type="float">
            <text:p>1.47584338521054E+018</text:p>
          </table:table-cell>
          <table:table-cell office:value-type="float" office:value="1.4758433853329E+018" calcext:value-type="float">
            <text:p>1.4758433853329E+018</text:p>
          </table:table-cell>
          <table:table-cell/>
          <table:table-cell table:formula="of:= [.C368] - [.B368]" office:value-type="float" office:value="122360064" calcext:value-type="float">
            <text:p>12236006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584338521154E+018" calcext:value-type="float">
            <text:p>1.47584338521154E+018</text:p>
          </table:table-cell>
          <table:table-cell office:value-type="float" office:value="1.47584338533422E+018" calcext:value-type="float">
            <text:p>1.47584338533422E+018</text:p>
          </table:table-cell>
          <table:table-cell/>
          <table:table-cell table:formula="of:= [.C369] - [.B369]" office:value-type="float" office:value="122679808" calcext:value-type="float">
            <text:p>12267980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584338521255E+018" calcext:value-type="float">
            <text:p>1.47584338521255E+018</text:p>
          </table:table-cell>
          <table:table-cell office:value-type="float" office:value="1.47584338533539E+018" calcext:value-type="float">
            <text:p>1.47584338533539E+018</text:p>
          </table:table-cell>
          <table:table-cell/>
          <table:table-cell table:formula="of:= [.C370] - [.B370]" office:value-type="float" office:value="122839808" calcext:value-type="float">
            <text:p>12283980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584338521354E+018" calcext:value-type="float">
            <text:p>1.47584338521354E+018</text:p>
          </table:table-cell>
          <table:table-cell office:value-type="float" office:value="1.47584338533699E+018" calcext:value-type="float">
            <text:p>1.47584338533699E+018</text:p>
          </table:table-cell>
          <table:table-cell/>
          <table:table-cell table:formula="of:= [.C371] - [.B371]" office:value-type="float" office:value="123450112" calcext:value-type="float">
            <text:p>12345011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584338521455E+018" calcext:value-type="float">
            <text:p>1.47584338521455E+018</text:p>
          </table:table-cell>
          <table:table-cell office:value-type="float" office:value="1.47584338533801E+018" calcext:value-type="float">
            <text:p>1.47584338533801E+018</text:p>
          </table:table-cell>
          <table:table-cell/>
          <table:table-cell table:formula="of:= [.C372] - [.B372]" office:value-type="float" office:value="123459840" calcext:value-type="float">
            <text:p>12345984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584338521554E+018" calcext:value-type="float">
            <text:p>1.47584338521554E+018</text:p>
          </table:table-cell>
          <table:table-cell office:value-type="float" office:value="1.47584338533916E+018" calcext:value-type="float">
            <text:p>1.47584338533916E+018</text:p>
          </table:table-cell>
          <table:table-cell/>
          <table:table-cell table:formula="of:= [.C373] - [.B373]" office:value-type="float" office:value="123619840" calcext:value-type="float">
            <text:p>12361984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584338521654E+018" calcext:value-type="float">
            <text:p>1.47584338521654E+018</text:p>
          </table:table-cell>
          <table:table-cell office:value-type="float" office:value="1.47584338534043E+018" calcext:value-type="float">
            <text:p>1.47584338534043E+018</text:p>
          </table:table-cell>
          <table:table-cell/>
          <table:table-cell table:formula="of:= [.C374] - [.B374]" office:value-type="float" office:value="123890176" calcext:value-type="float">
            <text:p>12389017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584338521755E+018" calcext:value-type="float">
            <text:p>1.47584338521755E+018</text:p>
          </table:table-cell>
          <table:table-cell office:value-type="float" office:value="1.47584338534179E+018" calcext:value-type="float">
            <text:p>1.47584338534179E+018</text:p>
          </table:table-cell>
          <table:table-cell/>
          <table:table-cell table:formula="of:= [.C375] - [.B375]" office:value-type="float" office:value="124239872" calcext:value-type="float">
            <text:p>1242398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584338521855E+018" calcext:value-type="float">
            <text:p>1.47584338521855E+018</text:p>
          </table:table-cell>
          <table:table-cell office:value-type="float" office:value="1.47584338534311E+018" calcext:value-type="float">
            <text:p>1.47584338534311E+018</text:p>
          </table:table-cell>
          <table:table-cell/>
          <table:table-cell table:formula="of:= [.C376] - [.B376]" office:value-type="float" office:value="124560128" calcext:value-type="float">
            <text:p>12456012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584338521955E+018" calcext:value-type="float">
            <text:p>1.47584338521955E+018</text:p>
          </table:table-cell>
          <table:table-cell office:value-type="float" office:value="1.47584338534424E+018" calcext:value-type="float">
            <text:p>1.47584338534424E+018</text:p>
          </table:table-cell>
          <table:table-cell/>
          <table:table-cell table:formula="of:= [.C377] - [.B377]" office:value-type="float" office:value="124689920" calcext:value-type="float">
            <text:p>12468992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584338522055E+018" calcext:value-type="float">
            <text:p>1.47584338522055E+018</text:p>
          </table:table-cell>
          <table:table-cell office:value-type="float" office:value="1.47584338534553E+018" calcext:value-type="float">
            <text:p>1.47584338534553E+018</text:p>
          </table:table-cell>
          <table:table-cell/>
          <table:table-cell table:formula="of:= [.C378] - [.B378]" office:value-type="float" office:value="124979968" calcext:value-type="float">
            <text:p>12497996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584338522166E+018" calcext:value-type="float">
            <text:p>1.47584338522166E+018</text:p>
          </table:table-cell>
          <table:table-cell office:value-type="float" office:value="1.47584338534697E+018" calcext:value-type="float">
            <text:p>1.47584338534697E+018</text:p>
          </table:table-cell>
          <table:table-cell/>
          <table:table-cell table:formula="of:= [.C379] - [.B379]" office:value-type="float" office:value="125310208" calcext:value-type="float">
            <text:p>12531020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584338522255E+018" calcext:value-type="float">
            <text:p>1.47584338522255E+018</text:p>
          </table:table-cell>
          <table:table-cell office:value-type="float" office:value="1.47584338534805E+018" calcext:value-type="float">
            <text:p>1.47584338534805E+018</text:p>
          </table:table-cell>
          <table:table-cell/>
          <table:table-cell table:formula="of:= [.C380] - [.B380]" office:value-type="float" office:value="125499904" calcext:value-type="float">
            <text:p>12549990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584338522361E+018" calcext:value-type="float">
            <text:p>1.47584338522361E+018</text:p>
          </table:table-cell>
          <table:table-cell office:value-type="float" office:value="1.47584338534933E+018" calcext:value-type="float">
            <text:p>1.47584338534933E+018</text:p>
          </table:table-cell>
          <table:table-cell/>
          <table:table-cell table:formula="of:= [.C381] - [.B381]" office:value-type="float" office:value="125719808" calcext:value-type="float">
            <text:p>12571980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584338522455E+018" calcext:value-type="float">
            <text:p>1.47584338522455E+018</text:p>
          </table:table-cell>
          <table:table-cell office:value-type="float" office:value="1.47584338535101E+018" calcext:value-type="float">
            <text:p>1.47584338535101E+018</text:p>
          </table:table-cell>
          <table:table-cell/>
          <table:table-cell table:formula="of:= [.C382] - [.B382]" office:value-type="float" office:value="126459904" calcext:value-type="float">
            <text:p>12645990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584338522555E+018" calcext:value-type="float">
            <text:p>1.47584338522555E+018</text:p>
          </table:table-cell>
          <table:table-cell office:value-type="float" office:value="1.47584338535198E+018" calcext:value-type="float">
            <text:p>1.47584338535198E+018</text:p>
          </table:table-cell>
          <table:table-cell/>
          <table:table-cell table:formula="of:= [.C383] - [.B383]" office:value-type="float" office:value="126429952" calcext:value-type="float">
            <text:p>12642995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584338522675E+018" calcext:value-type="float">
            <text:p>1.47584338522675E+018</text:p>
          </table:table-cell>
          <table:table-cell office:value-type="float" office:value="1.47584338535314E+018" calcext:value-type="float">
            <text:p>1.47584338535314E+018</text:p>
          </table:table-cell>
          <table:table-cell/>
          <table:table-cell table:formula="of:= [.C384] - [.B384]" office:value-type="float" office:value="126390016" calcext:value-type="float">
            <text:p>12639001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584338522754E+018" calcext:value-type="float">
            <text:p>1.47584338522754E+018</text:p>
          </table:table-cell>
          <table:table-cell office:value-type="float" office:value="1.4758433853544E+018" calcext:value-type="float">
            <text:p>1.4758433853544E+018</text:p>
          </table:table-cell>
          <table:table-cell/>
          <table:table-cell table:formula="of:= [.C385] - [.B385]" office:value-type="float" office:value="126860032" calcext:value-type="float">
            <text:p>12686003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584338522855E+018" calcext:value-type="float">
            <text:p>1.47584338522855E+018</text:p>
          </table:table-cell>
          <table:table-cell office:value-type="float" office:value="1.475843385356E+018" calcext:value-type="float">
            <text:p>1.475843385356E+018</text:p>
          </table:table-cell>
          <table:table-cell/>
          <table:table-cell table:formula="of:= [.C386] - [.B386]" office:value-type="float" office:value="127450112" calcext:value-type="float">
            <text:p>12745011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584338522954E+018" calcext:value-type="float">
            <text:p>1.47584338522954E+018</text:p>
          </table:table-cell>
          <table:table-cell office:value-type="float" office:value="1.47584338535701E+018" calcext:value-type="float">
            <text:p>1.47584338535701E+018</text:p>
          </table:table-cell>
          <table:table-cell/>
          <table:table-cell table:formula="of:= [.C387] - [.B387]" office:value-type="float" office:value="127470080" calcext:value-type="float">
            <text:p>12747008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584338523054E+018" calcext:value-type="float">
            <text:p>1.47584338523054E+018</text:p>
          </table:table-cell>
          <table:table-cell office:value-type="float" office:value="1.4758433853582E+018" calcext:value-type="float">
            <text:p>1.4758433853582E+018</text:p>
          </table:table-cell>
          <table:table-cell/>
          <table:table-cell table:formula="of:= [.C388] - [.B388]" office:value-type="float" office:value="127660032" calcext:value-type="float">
            <text:p>12766003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584338523154E+018" calcext:value-type="float">
            <text:p>1.47584338523154E+018</text:p>
          </table:table-cell>
          <table:table-cell office:value-type="float" office:value="1.47584338535949E+018" calcext:value-type="float">
            <text:p>1.47584338535949E+018</text:p>
          </table:table-cell>
          <table:table-cell/>
          <table:table-cell table:formula="of:= [.C389] - [.B389]" office:value-type="float" office:value="127949824" calcext:value-type="float">
            <text:p>12794982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584338523254E+018" calcext:value-type="float">
            <text:p>1.47584338523254E+018</text:p>
          </table:table-cell>
          <table:table-cell office:value-type="float" office:value="1.47584338536099E+018" calcext:value-type="float">
            <text:p>1.47584338536099E+018</text:p>
          </table:table-cell>
          <table:table-cell/>
          <table:table-cell table:formula="of:= [.C390] - [.B390]" office:value-type="float" office:value="128450048" calcext:value-type="float">
            <text:p>12845004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584338523355E+018" calcext:value-type="float">
            <text:p>1.47584338523355E+018</text:p>
          </table:table-cell>
          <table:table-cell office:value-type="float" office:value="1.47584338536206E+018" calcext:value-type="float">
            <text:p>1.47584338536206E+018</text:p>
          </table:table-cell>
          <table:table-cell/>
          <table:table-cell table:formula="of:= [.C391] - [.B391]" office:value-type="float" office:value="128509952" calcext:value-type="float">
            <text:p>12850995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584338523454E+018" calcext:value-type="float">
            <text:p>1.47584338523454E+018</text:p>
          </table:table-cell>
          <table:table-cell office:value-type="float" office:value="1.4758433853633E+018" calcext:value-type="float">
            <text:p>1.4758433853633E+018</text:p>
          </table:table-cell>
          <table:table-cell/>
          <table:table-cell table:formula="of:= [.C392] - [.B392]" office:value-type="float" office:value="128759808" calcext:value-type="float">
            <text:p>12875980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584338523571E+018" calcext:value-type="float">
            <text:p>1.47584338523571E+018</text:p>
          </table:table-cell>
          <table:table-cell office:value-type="float" office:value="1.47584338536471E+018" calcext:value-type="float">
            <text:p>1.47584338536471E+018</text:p>
          </table:table-cell>
          <table:table-cell/>
          <table:table-cell table:formula="of:= [.C393] - [.B393]" office:value-type="float" office:value="128999936" calcext:value-type="float">
            <text:p>12899993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584338523654E+018" calcext:value-type="float">
            <text:p>1.47584338523654E+018</text:p>
          </table:table-cell>
          <table:table-cell office:value-type="float" office:value="1.47584338536587E+018" calcext:value-type="float">
            <text:p>1.47584338536587E+018</text:p>
          </table:table-cell>
          <table:table-cell/>
          <table:table-cell table:formula="of:= [.C394] - [.B394]" office:value-type="float" office:value="129330176" calcext:value-type="float">
            <text:p>12933017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584338523755E+018" calcext:value-type="float">
            <text:p>1.47584338523755E+018</text:p>
          </table:table-cell>
          <table:table-cell office:value-type="float" office:value="1.47584338536718E+018" calcext:value-type="float">
            <text:p>1.47584338536718E+018</text:p>
          </table:table-cell>
          <table:table-cell/>
          <table:table-cell table:formula="of:= [.C395] - [.B395]" office:value-type="float" office:value="129629952" calcext:value-type="float">
            <text:p>12962995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584338523855E+018" calcext:value-type="float">
            <text:p>1.47584338523855E+018</text:p>
          </table:table-cell>
          <table:table-cell office:value-type="float" office:value="1.47584338536837E+018" calcext:value-type="float">
            <text:p>1.47584338536837E+018</text:p>
          </table:table-cell>
          <table:table-cell/>
          <table:table-cell table:formula="of:= [.C396] - [.B396]" office:value-type="float" office:value="129819904" calcext:value-type="float">
            <text:p>12981990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584338523955E+018" calcext:value-type="float">
            <text:p>1.47584338523955E+018</text:p>
          </table:table-cell>
          <table:table-cell office:value-type="float" office:value="1.47584338536986E+018" calcext:value-type="float">
            <text:p>1.47584338536986E+018</text:p>
          </table:table-cell>
          <table:table-cell/>
          <table:table-cell table:formula="of:= [.C397] - [.B397]" office:value-type="float" office:value="130310144" calcext:value-type="float">
            <text:p>13031014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584338524054E+018" calcext:value-type="float">
            <text:p>1.47584338524054E+018</text:p>
          </table:table-cell>
          <table:table-cell office:value-type="float" office:value="1.47584338537101E+018" calcext:value-type="float">
            <text:p>1.47584338537101E+018</text:p>
          </table:table-cell>
          <table:table-cell/>
          <table:table-cell table:formula="of:= [.C398] - [.B398]" office:value-type="float" office:value="130470144" calcext:value-type="float">
            <text:p>13047014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584338524154E+018" calcext:value-type="float">
            <text:p>1.47584338524154E+018</text:p>
          </table:table-cell>
          <table:table-cell office:value-type="float" office:value="1.47584338537218E+018" calcext:value-type="float">
            <text:p>1.47584338537218E+018</text:p>
          </table:table-cell>
          <table:table-cell/>
          <table:table-cell table:formula="of:= [.C399] - [.B399]" office:value-type="float" office:value="130639872" calcext:value-type="float">
            <text:p>13063987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584338524255E+018" calcext:value-type="float">
            <text:p>1.47584338524255E+018</text:p>
          </table:table-cell>
          <table:table-cell office:value-type="float" office:value="1.47584338537344E+018" calcext:value-type="float">
            <text:p>1.47584338537344E+018</text:p>
          </table:table-cell>
          <table:table-cell/>
          <table:table-cell table:formula="of:= [.C400] - [.B400]" office:value-type="float" office:value="130889984" calcext:value-type="float">
            <text:p>1308899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584338524355E+018" calcext:value-type="float">
            <text:p>1.47584338524355E+018</text:p>
          </table:table-cell>
          <table:table-cell office:value-type="float" office:value="1.475843385375E+018" calcext:value-type="float">
            <text:p>1.475843385375E+018</text:p>
          </table:table-cell>
          <table:table-cell/>
          <table:table-cell table:formula="of:= [.C401] - [.B401]" office:value-type="float" office:value="131449856" calcext:value-type="float">
            <text:p>13144985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584338524454E+018" calcext:value-type="float">
            <text:p>1.47584338524454E+018</text:p>
          </table:table-cell>
          <table:table-cell office:value-type="float" office:value="1.47584338537605E+018" calcext:value-type="float">
            <text:p>1.47584338537605E+018</text:p>
          </table:table-cell>
          <table:table-cell/>
          <table:table-cell table:formula="of:= [.C402] - [.B402]" office:value-type="float" office:value="131509760" calcext:value-type="float">
            <text:p>13150976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584338524554E+018" calcext:value-type="float">
            <text:p>1.47584338524554E+018</text:p>
          </table:table-cell>
          <table:table-cell office:value-type="float" office:value="1.47584338537724E+018" calcext:value-type="float">
            <text:p>1.47584338537724E+018</text:p>
          </table:table-cell>
          <table:table-cell/>
          <table:table-cell table:formula="of:= [.C403] - [.B403]" office:value-type="float" office:value="131700224" calcext:value-type="float">
            <text:p>13170022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584338524654E+018" calcext:value-type="float">
            <text:p>1.47584338524654E+018</text:p>
          </table:table-cell>
          <table:table-cell office:value-type="float" office:value="1.47584338537849E+018" calcext:value-type="float">
            <text:p>1.47584338537849E+018</text:p>
          </table:table-cell>
          <table:table-cell/>
          <table:table-cell table:formula="of:= [.C404] - [.B404]" office:value-type="float" office:value="131950080" calcext:value-type="float">
            <text:p>13195008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584338524771E+018" calcext:value-type="float">
            <text:p>1.47584338524771E+018</text:p>
          </table:table-cell>
          <table:table-cell office:value-type="float" office:value="1.47584338537997E+018" calcext:value-type="float">
            <text:p>1.47584338537997E+018</text:p>
          </table:table-cell>
          <table:table-cell/>
          <table:table-cell table:formula="of:= [.C405] - [.B405]" office:value-type="float" office:value="132260096" calcext:value-type="float">
            <text:p>13226009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584338524854E+018" calcext:value-type="float">
            <text:p>1.47584338524854E+018</text:p>
          </table:table-cell>
          <table:table-cell office:value-type="float" office:value="1.47584338538113E+018" calcext:value-type="float">
            <text:p>1.47584338538113E+018</text:p>
          </table:table-cell>
          <table:table-cell/>
          <table:table-cell table:formula="of:= [.C406] - [.B406]" office:value-type="float" office:value="132590080" calcext:value-type="float">
            <text:p>13259008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584338524966E+018" calcext:value-type="float">
            <text:p>1.47584338524966E+018</text:p>
          </table:table-cell>
          <table:table-cell office:value-type="float" office:value="1.47584338538233E+018" calcext:value-type="float">
            <text:p>1.47584338538233E+018</text:p>
          </table:table-cell>
          <table:table-cell/>
          <table:table-cell table:formula="of:= [.C407] - [.B407]" office:value-type="float" office:value="132670208" calcext:value-type="float">
            <text:p>13267020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584338525054E+018" calcext:value-type="float">
            <text:p>1.47584338525054E+018</text:p>
          </table:table-cell>
          <table:table-cell office:value-type="float" office:value="1.47584338538404E+018" calcext:value-type="float">
            <text:p>1.47584338538404E+018</text:p>
          </table:table-cell>
          <table:table-cell/>
          <table:table-cell table:formula="of:= [.C408] - [.B408]" office:value-type="float" office:value="133499904" calcext:value-type="float">
            <text:p>13349990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584338525154E+018" calcext:value-type="float">
            <text:p>1.47584338525154E+018</text:p>
          </table:table-cell>
          <table:table-cell office:value-type="float" office:value="1.47584338538505E+018" calcext:value-type="float">
            <text:p>1.47584338538505E+018</text:p>
          </table:table-cell>
          <table:table-cell/>
          <table:table-cell table:formula="of:= [.C409] - [.B409]" office:value-type="float" office:value="133509888" calcext:value-type="float">
            <text:p>13350988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584338525254E+018" calcext:value-type="float">
            <text:p>1.47584338525254E+018</text:p>
          </table:table-cell>
          <table:table-cell office:value-type="float" office:value="1.47584338538616E+018" calcext:value-type="float">
            <text:p>1.47584338538616E+018</text:p>
          </table:table-cell>
          <table:table-cell/>
          <table:table-cell table:formula="of:= [.C410] - [.B410]" office:value-type="float" office:value="133620224" calcext:value-type="float">
            <text:p>13362022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58433852537E+018" calcext:value-type="float">
            <text:p>1.4758433852537E+018</text:p>
          </table:table-cell>
          <table:table-cell office:value-type="float" office:value="1.47584338538742E+018" calcext:value-type="float">
            <text:p>1.47584338538742E+018</text:p>
          </table:table-cell>
          <table:table-cell/>
          <table:table-cell table:formula="of:= [.C411] - [.B411]" office:value-type="float" office:value="133719808" calcext:value-type="float">
            <text:p>13371980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584338525454E+018" calcext:value-type="float">
            <text:p>1.47584338525454E+018</text:p>
          </table:table-cell>
          <table:table-cell office:value-type="float" office:value="1.475843385389E+018" calcext:value-type="float">
            <text:p>1.475843385389E+018</text:p>
          </table:table-cell>
          <table:table-cell/>
          <table:table-cell table:formula="of:= [.C412] - [.B412]" office:value-type="float" office:value="134459904" calcext:value-type="float">
            <text:p>13445990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584338525554E+018" calcext:value-type="float">
            <text:p>1.47584338525554E+018</text:p>
          </table:table-cell>
          <table:table-cell office:value-type="float" office:value="1.47584338539005E+018" calcext:value-type="float">
            <text:p>1.47584338539005E+018</text:p>
          </table:table-cell>
          <table:table-cell/>
          <table:table-cell table:formula="of:= [.C413] - [.B413]" office:value-type="float" office:value="134509824" calcext:value-type="float">
            <text:p>13450982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584338525655E+018" calcext:value-type="float">
            <text:p>1.47584338525655E+018</text:p>
          </table:table-cell>
          <table:table-cell office:value-type="float" office:value="1.47584338539128E+018" calcext:value-type="float">
            <text:p>1.47584338539128E+018</text:p>
          </table:table-cell>
          <table:table-cell/>
          <table:table-cell table:formula="of:= [.C414] - [.B414]" office:value-type="float" office:value="134730240" calcext:value-type="float">
            <text:p>13473024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584338525756E+018" calcext:value-type="float">
            <text:p>1.47584338525756E+018</text:p>
          </table:table-cell>
          <table:table-cell office:value-type="float" office:value="1.47584338539255E+018" calcext:value-type="float">
            <text:p>1.47584338539255E+018</text:p>
          </table:table-cell>
          <table:table-cell/>
          <table:table-cell table:formula="of:= [.C415] - [.B415]" office:value-type="float" office:value="134990336" calcext:value-type="float">
            <text:p>13499033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584338525875E+018" calcext:value-type="float">
            <text:p>1.47584338525875E+018</text:p>
          </table:table-cell>
          <table:table-cell office:value-type="float" office:value="1.47584338539399E+018" calcext:value-type="float">
            <text:p>1.47584338539399E+018</text:p>
          </table:table-cell>
          <table:table-cell/>
          <table:table-cell table:formula="of:= [.C416] - [.B416]" office:value-type="float" office:value="135240192" calcext:value-type="float">
            <text:p>13524019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584338525954E+018" calcext:value-type="float">
            <text:p>1.47584338525954E+018</text:p>
          </table:table-cell>
          <table:table-cell office:value-type="float" office:value="1.47584338539509E+018" calcext:value-type="float">
            <text:p>1.47584338539509E+018</text:p>
          </table:table-cell>
          <table:table-cell/>
          <table:table-cell table:formula="of:= [.C417] - [.B417]" office:value-type="float" office:value="135550208" calcext:value-type="float">
            <text:p>13555020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584338526055E+018" calcext:value-type="float">
            <text:p>1.47584338526055E+018</text:p>
          </table:table-cell>
          <table:table-cell office:value-type="float" office:value="1.47584338539636E+018" calcext:value-type="float">
            <text:p>1.47584338539636E+018</text:p>
          </table:table-cell>
          <table:table-cell/>
          <table:table-cell table:formula="of:= [.C418] - [.B418]" office:value-type="float" office:value="135810048" calcext:value-type="float">
            <text:p>13581004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584338526155E+018" calcext:value-type="float">
            <text:p>1.47584338526155E+018</text:p>
          </table:table-cell>
          <table:table-cell office:value-type="float" office:value="1.47584338539801E+018" calcext:value-type="float">
            <text:p>1.47584338539801E+018</text:p>
          </table:table-cell>
          <table:table-cell/>
          <table:table-cell table:formula="of:= [.C419] - [.B419]" office:value-type="float" office:value="136459776" calcext:value-type="float">
            <text:p>13645977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584338526257E+018" calcext:value-type="float">
            <text:p>1.47584338526257E+018</text:p>
          </table:table-cell>
          <table:table-cell office:value-type="float" office:value="1.47584338540421E+018" calcext:value-type="float">
            <text:p>1.47584338540421E+018</text:p>
          </table:table-cell>
          <table:table-cell/>
          <table:table-cell table:formula="of:= [.C420] - [.B420]" office:value-type="float" office:value="141640192" calcext:value-type="float">
            <text:p>14164019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584338526354E+018" calcext:value-type="float">
            <text:p>1.47584338526354E+018</text:p>
          </table:table-cell>
          <table:table-cell office:value-type="float" office:value="1.47584338540528E+018" calcext:value-type="float">
            <text:p>1.47584338540528E+018</text:p>
          </table:table-cell>
          <table:table-cell/>
          <table:table-cell table:formula="of:= [.C421] - [.B421]" office:value-type="float" office:value="141740032" calcext:value-type="float">
            <text:p>14174003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584338526455E+018" calcext:value-type="float">
            <text:p>1.47584338526455E+018</text:p>
          </table:table-cell>
          <table:table-cell office:value-type="float" office:value="1.47584338540686E+018" calcext:value-type="float">
            <text:p>1.47584338540686E+018</text:p>
          </table:table-cell>
          <table:table-cell/>
          <table:table-cell table:formula="of:= [.C422] - [.B422]" office:value-type="float" office:value="142309888" calcext:value-type="float">
            <text:p>14230988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584338526555E+018" calcext:value-type="float">
            <text:p>1.47584338526555E+018</text:p>
          </table:table-cell>
          <table:table-cell office:value-type="float" office:value="1.47584338540804E+018" calcext:value-type="float">
            <text:p>1.47584338540804E+018</text:p>
          </table:table-cell>
          <table:table-cell/>
          <table:table-cell table:formula="of:= [.C423] - [.B423]" office:value-type="float" office:value="142490112" calcext:value-type="float">
            <text:p>1424901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584338526654E+018" calcext:value-type="float">
            <text:p>1.47584338526654E+018</text:p>
          </table:table-cell>
          <table:table-cell office:value-type="float" office:value="1.47584338540922E+018" calcext:value-type="float">
            <text:p>1.47584338540922E+018</text:p>
          </table:table-cell>
          <table:table-cell/>
          <table:table-cell table:formula="of:= [.C424] - [.B424]" office:value-type="float" office:value="142679808" calcext:value-type="float">
            <text:p>14267980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584338526754E+018" calcext:value-type="float">
            <text:p>1.47584338526754E+018</text:p>
          </table:table-cell>
          <table:table-cell office:value-type="float" office:value="1.47584338541049E+018" calcext:value-type="float">
            <text:p>1.47584338541049E+018</text:p>
          </table:table-cell>
          <table:table-cell/>
          <table:table-cell table:formula="of:= [.C425] - [.B425]" office:value-type="float" office:value="142949888" calcext:value-type="float">
            <text:p>14294988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584338526854E+018" calcext:value-type="float">
            <text:p>1.47584338526854E+018</text:p>
          </table:table-cell>
          <table:table-cell office:value-type="float" office:value="1.47584338541198E+018" calcext:value-type="float">
            <text:p>1.47584338541198E+018</text:p>
          </table:table-cell>
          <table:table-cell/>
          <table:table-cell table:formula="of:= [.C426] - [.B426]" office:value-type="float" office:value="143439872" calcext:value-type="float">
            <text:p>14343987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584338526954E+018" calcext:value-type="float">
            <text:p>1.47584338526954E+018</text:p>
          </table:table-cell>
          <table:table-cell office:value-type="float" office:value="1.4758433854131E+018" calcext:value-type="float">
            <text:p>1.4758433854131E+018</text:p>
          </table:table-cell>
          <table:table-cell/>
          <table:table-cell table:formula="of:= [.C427] - [.B427]" office:value-type="float" office:value="143559680" calcext:value-type="float">
            <text:p>14355968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584338527054E+018" calcext:value-type="float">
            <text:p>1.47584338527054E+018</text:p>
          </table:table-cell>
          <table:table-cell office:value-type="float" office:value="1.47584338541433E+018" calcext:value-type="float">
            <text:p>1.47584338541433E+018</text:p>
          </table:table-cell>
          <table:table-cell/>
          <table:table-cell table:formula="of:= [.C428] - [.B428]" office:value-type="float" office:value="143790080" calcext:value-type="float">
            <text:p>14379008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584338527154E+018" calcext:value-type="float">
            <text:p>1.47584338527154E+018</text:p>
          </table:table-cell>
          <table:table-cell office:value-type="float" office:value="1.475843385416E+018" calcext:value-type="float">
            <text:p>1.475843385416E+018</text:p>
          </table:table-cell>
          <table:table-cell/>
          <table:table-cell table:formula="of:= [.C429] - [.B429]" office:value-type="float" office:value="144460032" calcext:value-type="float">
            <text:p>14446003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584338527255E+018" calcext:value-type="float">
            <text:p>1.47584338527255E+018</text:p>
          </table:table-cell>
          <table:table-cell office:value-type="float" office:value="1.47584338541698E+018" calcext:value-type="float">
            <text:p>1.47584338541698E+018</text:p>
          </table:table-cell>
          <table:table-cell/>
          <table:table-cell table:formula="of:= [.C430] - [.B430]" office:value-type="float" office:value="144429824" calcext:value-type="float">
            <text:p>14442982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584338527355E+018" calcext:value-type="float">
            <text:p>1.47584338527355E+018</text:p>
          </table:table-cell>
          <table:table-cell office:value-type="float" office:value="1.47584338541814E+018" calcext:value-type="float">
            <text:p>1.47584338541814E+018</text:p>
          </table:table-cell>
          <table:table-cell/>
          <table:table-cell table:formula="of:= [.C431] - [.B431]" office:value-type="float" office:value="144589824" calcext:value-type="float">
            <text:p>14458982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584338527455E+018" calcext:value-type="float">
            <text:p>1.47584338527455E+018</text:p>
          </table:table-cell>
          <table:table-cell office:value-type="float" office:value="1.47584338541941E+018" calcext:value-type="float">
            <text:p>1.47584338541941E+018</text:p>
          </table:table-cell>
          <table:table-cell/>
          <table:table-cell table:formula="of:= [.C432] - [.B432]" office:value-type="float" office:value="144859904" calcext:value-type="float">
            <text:p>14485990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584338527568E+018" calcext:value-type="float">
            <text:p>1.47584338527568E+018</text:p>
          </table:table-cell>
          <table:table-cell office:value-type="float" office:value="1.4758433854207E+018" calcext:value-type="float">
            <text:p>1.4758433854207E+018</text:p>
          </table:table-cell>
          <table:table-cell/>
          <table:table-cell table:formula="of:= [.C433] - [.B433]" office:value-type="float" office:value="145020160" calcext:value-type="float">
            <text:p>14502016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584338527654E+018" calcext:value-type="float">
            <text:p>1.47584338527654E+018</text:p>
          </table:table-cell>
          <table:table-cell office:value-type="float" office:value="1.47584338542204E+018" calcext:value-type="float">
            <text:p>1.47584338542204E+018</text:p>
          </table:table-cell>
          <table:table-cell/>
          <table:table-cell table:formula="of:= [.C434] - [.B434]" office:value-type="float" office:value="145500160" calcext:value-type="float">
            <text:p>14550016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584338527755E+018" calcext:value-type="float">
            <text:p>1.47584338527755E+018</text:p>
          </table:table-cell>
          <table:table-cell office:value-type="float" office:value="1.47584338542323E+018" calcext:value-type="float">
            <text:p>1.47584338542323E+018</text:p>
          </table:table-cell>
          <table:table-cell/>
          <table:table-cell table:formula="of:= [.C435] - [.B435]" office:value-type="float" office:value="145679872" calcext:value-type="float">
            <text:p>14567987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584338527854E+018" calcext:value-type="float">
            <text:p>1.47584338527854E+018</text:p>
          </table:table-cell>
          <table:table-cell office:value-type="float" office:value="1.4758433854245E+018" calcext:value-type="float">
            <text:p>1.4758433854245E+018</text:p>
          </table:table-cell>
          <table:table-cell/>
          <table:table-cell table:formula="of:= [.C436] - [.B436]" office:value-type="float" office:value="145960192" calcext:value-type="float">
            <text:p>14596019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584338527954E+018" calcext:value-type="float">
            <text:p>1.47584338527954E+018</text:p>
          </table:table-cell>
          <table:table-cell office:value-type="float" office:value="1.47584338542597E+018" calcext:value-type="float">
            <text:p>1.47584338542597E+018</text:p>
          </table:table-cell>
          <table:table-cell/>
          <table:table-cell table:formula="of:= [.C437] - [.B437]" office:value-type="float" office:value="146429952" calcext:value-type="float">
            <text:p>14642995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584338528055E+018" calcext:value-type="float">
            <text:p>1.47584338528055E+018</text:p>
          </table:table-cell>
          <table:table-cell office:value-type="float" office:value="1.47584338542705E+018" calcext:value-type="float">
            <text:p>1.47584338542705E+018</text:p>
          </table:table-cell>
          <table:table-cell/>
          <table:table-cell table:formula="of:= [.C438] - [.B438]" office:value-type="float" office:value="146500096" calcext:value-type="float">
            <text:p>14650009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584338528154E+018" calcext:value-type="float">
            <text:p>1.47584338528154E+018</text:p>
          </table:table-cell>
          <table:table-cell office:value-type="float" office:value="1.4758433854283E+018" calcext:value-type="float">
            <text:p>1.4758433854283E+018</text:p>
          </table:table-cell>
          <table:table-cell/>
          <table:table-cell table:formula="of:= [.C439] - [.B439]" office:value-type="float" office:value="146759936" calcext:value-type="float">
            <text:p>14675993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584338528254E+018" calcext:value-type="float">
            <text:p>1.47584338528254E+018</text:p>
          </table:table-cell>
          <table:table-cell office:value-type="float" office:value="1.47584338542999E+018" calcext:value-type="float">
            <text:p>1.47584338542999E+018</text:p>
          </table:table-cell>
          <table:table-cell/>
          <table:table-cell table:formula="of:= [.C440] - [.B440]" office:value-type="float" office:value="147450112" calcext:value-type="float">
            <text:p>1474501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584338528354E+018" calcext:value-type="float">
            <text:p>1.47584338528354E+018</text:p>
          </table:table-cell>
          <table:table-cell office:value-type="float" office:value="1.47584338543098E+018" calcext:value-type="float">
            <text:p>1.47584338543098E+018</text:p>
          </table:table-cell>
          <table:table-cell/>
          <table:table-cell table:formula="of:= [.C441] - [.B441]" office:value-type="float" office:value="147440128" calcext:value-type="float">
            <text:p>14744012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584338528455E+018" calcext:value-type="float">
            <text:p>1.47584338528455E+018</text:p>
          </table:table-cell>
          <table:table-cell office:value-type="float" office:value="1.47584338543213E+018" calcext:value-type="float">
            <text:p>1.47584338543213E+018</text:p>
          </table:table-cell>
          <table:table-cell/>
          <table:table-cell table:formula="of:= [.C442] - [.B442]" office:value-type="float" office:value="147579904" calcext:value-type="float">
            <text:p>14757990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584338528554E+018" calcext:value-type="float">
            <text:p>1.47584338528554E+018</text:p>
          </table:table-cell>
          <table:table-cell office:value-type="float" office:value="1.47584338543341E+018" calcext:value-type="float">
            <text:p>1.47584338543341E+018</text:p>
          </table:table-cell>
          <table:table-cell/>
          <table:table-cell table:formula="of:= [.C443] - [.B443]" office:value-type="float" office:value="147869952" calcext:value-type="float">
            <text:p>14786995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584338528655E+018" calcext:value-type="float">
            <text:p>1.47584338528655E+018</text:p>
          </table:table-cell>
          <table:table-cell office:value-type="float" office:value="1.47584338543499E+018" calcext:value-type="float">
            <text:p>1.47584338543499E+018</text:p>
          </table:table-cell>
          <table:table-cell/>
          <table:table-cell table:formula="of:= [.C444] - [.B444]" office:value-type="float" office:value="148439808" calcext:value-type="float">
            <text:p>14843980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584338528754E+018" calcext:value-type="float">
            <text:p>1.47584338528754E+018</text:p>
          </table:table-cell>
          <table:table-cell office:value-type="float" office:value="1.47584338543605E+018" calcext:value-type="float">
            <text:p>1.47584338543605E+018</text:p>
          </table:table-cell>
          <table:table-cell/>
          <table:table-cell table:formula="of:= [.C445] - [.B445]" office:value-type="float" office:value="148509952" calcext:value-type="float">
            <text:p>14850995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584338528854E+018" calcext:value-type="float">
            <text:p>1.47584338528854E+018</text:p>
          </table:table-cell>
          <table:table-cell office:value-type="float" office:value="1.47584338543722E+018" calcext:value-type="float">
            <text:p>1.47584338543722E+018</text:p>
          </table:table-cell>
          <table:table-cell/>
          <table:table-cell table:formula="of:= [.C446] - [.B446]" office:value-type="float" office:value="148679936" calcext:value-type="float">
            <text:p>14867993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584338528969E+018" calcext:value-type="float">
            <text:p>1.47584338528969E+018</text:p>
          </table:table-cell>
          <table:table-cell office:value-type="float" office:value="1.4758433854385E+018" calcext:value-type="float">
            <text:p>1.4758433854385E+018</text:p>
          </table:table-cell>
          <table:table-cell/>
          <table:table-cell table:formula="of:= [.C447] - [.B447]" office:value-type="float" office:value="148810240" calcext:value-type="float">
            <text:p>14881024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584338529054E+018" calcext:value-type="float">
            <text:p>1.47584338529054E+018</text:p>
          </table:table-cell>
          <table:table-cell office:value-type="float" office:value="1.47584338543997E+018" calcext:value-type="float">
            <text:p>1.47584338543997E+018</text:p>
          </table:table-cell>
          <table:table-cell/>
          <table:table-cell table:formula="of:= [.C448] - [.B448]" office:value-type="float" office:value="149430016" calcext:value-type="float">
            <text:p>14943001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584338529155E+018" calcext:value-type="float">
            <text:p>1.47584338529155E+018</text:p>
          </table:table-cell>
          <table:table-cell office:value-type="float" office:value="1.47584338544107E+018" calcext:value-type="float">
            <text:p>1.47584338544107E+018</text:p>
          </table:table-cell>
          <table:table-cell/>
          <table:table-cell table:formula="of:= [.C449] - [.B449]" office:value-type="float" office:value="149520128" calcext:value-type="float">
            <text:p>14952012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584338529255E+018" calcext:value-type="float">
            <text:p>1.47584338529255E+018</text:p>
          </table:table-cell>
          <table:table-cell office:value-type="float" office:value="1.47584338544234E+018" calcext:value-type="float">
            <text:p>1.47584338544234E+018</text:p>
          </table:table-cell>
          <table:table-cell/>
          <table:table-cell table:formula="of:= [.C450] - [.B450]" office:value-type="float" office:value="149789952" calcext:value-type="float">
            <text:p>14978995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584338529355E+018" calcext:value-type="float">
            <text:p>1.47584338529355E+018</text:p>
          </table:table-cell>
          <table:table-cell office:value-type="float" office:value="1.47584338544402E+018" calcext:value-type="float">
            <text:p>1.47584338544402E+018</text:p>
          </table:table-cell>
          <table:table-cell/>
          <table:table-cell table:formula="of:= [.C451] - [.B451]" office:value-type="float" office:value="150469888" calcext:value-type="float">
            <text:p>15046988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584338529455E+018" calcext:value-type="float">
            <text:p>1.47584338529455E+018</text:p>
          </table:table-cell>
          <table:table-cell office:value-type="float" office:value="1.47584338544498E+018" calcext:value-type="float">
            <text:p>1.47584338544498E+018</text:p>
          </table:table-cell>
          <table:table-cell/>
          <table:table-cell table:formula="of:= [.C452] - [.B452]" office:value-type="float" office:value="150429952" calcext:value-type="float">
            <text:p>15042995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584338529555E+018" calcext:value-type="float">
            <text:p>1.47584338529555E+018</text:p>
          </table:table-cell>
          <table:table-cell office:value-type="float" office:value="1.47584338544614E+018" calcext:value-type="float">
            <text:p>1.47584338544614E+018</text:p>
          </table:table-cell>
          <table:table-cell/>
          <table:table-cell table:formula="of:= [.C453] - [.B453]" office:value-type="float" office:value="150590208" calcext:value-type="float">
            <text:p>15059020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584338529654E+018" calcext:value-type="float">
            <text:p>1.47584338529654E+018</text:p>
          </table:table-cell>
          <table:table-cell office:value-type="float" office:value="1.47584338544741E+018" calcext:value-type="float">
            <text:p>1.47584338544741E+018</text:p>
          </table:table-cell>
          <table:table-cell/>
          <table:table-cell table:formula="of:= [.C454] - [.B454]" office:value-type="float" office:value="150870016" calcext:value-type="float">
            <text:p>1508700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584338529754E+018" calcext:value-type="float">
            <text:p>1.47584338529754E+018</text:p>
          </table:table-cell>
          <table:table-cell office:value-type="float" office:value="1.47584338544872E+018" calcext:value-type="float">
            <text:p>1.47584338544872E+018</text:p>
          </table:table-cell>
          <table:table-cell/>
          <table:table-cell table:formula="of:= [.C455] - [.B455]" office:value-type="float" office:value="151180288" calcext:value-type="float">
            <text:p>15118028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584338529855E+018" calcext:value-type="float">
            <text:p>1.47584338529855E+018</text:p>
          </table:table-cell>
          <table:table-cell office:value-type="float" office:value="1.47584338545003E+018" calcext:value-type="float">
            <text:p>1.47584338545003E+018</text:p>
          </table:table-cell>
          <table:table-cell/>
          <table:table-cell table:formula="of:= [.C456] - [.B456]" office:value-type="float" office:value="151479808" calcext:value-type="float">
            <text:p>15147980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584338529955E+018" calcext:value-type="float">
            <text:p>1.47584338529955E+018</text:p>
          </table:table-cell>
          <table:table-cell office:value-type="float" office:value="1.47584338545126E+018" calcext:value-type="float">
            <text:p>1.47584338545126E+018</text:p>
          </table:table-cell>
          <table:table-cell/>
          <table:table-cell table:formula="of:= [.C457] - [.B457]" office:value-type="float" office:value="151710208" calcext:value-type="float">
            <text:p>15171020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584338530055E+018" calcext:value-type="float">
            <text:p>1.47584338530055E+018</text:p>
          </table:table-cell>
          <table:table-cell office:value-type="float" office:value="1.47584338545254E+018" calcext:value-type="float">
            <text:p>1.47584338545254E+018</text:p>
          </table:table-cell>
          <table:table-cell/>
          <table:table-cell table:formula="of:= [.C458] - [.B458]" office:value-type="float" office:value="151990016" calcext:value-type="float">
            <text:p>1519900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584338530155E+018" calcext:value-type="float">
            <text:p>1.47584338530155E+018</text:p>
          </table:table-cell>
          <table:table-cell office:value-type="float" office:value="1.47584338545399E+018" calcext:value-type="float">
            <text:p>1.47584338545399E+018</text:p>
          </table:table-cell>
          <table:table-cell/>
          <table:table-cell table:formula="of:= [.C459] - [.B459]" office:value-type="float" office:value="152440064" calcext:value-type="float">
            <text:p>15244006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584338530255E+018" calcext:value-type="float">
            <text:p>1.47584338530255E+018</text:p>
          </table:table-cell>
          <table:table-cell office:value-type="float" office:value="1.47584338545507E+018" calcext:value-type="float">
            <text:p>1.47584338545507E+018</text:p>
          </table:table-cell>
          <table:table-cell/>
          <table:table-cell table:formula="of:= [.C460] - [.B460]" office:value-type="float" office:value="152519936" calcext:value-type="float">
            <text:p>15251993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584338530355E+018" calcext:value-type="float">
            <text:p>1.47584338530355E+018</text:p>
          </table:table-cell>
          <table:table-cell office:value-type="float" office:value="1.47584338545634E+018" calcext:value-type="float">
            <text:p>1.47584338545634E+018</text:p>
          </table:table-cell>
          <table:table-cell/>
          <table:table-cell table:formula="of:= [.C461] - [.B461]" office:value-type="float" office:value="152790016" calcext:value-type="float">
            <text:p>1527900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584338530455E+018" calcext:value-type="float">
            <text:p>1.47584338530455E+018</text:p>
          </table:table-cell>
          <table:table-cell office:value-type="float" office:value="1.47584338545801E+018" calcext:value-type="float">
            <text:p>1.47584338545801E+018</text:p>
          </table:table-cell>
          <table:table-cell/>
          <table:table-cell table:formula="of:= [.C462] - [.B462]" office:value-type="float" office:value="153459712" calcext:value-type="float">
            <text:p>15345971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584338530555E+018" calcext:value-type="float">
            <text:p>1.47584338530555E+018</text:p>
          </table:table-cell>
          <table:table-cell office:value-type="float" office:value="1.47584338545899E+018" calcext:value-type="float">
            <text:p>1.47584338545899E+018</text:p>
          </table:table-cell>
          <table:table-cell/>
          <table:table-cell table:formula="of:= [.C463] - [.B463]" office:value-type="float" office:value="153440256" calcext:value-type="float">
            <text:p>15344025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584338530654E+018" calcext:value-type="float">
            <text:p>1.47584338530654E+018</text:p>
          </table:table-cell>
          <table:table-cell office:value-type="float" office:value="1.47584338546016E+018" calcext:value-type="float">
            <text:p>1.47584338546016E+018</text:p>
          </table:table-cell>
          <table:table-cell/>
          <table:table-cell table:formula="of:= [.C464] - [.B464]" office:value-type="float" office:value="153619968" calcext:value-type="float">
            <text:p>15361996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584338530754E+018" calcext:value-type="float">
            <text:p>1.47584338530754E+018</text:p>
          </table:table-cell>
          <table:table-cell office:value-type="float" office:value="1.47584338546147E+018" calcext:value-type="float">
            <text:p>1.47584338546147E+018</text:p>
          </table:table-cell>
          <table:table-cell/>
          <table:table-cell table:formula="of:= [.C465] - [.B465]" office:value-type="float" office:value="153930240" calcext:value-type="float">
            <text:p>15393024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584338530854E+018" calcext:value-type="float">
            <text:p>1.47584338530854E+018</text:p>
          </table:table-cell>
          <table:table-cell office:value-type="float" office:value="1.47584338546304E+018" calcext:value-type="float">
            <text:p>1.47584338546304E+018</text:p>
          </table:table-cell>
          <table:table-cell/>
          <table:table-cell table:formula="of:= [.C466] - [.B466]" office:value-type="float" office:value="154500096" calcext:value-type="float">
            <text:p>15450009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584338530954E+018" calcext:value-type="float">
            <text:p>1.47584338530954E+018</text:p>
          </table:table-cell>
          <table:table-cell office:value-type="float" office:value="1.47584338546405E+018" calcext:value-type="float">
            <text:p>1.47584338546405E+018</text:p>
          </table:table-cell>
          <table:table-cell/>
          <table:table-cell table:formula="of:= [.C467] - [.B467]" office:value-type="float" office:value="154509824" calcext:value-type="float">
            <text:p>15450982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584338531054E+018" calcext:value-type="float">
            <text:p>1.47584338531054E+018</text:p>
          </table:table-cell>
          <table:table-cell office:value-type="float" office:value="1.47584338546524E+018" calcext:value-type="float">
            <text:p>1.47584338546524E+018</text:p>
          </table:table-cell>
          <table:table-cell/>
          <table:table-cell table:formula="of:= [.C468] - [.B468]" office:value-type="float" office:value="154700032" calcext:value-type="float">
            <text:p>15470003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584338531154E+018" calcext:value-type="float">
            <text:p>1.47584338531154E+018</text:p>
          </table:table-cell>
          <table:table-cell office:value-type="float" office:value="1.47584338546652E+018" calcext:value-type="float">
            <text:p>1.47584338546652E+018</text:p>
          </table:table-cell>
          <table:table-cell/>
          <table:table-cell table:formula="of:= [.C469] - [.B469]" office:value-type="float" office:value="154980096" calcext:value-type="float">
            <text:p>15498009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584338531265E+018" calcext:value-type="float">
            <text:p>1.47584338531265E+018</text:p>
          </table:table-cell>
          <table:table-cell office:value-type="float" office:value="1.47584338546797E+018" calcext:value-type="float">
            <text:p>1.47584338546797E+018</text:p>
          </table:table-cell>
          <table:table-cell/>
          <table:table-cell table:formula="of:= [.C470] - [.B470]" office:value-type="float" office:value="155320064" calcext:value-type="float">
            <text:p>15532006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584338531358E+018" calcext:value-type="float">
            <text:p>1.47584338531358E+018</text:p>
          </table:table-cell>
          <table:table-cell office:value-type="float" office:value="1.47584338546905E+018" calcext:value-type="float">
            <text:p>1.47584338546905E+018</text:p>
          </table:table-cell>
          <table:table-cell/>
          <table:table-cell table:formula="of:= [.C471] - [.B471]" office:value-type="float" office:value="155470080" calcext:value-type="float">
            <text:p>15547008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584338531455E+018" calcext:value-type="float">
            <text:p>1.47584338531455E+018</text:p>
          </table:table-cell>
          <table:table-cell office:value-type="float" office:value="1.47584338547031E+018" calcext:value-type="float">
            <text:p>1.47584338547031E+018</text:p>
          </table:table-cell>
          <table:table-cell/>
          <table:table-cell table:formula="of:= [.C472] - [.B472]" office:value-type="float" office:value="155760128" calcext:value-type="float">
            <text:p>15576012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584338531554E+018" calcext:value-type="float">
            <text:p>1.47584338531554E+018</text:p>
          </table:table-cell>
          <table:table-cell office:value-type="float" office:value="1.47584338547202E+018" calcext:value-type="float">
            <text:p>1.47584338547202E+018</text:p>
          </table:table-cell>
          <table:table-cell/>
          <table:table-cell table:formula="of:= [.C473] - [.B473]" office:value-type="float" office:value="156480000" calcext:value-type="float">
            <text:p>156480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584338531654E+018" calcext:value-type="float">
            <text:p>1.47584338531654E+018</text:p>
          </table:table-cell>
          <table:table-cell office:value-type="float" office:value="1.4758433854731E+018" calcext:value-type="float">
            <text:p>1.4758433854731E+018</text:p>
          </table:table-cell>
          <table:table-cell/>
          <table:table-cell table:formula="of:= [.C474] - [.B474]" office:value-type="float" office:value="156559872" calcext:value-type="float">
            <text:p>15655987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584338531773E+018" calcext:value-type="float">
            <text:p>1.47584338531773E+018</text:p>
          </table:table-cell>
          <table:table-cell office:value-type="float" office:value="1.47584338547426E+018" calcext:value-type="float">
            <text:p>1.47584338547426E+018</text:p>
          </table:table-cell>
          <table:table-cell/>
          <table:table-cell table:formula="of:= [.C475] - [.B475]" office:value-type="float" office:value="156529920" calcext:value-type="float">
            <text:p>15652992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584338531854E+018" calcext:value-type="float">
            <text:p>1.47584338531854E+018</text:p>
          </table:table-cell>
          <table:table-cell office:value-type="float" office:value="1.47584338547554E+018" calcext:value-type="float">
            <text:p>1.47584338547554E+018</text:p>
          </table:table-cell>
          <table:table-cell/>
          <table:table-cell table:formula="of:= [.C476] - [.B476]" office:value-type="float" office:value="156999936" calcext:value-type="float">
            <text:p>15699993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584338531954E+018" calcext:value-type="float">
            <text:p>1.47584338531954E+018</text:p>
          </table:table-cell>
          <table:table-cell office:value-type="float" office:value="1.47584338547697E+018" calcext:value-type="float">
            <text:p>1.47584338547697E+018</text:p>
          </table:table-cell>
          <table:table-cell/>
          <table:table-cell table:formula="of:= [.C477] - [.B477]" office:value-type="float" office:value="157430272" calcext:value-type="float">
            <text:p>15743027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584338532054E+018" calcext:value-type="float">
            <text:p>1.47584338532054E+018</text:p>
          </table:table-cell>
          <table:table-cell office:value-type="float" office:value="1.47584338547808E+018" calcext:value-type="float">
            <text:p>1.47584338547808E+018</text:p>
          </table:table-cell>
          <table:table-cell/>
          <table:table-cell table:formula="of:= [.C478] - [.B478]" office:value-type="float" office:value="157540096" calcext:value-type="float">
            <text:p>15754009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584338532159E+018" calcext:value-type="float">
            <text:p>1.47584338532159E+018</text:p>
          </table:table-cell>
          <table:table-cell office:value-type="float" office:value="1.47584338547935E+018" calcext:value-type="float">
            <text:p>1.47584338547935E+018</text:p>
          </table:table-cell>
          <table:table-cell/>
          <table:table-cell table:formula="of:= [.C479] - [.B479]" office:value-type="float" office:value="157760000" calcext:value-type="float">
            <text:p>157760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584338532254E+018" calcext:value-type="float">
            <text:p>1.47584338532254E+018</text:p>
          </table:table-cell>
          <table:table-cell office:value-type="float" office:value="1.47584338548086E+018" calcext:value-type="float">
            <text:p>1.47584338548086E+018</text:p>
          </table:table-cell>
          <table:table-cell/>
          <table:table-cell table:formula="of:= [.C480] - [.B480]" office:value-type="float" office:value="158320128" calcext:value-type="float">
            <text:p>1583201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584338532354E+018" calcext:value-type="float">
            <text:p>1.47584338532354E+018</text:p>
          </table:table-cell>
          <table:table-cell office:value-type="float" office:value="1.475843385482E+018" calcext:value-type="float">
            <text:p>1.475843385482E+018</text:p>
          </table:table-cell>
          <table:table-cell/>
          <table:table-cell table:formula="of:= [.C481] - [.B481]" office:value-type="float" office:value="158459904" calcext:value-type="float">
            <text:p>15845990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584338532454E+018" calcext:value-type="float">
            <text:p>1.47584338532454E+018</text:p>
          </table:table-cell>
          <table:table-cell office:value-type="float" office:value="1.47584338548318E+018" calcext:value-type="float">
            <text:p>1.47584338548318E+018</text:p>
          </table:table-cell>
          <table:table-cell/>
          <table:table-cell table:formula="of:= [.C482] - [.B482]" office:value-type="float" office:value="158639872" calcext:value-type="float">
            <text:p>15863987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584338532554E+018" calcext:value-type="float">
            <text:p>1.47584338532554E+018</text:p>
          </table:table-cell>
          <table:table-cell office:value-type="float" office:value="1.47584338548444E+018" calcext:value-type="float">
            <text:p>1.47584338548444E+018</text:p>
          </table:table-cell>
          <table:table-cell/>
          <table:table-cell table:formula="of:= [.C483] - [.B483]" office:value-type="float" office:value="158900224" calcext:value-type="float">
            <text:p>15890022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584338532663E+018" calcext:value-type="float">
            <text:p>1.47584338532663E+018</text:p>
          </table:table-cell>
          <table:table-cell office:value-type="float" office:value="1.47584338548598E+018" calcext:value-type="float">
            <text:p>1.47584338548598E+018</text:p>
          </table:table-cell>
          <table:table-cell/>
          <table:table-cell table:formula="of:= [.C484] - [.B484]" office:value-type="float" office:value="159350272" calcext:value-type="float">
            <text:p>15935027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584338532754E+018" calcext:value-type="float">
            <text:p>1.47584338532754E+018</text:p>
          </table:table-cell>
          <table:table-cell office:value-type="float" office:value="1.47584338548707E+018" calcext:value-type="float">
            <text:p>1.47584338548707E+018</text:p>
          </table:table-cell>
          <table:table-cell/>
          <table:table-cell table:formula="of:= [.C485] - [.B485]" office:value-type="float" office:value="159529984" calcext:value-type="float">
            <text:p>15952998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584338532855E+018" calcext:value-type="float">
            <text:p>1.47584338532855E+018</text:p>
          </table:table-cell>
          <table:table-cell office:value-type="float" office:value="1.47584338548826E+018" calcext:value-type="float">
            <text:p>1.47584338548826E+018</text:p>
          </table:table-cell>
          <table:table-cell/>
          <table:table-cell table:formula="of:= [.C486] - [.B486]" office:value-type="float" office:value="159710208" calcext:value-type="float">
            <text:p>15971020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584338532954E+018" calcext:value-type="float">
            <text:p>1.47584338532954E+018</text:p>
          </table:table-cell>
          <table:table-cell office:value-type="float" office:value="1.47584338548954E+018" calcext:value-type="float">
            <text:p>1.47584338548954E+018</text:p>
          </table:table-cell>
          <table:table-cell/>
          <table:table-cell table:formula="of:= [.C487] - [.B487]" office:value-type="float" office:value="160000000" calcext:value-type="float">
            <text:p>160000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584338533054E+018" calcext:value-type="float">
            <text:p>1.47584338533054E+018</text:p>
          </table:table-cell>
          <table:table-cell office:value-type="float" office:value="1.47584338549096E+018" calcext:value-type="float">
            <text:p>1.47584338549096E+018</text:p>
          </table:table-cell>
          <table:table-cell/>
          <table:table-cell table:formula="of:= [.C488] - [.B488]" office:value-type="float" office:value="160420096" calcext:value-type="float">
            <text:p>16042009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584338533155E+018" calcext:value-type="float">
            <text:p>1.47584338533155E+018</text:p>
          </table:table-cell>
          <table:table-cell office:value-type="float" office:value="1.4758433854921E+018" calcext:value-type="float">
            <text:p>1.4758433854921E+018</text:p>
          </table:table-cell>
          <table:table-cell/>
          <table:table-cell table:formula="of:= [.C489] - [.B489]" office:value-type="float" office:value="160550144" calcext:value-type="float">
            <text:p>16055014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584338533254E+018" calcext:value-type="float">
            <text:p>1.47584338533254E+018</text:p>
          </table:table-cell>
          <table:table-cell office:value-type="float" office:value="1.47584338549323E+018" calcext:value-type="float">
            <text:p>1.47584338549323E+018</text:p>
          </table:table-cell>
          <table:table-cell/>
          <table:table-cell table:formula="of:= [.C490] - [.B490]" office:value-type="float" office:value="160690176" calcext:value-type="float">
            <text:p>16069017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584338533376E+018" calcext:value-type="float">
            <text:p>1.47584338533376E+018</text:p>
          </table:table-cell>
          <table:table-cell office:value-type="float" office:value="1.47584338549449E+018" calcext:value-type="float">
            <text:p>1.47584338549449E+018</text:p>
          </table:table-cell>
          <table:table-cell/>
          <table:table-cell table:formula="of:= [.C491] - [.B491]" office:value-type="float" office:value="160729856" calcext:value-type="float">
            <text:p>16072985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584338533454E+018" calcext:value-type="float">
            <text:p>1.47584338533454E+018</text:p>
          </table:table-cell>
          <table:table-cell office:value-type="float" office:value="1.47584338549597E+018" calcext:value-type="float">
            <text:p>1.47584338549597E+018</text:p>
          </table:table-cell>
          <table:table-cell/>
          <table:table-cell table:formula="of:= [.C492] - [.B492]" office:value-type="float" office:value="161430016" calcext:value-type="float">
            <text:p>16143001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584338533558E+018" calcext:value-type="float">
            <text:p>1.47584338533558E+018</text:p>
          </table:table-cell>
          <table:table-cell office:value-type="float" office:value="1.47584338549709E+018" calcext:value-type="float">
            <text:p>1.47584338549709E+018</text:p>
          </table:table-cell>
          <table:table-cell/>
          <table:table-cell table:formula="of:= [.C493] - [.B493]" office:value-type="float" office:value="161509888" calcext:value-type="float">
            <text:p>16150988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584338533654E+018" calcext:value-type="float">
            <text:p>1.47584338533654E+018</text:p>
          </table:table-cell>
          <table:table-cell office:value-type="float" office:value="1.47584338549835E+018" calcext:value-type="float">
            <text:p>1.47584338549835E+018</text:p>
          </table:table-cell>
          <table:table-cell/>
          <table:table-cell table:formula="of:= [.C494] - [.B494]" office:value-type="float" office:value="161809920" calcext:value-type="float">
            <text:p>16180992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584338533754E+018" calcext:value-type="float">
            <text:p>1.47584338533754E+018</text:p>
          </table:table-cell>
          <table:table-cell office:value-type="float" office:value="1.47584338549998E+018" calcext:value-type="float">
            <text:p>1.47584338549998E+018</text:p>
          </table:table-cell>
          <table:table-cell/>
          <table:table-cell table:formula="of:= [.C495] - [.B495]" office:value-type="float" office:value="162440192" calcext:value-type="float">
            <text:p>16244019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584338533859E+018" calcext:value-type="float">
            <text:p>1.47584338533859E+018</text:p>
          </table:table-cell>
          <table:table-cell office:value-type="float" office:value="1.47584338550101E+018" calcext:value-type="float">
            <text:p>1.47584338550101E+018</text:p>
          </table:table-cell>
          <table:table-cell/>
          <table:table-cell table:formula="of:= [.C496] - [.B496]" office:value-type="float" office:value="162419968" calcext:value-type="float">
            <text:p>16241996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584338533954E+018" calcext:value-type="float">
            <text:p>1.47584338533954E+018</text:p>
          </table:table-cell>
          <table:table-cell office:value-type="float" office:value="1.47584338550235E+018" calcext:value-type="float">
            <text:p>1.47584338550235E+018</text:p>
          </table:table-cell>
          <table:table-cell/>
          <table:table-cell table:formula="of:= [.C497] - [.B497]" office:value-type="float" office:value="162810112" calcext:value-type="float">
            <text:p>16281011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584338534064E+018" calcext:value-type="float">
            <text:p>1.47584338534064E+018</text:p>
          </table:table-cell>
          <table:table-cell office:value-type="float" office:value="1.47584338550401E+018" calcext:value-type="float">
            <text:p>1.47584338550401E+018</text:p>
          </table:table-cell>
          <table:table-cell/>
          <table:table-cell table:formula="of:= [.C498] - [.B498]" office:value-type="float" office:value="163369984" calcext:value-type="float">
            <text:p>16336998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584338534154E+018" calcext:value-type="float">
            <text:p>1.47584338534154E+018</text:p>
          </table:table-cell>
          <table:table-cell office:value-type="float" office:value="1.47584338550489E+018" calcext:value-type="float">
            <text:p>1.47584338550489E+018</text:p>
          </table:table-cell>
          <table:table-cell/>
          <table:table-cell table:formula="of:= [.C499] - [.B499]" office:value-type="float" office:value="163350016" calcext:value-type="float">
            <text:p>16335001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584338534255E+018" calcext:value-type="float">
            <text:p>1.47584338534255E+018</text:p>
          </table:table-cell>
          <table:table-cell office:value-type="float" office:value="1.47584338550621E+018" calcext:value-type="float">
            <text:p>1.47584338550621E+018</text:p>
          </table:table-cell>
          <table:table-cell/>
          <table:table-cell table:formula="of:= [.C500] - [.B500]" office:value-type="float" office:value="163660032" calcext:value-type="float">
            <text:p>1636600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584338534355E+018" calcext:value-type="float">
            <text:p>1.47584338534355E+018</text:p>
          </table:table-cell>
          <table:table-cell office:value-type="float" office:value="1.47584338550741E+018" calcext:value-type="float">
            <text:p>1.47584338550741E+018</text:p>
          </table:table-cell>
          <table:table-cell/>
          <table:table-cell table:formula="of:= [.C501] - [.B501]" office:value-type="float" office:value="163859968" calcext:value-type="float">
            <text:p>16385996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584338534454E+018" calcext:value-type="float">
            <text:p>1.47584338534454E+018</text:p>
          </table:table-cell>
          <table:table-cell office:value-type="float" office:value="1.47584338550886E+018" calcext:value-type="float">
            <text:p>1.47584338550886E+018</text:p>
          </table:table-cell>
          <table:table-cell/>
          <table:table-cell table:formula="of:= [.C502] - [.B502]" office:value-type="float" office:value="164319744" calcext:value-type="float">
            <text:p>16431974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584338534573E+018" calcext:value-type="float">
            <text:p>1.47584338534573E+018</text:p>
          </table:table-cell>
          <table:table-cell office:value-type="float" office:value="1.47584338551003E+018" calcext:value-type="float">
            <text:p>1.47584338551003E+018</text:p>
          </table:table-cell>
          <table:table-cell/>
          <table:table-cell table:formula="of:= [.C503] - [.B503]" office:value-type="float" office:value="164299776" calcext:value-type="float">
            <text:p>16429977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584338534654E+018" calcext:value-type="float">
            <text:p>1.47584338534654E+018</text:p>
          </table:table-cell>
          <table:table-cell office:value-type="float" office:value="1.47584338551128E+018" calcext:value-type="float">
            <text:p>1.47584338551128E+018</text:p>
          </table:table-cell>
          <table:table-cell/>
          <table:table-cell table:formula="of:= [.C504] - [.B504]" office:value-type="float" office:value="164740096" calcext:value-type="float">
            <text:p>16474009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584338534754E+018" calcext:value-type="float">
            <text:p>1.47584338534754E+018</text:p>
          </table:table-cell>
          <table:table-cell office:value-type="float" office:value="1.47584338551291E+018" calcext:value-type="float">
            <text:p>1.47584338551291E+018</text:p>
          </table:table-cell>
          <table:table-cell/>
          <table:table-cell table:formula="of:= [.C505] - [.B505]" office:value-type="float" office:value="165370112" calcext:value-type="float">
            <text:p>16537011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584338534854E+018" calcext:value-type="float">
            <text:p>1.47584338534854E+018</text:p>
          </table:table-cell>
          <table:table-cell office:value-type="float" office:value="1.4758433855139E+018" calcext:value-type="float">
            <text:p>1.4758433855139E+018</text:p>
          </table:table-cell>
          <table:table-cell/>
          <table:table-cell table:formula="of:= [.C506] - [.B506]" office:value-type="float" office:value="165360128" calcext:value-type="float">
            <text:p>16536012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584338534954E+018" calcext:value-type="float">
            <text:p>1.47584338534954E+018</text:p>
          </table:table-cell>
          <table:table-cell office:value-type="float" office:value="1.47584338551521E+018" calcext:value-type="float">
            <text:p>1.47584338551521E+018</text:p>
          </table:table-cell>
          <table:table-cell/>
          <table:table-cell table:formula="of:= [.C507] - [.B507]" office:value-type="float" office:value="165669888" calcext:value-type="float">
            <text:p>16566988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584338535054E+018" calcext:value-type="float">
            <text:p>1.47584338535054E+018</text:p>
          </table:table-cell>
          <table:table-cell office:value-type="float" office:value="1.47584338551642E+018" calcext:value-type="float">
            <text:p>1.47584338551642E+018</text:p>
          </table:table-cell>
          <table:table-cell/>
          <table:table-cell table:formula="of:= [.C508] - [.B508]" office:value-type="float" office:value="165879808" calcext:value-type="float">
            <text:p>1658798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584338535154E+018" calcext:value-type="float">
            <text:p>1.47584338535154E+018</text:p>
          </table:table-cell>
          <table:table-cell office:value-type="float" office:value="1.4758433855177E+018" calcext:value-type="float">
            <text:p>1.4758433855177E+018</text:p>
          </table:table-cell>
          <table:table-cell/>
          <table:table-cell table:formula="of:= [.C509] - [.B509]" office:value-type="float" office:value="166160128" calcext:value-type="float">
            <text:p>16616012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584338535254E+018" calcext:value-type="float">
            <text:p>1.47584338535254E+018</text:p>
          </table:table-cell>
          <table:table-cell office:value-type="float" office:value="1.47584338551902E+018" calcext:value-type="float">
            <text:p>1.47584338551902E+018</text:p>
          </table:table-cell>
          <table:table-cell/>
          <table:table-cell table:formula="of:= [.C510] - [.B510]" office:value-type="float" office:value="166480128" calcext:value-type="float">
            <text:p>16648012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584338535354E+018" calcext:value-type="float">
            <text:p>1.47584338535354E+018</text:p>
          </table:table-cell>
          <table:table-cell office:value-type="float" office:value="1.47584338552022E+018" calcext:value-type="float">
            <text:p>1.47584338552022E+018</text:p>
          </table:table-cell>
          <table:table-cell/>
          <table:table-cell table:formula="of:= [.C511] - [.B511]" office:value-type="float" office:value="166679808" calcext:value-type="float">
            <text:p>16667980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584338535455E+018" calcext:value-type="float">
            <text:p>1.47584338535455E+018</text:p>
          </table:table-cell>
          <table:table-cell office:value-type="float" office:value="1.47584338552154E+018" calcext:value-type="float">
            <text:p>1.47584338552154E+018</text:p>
          </table:table-cell>
          <table:table-cell/>
          <table:table-cell table:formula="of:= [.C512] - [.B512]" office:value-type="float" office:value="166990080" calcext:value-type="float">
            <text:p>1669900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584338535554E+018" calcext:value-type="float">
            <text:p>1.47584338535554E+018</text:p>
          </table:table-cell>
          <table:table-cell office:value-type="float" office:value="1.47584338552301E+018" calcext:value-type="float">
            <text:p>1.47584338552301E+018</text:p>
          </table:table-cell>
          <table:table-cell/>
          <table:table-cell table:formula="of:= [.C513] - [.B513]" office:value-type="float" office:value="167470080" calcext:value-type="float">
            <text:p>16747008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584338535654E+018" calcext:value-type="float">
            <text:p>1.47584338535654E+018</text:p>
          </table:table-cell>
          <table:table-cell office:value-type="float" office:value="1.47584338552408E+018" calcext:value-type="float">
            <text:p>1.47584338552408E+018</text:p>
          </table:table-cell>
          <table:table-cell/>
          <table:table-cell table:formula="of:= [.C514] - [.B514]" office:value-type="float" office:value="167540224" calcext:value-type="float">
            <text:p>16754022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584338535754E+018" calcext:value-type="float">
            <text:p>1.47584338535754E+018</text:p>
          </table:table-cell>
          <table:table-cell office:value-type="float" office:value="1.47584338552533E+018" calcext:value-type="float">
            <text:p>1.47584338552533E+018</text:p>
          </table:table-cell>
          <table:table-cell/>
          <table:table-cell table:formula="of:= [.C515] - [.B515]" office:value-type="float" office:value="167790336" calcext:value-type="float">
            <text:p>16779033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584338535854E+018" calcext:value-type="float">
            <text:p>1.47584338535854E+018</text:p>
          </table:table-cell>
          <table:table-cell office:value-type="float" office:value="1.47584338552701E+018" calcext:value-type="float">
            <text:p>1.47584338552701E+018</text:p>
          </table:table-cell>
          <table:table-cell/>
          <table:table-cell table:formula="of:= [.C516] - [.B516]" office:value-type="float" office:value="168470016" calcext:value-type="float">
            <text:p>1684700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584338535969E+018" calcext:value-type="float">
            <text:p>1.47584338535969E+018</text:p>
          </table:table-cell>
          <table:table-cell office:value-type="float" office:value="1.475843385528E+018" calcext:value-type="float">
            <text:p>1.475843385528E+018</text:p>
          </table:table-cell>
          <table:table-cell/>
          <table:table-cell table:formula="of:= [.C517] - [.B517]" office:value-type="float" office:value="168310016" calcext:value-type="float">
            <text:p>1683100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584338536054E+018" calcext:value-type="float">
            <text:p>1.47584338536054E+018</text:p>
          </table:table-cell>
          <table:table-cell office:value-type="float" office:value="1.47584338552917E+018" calcext:value-type="float">
            <text:p>1.47584338552917E+018</text:p>
          </table:table-cell>
          <table:table-cell/>
          <table:table-cell table:formula="of:= [.C518] - [.B518]" office:value-type="float" office:value="168630016" calcext:value-type="float">
            <text:p>16863001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584338536154E+018" calcext:value-type="float">
            <text:p>1.47584338536154E+018</text:p>
          </table:table-cell>
          <table:table-cell office:value-type="float" office:value="1.47584338553042E+018" calcext:value-type="float">
            <text:p>1.47584338553042E+018</text:p>
          </table:table-cell>
          <table:table-cell/>
          <table:table-cell table:formula="of:= [.C519] - [.B519]" office:value-type="float" office:value="168879872" calcext:value-type="float">
            <text:p>16887987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584338536254E+018" calcext:value-type="float">
            <text:p>1.47584338536254E+018</text:p>
          </table:table-cell>
          <table:table-cell office:value-type="float" office:value="1.475843385532E+018" calcext:value-type="float">
            <text:p>1.475843385532E+018</text:p>
          </table:table-cell>
          <table:table-cell/>
          <table:table-cell table:formula="of:= [.C520] - [.B520]" office:value-type="float" office:value="169460224" calcext:value-type="float">
            <text:p>16946022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584338536355E+018" calcext:value-type="float">
            <text:p>1.47584338536355E+018</text:p>
          </table:table-cell>
          <table:table-cell office:value-type="float" office:value="1.4758433855331E+018" calcext:value-type="float">
            <text:p>1.4758433855331E+018</text:p>
          </table:table-cell>
          <table:table-cell/>
          <table:table-cell table:formula="of:= [.C521] - [.B521]" office:value-type="float" office:value="169550080" calcext:value-type="float">
            <text:p>16955008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584338536455E+018" calcext:value-type="float">
            <text:p>1.47584338536455E+018</text:p>
          </table:table-cell>
          <table:table-cell office:value-type="float" office:value="1.47584338553424E+018" calcext:value-type="float">
            <text:p>1.47584338553424E+018</text:p>
          </table:table-cell>
          <table:table-cell/>
          <table:table-cell table:formula="of:= [.C522] - [.B522]" office:value-type="float" office:value="169689856" calcext:value-type="float">
            <text:p>16968985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584338536554E+018" calcext:value-type="float">
            <text:p>1.47584338536554E+018</text:p>
          </table:table-cell>
          <table:table-cell office:value-type="float" office:value="1.47584338553555E+018" calcext:value-type="float">
            <text:p>1.47584338553555E+018</text:p>
          </table:table-cell>
          <table:table-cell/>
          <table:table-cell table:formula="of:= [.C523] - [.B523]" office:value-type="float" office:value="170010112" calcext:value-type="float">
            <text:p>17001011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584338536672E+018" calcext:value-type="float">
            <text:p>1.47584338536672E+018</text:p>
          </table:table-cell>
          <table:table-cell office:value-type="float" office:value="1.47584338553697E+018" calcext:value-type="float">
            <text:p>1.47584338553697E+018</text:p>
          </table:table-cell>
          <table:table-cell/>
          <table:table-cell table:formula="of:= [.C524] - [.B524]" office:value-type="float" office:value="170249984" calcext:value-type="float">
            <text:p>17024998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584338536755E+018" calcext:value-type="float">
            <text:p>1.47584338536755E+018</text:p>
          </table:table-cell>
          <table:table-cell office:value-type="float" office:value="1.47584338553807E+018" calcext:value-type="float">
            <text:p>1.47584338553807E+018</text:p>
          </table:table-cell>
          <table:table-cell/>
          <table:table-cell table:formula="of:= [.C525] - [.B525]" office:value-type="float" office:value="170519808" calcext:value-type="float">
            <text:p>17051980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584338536856E+018" calcext:value-type="float">
            <text:p>1.47584338536856E+018</text:p>
          </table:table-cell>
          <table:table-cell office:value-type="float" office:value="1.47584338553935E+018" calcext:value-type="float">
            <text:p>1.47584338553935E+018</text:p>
          </table:table-cell>
          <table:table-cell/>
          <table:table-cell table:formula="of:= [.C526] - [.B526]" office:value-type="float" office:value="170790144" calcext:value-type="float">
            <text:p>17079014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584338536954E+018" calcext:value-type="float">
            <text:p>1.47584338536954E+018</text:p>
          </table:table-cell>
          <table:table-cell office:value-type="float" office:value="1.47584338554102E+018" calcext:value-type="float">
            <text:p>1.47584338554102E+018</text:p>
          </table:table-cell>
          <table:table-cell/>
          <table:table-cell table:formula="of:= [.C527] - [.B527]" office:value-type="float" office:value="171479808" calcext:value-type="float">
            <text:p>17147980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584338537053E+018" calcext:value-type="float">
            <text:p>1.47584338537053E+018</text:p>
          </table:table-cell>
          <table:table-cell office:value-type="float" office:value="1.47584338554198E+018" calcext:value-type="float">
            <text:p>1.47584338554198E+018</text:p>
          </table:table-cell>
          <table:table-cell/>
          <table:table-cell table:formula="of:= [.C528] - [.B528]" office:value-type="float" office:value="171449856" calcext:value-type="float">
            <text:p>17144985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584338537155E+018" calcext:value-type="float">
            <text:p>1.47584338537155E+018</text:p>
          </table:table-cell>
          <table:table-cell office:value-type="float" office:value="1.47584338554318E+018" calcext:value-type="float">
            <text:p>1.47584338554318E+018</text:p>
          </table:table-cell>
          <table:table-cell/>
          <table:table-cell table:formula="of:= [.C529] - [.B529]" office:value-type="float" office:value="171630080" calcext:value-type="float">
            <text:p>17163008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584338537254E+018" calcext:value-type="float">
            <text:p>1.47584338537254E+018</text:p>
          </table:table-cell>
          <table:table-cell office:value-type="float" office:value="1.47584338554443E+018" calcext:value-type="float">
            <text:p>1.47584338554443E+018</text:p>
          </table:table-cell>
          <table:table-cell/>
          <table:table-cell table:formula="of:= [.C530] - [.B530]" office:value-type="float" office:value="171890176" calcext:value-type="float">
            <text:p>17189017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584338537364E+018" calcext:value-type="float">
            <text:p>1.47584338537364E+018</text:p>
          </table:table-cell>
          <table:table-cell office:value-type="float" office:value="1.47584338554602E+018" calcext:value-type="float">
            <text:p>1.47584338554602E+018</text:p>
          </table:table-cell>
          <table:table-cell/>
          <table:table-cell table:formula="of:= [.C531] - [.B531]" office:value-type="float" office:value="172380160" calcext:value-type="float">
            <text:p>17238016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584338537454E+018" calcext:value-type="float">
            <text:p>1.47584338537454E+018</text:p>
          </table:table-cell>
          <table:table-cell office:value-type="float" office:value="1.47584338554706E+018" calcext:value-type="float">
            <text:p>1.47584338554706E+018</text:p>
          </table:table-cell>
          <table:table-cell/>
          <table:table-cell table:formula="of:= [.C532] - [.B532]" office:value-type="float" office:value="172519936" calcext:value-type="float">
            <text:p>17251993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584338537554E+018" calcext:value-type="float">
            <text:p>1.47584338537554E+018</text:p>
          </table:table-cell>
          <table:table-cell office:value-type="float" office:value="1.47584338554823E+018" calcext:value-type="float">
            <text:p>1.47584338554823E+018</text:p>
          </table:table-cell>
          <table:table-cell/>
          <table:table-cell table:formula="of:= [.C533] - [.B533]" office:value-type="float" office:value="172690176" calcext:value-type="float">
            <text:p>17269017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584338537654E+018" calcext:value-type="float">
            <text:p>1.47584338537654E+018</text:p>
          </table:table-cell>
          <table:table-cell office:value-type="float" office:value="1.47584338554937E+018" calcext:value-type="float">
            <text:p>1.47584338554937E+018</text:p>
          </table:table-cell>
          <table:table-cell/>
          <table:table-cell table:formula="of:= [.C534] - [.B534]" office:value-type="float" office:value="172830208" calcext:value-type="float">
            <text:p>17283020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584338537754E+018" calcext:value-type="float">
            <text:p>1.47584338537754E+018</text:p>
          </table:table-cell>
          <table:table-cell office:value-type="float" office:value="1.47584338555098E+018" calcext:value-type="float">
            <text:p>1.47584338555098E+018</text:p>
          </table:table-cell>
          <table:table-cell/>
          <table:table-cell table:formula="of:= [.C535] - [.B535]" office:value-type="float" office:value="173440256" calcext:value-type="float">
            <text:p>17344025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584338537869E+018" calcext:value-type="float">
            <text:p>1.47584338537869E+018</text:p>
          </table:table-cell>
          <table:table-cell office:value-type="float" office:value="1.47584338555212E+018" calcext:value-type="float">
            <text:p>1.47584338555212E+018</text:p>
          </table:table-cell>
          <table:table-cell/>
          <table:table-cell table:formula="of:= [.C536] - [.B536]" office:value-type="float" office:value="173430016" calcext:value-type="float">
            <text:p>17343001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584338537954E+018" calcext:value-type="float">
            <text:p>1.47584338537954E+018</text:p>
          </table:table-cell>
          <table:table-cell office:value-type="float" office:value="1.47584338555339E+018" calcext:value-type="float">
            <text:p>1.47584338555339E+018</text:p>
          </table:table-cell>
          <table:table-cell/>
          <table:table-cell table:formula="of:= [.C537] - [.B537]" office:value-type="float" office:value="173849856" calcext:value-type="float">
            <text:p>17384985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584338538054E+018" calcext:value-type="float">
            <text:p>1.47584338538054E+018</text:p>
          </table:table-cell>
          <table:table-cell office:value-type="float" office:value="1.4758433855547E+018" calcext:value-type="float">
            <text:p>1.4758433855547E+018</text:p>
          </table:table-cell>
          <table:table-cell/>
          <table:table-cell table:formula="of:= [.C538] - [.B538]" office:value-type="float" office:value="174160128" calcext:value-type="float">
            <text:p>17416012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584338538155E+018" calcext:value-type="float">
            <text:p>1.47584338538155E+018</text:p>
          </table:table-cell>
          <table:table-cell office:value-type="float" office:value="1.47584338555601E+018" calcext:value-type="float">
            <text:p>1.47584338555601E+018</text:p>
          </table:table-cell>
          <table:table-cell/>
          <table:table-cell table:formula="of:= [.C539] - [.B539]" office:value-type="float" office:value="174459904" calcext:value-type="float">
            <text:p>17445990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584338538255E+018" calcext:value-type="float">
            <text:p>1.47584338538255E+018</text:p>
          </table:table-cell>
          <table:table-cell office:value-type="float" office:value="1.47584338556401E+018" calcext:value-type="float">
            <text:p>1.47584338556401E+018</text:p>
          </table:table-cell>
          <table:table-cell/>
          <table:table-cell table:formula="of:= [.C540] - [.B540]" office:value-type="float" office:value="181459968" calcext:value-type="float">
            <text:p>18145996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584338538359E+018" calcext:value-type="float">
            <text:p>1.47584338538359E+018</text:p>
          </table:table-cell>
          <table:table-cell office:value-type="float" office:value="1.47584338556515E+018" calcext:value-type="float">
            <text:p>1.47584338556515E+018</text:p>
          </table:table-cell>
          <table:table-cell/>
          <table:table-cell table:formula="of:= [.C541] - [.B541]" office:value-type="float" office:value="181560064" calcext:value-type="float">
            <text:p>18156006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584338538454E+018" calcext:value-type="float">
            <text:p>1.47584338538454E+018</text:p>
          </table:table-cell>
          <table:table-cell office:value-type="float" office:value="1.4758433855664E+018" calcext:value-type="float">
            <text:p>1.4758433855664E+018</text:p>
          </table:table-cell>
          <table:table-cell/>
          <table:table-cell table:formula="of:= [.C542] - [.B542]" office:value-type="float" office:value="181859840" calcext:value-type="float">
            <text:p>18185984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584338538554E+018" calcext:value-type="float">
            <text:p>1.47584338538554E+018</text:p>
          </table:table-cell>
          <table:table-cell office:value-type="float" office:value="1.47584338556798E+018" calcext:value-type="float">
            <text:p>1.47584338556798E+018</text:p>
          </table:table-cell>
          <table:table-cell/>
          <table:table-cell table:formula="of:= [.C543] - [.B543]" office:value-type="float" office:value="182440192" calcext:value-type="float">
            <text:p>18244019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584338538654E+018" calcext:value-type="float">
            <text:p>1.47584338538654E+018</text:p>
          </table:table-cell>
          <table:table-cell office:value-type="float" office:value="1.47584338556904E+018" calcext:value-type="float">
            <text:p>1.47584338556904E+018</text:p>
          </table:table-cell>
          <table:table-cell/>
          <table:table-cell table:formula="of:= [.C544] - [.B544]" office:value-type="float" office:value="182500096" calcext:value-type="float">
            <text:p>18250009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584338538763E+018" calcext:value-type="float">
            <text:p>1.47584338538763E+018</text:p>
          </table:table-cell>
          <table:table-cell office:value-type="float" office:value="1.47584338557023E+018" calcext:value-type="float">
            <text:p>1.47584338557023E+018</text:p>
          </table:table-cell>
          <table:table-cell/>
          <table:table-cell table:formula="of:= [.C545] - [.B545]" office:value-type="float" office:value="182599936" calcext:value-type="float">
            <text:p>18259993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584338538854E+018" calcext:value-type="float">
            <text:p>1.47584338538854E+018</text:p>
          </table:table-cell>
          <table:table-cell office:value-type="float" office:value="1.47584338557155E+018" calcext:value-type="float">
            <text:p>1.47584338557155E+018</text:p>
          </table:table-cell>
          <table:table-cell/>
          <table:table-cell table:formula="of:= [.C546] - [.B546]" office:value-type="float" office:value="183010048" calcext:value-type="float">
            <text:p>18301004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584338538955E+018" calcext:value-type="float">
            <text:p>1.47584338538955E+018</text:p>
          </table:table-cell>
          <table:table-cell office:value-type="float" office:value="1.47584338557301E+018" calcext:value-type="float">
            <text:p>1.47584338557301E+018</text:p>
          </table:table-cell>
          <table:table-cell/>
          <table:table-cell table:formula="of:= [.C547] - [.B547]" office:value-type="float" office:value="183459840" calcext:value-type="float">
            <text:p>18345984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584338539054E+018" calcext:value-type="float">
            <text:p>1.47584338539054E+018</text:p>
          </table:table-cell>
          <table:table-cell office:value-type="float" office:value="1.47584338557409E+018" calcext:value-type="float">
            <text:p>1.47584338557409E+018</text:p>
          </table:table-cell>
          <table:table-cell/>
          <table:table-cell table:formula="of:= [.C548] - [.B548]" office:value-type="float" office:value="183549952" calcext:value-type="float">
            <text:p>18354995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584338539155E+018" calcext:value-type="float">
            <text:p>1.47584338539155E+018</text:p>
          </table:table-cell>
          <table:table-cell office:value-type="float" office:value="1.47584338557535E+018" calcext:value-type="float">
            <text:p>1.47584338557535E+018</text:p>
          </table:table-cell>
          <table:table-cell/>
          <table:table-cell table:formula="of:= [.C549] - [.B549]" office:value-type="float" office:value="183800064" calcext:value-type="float">
            <text:p>18380006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584338539269E+018" calcext:value-type="float">
            <text:p>1.47584338539269E+018</text:p>
          </table:table-cell>
          <table:table-cell office:value-type="float" office:value="1.47584338557686E+018" calcext:value-type="float">
            <text:p>1.47584338557686E+018</text:p>
          </table:table-cell>
          <table:table-cell/>
          <table:table-cell table:formula="of:= [.C550] - [.B550]" office:value-type="float" office:value="184169984" calcext:value-type="float">
            <text:p>18416998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584338539355E+018" calcext:value-type="float">
            <text:p>1.47584338539355E+018</text:p>
          </table:table-cell>
          <table:table-cell office:value-type="float" office:value="1.47584338557801E+018" calcext:value-type="float">
            <text:p>1.47584338557801E+018</text:p>
          </table:table-cell>
          <table:table-cell/>
          <table:table-cell table:formula="of:= [.C551] - [.B551]" office:value-type="float" office:value="184459776" calcext:value-type="float">
            <text:p>18445977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584338539455E+018" calcext:value-type="float">
            <text:p>1.47584338539455E+018</text:p>
          </table:table-cell>
          <table:table-cell office:value-type="float" office:value="1.47584338557918E+018" calcext:value-type="float">
            <text:p>1.47584338557918E+018</text:p>
          </table:table-cell>
          <table:table-cell/>
          <table:table-cell table:formula="of:= [.C552] - [.B552]" office:value-type="float" office:value="184630016" calcext:value-type="float">
            <text:p>18463001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584338539554E+018" calcext:value-type="float">
            <text:p>1.47584338539554E+018</text:p>
          </table:table-cell>
          <table:table-cell office:value-type="float" office:value="1.47584338558043E+018" calcext:value-type="float">
            <text:p>1.47584338558043E+018</text:p>
          </table:table-cell>
          <table:table-cell/>
          <table:table-cell table:formula="of:= [.C553] - [.B553]" office:value-type="float" office:value="184890112" calcext:value-type="float">
            <text:p>18489011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584338539654E+018" calcext:value-type="float">
            <text:p>1.47584338539654E+018</text:p>
          </table:table-cell>
          <table:table-cell office:value-type="float" office:value="1.47584338558186E+018" calcext:value-type="float">
            <text:p>1.47584338558186E+018</text:p>
          </table:table-cell>
          <table:table-cell/>
          <table:table-cell table:formula="of:= [.C554] - [.B554]" office:value-type="float" office:value="185320192" calcext:value-type="float">
            <text:p>18532019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584338539754E+018" calcext:value-type="float">
            <text:p>1.47584338539754E+018</text:p>
          </table:table-cell>
          <table:table-cell office:value-type="float" office:value="1.47584338558311E+018" calcext:value-type="float">
            <text:p>1.47584338558311E+018</text:p>
          </table:table-cell>
          <table:table-cell/>
          <table:table-cell table:formula="of:= [.C555] - [.B555]" office:value-type="float" office:value="185570304" calcext:value-type="float">
            <text:p>18557030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584338539855E+018" calcext:value-type="float">
            <text:p>1.47584338539855E+018</text:p>
          </table:table-cell>
          <table:table-cell office:value-type="float" office:value="1.47584338558425E+018" calcext:value-type="float">
            <text:p>1.47584338558425E+018</text:p>
          </table:table-cell>
          <table:table-cell/>
          <table:table-cell table:formula="of:= [.C556] - [.B556]" office:value-type="float" office:value="185700096" calcext:value-type="float">
            <text:p>18570009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584338539959E+018" calcext:value-type="float">
            <text:p>1.47584338539959E+018</text:p>
          </table:table-cell>
          <table:table-cell office:value-type="float" office:value="1.47584338558556E+018" calcext:value-type="float">
            <text:p>1.47584338558556E+018</text:p>
          </table:table-cell>
          <table:table-cell/>
          <table:table-cell table:formula="of:= [.C557] - [.B557]" office:value-type="float" office:value="185969920" calcext:value-type="float">
            <text:p>18596992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584338540054E+018" calcext:value-type="float">
            <text:p>1.47584338540054E+018</text:p>
          </table:table-cell>
          <table:table-cell office:value-type="float" office:value="1.47584338558697E+018" calcext:value-type="float">
            <text:p>1.47584338558697E+018</text:p>
          </table:table-cell>
          <table:table-cell/>
          <table:table-cell table:formula="of:= [.C558] - [.B558]" office:value-type="float" office:value="186429952" calcext:value-type="float">
            <text:p>18642995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584338540154E+018" calcext:value-type="float">
            <text:p>1.47584338540154E+018</text:p>
          </table:table-cell>
          <table:table-cell office:value-type="float" office:value="1.47584338558803E+018" calcext:value-type="float">
            <text:p>1.47584338558803E+018</text:p>
          </table:table-cell>
          <table:table-cell/>
          <table:table-cell table:formula="of:= [.C559] - [.B559]" office:value-type="float" office:value="186489856" calcext:value-type="float">
            <text:p>18648985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584338540254E+018" calcext:value-type="float">
            <text:p>1.47584338540254E+018</text:p>
          </table:table-cell>
          <table:table-cell office:value-type="float" office:value="1.47584338558937E+018" calcext:value-type="float">
            <text:p>1.47584338558937E+018</text:p>
          </table:table-cell>
          <table:table-cell/>
          <table:table-cell table:formula="of:= [.C560] - [.B560]" office:value-type="float" office:value="186830336" calcext:value-type="float">
            <text:p>18683033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584338540355E+018" calcext:value-type="float">
            <text:p>1.47584338540355E+018</text:p>
          </table:table-cell>
          <table:table-cell office:value-type="float" office:value="1.47584338559113E+018" calcext:value-type="float">
            <text:p>1.47584338559113E+018</text:p>
          </table:table-cell>
          <table:table-cell/>
          <table:table-cell table:formula="of:= [.C561] - [.B561]" office:value-type="float" office:value="187579904" calcext:value-type="float">
            <text:p>18757990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584338540455E+018" calcext:value-type="float">
            <text:p>1.47584338540455E+018</text:p>
          </table:table-cell>
          <table:table-cell office:value-type="float" office:value="1.4758433855921E+018" calcext:value-type="float">
            <text:p>1.4758433855921E+018</text:p>
          </table:table-cell>
          <table:table-cell/>
          <table:table-cell table:formula="of:= [.C562] - [.B562]" office:value-type="float" office:value="187549952" calcext:value-type="float">
            <text:p>18754995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584338540554E+018" calcext:value-type="float">
            <text:p>1.47584338540554E+018</text:p>
          </table:table-cell>
          <table:table-cell office:value-type="float" office:value="1.4758433855933E+018" calcext:value-type="float">
            <text:p>1.4758433855933E+018</text:p>
          </table:table-cell>
          <table:table-cell/>
          <table:table-cell table:formula="of:= [.C563] - [.B563]" office:value-type="float" office:value="187760128" calcext:value-type="float">
            <text:p>18776012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584338540654E+018" calcext:value-type="float">
            <text:p>1.47584338540654E+018</text:p>
          </table:table-cell>
          <table:table-cell office:value-type="float" office:value="1.47584338559456E+018" calcext:value-type="float">
            <text:p>1.47584338559456E+018</text:p>
          </table:table-cell>
          <table:table-cell/>
          <table:table-cell table:formula="of:= [.C564] - [.B564]" office:value-type="float" office:value="188019968" calcext:value-type="float">
            <text:p>18801996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584338540754E+018" calcext:value-type="float">
            <text:p>1.47584338540754E+018</text:p>
          </table:table-cell>
          <table:table-cell office:value-type="float" office:value="1.47584338559597E+018" calcext:value-type="float">
            <text:p>1.47584338559597E+018</text:p>
          </table:table-cell>
          <table:table-cell/>
          <table:table-cell table:formula="of:= [.C565] - [.B565]" office:value-type="float" office:value="188430080" calcext:value-type="float">
            <text:p>18843008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584338540854E+018" calcext:value-type="float">
            <text:p>1.47584338540854E+018</text:p>
          </table:table-cell>
          <table:table-cell office:value-type="float" office:value="1.47584338559709E+018" calcext:value-type="float">
            <text:p>1.47584338559709E+018</text:p>
          </table:table-cell>
          <table:table-cell/>
          <table:table-cell table:formula="of:= [.C566] - [.B566]" office:value-type="float" office:value="188550144" calcext:value-type="float">
            <text:p>18855014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584338540955E+018" calcext:value-type="float">
            <text:p>1.47584338540955E+018</text:p>
          </table:table-cell>
          <table:table-cell office:value-type="float" office:value="1.47584338559836E+018" calcext:value-type="float">
            <text:p>1.47584338559836E+018</text:p>
          </table:table-cell>
          <table:table-cell/>
          <table:table-cell table:formula="of:= [.C567] - [.B567]" office:value-type="float" office:value="188809728" calcext:value-type="float">
            <text:p>18880972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584338541069E+018" calcext:value-type="float">
            <text:p>1.47584338541069E+018</text:p>
          </table:table-cell>
          <table:table-cell office:value-type="float" office:value="1.47584338559998E+018" calcext:value-type="float">
            <text:p>1.47584338559998E+018</text:p>
          </table:table-cell>
          <table:table-cell/>
          <table:table-cell table:formula="of:= [.C568] - [.B568]" office:value-type="float" office:value="189289984" calcext:value-type="float">
            <text:p>18928998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584338541154E+018" calcext:value-type="float">
            <text:p>1.47584338541154E+018</text:p>
          </table:table-cell>
          <table:table-cell office:value-type="float" office:value="1.47584338560103E+018" calcext:value-type="float">
            <text:p>1.47584338560103E+018</text:p>
          </table:table-cell>
          <table:table-cell/>
          <table:table-cell table:formula="of:= [.C569] - [.B569]" office:value-type="float" office:value="189489920" calcext:value-type="float">
            <text:p>18948992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584338541255E+018" calcext:value-type="float">
            <text:p>1.47584338541255E+018</text:p>
          </table:table-cell>
          <table:table-cell office:value-type="float" office:value="1.47584338560218E+018" calcext:value-type="float">
            <text:p>1.47584338560218E+018</text:p>
          </table:table-cell>
          <table:table-cell/>
          <table:table-cell table:formula="of:= [.C570] - [.B570]" office:value-type="float" office:value="189629952" calcext:value-type="float">
            <text:p>18962995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584338541355E+018" calcext:value-type="float">
            <text:p>1.47584338541355E+018</text:p>
          </table:table-cell>
          <table:table-cell office:value-type="float" office:value="1.47584338560345E+018" calcext:value-type="float">
            <text:p>1.47584338560345E+018</text:p>
          </table:table-cell>
          <table:table-cell/>
          <table:table-cell table:formula="of:= [.C571] - [.B571]" office:value-type="float" office:value="189900032" calcext:value-type="float">
            <text:p>18990003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584338541454E+018" calcext:value-type="float">
            <text:p>1.47584338541454E+018</text:p>
          </table:table-cell>
          <table:table-cell office:value-type="float" office:value="1.47584338560499E+018" calcext:value-type="float">
            <text:p>1.47584338560499E+018</text:p>
          </table:table-cell>
          <table:table-cell/>
          <table:table-cell table:formula="of:= [.C572] - [.B572]" office:value-type="float" office:value="190449920" calcext:value-type="float">
            <text:p>19044992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584338541554E+018" calcext:value-type="float">
            <text:p>1.47584338541554E+018</text:p>
          </table:table-cell>
          <table:table-cell office:value-type="float" office:value="1.47584338560607E+018" calcext:value-type="float">
            <text:p>1.47584338560607E+018</text:p>
          </table:table-cell>
          <table:table-cell/>
          <table:table-cell table:formula="of:= [.C573] - [.B573]" office:value-type="float" office:value="190530048" calcext:value-type="float">
            <text:p>19053004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584338541654E+018" calcext:value-type="float">
            <text:p>1.47584338541654E+018</text:p>
          </table:table-cell>
          <table:table-cell office:value-type="float" office:value="1.47584338560727E+018" calcext:value-type="float">
            <text:p>1.47584338560727E+018</text:p>
          </table:table-cell>
          <table:table-cell/>
          <table:table-cell table:formula="of:= [.C574] - [.B574]" office:value-type="float" office:value="190729728" calcext:value-type="float">
            <text:p>19072972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584338541755E+018" calcext:value-type="float">
            <text:p>1.47584338541755E+018</text:p>
          </table:table-cell>
          <table:table-cell office:value-type="float" office:value="1.47584338560853E+018" calcext:value-type="float">
            <text:p>1.47584338560853E+018</text:p>
          </table:table-cell>
          <table:table-cell/>
          <table:table-cell table:formula="of:= [.C575] - [.B575]" office:value-type="float" office:value="190979840" calcext:value-type="float">
            <text:p>19097984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584338541854E+018" calcext:value-type="float">
            <text:p>1.47584338541854E+018</text:p>
          </table:table-cell>
          <table:table-cell office:value-type="float" office:value="1.47584338560997E+018" calcext:value-type="float">
            <text:p>1.47584338560997E+018</text:p>
          </table:table-cell>
          <table:table-cell/>
          <table:table-cell table:formula="of:= [.C576] - [.B576]" office:value-type="float" office:value="191429888" calcext:value-type="float">
            <text:p>19142988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584338541961E+018" calcext:value-type="float">
            <text:p>1.47584338541961E+018</text:p>
          </table:table-cell>
          <table:table-cell office:value-type="float" office:value="1.47584338561108E+018" calcext:value-type="float">
            <text:p>1.47584338561108E+018</text:p>
          </table:table-cell>
          <table:table-cell/>
          <table:table-cell table:formula="of:= [.C577] - [.B577]" office:value-type="float" office:value="191469824" calcext:value-type="float">
            <text:p>19146982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584338542054E+018" calcext:value-type="float">
            <text:p>1.47584338542054E+018</text:p>
          </table:table-cell>
          <table:table-cell office:value-type="float" office:value="1.47584338561234E+018" calcext:value-type="float">
            <text:p>1.47584338561234E+018</text:p>
          </table:table-cell>
          <table:table-cell/>
          <table:table-cell table:formula="of:= [.C578] - [.B578]" office:value-type="float" office:value="191800064" calcext:value-type="float">
            <text:p>19180006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584338542154E+018" calcext:value-type="float">
            <text:p>1.47584338542154E+018</text:p>
          </table:table-cell>
          <table:table-cell office:value-type="float" office:value="1.47584338561402E+018" calcext:value-type="float">
            <text:p>1.47584338561402E+018</text:p>
          </table:table-cell>
          <table:table-cell/>
          <table:table-cell table:formula="of:= [.C579] - [.B579]" office:value-type="float" office:value="192480000" calcext:value-type="float">
            <text:p>192480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584338542254E+018" calcext:value-type="float">
            <text:p>1.47584338542254E+018</text:p>
          </table:table-cell>
          <table:table-cell office:value-type="float" office:value="1.47584338561498E+018" calcext:value-type="float">
            <text:p>1.47584338561498E+018</text:p>
          </table:table-cell>
          <table:table-cell/>
          <table:table-cell table:formula="of:= [.C580] - [.B580]" office:value-type="float" office:value="192440064" calcext:value-type="float">
            <text:p>19244006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584338542355E+018" calcext:value-type="float">
            <text:p>1.47584338542355E+018</text:p>
          </table:table-cell>
          <table:table-cell office:value-type="float" office:value="1.47584338561616E+018" calcext:value-type="float">
            <text:p>1.47584338561616E+018</text:p>
          </table:table-cell>
          <table:table-cell/>
          <table:table-cell table:formula="of:= [.C581] - [.B581]" office:value-type="float" office:value="192610304" calcext:value-type="float">
            <text:p>19261030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584338542469E+018" calcext:value-type="float">
            <text:p>1.47584338542469E+018</text:p>
          </table:table-cell>
          <table:table-cell office:value-type="float" office:value="1.47584338561743E+018" calcext:value-type="float">
            <text:p>1.47584338561743E+018</text:p>
          </table:table-cell>
          <table:table-cell/>
          <table:table-cell table:formula="of:= [.C582] - [.B582]" office:value-type="float" office:value="192740096" calcext:value-type="float">
            <text:p>19274009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584338542554E+018" calcext:value-type="float">
            <text:p>1.47584338542554E+018</text:p>
          </table:table-cell>
          <table:table-cell office:value-type="float" office:value="1.47584338561901E+018" calcext:value-type="float">
            <text:p>1.47584338561901E+018</text:p>
          </table:table-cell>
          <table:table-cell/>
          <table:table-cell table:formula="of:= [.C583] - [.B583]" office:value-type="float" office:value="193470208" calcext:value-type="float">
            <text:p>19347020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584338542654E+018" calcext:value-type="float">
            <text:p>1.47584338542654E+018</text:p>
          </table:table-cell>
          <table:table-cell office:value-type="float" office:value="1.47584338562005E+018" calcext:value-type="float">
            <text:p>1.47584338562005E+018</text:p>
          </table:table-cell>
          <table:table-cell/>
          <table:table-cell table:formula="of:= [.C584] - [.B584]" office:value-type="float" office:value="193509888" calcext:value-type="float">
            <text:p>19350988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584338542754E+018" calcext:value-type="float">
            <text:p>1.47584338542754E+018</text:p>
          </table:table-cell>
          <table:table-cell office:value-type="float" office:value="1.47584338562128E+018" calcext:value-type="float">
            <text:p>1.47584338562128E+018</text:p>
          </table:table-cell>
          <table:table-cell/>
          <table:table-cell table:formula="of:= [.C585] - [.B585]" office:value-type="float" office:value="193740032" calcext:value-type="float">
            <text:p>19374003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584338542854E+018" calcext:value-type="float">
            <text:p>1.47584338542854E+018</text:p>
          </table:table-cell>
          <table:table-cell office:value-type="float" office:value="1.47584338562304E+018" calcext:value-type="float">
            <text:p>1.47584338562304E+018</text:p>
          </table:table-cell>
          <table:table-cell/>
          <table:table-cell table:formula="of:= [.C586] - [.B586]" office:value-type="float" office:value="194500096" calcext:value-type="float">
            <text:p>19450009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584338542955E+018" calcext:value-type="float">
            <text:p>1.47584338542955E+018</text:p>
          </table:table-cell>
          <table:table-cell office:value-type="float" office:value="1.47584338562402E+018" calcext:value-type="float">
            <text:p>1.47584338562402E+018</text:p>
          </table:table-cell>
          <table:table-cell/>
          <table:table-cell table:formula="of:= [.C587] - [.B587]" office:value-type="float" office:value="194469888" calcext:value-type="float">
            <text:p>19446988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584338543054E+018" calcext:value-type="float">
            <text:p>1.47584338543054E+018</text:p>
          </table:table-cell>
          <table:table-cell office:value-type="float" office:value="1.4758433856251E+018" calcext:value-type="float">
            <text:p>1.4758433856251E+018</text:p>
          </table:table-cell>
          <table:table-cell/>
          <table:table-cell table:formula="of:= [.C588] - [.B588]" office:value-type="float" office:value="194560000" calcext:value-type="float">
            <text:p>19456000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584338543155E+018" calcext:value-type="float">
            <text:p>1.47584338543155E+018</text:p>
          </table:table-cell>
          <table:table-cell office:value-type="float" office:value="1.47584338562636E+018" calcext:value-type="float">
            <text:p>1.47584338562636E+018</text:p>
          </table:table-cell>
          <table:table-cell/>
          <table:table-cell table:formula="of:= [.C589] - [.B589]" office:value-type="float" office:value="194810112" calcext:value-type="float">
            <text:p>19481011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584338543255E+018" calcext:value-type="float">
            <text:p>1.47584338543255E+018</text:p>
          </table:table-cell>
          <table:table-cell office:value-type="float" office:value="1.4758433856277E+018" calcext:value-type="float">
            <text:p>1.4758433856277E+018</text:p>
          </table:table-cell>
          <table:table-cell/>
          <table:table-cell table:formula="of:= [.C590] - [.B590]" office:value-type="float" office:value="195149824" calcext:value-type="float">
            <text:p>19514982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584338543362E+018" calcext:value-type="float">
            <text:p>1.47584338543362E+018</text:p>
          </table:table-cell>
          <table:table-cell office:value-type="float" office:value="1.47584338562899E+018" calcext:value-type="float">
            <text:p>1.47584338562899E+018</text:p>
          </table:table-cell>
          <table:table-cell/>
          <table:table-cell table:formula="of:= [.C591] - [.B591]" office:value-type="float" office:value="195369984" calcext:value-type="float">
            <text:p>19536998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584338543454E+018" calcext:value-type="float">
            <text:p>1.47584338543454E+018</text:p>
          </table:table-cell>
          <table:table-cell office:value-type="float" office:value="1.47584338563016E+018" calcext:value-type="float">
            <text:p>1.47584338563016E+018</text:p>
          </table:table-cell>
          <table:table-cell/>
          <table:table-cell table:formula="of:= [.C592] - [.B592]" office:value-type="float" office:value="195620096" calcext:value-type="float">
            <text:p>19562009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584338543554E+018" calcext:value-type="float">
            <text:p>1.47584338543554E+018</text:p>
          </table:table-cell>
          <table:table-cell office:value-type="float" office:value="1.47584338563158E+018" calcext:value-type="float">
            <text:p>1.47584338563158E+018</text:p>
          </table:table-cell>
          <table:table-cell/>
          <table:table-cell table:formula="of:= [.C593] - [.B593]" office:value-type="float" office:value="196039936" calcext:value-type="float">
            <text:p>19603993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584338543654E+018" calcext:value-type="float">
            <text:p>1.47584338543654E+018</text:p>
          </table:table-cell>
          <table:table-cell office:value-type="float" office:value="1.47584338563304E+018" calcext:value-type="float">
            <text:p>1.47584338563304E+018</text:p>
          </table:table-cell>
          <table:table-cell/>
          <table:table-cell table:formula="of:= [.C594] - [.B594]" office:value-type="float" office:value="196499712" calcext:value-type="float">
            <text:p>19649971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584338543754E+018" calcext:value-type="float">
            <text:p>1.47584338543754E+018</text:p>
          </table:table-cell>
          <table:table-cell office:value-type="float" office:value="1.47584338563406E+018" calcext:value-type="float">
            <text:p>1.47584338563406E+018</text:p>
          </table:table-cell>
          <table:table-cell/>
          <table:table-cell table:formula="of:= [.C595] - [.B595]" office:value-type="float" office:value="196520192" calcext:value-type="float">
            <text:p>19652019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58433854387E+018" calcext:value-type="float">
            <text:p>1.4758433854387E+018</text:p>
          </table:table-cell>
          <table:table-cell office:value-type="float" office:value="1.47584338563533E+018" calcext:value-type="float">
            <text:p>1.47584338563533E+018</text:p>
          </table:table-cell>
          <table:table-cell/>
          <table:table-cell table:formula="of:= [.C596] - [.B596]" office:value-type="float" office:value="196630016" calcext:value-type="float">
            <text:p>19663001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584338543954E+018" calcext:value-type="float">
            <text:p>1.47584338543954E+018</text:p>
          </table:table-cell>
          <table:table-cell office:value-type="float" office:value="1.475843385637E+018" calcext:value-type="float">
            <text:p>1.475843385637E+018</text:p>
          </table:table-cell>
          <table:table-cell/>
          <table:table-cell table:formula="of:= [.C597] - [.B597]" office:value-type="float" office:value="197459968" calcext:value-type="float">
            <text:p>19745996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584338544055E+018" calcext:value-type="float">
            <text:p>1.47584338544055E+018</text:p>
          </table:table-cell>
          <table:table-cell office:value-type="float" office:value="1.47584338563797E+018" calcext:value-type="float">
            <text:p>1.47584338563797E+018</text:p>
          </table:table-cell>
          <table:table-cell/>
          <table:table-cell table:formula="of:= [.C598] - [.B598]" office:value-type="float" office:value="197420032" calcext:value-type="float">
            <text:p>19742003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584338544155E+018" calcext:value-type="float">
            <text:p>1.47584338544155E+018</text:p>
          </table:table-cell>
          <table:table-cell office:value-type="float" office:value="1.47584338563911E+018" calcext:value-type="float">
            <text:p>1.47584338563911E+018</text:p>
          </table:table-cell>
          <table:table-cell/>
          <table:table-cell table:formula="of:= [.C599] - [.B599]" office:value-type="float" office:value="197559808" calcext:value-type="float">
            <text:p>19755980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584338544254E+018" calcext:value-type="float">
            <text:p>1.47584338544254E+018</text:p>
          </table:table-cell>
          <table:table-cell office:value-type="float" office:value="1.47584338564025E+018" calcext:value-type="float">
            <text:p>1.47584338564025E+018</text:p>
          </table:table-cell>
          <table:table-cell/>
          <table:table-cell table:formula="of:= [.C600] - [.B600]" office:value-type="float" office:value="197710080" calcext:value-type="float">
            <text:p>19771008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584338544355E+018" calcext:value-type="float">
            <text:p>1.47584338544355E+018</text:p>
          </table:table-cell>
          <table:table-cell office:value-type="float" office:value="1.47584338564199E+018" calcext:value-type="float">
            <text:p>1.47584338564199E+018</text:p>
          </table:table-cell>
          <table:table-cell/>
          <table:table-cell table:formula="of:= [.C601] - [.B601]" office:value-type="float" office:value="198440192" calcext:value-type="float">
            <text:p>19844019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584338544455E+018" calcext:value-type="float">
            <text:p>1.47584338544455E+018</text:p>
          </table:table-cell>
          <table:table-cell office:value-type="float" office:value="1.47584338564312E+018" calcext:value-type="float">
            <text:p>1.47584338564312E+018</text:p>
          </table:table-cell>
          <table:table-cell/>
          <table:table-cell table:formula="of:= [.C602] - [.B602]" office:value-type="float" office:value="198569728" calcext:value-type="float">
            <text:p>19856972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584338544555E+018" calcext:value-type="float">
            <text:p>1.47584338544555E+018</text:p>
          </table:table-cell>
          <table:table-cell office:value-type="float" office:value="1.47584338564426E+018" calcext:value-type="float">
            <text:p>1.47584338564426E+018</text:p>
          </table:table-cell>
          <table:table-cell/>
          <table:table-cell table:formula="of:= [.C603] - [.B603]" office:value-type="float" office:value="198710016" calcext:value-type="float">
            <text:p>19871001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584338544654E+018" calcext:value-type="float">
            <text:p>1.47584338544654E+018</text:p>
          </table:table-cell>
          <table:table-cell office:value-type="float" office:value="1.47584338564553E+018" calcext:value-type="float">
            <text:p>1.47584338564553E+018</text:p>
          </table:table-cell>
          <table:table-cell/>
          <table:table-cell table:formula="of:= [.C604] - [.B604]" office:value-type="float" office:value="198989824" calcext:value-type="float">
            <text:p>19898982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584338544761E+018" calcext:value-type="float">
            <text:p>1.47584338544761E+018</text:p>
          </table:table-cell>
          <table:table-cell office:value-type="float" office:value="1.47584338564696E+018" calcext:value-type="float">
            <text:p>1.47584338564696E+018</text:p>
          </table:table-cell>
          <table:table-cell/>
          <table:table-cell table:formula="of:= [.C605] - [.B605]" office:value-type="float" office:value="199349760" calcext:value-type="float">
            <text:p>19934976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584338544854E+018" calcext:value-type="float">
            <text:p>1.47584338544854E+018</text:p>
          </table:table-cell>
          <table:table-cell office:value-type="float" office:value="1.47584338564807E+018" calcext:value-type="float">
            <text:p>1.47584338564807E+018</text:p>
          </table:table-cell>
          <table:table-cell/>
          <table:table-cell table:formula="of:= [.C606] - [.B606]" office:value-type="float" office:value="199529984" calcext:value-type="float">
            <text:p>19952998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584338544954E+018" calcext:value-type="float">
            <text:p>1.47584338544954E+018</text:p>
          </table:table-cell>
          <table:table-cell office:value-type="float" office:value="1.47584338564935E+018" calcext:value-type="float">
            <text:p>1.47584338564935E+018</text:p>
          </table:table-cell>
          <table:table-cell/>
          <table:table-cell table:formula="of:= [.C607] - [.B607]" office:value-type="float" office:value="199810048" calcext:value-type="float">
            <text:p>19981004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584338545054E+018" calcext:value-type="float">
            <text:p>1.47584338545054E+018</text:p>
          </table:table-cell>
          <table:table-cell office:value-type="float" office:value="1.47584338565099E+018" calcext:value-type="float">
            <text:p>1.47584338565099E+018</text:p>
          </table:table-cell>
          <table:table-cell/>
          <table:table-cell table:formula="of:= [.C608] - [.B608]" office:value-type="float" office:value="200450048" calcext:value-type="float">
            <text:p>20045004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584338545154E+018" calcext:value-type="float">
            <text:p>1.47584338545154E+018</text:p>
          </table:table-cell>
          <table:table-cell office:value-type="float" office:value="1.47584338565198E+018" calcext:value-type="float">
            <text:p>1.47584338565198E+018</text:p>
          </table:table-cell>
          <table:table-cell/>
          <table:table-cell table:formula="of:= [.C609] - [.B609]" office:value-type="float" office:value="200440064" calcext:value-type="float">
            <text:p>20044006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58433854527E+018" calcext:value-type="float">
            <text:p>1.4758433854527E+018</text:p>
          </table:table-cell>
          <table:table-cell office:value-type="float" office:value="1.47584338565317E+018" calcext:value-type="float">
            <text:p>1.47584338565317E+018</text:p>
          </table:table-cell>
          <table:table-cell/>
          <table:table-cell table:formula="of:= [.C610] - [.B610]" office:value-type="float" office:value="200470272" calcext:value-type="float">
            <text:p>20047027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584338545354E+018" calcext:value-type="float">
            <text:p>1.47584338545354E+018</text:p>
          </table:table-cell>
          <table:table-cell office:value-type="float" office:value="1.47584338565432E+018" calcext:value-type="float">
            <text:p>1.47584338565432E+018</text:p>
          </table:table-cell>
          <table:table-cell/>
          <table:table-cell table:formula="of:= [.C611] - [.B611]" office:value-type="float" office:value="200780032" calcext:value-type="float">
            <text:p>20078003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584338545455E+018" calcext:value-type="float">
            <text:p>1.47584338545455E+018</text:p>
          </table:table-cell>
          <table:table-cell office:value-type="float" office:value="1.47584338565598E+018" calcext:value-type="float">
            <text:p>1.47584338565598E+018</text:p>
          </table:table-cell>
          <table:table-cell/>
          <table:table-cell table:formula="of:= [.C612] - [.B612]" office:value-type="float" office:value="201430016" calcext:value-type="float">
            <text:p>2014300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584338545554E+018" calcext:value-type="float">
            <text:p>1.47584338545554E+018</text:p>
          </table:table-cell>
          <table:table-cell office:value-type="float" office:value="1.47584338565705E+018" calcext:value-type="float">
            <text:p>1.47584338565705E+018</text:p>
          </table:table-cell>
          <table:table-cell/>
          <table:table-cell table:formula="of:= [.C613] - [.B613]" office:value-type="float" office:value="201510144" calcext:value-type="float">
            <text:p>20151014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584338545654E+018" calcext:value-type="float">
            <text:p>1.47584338545654E+018</text:p>
          </table:table-cell>
          <table:table-cell office:value-type="float" office:value="1.47584338565827E+018" calcext:value-type="float">
            <text:p>1.47584338565827E+018</text:p>
          </table:table-cell>
          <table:table-cell/>
          <table:table-cell table:formula="of:= [.C614] - [.B614]" office:value-type="float" office:value="201729792" calcext:value-type="float">
            <text:p>20172979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584338545754E+018" calcext:value-type="float">
            <text:p>1.47584338545754E+018</text:p>
          </table:table-cell>
          <table:table-cell office:value-type="float" office:value="1.47584338565941E+018" calcext:value-type="float">
            <text:p>1.47584338565941E+018</text:p>
          </table:table-cell>
          <table:table-cell/>
          <table:table-cell table:formula="of:= [.C615] - [.B615]" office:value-type="float" office:value="201870080" calcext:value-type="float">
            <text:p>20187008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584338545854E+018" calcext:value-type="float">
            <text:p>1.47584338545854E+018</text:p>
          </table:table-cell>
          <table:table-cell office:value-type="float" office:value="1.47584338566088E+018" calcext:value-type="float">
            <text:p>1.47584338566088E+018</text:p>
          </table:table-cell>
          <table:table-cell/>
          <table:table-cell table:formula="of:= [.C616] - [.B616]" office:value-type="float" office:value="202339840" calcext:value-type="float">
            <text:p>20233984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584338545954E+018" calcext:value-type="float">
            <text:p>1.47584338545954E+018</text:p>
          </table:table-cell>
          <table:table-cell office:value-type="float" office:value="1.47584338566216E+018" calcext:value-type="float">
            <text:p>1.47584338566216E+018</text:p>
          </table:table-cell>
          <table:table-cell/>
          <table:table-cell table:formula="of:= [.C617] - [.B617]" office:value-type="float" office:value="202620160" calcext:value-type="float">
            <text:p>20262016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584338546054E+018" calcext:value-type="float">
            <text:p>1.47584338546054E+018</text:p>
          </table:table-cell>
          <table:table-cell office:value-type="float" office:value="1.47584338566329E+018" calcext:value-type="float">
            <text:p>1.47584338566329E+018</text:p>
          </table:table-cell>
          <table:table-cell/>
          <table:table-cell table:formula="of:= [.C618] - [.B618]" office:value-type="float" office:value="202750208" calcext:value-type="float">
            <text:p>20275020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584338546167E+018" calcext:value-type="float">
            <text:p>1.47584338546167E+018</text:p>
          </table:table-cell>
          <table:table-cell office:value-type="float" office:value="1.47584338566499E+018" calcext:value-type="float">
            <text:p>1.47584338566499E+018</text:p>
          </table:table-cell>
          <table:table-cell/>
          <table:table-cell table:formula="of:= [.C619] - [.B619]" office:value-type="float" office:value="203320064" calcext:value-type="float">
            <text:p>20332006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584338546254E+018" calcext:value-type="float">
            <text:p>1.47584338546254E+018</text:p>
          </table:table-cell>
          <table:table-cell office:value-type="float" office:value="1.47584338566607E+018" calcext:value-type="float">
            <text:p>1.47584338566607E+018</text:p>
          </table:table-cell>
          <table:table-cell/>
          <table:table-cell table:formula="of:= [.C620] - [.B620]" office:value-type="float" office:value="203530240" calcext:value-type="float">
            <text:p>20353024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584338546355E+018" calcext:value-type="float">
            <text:p>1.47584338546355E+018</text:p>
          </table:table-cell>
          <table:table-cell office:value-type="float" office:value="1.47584338566726E+018" calcext:value-type="float">
            <text:p>1.47584338566726E+018</text:p>
          </table:table-cell>
          <table:table-cell/>
          <table:table-cell table:formula="of:= [.C621] - [.B621]" office:value-type="float" office:value="203709952" calcext:value-type="float">
            <text:p>20370995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584338546455E+018" calcext:value-type="float">
            <text:p>1.47584338546455E+018</text:p>
          </table:table-cell>
          <table:table-cell office:value-type="float" office:value="1.47584338566853E+018" calcext:value-type="float">
            <text:p>1.47584338566853E+018</text:p>
          </table:table-cell>
          <table:table-cell/>
          <table:table-cell table:formula="of:= [.C622] - [.B622]" office:value-type="float" office:value="203979776" calcext:value-type="float">
            <text:p>20397977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584338546555E+018" calcext:value-type="float">
            <text:p>1.47584338546555E+018</text:p>
          </table:table-cell>
          <table:table-cell office:value-type="float" office:value="1.47584338566997E+018" calcext:value-type="float">
            <text:p>1.47584338566997E+018</text:p>
          </table:table-cell>
          <table:table-cell/>
          <table:table-cell table:formula="of:= [.C623] - [.B623]" office:value-type="float" office:value="204420096" calcext:value-type="float">
            <text:p>20442009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584338546672E+018" calcext:value-type="float">
            <text:p>1.47584338546672E+018</text:p>
          </table:table-cell>
          <table:table-cell office:value-type="float" office:value="1.47584338567114E+018" calcext:value-type="float">
            <text:p>1.47584338567114E+018</text:p>
          </table:table-cell>
          <table:table-cell/>
          <table:table-cell table:formula="of:= [.C624] - [.B624]" office:value-type="float" office:value="204419840" calcext:value-type="float">
            <text:p>20441984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584338546754E+018" calcext:value-type="float">
            <text:p>1.47584338546754E+018</text:p>
          </table:table-cell>
          <table:table-cell office:value-type="float" office:value="1.47584338567237E+018" calcext:value-type="float">
            <text:p>1.47584338567237E+018</text:p>
          </table:table-cell>
          <table:table-cell/>
          <table:table-cell table:formula="of:= [.C625] - [.B625]" office:value-type="float" office:value="204830208" calcext:value-type="float">
            <text:p>20483020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584338546854E+018" calcext:value-type="float">
            <text:p>1.47584338546854E+018</text:p>
          </table:table-cell>
          <table:table-cell office:value-type="float" office:value="1.47584338567386E+018" calcext:value-type="float">
            <text:p>1.47584338567386E+018</text:p>
          </table:table-cell>
          <table:table-cell/>
          <table:table-cell table:formula="of:= [.C626] - [.B626]" office:value-type="float" office:value="205320192" calcext:value-type="float">
            <text:p>20532019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584338546954E+018" calcext:value-type="float">
            <text:p>1.47584338546954E+018</text:p>
          </table:table-cell>
          <table:table-cell office:value-type="float" office:value="1.47584338567501E+018" calcext:value-type="float">
            <text:p>1.47584338567501E+018</text:p>
          </table:table-cell>
          <table:table-cell/>
          <table:table-cell table:formula="of:= [.C627] - [.B627]" office:value-type="float" office:value="205469952" calcext:value-type="float">
            <text:p>20546995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584338547055E+018" calcext:value-type="float">
            <text:p>1.47584338547055E+018</text:p>
          </table:table-cell>
          <table:table-cell office:value-type="float" office:value="1.47584338567616E+018" calcext:value-type="float">
            <text:p>1.47584338567616E+018</text:p>
          </table:table-cell>
          <table:table-cell/>
          <table:table-cell table:formula="of:= [.C628] - [.B628]" office:value-type="float" office:value="205610240" calcext:value-type="float">
            <text:p>20561024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584338547154E+018" calcext:value-type="float">
            <text:p>1.47584338547154E+018</text:p>
          </table:table-cell>
          <table:table-cell office:value-type="float" office:value="1.47584338567744E+018" calcext:value-type="float">
            <text:p>1.47584338567744E+018</text:p>
          </table:table-cell>
          <table:table-cell/>
          <table:table-cell table:formula="of:= [.C629] - [.B629]" office:value-type="float" office:value="205900032" calcext:value-type="float">
            <text:p>20590003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584338547255E+018" calcext:value-type="float">
            <text:p>1.47584338547255E+018</text:p>
          </table:table-cell>
          <table:table-cell office:value-type="float" office:value="1.47584338567899E+018" calcext:value-type="float">
            <text:p>1.47584338567899E+018</text:p>
          </table:table-cell>
          <table:table-cell/>
          <table:table-cell table:formula="of:= [.C630] - [.B630]" office:value-type="float" office:value="206439680" calcext:value-type="float">
            <text:p>20643968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584338547355E+018" calcext:value-type="float">
            <text:p>1.47584338547355E+018</text:p>
          </table:table-cell>
          <table:table-cell office:value-type="float" office:value="1.47584338568006E+018" calcext:value-type="float">
            <text:p>1.47584338568006E+018</text:p>
          </table:table-cell>
          <table:table-cell/>
          <table:table-cell table:formula="of:= [.C631] - [.B631]" office:value-type="float" office:value="206510080" calcext:value-type="float">
            <text:p>20651008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584338547455E+018" calcext:value-type="float">
            <text:p>1.47584338547455E+018</text:p>
          </table:table-cell>
          <table:table-cell office:value-type="float" office:value="1.47584338568128E+018" calcext:value-type="float">
            <text:p>1.47584338568128E+018</text:p>
          </table:table-cell>
          <table:table-cell/>
          <table:table-cell table:formula="of:= [.C632] - [.B632]" office:value-type="float" office:value="206729984" calcext:value-type="float">
            <text:p>20672998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584338547574E+018" calcext:value-type="float">
            <text:p>1.47584338547574E+018</text:p>
          </table:table-cell>
          <table:table-cell office:value-type="float" office:value="1.47584338568304E+018" calcext:value-type="float">
            <text:p>1.47584338568304E+018</text:p>
          </table:table-cell>
          <table:table-cell/>
          <table:table-cell table:formula="of:= [.C633] - [.B633]" office:value-type="float" office:value="207300096" calcext:value-type="float">
            <text:p>20730009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584338547654E+018" calcext:value-type="float">
            <text:p>1.47584338547654E+018</text:p>
          </table:table-cell>
          <table:table-cell office:value-type="float" office:value="1.47584338568402E+018" calcext:value-type="float">
            <text:p>1.47584338568402E+018</text:p>
          </table:table-cell>
          <table:table-cell/>
          <table:table-cell table:formula="of:= [.C634] - [.B634]" office:value-type="float" office:value="207479808" calcext:value-type="float">
            <text:p>20747980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584338547755E+018" calcext:value-type="float">
            <text:p>1.47584338547755E+018</text:p>
          </table:table-cell>
          <table:table-cell office:value-type="float" office:value="1.47584338568511E+018" calcext:value-type="float">
            <text:p>1.47584338568511E+018</text:p>
          </table:table-cell>
          <table:table-cell/>
          <table:table-cell table:formula="of:= [.C635] - [.B635]" office:value-type="float" office:value="207559680" calcext:value-type="float">
            <text:p>20755968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584338547854E+018" calcext:value-type="float">
            <text:p>1.47584338547854E+018</text:p>
          </table:table-cell>
          <table:table-cell office:value-type="float" office:value="1.47584338568637E+018" calcext:value-type="float">
            <text:p>1.47584338568637E+018</text:p>
          </table:table-cell>
          <table:table-cell/>
          <table:table-cell table:formula="of:= [.C636] - [.B636]" office:value-type="float" office:value="207830016" calcext:value-type="float">
            <text:p>20783001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584338547954E+018" calcext:value-type="float">
            <text:p>1.47584338547954E+018</text:p>
          </table:table-cell>
          <table:table-cell office:value-type="float" office:value="1.47584338568752E+018" calcext:value-type="float">
            <text:p>1.47584338568752E+018</text:p>
          </table:table-cell>
          <table:table-cell/>
          <table:table-cell table:formula="of:= [.C637] - [.B637]" office:value-type="float" office:value="207980032" calcext:value-type="float">
            <text:p>20798003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584338548054E+018" calcext:value-type="float">
            <text:p>1.47584338548054E+018</text:p>
          </table:table-cell>
          <table:table-cell office:value-type="float" office:value="1.47584338568903E+018" calcext:value-type="float">
            <text:p>1.47584338568903E+018</text:p>
          </table:table-cell>
          <table:table-cell/>
          <table:table-cell table:formula="of:= [.C638] - [.B638]" office:value-type="float" office:value="208490240" calcext:value-type="float">
            <text:p>20849024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584338548153E+018" calcext:value-type="float">
            <text:p>1.47584338548153E+018</text:p>
          </table:table-cell>
          <table:table-cell office:value-type="float" office:value="1.47584338569021E+018" calcext:value-type="float">
            <text:p>1.47584338569021E+018</text:p>
          </table:table-cell>
          <table:table-cell/>
          <table:table-cell table:formula="of:= [.C639] - [.B639]" office:value-type="float" office:value="208679936" calcext:value-type="float">
            <text:p>20867993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584338548254E+018" calcext:value-type="float">
            <text:p>1.47584338548254E+018</text:p>
          </table:table-cell>
          <table:table-cell office:value-type="float" office:value="1.47584338569153E+018" calcext:value-type="float">
            <text:p>1.47584338569153E+018</text:p>
          </table:table-cell>
          <table:table-cell/>
          <table:table-cell table:formula="of:= [.C640] - [.B640]" office:value-type="float" office:value="208989952" calcext:value-type="float">
            <text:p>20898995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584338548355E+018" calcext:value-type="float">
            <text:p>1.47584338548355E+018</text:p>
          </table:table-cell>
          <table:table-cell office:value-type="float" office:value="1.47584338569301E+018" calcext:value-type="float">
            <text:p>1.47584338569301E+018</text:p>
          </table:table-cell>
          <table:table-cell/>
          <table:table-cell table:formula="of:= [.C641] - [.B641]" office:value-type="float" office:value="209459968" calcext:value-type="float">
            <text:p>20945996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584338548465E+018" calcext:value-type="float">
            <text:p>1.47584338548465E+018</text:p>
          </table:table-cell>
          <table:table-cell office:value-type="float" office:value="1.47584338569408E+018" calcext:value-type="float">
            <text:p>1.47584338569408E+018</text:p>
          </table:table-cell>
          <table:table-cell/>
          <table:table-cell table:formula="of:= [.C642] - [.B642]" office:value-type="float" office:value="209430016" calcext:value-type="float">
            <text:p>20943001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584338548554E+018" calcext:value-type="float">
            <text:p>1.47584338548554E+018</text:p>
          </table:table-cell>
          <table:table-cell office:value-type="float" office:value="1.47584338569532E+018" calcext:value-type="float">
            <text:p>1.47584338569532E+018</text:p>
          </table:table-cell>
          <table:table-cell/>
          <table:table-cell table:formula="of:= [.C643] - [.B643]" office:value-type="float" office:value="209779968" calcext:value-type="float">
            <text:p>20977996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584338548655E+018" calcext:value-type="float">
            <text:p>1.47584338548655E+018</text:p>
          </table:table-cell>
          <table:table-cell office:value-type="float" office:value="1.47584338569701E+018" calcext:value-type="float">
            <text:p>1.47584338569701E+018</text:p>
          </table:table-cell>
          <table:table-cell/>
          <table:table-cell table:formula="of:= [.C644] - [.B644]" office:value-type="float" office:value="210460160" calcext:value-type="float">
            <text:p>21046016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584338548754E+018" calcext:value-type="float">
            <text:p>1.47584338548754E+018</text:p>
          </table:table-cell>
          <table:table-cell office:value-type="float" office:value="1.47584338569798E+018" calcext:value-type="float">
            <text:p>1.47584338569798E+018</text:p>
          </table:table-cell>
          <table:table-cell/>
          <table:table-cell table:formula="of:= [.C645] - [.B645]" office:value-type="float" office:value="210439936" calcext:value-type="float">
            <text:p>21043993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584338548854E+018" calcext:value-type="float">
            <text:p>1.47584338548854E+018</text:p>
          </table:table-cell>
          <table:table-cell office:value-type="float" office:value="1.47584338569914E+018" calcext:value-type="float">
            <text:p>1.47584338569914E+018</text:p>
          </table:table-cell>
          <table:table-cell/>
          <table:table-cell table:formula="of:= [.C646] - [.B646]" office:value-type="float" office:value="210600192" calcext:value-type="float">
            <text:p>21060019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584338548975E+018" calcext:value-type="float">
            <text:p>1.47584338548975E+018</text:p>
          </table:table-cell>
          <table:table-cell office:value-type="float" office:value="1.47584338570041E+018" calcext:value-type="float">
            <text:p>1.47584338570041E+018</text:p>
          </table:table-cell>
          <table:table-cell/>
          <table:table-cell table:formula="of:= [.C647] - [.B647]" office:value-type="float" office:value="210660096" calcext:value-type="float">
            <text:p>21066009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584338549053E+018" calcext:value-type="float">
            <text:p>1.47584338549053E+018</text:p>
          </table:table-cell>
          <table:table-cell office:value-type="float" office:value="1.47584338570199E+018" calcext:value-type="float">
            <text:p>1.47584338570199E+018</text:p>
          </table:table-cell>
          <table:table-cell/>
          <table:table-cell table:formula="of:= [.C648] - [.B648]" office:value-type="float" office:value="211459840" calcext:value-type="float">
            <text:p>21145984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584338549155E+018" calcext:value-type="float">
            <text:p>1.47584338549155E+018</text:p>
          </table:table-cell>
          <table:table-cell office:value-type="float" office:value="1.47584338570309E+018" calcext:value-type="float">
            <text:p>1.47584338570309E+018</text:p>
          </table:table-cell>
          <table:table-cell/>
          <table:table-cell table:formula="of:= [.C649] - [.B649]" office:value-type="float" office:value="211539968" calcext:value-type="float">
            <text:p>21153996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584338549254E+018" calcext:value-type="float">
            <text:p>1.47584338549254E+018</text:p>
          </table:table-cell>
          <table:table-cell office:value-type="float" office:value="1.47584338570423E+018" calcext:value-type="float">
            <text:p>1.47584338570423E+018</text:p>
          </table:table-cell>
          <table:table-cell/>
          <table:table-cell table:formula="of:= [.C650] - [.B650]" office:value-type="float" office:value="211690240" calcext:value-type="float">
            <text:p>21169024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584338549355E+018" calcext:value-type="float">
            <text:p>1.47584338549355E+018</text:p>
          </table:table-cell>
          <table:table-cell office:value-type="float" office:value="1.47584338570549E+018" calcext:value-type="float">
            <text:p>1.47584338570549E+018</text:p>
          </table:table-cell>
          <table:table-cell/>
          <table:table-cell table:formula="of:= [.C651] - [.B651]" office:value-type="float" office:value="211939840" calcext:value-type="float">
            <text:p>21193984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58433854947E+018" calcext:value-type="float">
            <text:p>1.4758433854947E+018</text:p>
          </table:table-cell>
          <table:table-cell office:value-type="float" office:value="1.4758433857068E+018" calcext:value-type="float">
            <text:p>1.4758433857068E+018</text:p>
          </table:table-cell>
          <table:table-cell/>
          <table:table-cell table:formula="of:= [.C652] - [.B652]" office:value-type="float" office:value="212100096" calcext:value-type="float">
            <text:p>21210009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584338549554E+018" calcext:value-type="float">
            <text:p>1.47584338549554E+018</text:p>
          </table:table-cell>
          <table:table-cell office:value-type="float" office:value="1.47584338570806E+018" calcext:value-type="float">
            <text:p>1.47584338570806E+018</text:p>
          </table:table-cell>
          <table:table-cell/>
          <table:table-cell table:formula="of:= [.C653] - [.B653]" office:value-type="float" office:value="212519936" calcext:value-type="float">
            <text:p>21251993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584338549654E+018" calcext:value-type="float">
            <text:p>1.47584338549654E+018</text:p>
          </table:table-cell>
          <table:table-cell office:value-type="float" office:value="1.47584338570931E+018" calcext:value-type="float">
            <text:p>1.47584338570931E+018</text:p>
          </table:table-cell>
          <table:table-cell/>
          <table:table-cell table:formula="of:= [.C654] - [.B654]" office:value-type="float" office:value="212769792" calcext:value-type="float">
            <text:p>21276979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584338549754E+018" calcext:value-type="float">
            <text:p>1.47584338549754E+018</text:p>
          </table:table-cell>
          <table:table-cell office:value-type="float" office:value="1.47584338571071E+018" calcext:value-type="float">
            <text:p>1.47584338571071E+018</text:p>
          </table:table-cell>
          <table:table-cell/>
          <table:table-cell table:formula="of:= [.C655] - [.B655]" office:value-type="float" office:value="213170176" calcext:value-type="float">
            <text:p>21317017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584338549854E+018" calcext:value-type="float">
            <text:p>1.47584338549854E+018</text:p>
          </table:table-cell>
          <table:table-cell office:value-type="float" office:value="1.47584338571207E+018" calcext:value-type="float">
            <text:p>1.47584338571207E+018</text:p>
          </table:table-cell>
          <table:table-cell/>
          <table:table-cell table:formula="of:= [.C656] - [.B656]" office:value-type="float" office:value="213530112" calcext:value-type="float">
            <text:p>21353011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584338549954E+018" calcext:value-type="float">
            <text:p>1.47584338549954E+018</text:p>
          </table:table-cell>
          <table:table-cell office:value-type="float" office:value="1.47584338571315E+018" calcext:value-type="float">
            <text:p>1.47584338571315E+018</text:p>
          </table:table-cell>
          <table:table-cell/>
          <table:table-cell table:formula="of:= [.C657] - [.B657]" office:value-type="float" office:value="213610240" calcext:value-type="float">
            <text:p>21361024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584338550054E+018" calcext:value-type="float">
            <text:p>1.47584338550054E+018</text:p>
          </table:table-cell>
          <table:table-cell office:value-type="float" office:value="1.47584338571441E+018" calcext:value-type="float">
            <text:p>1.47584338571441E+018</text:p>
          </table:table-cell>
          <table:table-cell/>
          <table:table-cell table:formula="of:= [.C658] - [.B658]" office:value-type="float" office:value="213870080" calcext:value-type="float">
            <text:p>21387008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584338550155E+018" calcext:value-type="float">
            <text:p>1.47584338550155E+018</text:p>
          </table:table-cell>
          <table:table-cell office:value-type="float" office:value="1.475843385716E+018" calcext:value-type="float">
            <text:p>1.475843385716E+018</text:p>
          </table:table-cell>
          <table:table-cell/>
          <table:table-cell table:formula="of:= [.C659] - [.B659]" office:value-type="float" office:value="214449920" calcext:value-type="float">
            <text:p>21444992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584338550254E+018" calcext:value-type="float">
            <text:p>1.47584338550254E+018</text:p>
          </table:table-cell>
          <table:table-cell office:value-type="float" office:value="1.47584338571703E+018" calcext:value-type="float">
            <text:p>1.47584338571703E+018</text:p>
          </table:table-cell>
          <table:table-cell/>
          <table:table-cell table:formula="of:= [.C660] - [.B660]" office:value-type="float" office:value="214490112" calcext:value-type="float">
            <text:p>21449011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584338550354E+018" calcext:value-type="float">
            <text:p>1.47584338550354E+018</text:p>
          </table:table-cell>
          <table:table-cell office:value-type="float" office:value="1.47584338571822E+018" calcext:value-type="float">
            <text:p>1.47584338571822E+018</text:p>
          </table:table-cell>
          <table:table-cell/>
          <table:table-cell table:formula="of:= [.C661] - [.B661]" office:value-type="float" office:value="214680064" calcext:value-type="float">
            <text:p>21468006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584338550454E+018" calcext:value-type="float">
            <text:p>1.47584338550454E+018</text:p>
          </table:table-cell>
          <table:table-cell office:value-type="float" office:value="1.47584338571951E+018" calcext:value-type="float">
            <text:p>1.47584338571951E+018</text:p>
          </table:table-cell>
          <table:table-cell/>
          <table:table-cell table:formula="of:= [.C662] - [.B662]" office:value-type="float" office:value="214969856" calcext:value-type="float">
            <text:p>21496985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584338550572E+018" calcext:value-type="float">
            <text:p>1.47584338550572E+018</text:p>
          </table:table-cell>
          <table:table-cell office:value-type="float" office:value="1.47584338572097E+018" calcext:value-type="float">
            <text:p>1.47584338572097E+018</text:p>
          </table:table-cell>
          <table:table-cell/>
          <table:table-cell table:formula="of:= [.C663] - [.B663]" office:value-type="float" office:value="215249920" calcext:value-type="float">
            <text:p>21524992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584338550654E+018" calcext:value-type="float">
            <text:p>1.47584338550654E+018</text:p>
          </table:table-cell>
          <table:table-cell office:value-type="float" office:value="1.47584338572208E+018" calcext:value-type="float">
            <text:p>1.47584338572208E+018</text:p>
          </table:table-cell>
          <table:table-cell/>
          <table:table-cell table:formula="of:= [.C664] - [.B664]" office:value-type="float" office:value="215539968" calcext:value-type="float">
            <text:p>21553996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584338550761E+018" calcext:value-type="float">
            <text:p>1.47584338550761E+018</text:p>
          </table:table-cell>
          <table:table-cell office:value-type="float" office:value="1.47584338572334E+018" calcext:value-type="float">
            <text:p>1.47584338572334E+018</text:p>
          </table:table-cell>
          <table:table-cell/>
          <table:table-cell table:formula="of:= [.C665] - [.B665]" office:value-type="float" office:value="215729920" calcext:value-type="float">
            <text:p>21572992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584338550854E+018" calcext:value-type="float">
            <text:p>1.47584338550854E+018</text:p>
          </table:table-cell>
          <table:table-cell office:value-type="float" office:value="1.47584338572471E+018" calcext:value-type="float">
            <text:p>1.47584338572471E+018</text:p>
          </table:table-cell>
          <table:table-cell/>
          <table:table-cell table:formula="of:= [.C666] - [.B666]" office:value-type="float" office:value="216169984" calcext:value-type="float">
            <text:p>21616998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584338550955E+018" calcext:value-type="float">
            <text:p>1.47584338550955E+018</text:p>
          </table:table-cell>
          <table:table-cell office:value-type="float" office:value="1.47584338572601E+018" calcext:value-type="float">
            <text:p>1.47584338572601E+018</text:p>
          </table:table-cell>
          <table:table-cell/>
          <table:table-cell table:formula="of:= [.C667] - [.B667]" office:value-type="float" office:value="216460032" calcext:value-type="float">
            <text:p>21646003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584338551054E+018" calcext:value-type="float">
            <text:p>1.47584338551054E+018</text:p>
          </table:table-cell>
          <table:table-cell office:value-type="float" office:value="1.47584338572715E+018" calcext:value-type="float">
            <text:p>1.47584338572715E+018</text:p>
          </table:table-cell>
          <table:table-cell/>
          <table:table-cell table:formula="of:= [.C668] - [.B668]" office:value-type="float" office:value="216610048" calcext:value-type="float">
            <text:p>21661004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584338551155E+018" calcext:value-type="float">
            <text:p>1.47584338551155E+018</text:p>
          </table:table-cell>
          <table:table-cell office:value-type="float" office:value="1.47584338572842E+018" calcext:value-type="float">
            <text:p>1.47584338572842E+018</text:p>
          </table:table-cell>
          <table:table-cell/>
          <table:table-cell table:formula="of:= [.C669] - [.B669]" office:value-type="float" office:value="216870144" calcext:value-type="float">
            <text:p>21687014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584338551255E+018" calcext:value-type="float">
            <text:p>1.47584338551255E+018</text:p>
          </table:table-cell>
          <table:table-cell office:value-type="float" office:value="1.47584338573E+018" calcext:value-type="float">
            <text:p>1.47584338573E+018</text:p>
          </table:table-cell>
          <table:table-cell/>
          <table:table-cell table:formula="of:= [.C670] - [.B670]" office:value-type="float" office:value="217449728" calcext:value-type="float">
            <text:p>21744972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584338551355E+018" calcext:value-type="float">
            <text:p>1.47584338551355E+018</text:p>
          </table:table-cell>
          <table:table-cell office:value-type="float" office:value="1.47584338573098E+018" calcext:value-type="float">
            <text:p>1.47584338573098E+018</text:p>
          </table:table-cell>
          <table:table-cell/>
          <table:table-cell table:formula="of:= [.C671] - [.B671]" office:value-type="float" office:value="217430016" calcext:value-type="float">
            <text:p>2174300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584338551472E+018" calcext:value-type="float">
            <text:p>1.47584338551472E+018</text:p>
          </table:table-cell>
          <table:table-cell office:value-type="float" office:value="1.47584338573226E+018" calcext:value-type="float">
            <text:p>1.47584338573226E+018</text:p>
          </table:table-cell>
          <table:table-cell/>
          <table:table-cell table:formula="of:= [.C672] - [.B672]" office:value-type="float" office:value="217539840" calcext:value-type="float">
            <text:p>21753984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584338551554E+018" calcext:value-type="float">
            <text:p>1.47584338551554E+018</text:p>
          </table:table-cell>
          <table:table-cell office:value-type="float" office:value="1.47584338573339E+018" calcext:value-type="float">
            <text:p>1.47584338573339E+018</text:p>
          </table:table-cell>
          <table:table-cell/>
          <table:table-cell table:formula="of:= [.C673] - [.B673]" office:value-type="float" office:value="217849856" calcext:value-type="float">
            <text:p>21784985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584338551655E+018" calcext:value-type="float">
            <text:p>1.47584338551655E+018</text:p>
          </table:table-cell>
          <table:table-cell office:value-type="float" office:value="1.47584338573501E+018" calcext:value-type="float">
            <text:p>1.47584338573501E+018</text:p>
          </table:table-cell>
          <table:table-cell/>
          <table:table-cell table:formula="of:= [.C674] - [.B674]" office:value-type="float" office:value="218459904" calcext:value-type="float">
            <text:p>21845990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584338551754E+018" calcext:value-type="float">
            <text:p>1.47584338551754E+018</text:p>
          </table:table-cell>
          <table:table-cell office:value-type="float" office:value="1.47584338573613E+018" calcext:value-type="float">
            <text:p>1.47584338573613E+018</text:p>
          </table:table-cell>
          <table:table-cell/>
          <table:table-cell table:formula="of:= [.C675] - [.B675]" office:value-type="float" office:value="218590208" calcext:value-type="float">
            <text:p>21859020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584338551854E+018" calcext:value-type="float">
            <text:p>1.47584338551854E+018</text:p>
          </table:table-cell>
          <table:table-cell office:value-type="float" office:value="1.4758433857374E+018" calcext:value-type="float">
            <text:p>1.4758433857374E+018</text:p>
          </table:table-cell>
          <table:table-cell/>
          <table:table-cell table:formula="of:= [.C676] - [.B676]" office:value-type="float" office:value="218860032" calcext:value-type="float">
            <text:p>21886003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584338551954E+018" calcext:value-type="float">
            <text:p>1.47584338551954E+018</text:p>
          </table:table-cell>
          <table:table-cell office:value-type="float" office:value="1.475843385739E+018" calcext:value-type="float">
            <text:p>1.475843385739E+018</text:p>
          </table:table-cell>
          <table:table-cell/>
          <table:table-cell table:formula="of:= [.C677] - [.B677]" office:value-type="float" office:value="219460096" calcext:value-type="float">
            <text:p>21946009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584338552054E+018" calcext:value-type="float">
            <text:p>1.47584338552054E+018</text:p>
          </table:table-cell>
          <table:table-cell office:value-type="float" office:value="1.47584338574003E+018" calcext:value-type="float">
            <text:p>1.47584338574003E+018</text:p>
          </table:table-cell>
          <table:table-cell/>
          <table:table-cell table:formula="of:= [.C678] - [.B678]" office:value-type="float" office:value="219490048" calcext:value-type="float">
            <text:p>21949004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584338552174E+018" calcext:value-type="float">
            <text:p>1.47584338552174E+018</text:p>
          </table:table-cell>
          <table:table-cell office:value-type="float" office:value="1.47584338574125E+018" calcext:value-type="float">
            <text:p>1.47584338574125E+018</text:p>
          </table:table-cell>
          <table:table-cell/>
          <table:table-cell table:formula="of:= [.C679] - [.B679]" office:value-type="float" office:value="219510016" calcext:value-type="float">
            <text:p>21951001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584338552254E+018" calcext:value-type="float">
            <text:p>1.47584338552254E+018</text:p>
          </table:table-cell>
          <table:table-cell office:value-type="float" office:value="1.4758433857424E+018" calcext:value-type="float">
            <text:p>1.4758433857424E+018</text:p>
          </table:table-cell>
          <table:table-cell/>
          <table:table-cell table:formula="of:= [.C680] - [.B680]" office:value-type="float" office:value="219859968" calcext:value-type="float">
            <text:p>21985996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584338552355E+018" calcext:value-type="float">
            <text:p>1.47584338552355E+018</text:p>
          </table:table-cell>
          <table:table-cell office:value-type="float" office:value="1.47584338574405E+018" calcext:value-type="float">
            <text:p>1.47584338574405E+018</text:p>
          </table:table-cell>
          <table:table-cell/>
          <table:table-cell table:formula="of:= [.C681] - [.B681]" office:value-type="float" office:value="220500224" calcext:value-type="float">
            <text:p>22050022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584338552454E+018" calcext:value-type="float">
            <text:p>1.47584338552454E+018</text:p>
          </table:table-cell>
          <table:table-cell office:value-type="float" office:value="1.475843385745E+018" calcext:value-type="float">
            <text:p>1.475843385745E+018</text:p>
          </table:table-cell>
          <table:table-cell/>
          <table:table-cell table:formula="of:= [.C682] - [.B682]" office:value-type="float" office:value="220459776" calcext:value-type="float">
            <text:p>22045977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584338552554E+018" calcext:value-type="float">
            <text:p>1.47584338552554E+018</text:p>
          </table:table-cell>
          <table:table-cell office:value-type="float" office:value="1.47584338574625E+018" calcext:value-type="float">
            <text:p>1.47584338574625E+018</text:p>
          </table:table-cell>
          <table:table-cell/>
          <table:table-cell table:formula="of:= [.C683] - [.B683]" office:value-type="float" office:value="220710144" calcext:value-type="float">
            <text:p>22071014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584338552654E+018" calcext:value-type="float">
            <text:p>1.47584338552654E+018</text:p>
          </table:table-cell>
          <table:table-cell office:value-type="float" office:value="1.47584338574753E+018" calcext:value-type="float">
            <text:p>1.47584338574753E+018</text:p>
          </table:table-cell>
          <table:table-cell/>
          <table:table-cell table:formula="of:= [.C684] - [.B684]" office:value-type="float" office:value="220989952" calcext:value-type="float">
            <text:p>22098995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584338552754E+018" calcext:value-type="float">
            <text:p>1.47584338552754E+018</text:p>
          </table:table-cell>
          <table:table-cell office:value-type="float" office:value="1.47584338574901E+018" calcext:value-type="float">
            <text:p>1.47584338574901E+018</text:p>
          </table:table-cell>
          <table:table-cell/>
          <table:table-cell table:formula="of:= [.C685] - [.B685]" office:value-type="float" office:value="221469952" calcext:value-type="float">
            <text:p>22146995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584338552854E+018" calcext:value-type="float">
            <text:p>1.47584338552854E+018</text:p>
          </table:table-cell>
          <table:table-cell office:value-type="float" office:value="1.47584338575015E+018" calcext:value-type="float">
            <text:p>1.47584338575015E+018</text:p>
          </table:table-cell>
          <table:table-cell/>
          <table:table-cell table:formula="of:= [.C686] - [.B686]" office:value-type="float" office:value="221610240" calcext:value-type="float">
            <text:p>22161024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584338552954E+018" calcext:value-type="float">
            <text:p>1.47584338552954E+018</text:p>
          </table:table-cell>
          <table:table-cell office:value-type="float" office:value="1.47584338575204E+018" calcext:value-type="float">
            <text:p>1.47584338575204E+018</text:p>
          </table:table-cell>
          <table:table-cell/>
          <table:table-cell table:formula="of:= [.C687] - [.B687]" office:value-type="float" office:value="222499840" calcext:value-type="float">
            <text:p>22249984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584338553062E+018" calcext:value-type="float">
            <text:p>1.47584338553062E+018</text:p>
          </table:table-cell>
          <table:table-cell office:value-type="float" office:value="1.4758433857531E+018" calcext:value-type="float">
            <text:p>1.4758433857531E+018</text:p>
          </table:table-cell>
          <table:table-cell/>
          <table:table-cell table:formula="of:= [.C688] - [.B688]" office:value-type="float" office:value="222479872" calcext:value-type="float">
            <text:p>22247987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584338553154E+018" calcext:value-type="float">
            <text:p>1.47584338553154E+018</text:p>
          </table:table-cell>
          <table:table-cell office:value-type="float" office:value="1.47584338575425E+018" calcext:value-type="float">
            <text:p>1.47584338575425E+018</text:p>
          </table:table-cell>
          <table:table-cell/>
          <table:table-cell table:formula="of:= [.C689] - [.B689]" office:value-type="float" office:value="222710272" calcext:value-type="float">
            <text:p>22271027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584338553255E+018" calcext:value-type="float">
            <text:p>1.47584338553255E+018</text:p>
          </table:table-cell>
          <table:table-cell office:value-type="float" office:value="1.47584338575552E+018" calcext:value-type="float">
            <text:p>1.47584338575552E+018</text:p>
          </table:table-cell>
          <table:table-cell/>
          <table:table-cell table:formula="of:= [.C690] - [.B690]" office:value-type="float" office:value="222969856" calcext:value-type="float">
            <text:p>22296985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584338553354E+018" calcext:value-type="float">
            <text:p>1.47584338553354E+018</text:p>
          </table:table-cell>
          <table:table-cell office:value-type="float" office:value="1.47584338575697E+018" calcext:value-type="float">
            <text:p>1.47584338575697E+018</text:p>
          </table:table-cell>
          <table:table-cell/>
          <table:table-cell table:formula="of:= [.C691] - [.B691]" office:value-type="float" office:value="223429888" calcext:value-type="float">
            <text:p>22342988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584338553454E+018" calcext:value-type="float">
            <text:p>1.47584338553454E+018</text:p>
          </table:table-cell>
          <table:table-cell office:value-type="float" office:value="1.47584338575809E+018" calcext:value-type="float">
            <text:p>1.47584338575809E+018</text:p>
          </table:table-cell>
          <table:table-cell/>
          <table:table-cell table:formula="of:= [.C692] - [.B692]" office:value-type="float" office:value="223549952" calcext:value-type="float">
            <text:p>22354995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584338553575E+018" calcext:value-type="float">
            <text:p>1.47584338553575E+018</text:p>
          </table:table-cell>
          <table:table-cell office:value-type="float" office:value="1.47584338575933E+018" calcext:value-type="float">
            <text:p>1.47584338575933E+018</text:p>
          </table:table-cell>
          <table:table-cell/>
          <table:table-cell table:formula="of:= [.C693] - [.B693]" office:value-type="float" office:value="223580160" calcext:value-type="float">
            <text:p>22358016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584338553654E+018" calcext:value-type="float">
            <text:p>1.47584338553654E+018</text:p>
          </table:table-cell>
          <table:table-cell office:value-type="float" office:value="1.47584338576099E+018" calcext:value-type="float">
            <text:p>1.47584338576099E+018</text:p>
          </table:table-cell>
          <table:table-cell/>
          <table:table-cell table:formula="of:= [.C694] - [.B694]" office:value-type="float" office:value="224449792" calcext:value-type="float">
            <text:p>22444979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584338553754E+018" calcext:value-type="float">
            <text:p>1.47584338553754E+018</text:p>
          </table:table-cell>
          <table:table-cell office:value-type="float" office:value="1.47584338576204E+018" calcext:value-type="float">
            <text:p>1.47584338576204E+018</text:p>
          </table:table-cell>
          <table:table-cell/>
          <table:table-cell table:formula="of:= [.C695] - [.B695]" office:value-type="float" office:value="224499968" calcext:value-type="float">
            <text:p>22449996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584338553854E+018" calcext:value-type="float">
            <text:p>1.47584338553854E+018</text:p>
          </table:table-cell>
          <table:table-cell office:value-type="float" office:value="1.47584338576317E+018" calcext:value-type="float">
            <text:p>1.47584338576317E+018</text:p>
          </table:table-cell>
          <table:table-cell/>
          <table:table-cell table:formula="of:= [.C696] - [.B696]" office:value-type="float" office:value="224630016" calcext:value-type="float">
            <text:p>2246300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584338553954E+018" calcext:value-type="float">
            <text:p>1.47584338553954E+018</text:p>
          </table:table-cell>
          <table:table-cell office:value-type="float" office:value="1.47584338576442E+018" calcext:value-type="float">
            <text:p>1.47584338576442E+018</text:p>
          </table:table-cell>
          <table:table-cell/>
          <table:table-cell table:formula="of:= [.C697] - [.B697]" office:value-type="float" office:value="224880128" calcext:value-type="float">
            <text:p>22488012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584338554055E+018" calcext:value-type="float">
            <text:p>1.47584338554055E+018</text:p>
          </table:table-cell>
          <table:table-cell office:value-type="float" office:value="1.475843385766E+018" calcext:value-type="float">
            <text:p>1.475843385766E+018</text:p>
          </table:table-cell>
          <table:table-cell/>
          <table:table-cell table:formula="of:= [.C698] - [.B698]" office:value-type="float" office:value="225450240" calcext:value-type="float">
            <text:p>22545024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584338554154E+018" calcext:value-type="float">
            <text:p>1.47584338554154E+018</text:p>
          </table:table-cell>
          <table:table-cell office:value-type="float" office:value="1.47584338576703E+018" calcext:value-type="float">
            <text:p>1.47584338576703E+018</text:p>
          </table:table-cell>
          <table:table-cell/>
          <table:table-cell table:formula="of:= [.C699] - [.B699]" office:value-type="float" office:value="225489920" calcext:value-type="float">
            <text:p>22548992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584338554254E+018" calcext:value-type="float">
            <text:p>1.47584338554254E+018</text:p>
          </table:table-cell>
          <table:table-cell office:value-type="float" office:value="1.47584338576823E+018" calcext:value-type="float">
            <text:p>1.47584338576823E+018</text:p>
          </table:table-cell>
          <table:table-cell/>
          <table:table-cell table:formula="of:= [.C700] - [.B700]" office:value-type="float" office:value="225690112" calcext:value-type="float">
            <text:p>2256901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584338554354E+018" calcext:value-type="float">
            <text:p>1.47584338554354E+018</text:p>
          </table:table-cell>
          <table:table-cell office:value-type="float" office:value="1.4758433857695E+018" calcext:value-type="float">
            <text:p>1.4758433857695E+018</text:p>
          </table:table-cell>
          <table:table-cell/>
          <table:table-cell table:formula="of:= [.C701] - [.B701]" office:value-type="float" office:value="225960192" calcext:value-type="float">
            <text:p>22596019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584338554463E+018" calcext:value-type="float">
            <text:p>1.47584338554463E+018</text:p>
          </table:table-cell>
          <table:table-cell office:value-type="float" office:value="1.47584338577098E+018" calcext:value-type="float">
            <text:p>1.47584338577098E+018</text:p>
          </table:table-cell>
          <table:table-cell/>
          <table:table-cell table:formula="of:= [.C702] - [.B702]" office:value-type="float" office:value="226350080" calcext:value-type="float">
            <text:p>22635008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584338554554E+018" calcext:value-type="float">
            <text:p>1.47584338554554E+018</text:p>
          </table:table-cell>
          <table:table-cell office:value-type="float" office:value="1.4758433857721E+018" calcext:value-type="float">
            <text:p>1.4758433857721E+018</text:p>
          </table:table-cell>
          <table:table-cell/>
          <table:table-cell table:formula="of:= [.C703] - [.B703]" office:value-type="float" office:value="226560256" calcext:value-type="float">
            <text:p>22656025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584338554655E+018" calcext:value-type="float">
            <text:p>1.47584338554655E+018</text:p>
          </table:table-cell>
          <table:table-cell office:value-type="float" office:value="1.47584338577334E+018" calcext:value-type="float">
            <text:p>1.47584338577334E+018</text:p>
          </table:table-cell>
          <table:table-cell/>
          <table:table-cell table:formula="of:= [.C704] - [.B704]" office:value-type="float" office:value="226789888" calcext:value-type="float">
            <text:p>22678988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584338554754E+018" calcext:value-type="float">
            <text:p>1.47584338554754E+018</text:p>
          </table:table-cell>
          <table:table-cell office:value-type="float" office:value="1.47584338577447E+018" calcext:value-type="float">
            <text:p>1.47584338577447E+018</text:p>
          </table:table-cell>
          <table:table-cell/>
          <table:table-cell table:formula="of:= [.C705] - [.B705]" office:value-type="float" office:value="226929920" calcext:value-type="float">
            <text:p>22692992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584338554854E+018" calcext:value-type="float">
            <text:p>1.47584338554854E+018</text:p>
          </table:table-cell>
          <table:table-cell office:value-type="float" office:value="1.47584338577599E+018" calcext:value-type="float">
            <text:p>1.47584338577599E+018</text:p>
          </table:table-cell>
          <table:table-cell/>
          <table:table-cell table:formula="of:= [.C706] - [.B706]" office:value-type="float" office:value="227450112" calcext:value-type="float">
            <text:p>22745011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584338554957E+018" calcext:value-type="float">
            <text:p>1.47584338554957E+018</text:p>
          </table:table-cell>
          <table:table-cell office:value-type="float" office:value="1.47584338577721E+018" calcext:value-type="float">
            <text:p>1.47584338577721E+018</text:p>
          </table:table-cell>
          <table:table-cell/>
          <table:table-cell table:formula="of:= [.C707] - [.B707]" office:value-type="float" office:value="227639808" calcext:value-type="float">
            <text:p>22763980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584338555054E+018" calcext:value-type="float">
            <text:p>1.47584338555054E+018</text:p>
          </table:table-cell>
          <table:table-cell office:value-type="float" office:value="1.4758433857785E+018" calcext:value-type="float">
            <text:p>1.4758433857785E+018</text:p>
          </table:table-cell>
          <table:table-cell/>
          <table:table-cell table:formula="of:= [.C708] - [.B708]" office:value-type="float" office:value="227960064" calcext:value-type="float">
            <text:p>22796006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584338555155E+018" calcext:value-type="float">
            <text:p>1.47584338555155E+018</text:p>
          </table:table-cell>
          <table:table-cell office:value-type="float" office:value="1.47584338577997E+018" calcext:value-type="float">
            <text:p>1.47584338577997E+018</text:p>
          </table:table-cell>
          <table:table-cell/>
          <table:table-cell table:formula="of:= [.C709] - [.B709]" office:value-type="float" office:value="228420096" calcext:value-type="float">
            <text:p>22842009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584338555255E+018" calcext:value-type="float">
            <text:p>1.47584338555255E+018</text:p>
          </table:table-cell>
          <table:table-cell office:value-type="float" office:value="1.47584338578917E+018" calcext:value-type="float">
            <text:p>1.47584338578917E+018</text:p>
          </table:table-cell>
          <table:table-cell/>
          <table:table-cell table:formula="of:= [.C710] - [.B710]" office:value-type="float" office:value="236619776" calcext:value-type="float">
            <text:p>23661977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584338555358E+018" calcext:value-type="float">
            <text:p>1.47584338555358E+018</text:p>
          </table:table-cell>
          <table:table-cell office:value-type="float" office:value="1.47584338579018E+018" calcext:value-type="float">
            <text:p>1.47584338579018E+018</text:p>
          </table:table-cell>
          <table:table-cell/>
          <table:table-cell table:formula="of:= [.C711] - [.B711]" office:value-type="float" office:value="236600064" calcext:value-type="float">
            <text:p>23660006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584338555454E+018" calcext:value-type="float">
            <text:p>1.47584338555454E+018</text:p>
          </table:table-cell>
          <table:table-cell office:value-type="float" office:value="1.47584338579203E+018" calcext:value-type="float">
            <text:p>1.47584338579203E+018</text:p>
          </table:table-cell>
          <table:table-cell/>
          <table:table-cell table:formula="of:= [.C712] - [.B712]" office:value-type="float" office:value="237490176" calcext:value-type="float">
            <text:p>23749017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584338555554E+018" calcext:value-type="float">
            <text:p>1.47584338555554E+018</text:p>
          </table:table-cell>
          <table:table-cell office:value-type="float" office:value="1.47584338579295E+018" calcext:value-type="float">
            <text:p>1.47584338579295E+018</text:p>
          </table:table-cell>
          <table:table-cell/>
          <table:table-cell table:formula="of:= [.C713] - [.B713]" office:value-type="float" office:value="237410048" calcext:value-type="float">
            <text:p>23741004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584338555654E+018" calcext:value-type="float">
            <text:p>1.47584338555654E+018</text:p>
          </table:table-cell>
          <table:table-cell office:value-type="float" office:value="1.47584338579424E+018" calcext:value-type="float">
            <text:p>1.47584338579424E+018</text:p>
          </table:table-cell>
          <table:table-cell/>
          <table:table-cell table:formula="of:= [.C714] - [.B714]" office:value-type="float" office:value="237699840" calcext:value-type="float">
            <text:p>23769984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584338555754E+018" calcext:value-type="float">
            <text:p>1.47584338555754E+018</text:p>
          </table:table-cell>
          <table:table-cell office:value-type="float" office:value="1.47584338579543E+018" calcext:value-type="float">
            <text:p>1.47584338579543E+018</text:p>
          </table:table-cell>
          <table:table-cell/>
          <table:table-cell table:formula="of:= [.C715] - [.B715]" office:value-type="float" office:value="237890304" calcext:value-type="float">
            <text:p>23789030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584338555854E+018" calcext:value-type="float">
            <text:p>1.47584338555854E+018</text:p>
          </table:table-cell>
          <table:table-cell office:value-type="float" office:value="1.47584338579701E+018" calcext:value-type="float">
            <text:p>1.47584338579701E+018</text:p>
          </table:table-cell>
          <table:table-cell/>
          <table:table-cell table:formula="of:= [.C716] - [.B716]" office:value-type="float" office:value="238470144" calcext:value-type="float">
            <text:p>23847014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584338555954E+018" calcext:value-type="float">
            <text:p>1.47584338555954E+018</text:p>
          </table:table-cell>
          <table:table-cell office:value-type="float" office:value="1.47584338579805E+018" calcext:value-type="float">
            <text:p>1.47584338579805E+018</text:p>
          </table:table-cell>
          <table:table-cell/>
          <table:table-cell table:formula="of:= [.C717] - [.B717]" office:value-type="float" office:value="238510080" calcext:value-type="float">
            <text:p>23851008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584338556054E+018" calcext:value-type="float">
            <text:p>1.47584338556054E+018</text:p>
          </table:table-cell>
          <table:table-cell office:value-type="float" office:value="1.47584338579924E+018" calcext:value-type="float">
            <text:p>1.47584338579924E+018</text:p>
          </table:table-cell>
          <table:table-cell/>
          <table:table-cell table:formula="of:= [.C718] - [.B718]" office:value-type="float" office:value="238700032" calcext:value-type="float">
            <text:p>23870003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584338556154E+018" calcext:value-type="float">
            <text:p>1.47584338556154E+018</text:p>
          </table:table-cell>
          <table:table-cell office:value-type="float" office:value="1.47584338580051E+018" calcext:value-type="float">
            <text:p>1.47584338580051E+018</text:p>
          </table:table-cell>
          <table:table-cell/>
          <table:table-cell table:formula="of:= [.C719] - [.B719]" office:value-type="float" office:value="238969856" calcext:value-type="float">
            <text:p>23896985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584338556254E+018" calcext:value-type="float">
            <text:p>1.47584338556254E+018</text:p>
          </table:table-cell>
          <table:table-cell office:value-type="float" office:value="1.47584338580198E+018" calcext:value-type="float">
            <text:p>1.47584338580198E+018</text:p>
          </table:table-cell>
          <table:table-cell/>
          <table:table-cell table:formula="of:= [.C720] - [.B720]" office:value-type="float" office:value="239439872" calcext:value-type="float">
            <text:p>23943987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584338556355E+018" calcext:value-type="float">
            <text:p>1.47584338556355E+018</text:p>
          </table:table-cell>
          <table:table-cell office:value-type="float" office:value="1.4758433858031E+018" calcext:value-type="float">
            <text:p>1.4758433858031E+018</text:p>
          </table:table-cell>
          <table:table-cell/>
          <table:table-cell table:formula="of:= [.C721] - [.B721]" office:value-type="float" office:value="239549952" calcext:value-type="float">
            <text:p>23954995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584338556454E+018" calcext:value-type="float">
            <text:p>1.47584338556454E+018</text:p>
          </table:table-cell>
          <table:table-cell office:value-type="float" office:value="1.47584338580433E+018" calcext:value-type="float">
            <text:p>1.47584338580433E+018</text:p>
          </table:table-cell>
          <table:table-cell/>
          <table:table-cell table:formula="of:= [.C722] - [.B722]" office:value-type="float" office:value="239789824" calcext:value-type="float">
            <text:p>23978982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584338556554E+018" calcext:value-type="float">
            <text:p>1.47584338556554E+018</text:p>
          </table:table-cell>
          <table:table-cell office:value-type="float" office:value="1.47584338580547E+018" calcext:value-type="float">
            <text:p>1.47584338580547E+018</text:p>
          </table:table-cell>
          <table:table-cell/>
          <table:table-cell table:formula="of:= [.C723] - [.B723]" office:value-type="float" office:value="239930112" calcext:value-type="float">
            <text:p>23993011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58433855666E+018" calcext:value-type="float">
            <text:p>1.4758433855666E+018</text:p>
          </table:table-cell>
          <table:table-cell office:value-type="float" office:value="1.475843385807E+018" calcext:value-type="float">
            <text:p>1.475843385807E+018</text:p>
          </table:table-cell>
          <table:table-cell/>
          <table:table-cell table:formula="of:= [.C724] - [.B724]" office:value-type="float" office:value="240399872" calcext:value-type="float">
            <text:p>24039987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584338556754E+018" calcext:value-type="float">
            <text:p>1.47584338556754E+018</text:p>
          </table:table-cell>
          <table:table-cell office:value-type="float" office:value="1.47584338580818E+018" calcext:value-type="float">
            <text:p>1.47584338580818E+018</text:p>
          </table:table-cell>
          <table:table-cell/>
          <table:table-cell table:formula="of:= [.C725] - [.B725]" office:value-type="float" office:value="240640000" calcext:value-type="float">
            <text:p>240640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584338556854E+018" calcext:value-type="float">
            <text:p>1.47584338556854E+018</text:p>
          </table:table-cell>
          <table:table-cell office:value-type="float" office:value="1.47584338580945E+018" calcext:value-type="float">
            <text:p>1.47584338580945E+018</text:p>
          </table:table-cell>
          <table:table-cell/>
          <table:table-cell table:formula="of:= [.C726] - [.B726]" office:value-type="float" office:value="240910080" calcext:value-type="float">
            <text:p>24091008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584338556955E+018" calcext:value-type="float">
            <text:p>1.47584338556955E+018</text:p>
          </table:table-cell>
          <table:table-cell office:value-type="float" office:value="1.47584338581085E+018" calcext:value-type="float">
            <text:p>1.47584338581085E+018</text:p>
          </table:table-cell>
          <table:table-cell/>
          <table:table-cell table:formula="of:= [.C727] - [.B727]" office:value-type="float" office:value="241299968" calcext:value-type="float">
            <text:p>24129996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584338557054E+018" calcext:value-type="float">
            <text:p>1.47584338557054E+018</text:p>
          </table:table-cell>
          <table:table-cell office:value-type="float" office:value="1.47584338581204E+018" calcext:value-type="float">
            <text:p>1.47584338581204E+018</text:p>
          </table:table-cell>
          <table:table-cell/>
          <table:table-cell table:formula="of:= [.C728] - [.B728]" office:value-type="float" office:value="241499904" calcext:value-type="float">
            <text:p>24149990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584338557176E+018" calcext:value-type="float">
            <text:p>1.47584338557176E+018</text:p>
          </table:table-cell>
          <table:table-cell office:value-type="float" office:value="1.47584338581327E+018" calcext:value-type="float">
            <text:p>1.47584338581327E+018</text:p>
          </table:table-cell>
          <table:table-cell/>
          <table:table-cell table:formula="of:= [.C729] - [.B729]" office:value-type="float" office:value="241509888" calcext:value-type="float">
            <text:p>24150988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584338557254E+018" calcext:value-type="float">
            <text:p>1.47584338557254E+018</text:p>
          </table:table-cell>
          <table:table-cell office:value-type="float" office:value="1.47584338581455E+018" calcext:value-type="float">
            <text:p>1.47584338581455E+018</text:p>
          </table:table-cell>
          <table:table-cell/>
          <table:table-cell table:formula="of:= [.C730] - [.B730]" office:value-type="float" office:value="242009856" calcext:value-type="float">
            <text:p>24200985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584338557355E+018" calcext:value-type="float">
            <text:p>1.47584338557355E+018</text:p>
          </table:table-cell>
          <table:table-cell office:value-type="float" office:value="1.47584338581587E+018" calcext:value-type="float">
            <text:p>1.47584338581587E+018</text:p>
          </table:table-cell>
          <table:table-cell/>
          <table:table-cell table:formula="of:= [.C731] - [.B731]" office:value-type="float" office:value="242319872" calcext:value-type="float">
            <text:p>24231987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584338557454E+018" calcext:value-type="float">
            <text:p>1.47584338557454E+018</text:p>
          </table:table-cell>
          <table:table-cell office:value-type="float" office:value="1.47584338581719E+018" calcext:value-type="float">
            <text:p>1.47584338581719E+018</text:p>
          </table:table-cell>
          <table:table-cell/>
          <table:table-cell table:formula="of:= [.C732] - [.B732]" office:value-type="float" office:value="242649856" calcext:value-type="float">
            <text:p>24264985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584338557554E+018" calcext:value-type="float">
            <text:p>1.47584338557554E+018</text:p>
          </table:table-cell>
          <table:table-cell office:value-type="float" office:value="1.47584338581836E+018" calcext:value-type="float">
            <text:p>1.47584338581836E+018</text:p>
          </table:table-cell>
          <table:table-cell/>
          <table:table-cell table:formula="of:= [.C733] - [.B733]" office:value-type="float" office:value="242820096" calcext:value-type="float">
            <text:p>24282009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584338557654E+018" calcext:value-type="float">
            <text:p>1.47584338557654E+018</text:p>
          </table:table-cell>
          <table:table-cell office:value-type="float" office:value="1.47584338582E+018" calcext:value-type="float">
            <text:p>1.47584338582E+018</text:p>
          </table:table-cell>
          <table:table-cell/>
          <table:table-cell table:formula="of:= [.C734] - [.B734]" office:value-type="float" office:value="243459840" calcext:value-type="float">
            <text:p>24345984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584338557755E+018" calcext:value-type="float">
            <text:p>1.47584338557755E+018</text:p>
          </table:table-cell>
          <table:table-cell office:value-type="float" office:value="1.47584338582105E+018" calcext:value-type="float">
            <text:p>1.47584338582105E+018</text:p>
          </table:table-cell>
          <table:table-cell/>
          <table:table-cell table:formula="of:= [.C735] - [.B735]" office:value-type="float" office:value="243500032" calcext:value-type="float">
            <text:p>24350003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584338557855E+018" calcext:value-type="float">
            <text:p>1.47584338557855E+018</text:p>
          </table:table-cell>
          <table:table-cell office:value-type="float" office:value="1.47584338582217E+018" calcext:value-type="float">
            <text:p>1.47584338582217E+018</text:p>
          </table:table-cell>
          <table:table-cell/>
          <table:table-cell table:formula="of:= [.C736] - [.B736]" office:value-type="float" office:value="243620096" calcext:value-type="float">
            <text:p>24362009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584338557954E+018" calcext:value-type="float">
            <text:p>1.47584338557954E+018</text:p>
          </table:table-cell>
          <table:table-cell office:value-type="float" office:value="1.47584338582346E+018" calcext:value-type="float">
            <text:p>1.47584338582346E+018</text:p>
          </table:table-cell>
          <table:table-cell/>
          <table:table-cell table:formula="of:= [.C737] - [.B737]" office:value-type="float" office:value="243920128" calcext:value-type="float">
            <text:p>24392012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584338558057E+018" calcext:value-type="float">
            <text:p>1.47584338558057E+018</text:p>
          </table:table-cell>
          <table:table-cell office:value-type="float" office:value="1.47584338582486E+018" calcext:value-type="float">
            <text:p>1.47584338582486E+018</text:p>
          </table:table-cell>
          <table:table-cell/>
          <table:table-cell table:formula="of:= [.C738] - [.B738]" office:value-type="float" office:value="244290304" calcext:value-type="float">
            <text:p>24429030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584338558154E+018" calcext:value-type="float">
            <text:p>1.47584338558154E+018</text:p>
          </table:table-cell>
          <table:table-cell office:value-type="float" office:value="1.47584338582606E+018" calcext:value-type="float">
            <text:p>1.47584338582606E+018</text:p>
          </table:table-cell>
          <table:table-cell/>
          <table:table-cell table:formula="of:= [.C739] - [.B739]" office:value-type="float" office:value="244519936" calcext:value-type="float">
            <text:p>24451993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584338558255E+018" calcext:value-type="float">
            <text:p>1.47584338558255E+018</text:p>
          </table:table-cell>
          <table:table-cell office:value-type="float" office:value="1.47584338582726E+018" calcext:value-type="float">
            <text:p>1.47584338582726E+018</text:p>
          </table:table-cell>
          <table:table-cell/>
          <table:table-cell table:formula="of:= [.C740] - [.B740]" office:value-type="float" office:value="244709888" calcext:value-type="float">
            <text:p>24470988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584338558355E+018" calcext:value-type="float">
            <text:p>1.47584338558355E+018</text:p>
          </table:table-cell>
          <table:table-cell office:value-type="float" office:value="1.47584338582854E+018" calcext:value-type="float">
            <text:p>1.47584338582854E+018</text:p>
          </table:table-cell>
          <table:table-cell/>
          <table:table-cell table:formula="of:= [.C741] - [.B741]" office:value-type="float" office:value="244989952" calcext:value-type="float">
            <text:p>24498995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584338558455E+018" calcext:value-type="float">
            <text:p>1.47584338558455E+018</text:p>
          </table:table-cell>
          <table:table-cell office:value-type="float" office:value="1.47584338582997E+018" calcext:value-type="float">
            <text:p>1.47584338582997E+018</text:p>
          </table:table-cell>
          <table:table-cell/>
          <table:table-cell table:formula="of:= [.C742] - [.B742]" office:value-type="float" office:value="245419776" calcext:value-type="float">
            <text:p>24541977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584338558576E+018" calcext:value-type="float">
            <text:p>1.47584338558576E+018</text:p>
          </table:table-cell>
          <table:table-cell office:value-type="float" office:value="1.47584338583109E+018" calcext:value-type="float">
            <text:p>1.47584338583109E+018</text:p>
          </table:table-cell>
          <table:table-cell/>
          <table:table-cell table:formula="of:= [.C743] - [.B743]" office:value-type="float" office:value="245329920" calcext:value-type="float">
            <text:p>24532992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584338558654E+018" calcext:value-type="float">
            <text:p>1.47584338558654E+018</text:p>
          </table:table-cell>
          <table:table-cell office:value-type="float" office:value="1.47584338583236E+018" calcext:value-type="float">
            <text:p>1.47584338583236E+018</text:p>
          </table:table-cell>
          <table:table-cell/>
          <table:table-cell table:formula="of:= [.C744] - [.B744]" office:value-type="float" office:value="245820160" calcext:value-type="float">
            <text:p>24582016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584338558754E+018" calcext:value-type="float">
            <text:p>1.47584338558754E+018</text:p>
          </table:table-cell>
          <table:table-cell office:value-type="float" office:value="1.47584338583386E+018" calcext:value-type="float">
            <text:p>1.47584338583386E+018</text:p>
          </table:table-cell>
          <table:table-cell/>
          <table:table-cell table:formula="of:= [.C745] - [.B745]" office:value-type="float" office:value="246320128" calcext:value-type="float">
            <text:p>24632012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584338558854E+018" calcext:value-type="float">
            <text:p>1.47584338558854E+018</text:p>
          </table:table-cell>
          <table:table-cell office:value-type="float" office:value="1.475843385835E+018" calcext:value-type="float">
            <text:p>1.475843385835E+018</text:p>
          </table:table-cell>
          <table:table-cell/>
          <table:table-cell table:formula="of:= [.C746] - [.B746]" office:value-type="float" office:value="246460160" calcext:value-type="float">
            <text:p>24646016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584338558956E+018" calcext:value-type="float">
            <text:p>1.47584338558956E+018</text:p>
          </table:table-cell>
          <table:table-cell office:value-type="float" office:value="1.47584338583618E+018" calcext:value-type="float">
            <text:p>1.47584338583618E+018</text:p>
          </table:table-cell>
          <table:table-cell/>
          <table:table-cell table:formula="of:= [.C747] - [.B747]" office:value-type="float" office:value="246620160" calcext:value-type="float">
            <text:p>24662016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584338559055E+018" calcext:value-type="float">
            <text:p>1.47584338559055E+018</text:p>
          </table:table-cell>
          <table:table-cell office:value-type="float" office:value="1.47584338583739E+018" calcext:value-type="float">
            <text:p>1.47584338583739E+018</text:p>
          </table:table-cell>
          <table:table-cell/>
          <table:table-cell table:formula="of:= [.C748] - [.B748]" office:value-type="float" office:value="246840064" calcext:value-type="float">
            <text:p>24684006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584338559155E+018" calcext:value-type="float">
            <text:p>1.47584338559155E+018</text:p>
          </table:table-cell>
          <table:table-cell office:value-type="float" office:value="1.47584338583902E+018" calcext:value-type="float">
            <text:p>1.47584338583902E+018</text:p>
          </table:table-cell>
          <table:table-cell/>
          <table:table-cell table:formula="of:= [.C749] - [.B749]" office:value-type="float" office:value="247470080" calcext:value-type="float">
            <text:p>24747008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584338559256E+018" calcext:value-type="float">
            <text:p>1.47584338559256E+018</text:p>
          </table:table-cell>
          <table:table-cell office:value-type="float" office:value="1.47584338584006E+018" calcext:value-type="float">
            <text:p>1.47584338584006E+018</text:p>
          </table:table-cell>
          <table:table-cell/>
          <table:table-cell table:formula="of:= [.C750] - [.B750]" office:value-type="float" office:value="247500032" calcext:value-type="float">
            <text:p>24750003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584338559355E+018" calcext:value-type="float">
            <text:p>1.47584338559355E+018</text:p>
          </table:table-cell>
          <table:table-cell office:value-type="float" office:value="1.47584338584136E+018" calcext:value-type="float">
            <text:p>1.47584338584136E+018</text:p>
          </table:table-cell>
          <table:table-cell/>
          <table:table-cell table:formula="of:= [.C751] - [.B751]" office:value-type="float" office:value="247809792" calcext:value-type="float">
            <text:p>24780979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584338559477E+018" calcext:value-type="float">
            <text:p>1.47584338559477E+018</text:p>
          </table:table-cell>
          <table:table-cell office:value-type="float" office:value="1.47584338584304E+018" calcext:value-type="float">
            <text:p>1.47584338584304E+018</text:p>
          </table:table-cell>
          <table:table-cell/>
          <table:table-cell table:formula="of:= [.C752] - [.B752]" office:value-type="float" office:value="248269824" calcext:value-type="float">
            <text:p>24826982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584338559554E+018" calcext:value-type="float">
            <text:p>1.47584338559554E+018</text:p>
          </table:table-cell>
          <table:table-cell office:value-type="float" office:value="1.47584338584387E+018" calcext:value-type="float">
            <text:p>1.47584338584387E+018</text:p>
          </table:table-cell>
          <table:table-cell/>
          <table:table-cell table:formula="of:= [.C753] - [.B753]" office:value-type="float" office:value="248329984" calcext:value-type="float">
            <text:p>24832998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584338559655E+018" calcext:value-type="float">
            <text:p>1.47584338559655E+018</text:p>
          </table:table-cell>
          <table:table-cell office:value-type="float" office:value="1.47584338584511E+018" calcext:value-type="float">
            <text:p>1.47584338584511E+018</text:p>
          </table:table-cell>
          <table:table-cell/>
          <table:table-cell table:formula="of:= [.C754] - [.B754]" office:value-type="float" office:value="248559616" calcext:value-type="float">
            <text:p>24855961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584338559754E+018" calcext:value-type="float">
            <text:p>1.47584338559754E+018</text:p>
          </table:table-cell>
          <table:table-cell office:value-type="float" office:value="1.47584338584637E+018" calcext:value-type="float">
            <text:p>1.47584338584637E+018</text:p>
          </table:table-cell>
          <table:table-cell/>
          <table:table-cell table:formula="of:= [.C755] - [.B755]" office:value-type="float" office:value="248830208" calcext:value-type="float">
            <text:p>24883020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584338559854E+018" calcext:value-type="float">
            <text:p>1.47584338559854E+018</text:p>
          </table:table-cell>
          <table:table-cell office:value-type="float" office:value="1.47584338584769E+018" calcext:value-type="float">
            <text:p>1.47584338584769E+018</text:p>
          </table:table-cell>
          <table:table-cell/>
          <table:table-cell table:formula="of:= [.C756] - [.B756]" office:value-type="float" office:value="249149952" calcext:value-type="float">
            <text:p>24914995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584338559954E+018" calcext:value-type="float">
            <text:p>1.47584338559954E+018</text:p>
          </table:table-cell>
          <table:table-cell office:value-type="float" office:value="1.47584338584894E+018" calcext:value-type="float">
            <text:p>1.47584338584894E+018</text:p>
          </table:table-cell>
          <table:table-cell/>
          <table:table-cell table:formula="of:= [.C757] - [.B757]" office:value-type="float" office:value="249400064" calcext:value-type="float">
            <text:p>24940006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584338560054E+018" calcext:value-type="float">
            <text:p>1.47584338560054E+018</text:p>
          </table:table-cell>
          <table:table-cell office:value-type="float" office:value="1.4758433858502E+018" calcext:value-type="float">
            <text:p>1.4758433858502E+018</text:p>
          </table:table-cell>
          <table:table-cell/>
          <table:table-cell table:formula="of:= [.C758] - [.B758]" office:value-type="float" office:value="249660160" calcext:value-type="float">
            <text:p>24966016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584338560155E+018" calcext:value-type="float">
            <text:p>1.47584338560155E+018</text:p>
          </table:table-cell>
          <table:table-cell office:value-type="float" office:value="1.47584338585151E+018" calcext:value-type="float">
            <text:p>1.47584338585151E+018</text:p>
          </table:table-cell>
          <table:table-cell/>
          <table:table-cell table:formula="of:= [.C759] - [.B759]" office:value-type="float" office:value="249959936" calcext:value-type="float">
            <text:p>24995993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584338560254E+018" calcext:value-type="float">
            <text:p>1.47584338560254E+018</text:p>
          </table:table-cell>
          <table:table-cell office:value-type="float" office:value="1.47584338585277E+018" calcext:value-type="float">
            <text:p>1.47584338585277E+018</text:p>
          </table:table-cell>
          <table:table-cell/>
          <table:table-cell table:formula="of:= [.C760] - [.B760]" office:value-type="float" office:value="250230016" calcext:value-type="float">
            <text:p>25023001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584338560366E+018" calcext:value-type="float">
            <text:p>1.47584338560366E+018</text:p>
          </table:table-cell>
          <table:table-cell office:value-type="float" office:value="1.47584338585405E+018" calcext:value-type="float">
            <text:p>1.47584338585405E+018</text:p>
          </table:table-cell>
          <table:table-cell/>
          <table:table-cell table:formula="of:= [.C761] - [.B761]" office:value-type="float" office:value="250390016" calcext:value-type="float">
            <text:p>25039001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584338560454E+018" calcext:value-type="float">
            <text:p>1.47584338560454E+018</text:p>
          </table:table-cell>
          <table:table-cell office:value-type="float" office:value="1.47584338585531E+018" calcext:value-type="float">
            <text:p>1.47584338585531E+018</text:p>
          </table:table-cell>
          <table:table-cell/>
          <table:table-cell table:formula="of:= [.C762] - [.B762]" office:value-type="float" office:value="250769664" calcext:value-type="float">
            <text:p>25076966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584338560555E+018" calcext:value-type="float">
            <text:p>1.47584338560555E+018</text:p>
          </table:table-cell>
          <table:table-cell office:value-type="float" office:value="1.47584338585657E+018" calcext:value-type="float">
            <text:p>1.47584338585657E+018</text:p>
          </table:table-cell>
          <table:table-cell/>
          <table:table-cell table:formula="of:= [.C763] - [.B763]" office:value-type="float" office:value="251020288" calcext:value-type="float">
            <text:p>25102028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584338560654E+018" calcext:value-type="float">
            <text:p>1.47584338560654E+018</text:p>
          </table:table-cell>
          <table:table-cell office:value-type="float" office:value="1.47584338585784E+018" calcext:value-type="float">
            <text:p>1.47584338585784E+018</text:p>
          </table:table-cell>
          <table:table-cell/>
          <table:table-cell table:formula="of:= [.C764] - [.B764]" office:value-type="float" office:value="251299840" calcext:value-type="float">
            <text:p>25129984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584338560754E+018" calcext:value-type="float">
            <text:p>1.47584338560754E+018</text:p>
          </table:table-cell>
          <table:table-cell office:value-type="float" office:value="1.47584338585911E+018" calcext:value-type="float">
            <text:p>1.47584338585911E+018</text:p>
          </table:table-cell>
          <table:table-cell/>
          <table:table-cell table:formula="of:= [.C765] - [.B765]" office:value-type="float" office:value="251569920" calcext:value-type="float">
            <text:p>25156992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584338560873E+018" calcext:value-type="float">
            <text:p>1.47584338560873E+018</text:p>
          </table:table-cell>
          <table:table-cell office:value-type="float" office:value="1.47584338586038E+018" calcext:value-type="float">
            <text:p>1.47584338586038E+018</text:p>
          </table:table-cell>
          <table:table-cell/>
          <table:table-cell table:formula="of:= [.C766] - [.B766]" office:value-type="float" office:value="251649792" calcext:value-type="float">
            <text:p>25164979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584338560954E+018" calcext:value-type="float">
            <text:p>1.47584338560954E+018</text:p>
          </table:table-cell>
          <table:table-cell office:value-type="float" office:value="1.47584338586174E+018" calcext:value-type="float">
            <text:p>1.47584338586174E+018</text:p>
          </table:table-cell>
          <table:table-cell/>
          <table:table-cell table:formula="of:= [.C767] - [.B767]" office:value-type="float" office:value="252199936" calcext:value-type="float">
            <text:p>25219993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584338561054E+018" calcext:value-type="float">
            <text:p>1.47584338561054E+018</text:p>
          </table:table-cell>
          <table:table-cell office:value-type="float" office:value="1.47584338586323E+018" calcext:value-type="float">
            <text:p>1.47584338586323E+018</text:p>
          </table:table-cell>
          <table:table-cell/>
          <table:table-cell table:formula="of:= [.C768] - [.B768]" office:value-type="float" office:value="252689920" calcext:value-type="float">
            <text:p>25268992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584338561154E+018" calcext:value-type="float">
            <text:p>1.47584338561154E+018</text:p>
          </table:table-cell>
          <table:table-cell office:value-type="float" office:value="1.47584338586425E+018" calcext:value-type="float">
            <text:p>1.47584338586425E+018</text:p>
          </table:table-cell>
          <table:table-cell/>
          <table:table-cell table:formula="of:= [.C769] - [.B769]" office:value-type="float" office:value="252710144" calcext:value-type="float">
            <text:p>25271014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584338561254E+018" calcext:value-type="float">
            <text:p>1.47584338561254E+018</text:p>
          </table:table-cell>
          <table:table-cell office:value-type="float" office:value="1.47584338586549E+018" calcext:value-type="float">
            <text:p>1.47584338586549E+018</text:p>
          </table:table-cell>
          <table:table-cell/>
          <table:table-cell table:formula="of:= [.C770] - [.B770]" office:value-type="float" office:value="252950016" calcext:value-type="float">
            <text:p>25295001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584338561354E+018" calcext:value-type="float">
            <text:p>1.47584338561354E+018</text:p>
          </table:table-cell>
          <table:table-cell office:value-type="float" office:value="1.47584338586675E+018" calcext:value-type="float">
            <text:p>1.47584338586675E+018</text:p>
          </table:table-cell>
          <table:table-cell/>
          <table:table-cell table:formula="of:= [.C771] - [.B771]" office:value-type="float" office:value="253209856" calcext:value-type="float">
            <text:p>25320985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584338561454E+018" calcext:value-type="float">
            <text:p>1.47584338561454E+018</text:p>
          </table:table-cell>
          <table:table-cell office:value-type="float" office:value="1.47584338586802E+018" calcext:value-type="float">
            <text:p>1.47584338586802E+018</text:p>
          </table:table-cell>
          <table:table-cell/>
          <table:table-cell table:formula="of:= [.C772] - [.B772]" office:value-type="float" office:value="253479936" calcext:value-type="float">
            <text:p>25347993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584338561554E+018" calcext:value-type="float">
            <text:p>1.47584338561554E+018</text:p>
          </table:table-cell>
          <table:table-cell office:value-type="float" office:value="1.47584338586929E+018" calcext:value-type="float">
            <text:p>1.47584338586929E+018</text:p>
          </table:table-cell>
          <table:table-cell/>
          <table:table-cell table:formula="of:= [.C773] - [.B773]" office:value-type="float" office:value="253750016" calcext:value-type="float">
            <text:p>25375001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584338561654E+018" calcext:value-type="float">
            <text:p>1.47584338561654E+018</text:p>
          </table:table-cell>
          <table:table-cell office:value-type="float" office:value="1.47584338587056E+018" calcext:value-type="float">
            <text:p>1.47584338587056E+018</text:p>
          </table:table-cell>
          <table:table-cell/>
          <table:table-cell table:formula="of:= [.C774] - [.B774]" office:value-type="float" office:value="254019840" calcext:value-type="float">
            <text:p>25401984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584338561764E+018" calcext:value-type="float">
            <text:p>1.47584338561764E+018</text:p>
          </table:table-cell>
          <table:table-cell office:value-type="float" office:value="1.47584338587184E+018" calcext:value-type="float">
            <text:p>1.47584338587184E+018</text:p>
          </table:table-cell>
          <table:table-cell/>
          <table:table-cell table:formula="of:= [.C775] - [.B775]" office:value-type="float" office:value="254200064" calcext:value-type="float">
            <text:p>25420006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584338561854E+018" calcext:value-type="float">
            <text:p>1.47584338561854E+018</text:p>
          </table:table-cell>
          <table:table-cell office:value-type="float" office:value="1.47584338587313E+018" calcext:value-type="float">
            <text:p>1.47584338587313E+018</text:p>
          </table:table-cell>
          <table:table-cell/>
          <table:table-cell table:formula="of:= [.C776] - [.B776]" office:value-type="float" office:value="254590208" calcext:value-type="float">
            <text:p>25459020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584338561954E+018" calcext:value-type="float">
            <text:p>1.47584338561954E+018</text:p>
          </table:table-cell>
          <table:table-cell office:value-type="float" office:value="1.4758433858744E+018" calcext:value-type="float">
            <text:p>1.4758433858744E+018</text:p>
          </table:table-cell>
          <table:table-cell/>
          <table:table-cell table:formula="of:= [.C777] - [.B777]" office:value-type="float" office:value="254860032" calcext:value-type="float">
            <text:p>25486003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584338562054E+018" calcext:value-type="float">
            <text:p>1.47584338562054E+018</text:p>
          </table:table-cell>
          <table:table-cell office:value-type="float" office:value="1.47584338587565E+018" calcext:value-type="float">
            <text:p>1.47584338587565E+018</text:p>
          </table:table-cell>
          <table:table-cell/>
          <table:table-cell table:formula="of:= [.C778] - [.B778]" office:value-type="float" office:value="255109888" calcext:value-type="float">
            <text:p>25510988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584338562154E+018" calcext:value-type="float">
            <text:p>1.47584338562154E+018</text:p>
          </table:table-cell>
          <table:table-cell office:value-type="float" office:value="1.47584338587694E+018" calcext:value-type="float">
            <text:p>1.47584338587694E+018</text:p>
          </table:table-cell>
          <table:table-cell/>
          <table:table-cell table:formula="of:= [.C779] - [.B779]" office:value-type="float" office:value="255399936" calcext:value-type="float">
            <text:p>25539993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584338562255E+018" calcext:value-type="float">
            <text:p>1.47584338562255E+018</text:p>
          </table:table-cell>
          <table:table-cell office:value-type="float" office:value="1.47584338587819E+018" calcext:value-type="float">
            <text:p>1.47584338587819E+018</text:p>
          </table:table-cell>
          <table:table-cell/>
          <table:table-cell table:formula="of:= [.C780] - [.B780]" office:value-type="float" office:value="255640064" calcext:value-type="float">
            <text:p>25564006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584338562358E+018" calcext:value-type="float">
            <text:p>1.47584338562358E+018</text:p>
          </table:table-cell>
          <table:table-cell office:value-type="float" office:value="1.47584338587948E+018" calcext:value-type="float">
            <text:p>1.47584338587948E+018</text:p>
          </table:table-cell>
          <table:table-cell/>
          <table:table-cell table:formula="of:= [.C781] - [.B781]" office:value-type="float" office:value="255900160" calcext:value-type="float">
            <text:p>25590016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584338562454E+018" calcext:value-type="float">
            <text:p>1.47584338562454E+018</text:p>
          </table:table-cell>
          <table:table-cell office:value-type="float" office:value="1.47584338588074E+018" calcext:value-type="float">
            <text:p>1.47584338588074E+018</text:p>
          </table:table-cell>
          <table:table-cell/>
          <table:table-cell table:formula="of:= [.C782] - [.B782]" office:value-type="float" office:value="256199936" calcext:value-type="float">
            <text:p>25619993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584338562554E+018" calcext:value-type="float">
            <text:p>1.47584338562554E+018</text:p>
          </table:table-cell>
          <table:table-cell office:value-type="float" office:value="1.47584338588202E+018" calcext:value-type="float">
            <text:p>1.47584338588202E+018</text:p>
          </table:table-cell>
          <table:table-cell/>
          <table:table-cell table:formula="of:= [.C783] - [.B783]" office:value-type="float" office:value="256480000" calcext:value-type="float">
            <text:p>256480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584338562654E+018" calcext:value-type="float">
            <text:p>1.47584338562654E+018</text:p>
          </table:table-cell>
          <table:table-cell office:value-type="float" office:value="1.4758433858833E+018" calcext:value-type="float">
            <text:p>1.4758433858833E+018</text:p>
          </table:table-cell>
          <table:table-cell/>
          <table:table-cell table:formula="of:= [.C784] - [.B784]" office:value-type="float" office:value="256760064" calcext:value-type="float">
            <text:p>25676006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584338562754E+018" calcext:value-type="float">
            <text:p>1.47584338562754E+018</text:p>
          </table:table-cell>
          <table:table-cell office:value-type="float" office:value="1.47584338588457E+018" calcext:value-type="float">
            <text:p>1.47584338588457E+018</text:p>
          </table:table-cell>
          <table:table-cell/>
          <table:table-cell table:formula="of:= [.C785] - [.B785]" office:value-type="float" office:value="257029888" calcext:value-type="float">
            <text:p>25702988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584338562854E+018" calcext:value-type="float">
            <text:p>1.47584338562854E+018</text:p>
          </table:table-cell>
          <table:table-cell office:value-type="float" office:value="1.47584338588583E+018" calcext:value-type="float">
            <text:p>1.47584338588583E+018</text:p>
          </table:table-cell>
          <table:table-cell/>
          <table:table-cell table:formula="of:= [.C786] - [.B786]" office:value-type="float" office:value="257289984" calcext:value-type="float">
            <text:p>25728998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584338562954E+018" calcext:value-type="float">
            <text:p>1.47584338562954E+018</text:p>
          </table:table-cell>
          <table:table-cell office:value-type="float" office:value="1.47584338588711E+018" calcext:value-type="float">
            <text:p>1.47584338588711E+018</text:p>
          </table:table-cell>
          <table:table-cell/>
          <table:table-cell table:formula="of:= [.C787] - [.B787]" office:value-type="float" office:value="257570048" calcext:value-type="float">
            <text:p>25757004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584338563054E+018" calcext:value-type="float">
            <text:p>1.47584338563054E+018</text:p>
          </table:table-cell>
          <table:table-cell office:value-type="float" office:value="1.47584338588838E+018" calcext:value-type="float">
            <text:p>1.47584338588838E+018</text:p>
          </table:table-cell>
          <table:table-cell/>
          <table:table-cell table:formula="of:= [.C788] - [.B788]" office:value-type="float" office:value="257839872" calcext:value-type="float">
            <text:p>25783987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584338563179E+018" calcext:value-type="float">
            <text:p>1.47584338563179E+018</text:p>
          </table:table-cell>
          <table:table-cell office:value-type="float" office:value="1.47584338588964E+018" calcext:value-type="float">
            <text:p>1.47584338588964E+018</text:p>
          </table:table-cell>
          <table:table-cell/>
          <table:table-cell table:formula="of:= [.C789] - [.B789]" office:value-type="float" office:value="257849856" calcext:value-type="float">
            <text:p>25784985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584338563254E+018" calcext:value-type="float">
            <text:p>1.47584338563254E+018</text:p>
          </table:table-cell>
          <table:table-cell office:value-type="float" office:value="1.47584338589092E+018" calcext:value-type="float">
            <text:p>1.47584338589092E+018</text:p>
          </table:table-cell>
          <table:table-cell/>
          <table:table-cell table:formula="of:= [.C790] - [.B790]" office:value-type="float" office:value="258380032" calcext:value-type="float">
            <text:p>25838003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584338563354E+018" calcext:value-type="float">
            <text:p>1.47584338563354E+018</text:p>
          </table:table-cell>
          <table:table-cell office:value-type="float" office:value="1.47584338589219E+018" calcext:value-type="float">
            <text:p>1.47584338589219E+018</text:p>
          </table:table-cell>
          <table:table-cell/>
          <table:table-cell table:formula="of:= [.C791] - [.B791]" office:value-type="float" office:value="258649856" calcext:value-type="float">
            <text:p>25864985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584338563455E+018" calcext:value-type="float">
            <text:p>1.47584338563455E+018</text:p>
          </table:table-cell>
          <table:table-cell office:value-type="float" office:value="1.47584338589347E+018" calcext:value-type="float">
            <text:p>1.47584338589347E+018</text:p>
          </table:table-cell>
          <table:table-cell/>
          <table:table-cell table:formula="of:= [.C792] - [.B792]" office:value-type="float" office:value="258920192" calcext:value-type="float">
            <text:p>25892019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584338563554E+018" calcext:value-type="float">
            <text:p>1.47584338563554E+018</text:p>
          </table:table-cell>
          <table:table-cell office:value-type="float" office:value="1.47584338589474E+018" calcext:value-type="float">
            <text:p>1.47584338589474E+018</text:p>
          </table:table-cell>
          <table:table-cell/>
          <table:table-cell table:formula="of:= [.C793] - [.B793]" office:value-type="float" office:value="259200000" calcext:value-type="float">
            <text:p>259200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584338563655E+018" calcext:value-type="float">
            <text:p>1.47584338563655E+018</text:p>
          </table:table-cell>
          <table:table-cell office:value-type="float" office:value="1.47584338589601E+018" calcext:value-type="float">
            <text:p>1.47584338589601E+018</text:p>
          </table:table-cell>
          <table:table-cell/>
          <table:table-cell table:formula="of:= [.C794] - [.B794]" office:value-type="float" office:value="259459840" calcext:value-type="float">
            <text:p>25945984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584338563754E+018" calcext:value-type="float">
            <text:p>1.47584338563754E+018</text:p>
          </table:table-cell>
          <table:table-cell office:value-type="float" office:value="1.47584338589728E+018" calcext:value-type="float">
            <text:p>1.47584338589728E+018</text:p>
          </table:table-cell>
          <table:table-cell/>
          <table:table-cell table:formula="of:= [.C795] - [.B795]" office:value-type="float" office:value="259740160" calcext:value-type="float">
            <text:p>25974016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584338563854E+018" calcext:value-type="float">
            <text:p>1.47584338563854E+018</text:p>
          </table:table-cell>
          <table:table-cell office:value-type="float" office:value="1.47584338589856E+018" calcext:value-type="float">
            <text:p>1.47584338589856E+018</text:p>
          </table:table-cell>
          <table:table-cell/>
          <table:table-cell table:formula="of:= [.C796] - [.B796]" office:value-type="float" office:value="260019968" calcext:value-type="float">
            <text:p>26001996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584338563954E+018" calcext:value-type="float">
            <text:p>1.47584338563954E+018</text:p>
          </table:table-cell>
          <table:table-cell office:value-type="float" office:value="1.47584338589982E+018" calcext:value-type="float">
            <text:p>1.47584338589982E+018</text:p>
          </table:table-cell>
          <table:table-cell/>
          <table:table-cell table:formula="of:= [.C797] - [.B797]" office:value-type="float" office:value="260279808" calcext:value-type="float">
            <text:p>26027980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584338564054E+018" calcext:value-type="float">
            <text:p>1.47584338564054E+018</text:p>
          </table:table-cell>
          <table:table-cell office:value-type="float" office:value="1.47584338590109E+018" calcext:value-type="float">
            <text:p>1.47584338590109E+018</text:p>
          </table:table-cell>
          <table:table-cell/>
          <table:table-cell table:formula="of:= [.C798] - [.B798]" office:value-type="float" office:value="260550144" calcext:value-type="float">
            <text:p>26055014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584338564154E+018" calcext:value-type="float">
            <text:p>1.47584338564154E+018</text:p>
          </table:table-cell>
          <table:table-cell office:value-type="float" office:value="1.47584338590237E+018" calcext:value-type="float">
            <text:p>1.47584338590237E+018</text:p>
          </table:table-cell>
          <table:table-cell/>
          <table:table-cell table:formula="of:= [.C799] - [.B799]" office:value-type="float" office:value="260829952" calcext:value-type="float">
            <text:p>26082995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584338564255E+018" calcext:value-type="float">
            <text:p>1.47584338564255E+018</text:p>
          </table:table-cell>
          <table:table-cell office:value-type="float" office:value="1.47584338590366E+018" calcext:value-type="float">
            <text:p>1.47584338590366E+018</text:p>
          </table:table-cell>
          <table:table-cell/>
          <table:table-cell table:formula="of:= [.C800] - [.B800]" office:value-type="float" office:value="261110016" calcext:value-type="float">
            <text:p>2611100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584338564355E+018" calcext:value-type="float">
            <text:p>1.47584338564355E+018</text:p>
          </table:table-cell>
          <table:table-cell office:value-type="float" office:value="1.47584338590491E+018" calcext:value-type="float">
            <text:p>1.47584338590491E+018</text:p>
          </table:table-cell>
          <table:table-cell/>
          <table:table-cell table:formula="of:= [.C801] - [.B801]" office:value-type="float" office:value="261360128" calcext:value-type="float">
            <text:p>26136012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584338564454E+018" calcext:value-type="float">
            <text:p>1.47584338564454E+018</text:p>
          </table:table-cell>
          <table:table-cell office:value-type="float" office:value="1.47584338590619E+018" calcext:value-type="float">
            <text:p>1.47584338590619E+018</text:p>
          </table:table-cell>
          <table:table-cell/>
          <table:table-cell table:formula="of:= [.C802] - [.B802]" office:value-type="float" office:value="261649664" calcext:value-type="float">
            <text:p>26164966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584338564574E+018" calcext:value-type="float">
            <text:p>1.47584338564574E+018</text:p>
          </table:table-cell>
          <table:table-cell office:value-type="float" office:value="1.47584338590745E+018" calcext:value-type="float">
            <text:p>1.47584338590745E+018</text:p>
          </table:table-cell>
          <table:table-cell/>
          <table:table-cell table:formula="of:= [.C803] - [.B803]" office:value-type="float" office:value="261710080" calcext:value-type="float">
            <text:p>26171008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584338564654E+018" calcext:value-type="float">
            <text:p>1.47584338564654E+018</text:p>
          </table:table-cell>
          <table:table-cell office:value-type="float" office:value="1.47584338590872E+018" calcext:value-type="float">
            <text:p>1.47584338590872E+018</text:p>
          </table:table-cell>
          <table:table-cell/>
          <table:table-cell table:formula="of:= [.C804] - [.B804]" office:value-type="float" office:value="262179840" calcext:value-type="float">
            <text:p>26217984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584338564754E+018" calcext:value-type="float">
            <text:p>1.47584338564754E+018</text:p>
          </table:table-cell>
          <table:table-cell office:value-type="float" office:value="1.47584338590999E+018" calcext:value-type="float">
            <text:p>1.47584338590999E+018</text:p>
          </table:table-cell>
          <table:table-cell/>
          <table:table-cell table:formula="of:= [.C805] - [.B805]" office:value-type="float" office:value="262449920" calcext:value-type="float">
            <text:p>26244992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584338564854E+018" calcext:value-type="float">
            <text:p>1.47584338564854E+018</text:p>
          </table:table-cell>
          <table:table-cell office:value-type="float" office:value="1.47584338591132E+018" calcext:value-type="float">
            <text:p>1.47584338591132E+018</text:p>
          </table:table-cell>
          <table:table-cell/>
          <table:table-cell table:formula="of:= [.C806] - [.B806]" office:value-type="float" office:value="262780160" calcext:value-type="float">
            <text:p>26278016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584338564954E+018" calcext:value-type="float">
            <text:p>1.47584338564954E+018</text:p>
          </table:table-cell>
          <table:table-cell office:value-type="float" office:value="1.47584338591254E+018" calcext:value-type="float">
            <text:p>1.47584338591254E+018</text:p>
          </table:table-cell>
          <table:table-cell/>
          <table:table-cell table:formula="of:= [.C807] - [.B807]" office:value-type="float" office:value="262999808" calcext:value-type="float">
            <text:p>26299980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584338565054E+018" calcext:value-type="float">
            <text:p>1.47584338565054E+018</text:p>
          </table:table-cell>
          <table:table-cell office:value-type="float" office:value="1.47584338591382E+018" calcext:value-type="float">
            <text:p>1.47584338591382E+018</text:p>
          </table:table-cell>
          <table:table-cell/>
          <table:table-cell table:formula="of:= [.C808] - [.B808]" office:value-type="float" office:value="263279872" calcext:value-type="float">
            <text:p>26327987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584338565154E+018" calcext:value-type="float">
            <text:p>1.47584338565154E+018</text:p>
          </table:table-cell>
          <table:table-cell office:value-type="float" office:value="1.47584338591508E+018" calcext:value-type="float">
            <text:p>1.47584338591508E+018</text:p>
          </table:table-cell>
          <table:table-cell/>
          <table:table-cell table:formula="of:= [.C809] - [.B809]" office:value-type="float" office:value="263540224" calcext:value-type="float">
            <text:p>26354022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584338565254E+018" calcext:value-type="float">
            <text:p>1.47584338565254E+018</text:p>
          </table:table-cell>
          <table:table-cell office:value-type="float" office:value="1.47584338591635E+018" calcext:value-type="float">
            <text:p>1.47584338591635E+018</text:p>
          </table:table-cell>
          <table:table-cell/>
          <table:table-cell table:formula="of:= [.C810] - [.B810]" office:value-type="float" office:value="263810048" calcext:value-type="float">
            <text:p>26381004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584338565354E+018" calcext:value-type="float">
            <text:p>1.47584338565354E+018</text:p>
          </table:table-cell>
          <table:table-cell office:value-type="float" office:value="1.47584338591762E+018" calcext:value-type="float">
            <text:p>1.47584338591762E+018</text:p>
          </table:table-cell>
          <table:table-cell/>
          <table:table-cell table:formula="of:= [.C811] - [.B811]" office:value-type="float" office:value="264079872" calcext:value-type="float">
            <text:p>26407987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584338565454E+018" calcext:value-type="float">
            <text:p>1.47584338565454E+018</text:p>
          </table:table-cell>
          <table:table-cell office:value-type="float" office:value="1.47584338591889E+018" calcext:value-type="float">
            <text:p>1.47584338591889E+018</text:p>
          </table:table-cell>
          <table:table-cell/>
          <table:table-cell table:formula="of:= [.C812] - [.B812]" office:value-type="float" office:value="264349952" calcext:value-type="float">
            <text:p>26434995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584338565554E+018" calcext:value-type="float">
            <text:p>1.47584338565554E+018</text:p>
          </table:table-cell>
          <table:table-cell office:value-type="float" office:value="1.47584338592016E+018" calcext:value-type="float">
            <text:p>1.47584338592016E+018</text:p>
          </table:table-cell>
          <table:table-cell/>
          <table:table-cell table:formula="of:= [.C813] - [.B813]" office:value-type="float" office:value="264620032" calcext:value-type="float">
            <text:p>26462003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584338565654E+018" calcext:value-type="float">
            <text:p>1.47584338565654E+018</text:p>
          </table:table-cell>
          <table:table-cell office:value-type="float" office:value="1.47584338592146E+018" calcext:value-type="float">
            <text:p>1.47584338592146E+018</text:p>
          </table:table-cell>
          <table:table-cell/>
          <table:table-cell table:formula="of:= [.C814] - [.B814]" office:value-type="float" office:value="264919808" calcext:value-type="float">
            <text:p>26491980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584338565754E+018" calcext:value-type="float">
            <text:p>1.47584338565754E+018</text:p>
          </table:table-cell>
          <table:table-cell office:value-type="float" office:value="1.4758433859227E+018" calcext:value-type="float">
            <text:p>1.4758433859227E+018</text:p>
          </table:table-cell>
          <table:table-cell/>
          <table:table-cell table:formula="of:= [.C815] - [.B815]" office:value-type="float" office:value="265160192" calcext:value-type="float">
            <text:p>26516019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584338565854E+018" calcext:value-type="float">
            <text:p>1.47584338565854E+018</text:p>
          </table:table-cell>
          <table:table-cell office:value-type="float" office:value="1.47584338592398E+018" calcext:value-type="float">
            <text:p>1.47584338592398E+018</text:p>
          </table:table-cell>
          <table:table-cell/>
          <table:table-cell table:formula="of:= [.C816] - [.B816]" office:value-type="float" office:value="265440000" calcext:value-type="float">
            <text:p>26544000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584338565961E+018" calcext:value-type="float">
            <text:p>1.47584338565961E+018</text:p>
          </table:table-cell>
          <table:table-cell office:value-type="float" office:value="1.47584338592524E+018" calcext:value-type="float">
            <text:p>1.47584338592524E+018</text:p>
          </table:table-cell>
          <table:table-cell/>
          <table:table-cell table:formula="of:= [.C817] - [.B817]" office:value-type="float" office:value="265629952" calcext:value-type="float">
            <text:p>26562995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584338566054E+018" calcext:value-type="float">
            <text:p>1.47584338566054E+018</text:p>
          </table:table-cell>
          <table:table-cell office:value-type="float" office:value="1.47584338592652E+018" calcext:value-type="float">
            <text:p>1.47584338592652E+018</text:p>
          </table:table-cell>
          <table:table-cell/>
          <table:table-cell table:formula="of:= [.C818] - [.B818]" office:value-type="float" office:value="265979904" calcext:value-type="float">
            <text:p>26597990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584338566172E+018" calcext:value-type="float">
            <text:p>1.47584338566172E+018</text:p>
          </table:table-cell>
          <table:table-cell office:value-type="float" office:value="1.47584338592781E+018" calcext:value-type="float">
            <text:p>1.47584338592781E+018</text:p>
          </table:table-cell>
          <table:table-cell/>
          <table:table-cell table:formula="of:= [.C819] - [.B819]" office:value-type="float" office:value="266089984" calcext:value-type="float">
            <text:p>26608998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584338566254E+018" calcext:value-type="float">
            <text:p>1.47584338566254E+018</text:p>
          </table:table-cell>
          <table:table-cell office:value-type="float" office:value="1.47584338592907E+018" calcext:value-type="float">
            <text:p>1.47584338592907E+018</text:p>
          </table:table-cell>
          <table:table-cell/>
          <table:table-cell table:formula="of:= [.C820] - [.B820]" office:value-type="float" office:value="266530048" calcext:value-type="float">
            <text:p>26653004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584338566355E+018" calcext:value-type="float">
            <text:p>1.47584338566355E+018</text:p>
          </table:table-cell>
          <table:table-cell office:value-type="float" office:value="1.47584338593034E+018" calcext:value-type="float">
            <text:p>1.47584338593034E+018</text:p>
          </table:table-cell>
          <table:table-cell/>
          <table:table-cell table:formula="of:= [.C821] - [.B821]" office:value-type="float" office:value="266789888" calcext:value-type="float">
            <text:p>26678988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584338566455E+018" calcext:value-type="float">
            <text:p>1.47584338566455E+018</text:p>
          </table:table-cell>
          <table:table-cell office:value-type="float" office:value="1.47584338593162E+018" calcext:value-type="float">
            <text:p>1.47584338593162E+018</text:p>
          </table:table-cell>
          <table:table-cell/>
          <table:table-cell table:formula="of:= [.C822] - [.B822]" office:value-type="float" office:value="267070208" calcext:value-type="float">
            <text:p>26707020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584338566555E+018" calcext:value-type="float">
            <text:p>1.47584338566555E+018</text:p>
          </table:table-cell>
          <table:table-cell office:value-type="float" office:value="1.47584338593292E+018" calcext:value-type="float">
            <text:p>1.47584338593292E+018</text:p>
          </table:table-cell>
          <table:table-cell/>
          <table:table-cell table:formula="of:= [.C823] - [.B823]" office:value-type="float" office:value="267369984" calcext:value-type="float">
            <text:p>26736998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584338566654E+018" calcext:value-type="float">
            <text:p>1.47584338566654E+018</text:p>
          </table:table-cell>
          <table:table-cell office:value-type="float" office:value="1.47584338593416E+018" calcext:value-type="float">
            <text:p>1.47584338593416E+018</text:p>
          </table:table-cell>
          <table:table-cell/>
          <table:table-cell table:formula="of:= [.C824] - [.B824]" office:value-type="float" office:value="267619840" calcext:value-type="float">
            <text:p>26761984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584338566754E+018" calcext:value-type="float">
            <text:p>1.47584338566754E+018</text:p>
          </table:table-cell>
          <table:table-cell office:value-type="float" office:value="1.47584338593544E+018" calcext:value-type="float">
            <text:p>1.47584338593544E+018</text:p>
          </table:table-cell>
          <table:table-cell/>
          <table:table-cell table:formula="of:= [.C825] - [.B825]" office:value-type="float" office:value="267900160" calcext:value-type="float">
            <text:p>26790016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584338566872E+018" calcext:value-type="float">
            <text:p>1.47584338566872E+018</text:p>
          </table:table-cell>
          <table:table-cell office:value-type="float" office:value="1.4758433859367E+018" calcext:value-type="float">
            <text:p>1.4758433859367E+018</text:p>
          </table:table-cell>
          <table:table-cell/>
          <table:table-cell table:formula="of:= [.C826] - [.B826]" office:value-type="float" office:value="267980032" calcext:value-type="float">
            <text:p>26798003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584338566954E+018" calcext:value-type="float">
            <text:p>1.47584338566954E+018</text:p>
          </table:table-cell>
          <table:table-cell office:value-type="float" office:value="1.47584338593799E+018" calcext:value-type="float">
            <text:p>1.47584338593799E+018</text:p>
          </table:table-cell>
          <table:table-cell/>
          <table:table-cell table:formula="of:= [.C827] - [.B827]" office:value-type="float" office:value="268450048" calcext:value-type="float">
            <text:p>26845004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584338567054E+018" calcext:value-type="float">
            <text:p>1.47584338567054E+018</text:p>
          </table:table-cell>
          <table:table-cell office:value-type="float" office:value="1.47584338593925E+018" calcext:value-type="float">
            <text:p>1.47584338593925E+018</text:p>
          </table:table-cell>
          <table:table-cell/>
          <table:table-cell table:formula="of:= [.C828] - [.B828]" office:value-type="float" office:value="268710144" calcext:value-type="float">
            <text:p>26871014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584338567155E+018" calcext:value-type="float">
            <text:p>1.47584338567155E+018</text:p>
          </table:table-cell>
          <table:table-cell office:value-type="float" office:value="1.47584338594052E+018" calcext:value-type="float">
            <text:p>1.47584338594052E+018</text:p>
          </table:table-cell>
          <table:table-cell/>
          <table:table-cell table:formula="of:= [.C829] - [.B829]" office:value-type="float" office:value="268969984" calcext:value-type="float">
            <text:p>26896998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584338567256E+018" calcext:value-type="float">
            <text:p>1.47584338567256E+018</text:p>
          </table:table-cell>
          <table:table-cell office:value-type="float" office:value="1.47584338594181E+018" calcext:value-type="float">
            <text:p>1.47584338594181E+018</text:p>
          </table:table-cell>
          <table:table-cell/>
          <table:table-cell table:formula="of:= [.C830] - [.B830]" office:value-type="float" office:value="269250304" calcext:value-type="float">
            <text:p>26925030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584338567358E+018" calcext:value-type="float">
            <text:p>1.47584338567358E+018</text:p>
          </table:table-cell>
          <table:table-cell office:value-type="float" office:value="1.4758433859431E+018" calcext:value-type="float">
            <text:p>1.4758433859431E+018</text:p>
          </table:table-cell>
          <table:table-cell/>
          <table:table-cell table:formula="of:= [.C831] - [.B831]" office:value-type="float" office:value="269519872" calcext:value-type="float">
            <text:p>26951987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584338567455E+018" calcext:value-type="float">
            <text:p>1.47584338567455E+018</text:p>
          </table:table-cell>
          <table:table-cell office:value-type="float" office:value="1.47584338594435E+018" calcext:value-type="float">
            <text:p>1.47584338594435E+018</text:p>
          </table:table-cell>
          <table:table-cell/>
          <table:table-cell table:formula="of:= [.C832] - [.B832]" office:value-type="float" office:value="269800192" calcext:value-type="float">
            <text:p>26980019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584338567555E+018" calcext:value-type="float">
            <text:p>1.47584338567555E+018</text:p>
          </table:table-cell>
          <table:table-cell office:value-type="float" office:value="1.47584338594562E+018" calcext:value-type="float">
            <text:p>1.47584338594562E+018</text:p>
          </table:table-cell>
          <table:table-cell/>
          <table:table-cell table:formula="of:= [.C833] - [.B833]" office:value-type="float" office:value="270070016" calcext:value-type="float">
            <text:p>27007001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584338567654E+018" calcext:value-type="float">
            <text:p>1.47584338567654E+018</text:p>
          </table:table-cell>
          <table:table-cell office:value-type="float" office:value="1.47584338594689E+018" calcext:value-type="float">
            <text:p>1.47584338594689E+018</text:p>
          </table:table-cell>
          <table:table-cell/>
          <table:table-cell table:formula="of:= [.C834] - [.B834]" office:value-type="float" office:value="270349824" calcext:value-type="float">
            <text:p>27034982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584338567764E+018" calcext:value-type="float">
            <text:p>1.47584338567764E+018</text:p>
          </table:table-cell>
          <table:table-cell office:value-type="float" office:value="1.47584338594815E+018" calcext:value-type="float">
            <text:p>1.47584338594815E+018</text:p>
          </table:table-cell>
          <table:table-cell/>
          <table:table-cell table:formula="of:= [.C835] - [.B835]" office:value-type="float" office:value="270510080" calcext:value-type="float">
            <text:p>27051008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584338567854E+018" calcext:value-type="float">
            <text:p>1.47584338567854E+018</text:p>
          </table:table-cell>
          <table:table-cell office:value-type="float" office:value="1.47584338594944E+018" calcext:value-type="float">
            <text:p>1.47584338594944E+018</text:p>
          </table:table-cell>
          <table:table-cell/>
          <table:table-cell table:formula="of:= [.C836] - [.B836]" office:value-type="float" office:value="270899968" calcext:value-type="float">
            <text:p>27089996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584338567954E+018" calcext:value-type="float">
            <text:p>1.47584338567954E+018</text:p>
          </table:table-cell>
          <table:table-cell office:value-type="float" office:value="1.4758433859507E+018" calcext:value-type="float">
            <text:p>1.4758433859507E+018</text:p>
          </table:table-cell>
          <table:table-cell/>
          <table:table-cell table:formula="of:= [.C837] - [.B837]" office:value-type="float" office:value="271159808" calcext:value-type="float">
            <text:p>27115980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584338568054E+018" calcext:value-type="float">
            <text:p>1.47584338568054E+018</text:p>
          </table:table-cell>
          <table:table-cell office:value-type="float" office:value="1.47584338595197E+018" calcext:value-type="float">
            <text:p>1.47584338595197E+018</text:p>
          </table:table-cell>
          <table:table-cell/>
          <table:table-cell table:formula="of:= [.C838] - [.B838]" office:value-type="float" office:value="271430144" calcext:value-type="float">
            <text:p>27143014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584338568154E+018" calcext:value-type="float">
            <text:p>1.47584338568154E+018</text:p>
          </table:table-cell>
          <table:table-cell office:value-type="float" office:value="1.47584338595326E+018" calcext:value-type="float">
            <text:p>1.47584338595326E+018</text:p>
          </table:table-cell>
          <table:table-cell/>
          <table:table-cell table:formula="of:= [.C839] - [.B839]" office:value-type="float" office:value="271719936" calcext:value-type="float">
            <text:p>27171993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584338568254E+018" calcext:value-type="float">
            <text:p>1.47584338568254E+018</text:p>
          </table:table-cell>
          <table:table-cell office:value-type="float" office:value="1.47584338595451E+018" calcext:value-type="float">
            <text:p>1.47584338595451E+018</text:p>
          </table:table-cell>
          <table:table-cell/>
          <table:table-cell table:formula="of:= [.C840] - [.B840]" office:value-type="float" office:value="271969792" calcext:value-type="float">
            <text:p>27196979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584338568358E+018" calcext:value-type="float">
            <text:p>1.47584338568358E+018</text:p>
          </table:table-cell>
          <table:table-cell office:value-type="float" office:value="1.47584338595578E+018" calcext:value-type="float">
            <text:p>1.47584338595578E+018</text:p>
          </table:table-cell>
          <table:table-cell/>
          <table:table-cell table:formula="of:= [.C841] - [.B841]" office:value-type="float" office:value="272200192" calcext:value-type="float">
            <text:p>27220019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584338568454E+018" calcext:value-type="float">
            <text:p>1.47584338568454E+018</text:p>
          </table:table-cell>
          <table:table-cell office:value-type="float" office:value="1.47584338595707E+018" calcext:value-type="float">
            <text:p>1.47584338595707E+018</text:p>
          </table:table-cell>
          <table:table-cell/>
          <table:table-cell table:formula="of:= [.C842] - [.B842]" office:value-type="float" office:value="272529920" calcext:value-type="float">
            <text:p>27252992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584338568554E+018" calcext:value-type="float">
            <text:p>1.47584338568554E+018</text:p>
          </table:table-cell>
          <table:table-cell office:value-type="float" office:value="1.47584338595832E+018" calcext:value-type="float">
            <text:p>1.47584338595832E+018</text:p>
          </table:table-cell>
          <table:table-cell/>
          <table:table-cell table:formula="of:= [.C843] - [.B843]" office:value-type="float" office:value="272780032" calcext:value-type="float">
            <text:p>27278003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584338568656E+018" calcext:value-type="float">
            <text:p>1.47584338568656E+018</text:p>
          </table:table-cell>
          <table:table-cell office:value-type="float" office:value="1.47584338595962E+018" calcext:value-type="float">
            <text:p>1.47584338595962E+018</text:p>
          </table:table-cell>
          <table:table-cell/>
          <table:table-cell table:formula="of:= [.C844] - [.B844]" office:value-type="float" office:value="273060096" calcext:value-type="float">
            <text:p>27306009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584338568768E+018" calcext:value-type="float">
            <text:p>1.47584338568768E+018</text:p>
          </table:table-cell>
          <table:table-cell office:value-type="float" office:value="1.47584338596088E+018" calcext:value-type="float">
            <text:p>1.47584338596088E+018</text:p>
          </table:table-cell>
          <table:table-cell/>
          <table:table-cell table:formula="of:= [.C845] - [.B845]" office:value-type="float" office:value="273199872" calcext:value-type="float">
            <text:p>27319987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584338568854E+018" calcext:value-type="float">
            <text:p>1.47584338568854E+018</text:p>
          </table:table-cell>
          <table:table-cell office:value-type="float" office:value="1.47584338596215E+018" calcext:value-type="float">
            <text:p>1.47584338596215E+018</text:p>
          </table:table-cell>
          <table:table-cell/>
          <table:table-cell table:formula="of:= [.C846] - [.B846]" office:value-type="float" office:value="273610240" calcext:value-type="float">
            <text:p>27361024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584338568954E+018" calcext:value-type="float">
            <text:p>1.47584338568954E+018</text:p>
          </table:table-cell>
          <table:table-cell office:value-type="float" office:value="1.47584338596343E+018" calcext:value-type="float">
            <text:p>1.47584338596343E+018</text:p>
          </table:table-cell>
          <table:table-cell/>
          <table:table-cell table:formula="of:= [.C847] - [.B847]" office:value-type="float" office:value="273889792" calcext:value-type="float">
            <text:p>27388979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584338569054E+018" calcext:value-type="float">
            <text:p>1.47584338569054E+018</text:p>
          </table:table-cell>
          <table:table-cell office:value-type="float" office:value="1.4758433859647E+018" calcext:value-type="float">
            <text:p>1.4758433859647E+018</text:p>
          </table:table-cell>
          <table:table-cell/>
          <table:table-cell table:formula="of:= [.C848] - [.B848]" office:value-type="float" office:value="274159872" calcext:value-type="float">
            <text:p>27415987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584338569173E+018" calcext:value-type="float">
            <text:p>1.47584338569173E+018</text:p>
          </table:table-cell>
          <table:table-cell office:value-type="float" office:value="1.47584338596597E+018" calcext:value-type="float">
            <text:p>1.47584338596597E+018</text:p>
          </table:table-cell>
          <table:table-cell/>
          <table:table-cell table:formula="of:= [.C849] - [.B849]" office:value-type="float" office:value="274240256" calcext:value-type="float">
            <text:p>27424025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584338569254E+018" calcext:value-type="float">
            <text:p>1.47584338569254E+018</text:p>
          </table:table-cell>
          <table:table-cell office:value-type="float" office:value="1.47584338596725E+018" calcext:value-type="float">
            <text:p>1.47584338596725E+018</text:p>
          </table:table-cell>
          <table:table-cell/>
          <table:table-cell table:formula="of:= [.C850] - [.B850]" office:value-type="float" office:value="274710016" calcext:value-type="float">
            <text:p>2747100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584338569355E+018" calcext:value-type="float">
            <text:p>1.47584338569355E+018</text:p>
          </table:table-cell>
          <table:table-cell office:value-type="float" office:value="1.47584338596851E+018" calcext:value-type="float">
            <text:p>1.47584338596851E+018</text:p>
          </table:table-cell>
          <table:table-cell/>
          <table:table-cell table:formula="of:= [.C851] - [.B851]" office:value-type="float" office:value="274959872" calcext:value-type="float">
            <text:p>27495987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584338569454E+018" calcext:value-type="float">
            <text:p>1.47584338569454E+018</text:p>
          </table:table-cell>
          <table:table-cell office:value-type="float" office:value="1.47584338596978E+018" calcext:value-type="float">
            <text:p>1.47584338596978E+018</text:p>
          </table:table-cell>
          <table:table-cell/>
          <table:table-cell table:formula="of:= [.C852] - [.B852]" office:value-type="float" office:value="275239936" calcext:value-type="float">
            <text:p>27523993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584338569554E+018" calcext:value-type="float">
            <text:p>1.47584338569554E+018</text:p>
          </table:table-cell>
          <table:table-cell office:value-type="float" office:value="1.47584338597107E+018" calcext:value-type="float">
            <text:p>1.47584338597107E+018</text:p>
          </table:table-cell>
          <table:table-cell/>
          <table:table-cell table:formula="of:= [.C853] - [.B853]" office:value-type="float" office:value="275529984" calcext:value-type="float">
            <text:p>27552998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584338569654E+018" calcext:value-type="float">
            <text:p>1.47584338569654E+018</text:p>
          </table:table-cell>
          <table:table-cell office:value-type="float" office:value="1.47584338597233E+018" calcext:value-type="float">
            <text:p>1.47584338597233E+018</text:p>
          </table:table-cell>
          <table:table-cell/>
          <table:table-cell table:formula="of:= [.C854] - [.B854]" office:value-type="float" office:value="275789824" calcext:value-type="float">
            <text:p>27578982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584338569754E+018" calcext:value-type="float">
            <text:p>1.47584338569754E+018</text:p>
          </table:table-cell>
          <table:table-cell office:value-type="float" office:value="1.4758433859736E+018" calcext:value-type="float">
            <text:p>1.4758433859736E+018</text:p>
          </table:table-cell>
          <table:table-cell/>
          <table:table-cell table:formula="of:= [.C855] - [.B855]" office:value-type="float" office:value="276060160" calcext:value-type="float">
            <text:p>27606016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584338569854E+018" calcext:value-type="float">
            <text:p>1.47584338569854E+018</text:p>
          </table:table-cell>
          <table:table-cell office:value-type="float" office:value="1.47584338597488E+018" calcext:value-type="float">
            <text:p>1.47584338597488E+018</text:p>
          </table:table-cell>
          <table:table-cell/>
          <table:table-cell table:formula="of:= [.C856] - [.B856]" office:value-type="float" office:value="276339968" calcext:value-type="float">
            <text:p>27633996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584338569954E+018" calcext:value-type="float">
            <text:p>1.47584338569954E+018</text:p>
          </table:table-cell>
          <table:table-cell office:value-type="float" office:value="1.47584338597614E+018" calcext:value-type="float">
            <text:p>1.47584338597614E+018</text:p>
          </table:table-cell>
          <table:table-cell/>
          <table:table-cell table:formula="of:= [.C857] - [.B857]" office:value-type="float" office:value="276599808" calcext:value-type="float">
            <text:p>27659980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584338570061E+018" calcext:value-type="float">
            <text:p>1.47584338570061E+018</text:p>
          </table:table-cell>
          <table:table-cell office:value-type="float" office:value="1.47584338597741E+018" calcext:value-type="float">
            <text:p>1.47584338597741E+018</text:p>
          </table:table-cell>
          <table:table-cell/>
          <table:table-cell table:formula="of:= [.C858] - [.B858]" office:value-type="float" office:value="276800256" calcext:value-type="float">
            <text:p>27680025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584338570154E+018" calcext:value-type="float">
            <text:p>1.47584338570154E+018</text:p>
          </table:table-cell>
          <table:table-cell office:value-type="float" office:value="1.4758433859787E+018" calcext:value-type="float">
            <text:p>1.4758433859787E+018</text:p>
          </table:table-cell>
          <table:table-cell/>
          <table:table-cell table:formula="of:= [.C859] - [.B859]" office:value-type="float" office:value="277159936" calcext:value-type="float">
            <text:p>27715993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584338570254E+018" calcext:value-type="float">
            <text:p>1.47584338570254E+018</text:p>
          </table:table-cell>
          <table:table-cell office:value-type="float" office:value="1.47584338597996E+018" calcext:value-type="float">
            <text:p>1.47584338597996E+018</text:p>
          </table:table-cell>
          <table:table-cell/>
          <table:table-cell table:formula="of:= [.C860] - [.B860]" office:value-type="float" office:value="277420032" calcext:value-type="float">
            <text:p>27742003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584338570355E+018" calcext:value-type="float">
            <text:p>1.47584338570355E+018</text:p>
          </table:table-cell>
          <table:table-cell office:value-type="float" office:value="1.47584338598127E+018" calcext:value-type="float">
            <text:p>1.47584338598127E+018</text:p>
          </table:table-cell>
          <table:table-cell/>
          <table:table-cell table:formula="of:= [.C861] - [.B861]" office:value-type="float" office:value="277720064" calcext:value-type="float">
            <text:p>27772006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584338570454E+018" calcext:value-type="float">
            <text:p>1.47584338570454E+018</text:p>
          </table:table-cell>
          <table:table-cell office:value-type="float" office:value="1.47584338598254E+018" calcext:value-type="float">
            <text:p>1.47584338598254E+018</text:p>
          </table:table-cell>
          <table:table-cell/>
          <table:table-cell table:formula="of:= [.C862] - [.B862]" office:value-type="float" office:value="277999872" calcext:value-type="float">
            <text:p>27799987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58433857057E+018" calcext:value-type="float">
            <text:p>1.4758433857057E+018</text:p>
          </table:table-cell>
          <table:table-cell office:value-type="float" office:value="1.47584338598383E+018" calcext:value-type="float">
            <text:p>1.47584338598383E+018</text:p>
          </table:table-cell>
          <table:table-cell/>
          <table:table-cell table:formula="of:= [.C863] - [.B863]" office:value-type="float" office:value="278129920" calcext:value-type="float">
            <text:p>27812992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584338570654E+018" calcext:value-type="float">
            <text:p>1.47584338570654E+018</text:p>
          </table:table-cell>
          <table:table-cell office:value-type="float" office:value="1.47584338598509E+018" calcext:value-type="float">
            <text:p>1.47584338598509E+018</text:p>
          </table:table-cell>
          <table:table-cell/>
          <table:table-cell table:formula="of:= [.C864] - [.B864]" office:value-type="float" office:value="278549760" calcext:value-type="float">
            <text:p>27854976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584338570755E+018" calcext:value-type="float">
            <text:p>1.47584338570755E+018</text:p>
          </table:table-cell>
          <table:table-cell office:value-type="float" office:value="1.47584338598636E+018" calcext:value-type="float">
            <text:p>1.47584338598636E+018</text:p>
          </table:table-cell>
          <table:table-cell/>
          <table:table-cell table:formula="of:= [.C865] - [.B865]" office:value-type="float" office:value="278809856" calcext:value-type="float">
            <text:p>27880985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584338570854E+018" calcext:value-type="float">
            <text:p>1.47584338570854E+018</text:p>
          </table:table-cell>
          <table:table-cell office:value-type="float" office:value="1.47584338598767E+018" calcext:value-type="float">
            <text:p>1.47584338598767E+018</text:p>
          </table:table-cell>
          <table:table-cell/>
          <table:table-cell table:formula="of:= [.C866] - [.B866]" office:value-type="float" office:value="279130112" calcext:value-type="float">
            <text:p>27913011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584338570955E+018" calcext:value-type="float">
            <text:p>1.47584338570955E+018</text:p>
          </table:table-cell>
          <table:table-cell office:value-type="float" office:value="1.47584338598891E+018" calcext:value-type="float">
            <text:p>1.47584338598891E+018</text:p>
          </table:table-cell>
          <table:table-cell/>
          <table:table-cell table:formula="of:= [.C867] - [.B867]" office:value-type="float" office:value="279360256" calcext:value-type="float">
            <text:p>27936025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584338571055E+018" calcext:value-type="float">
            <text:p>1.47584338571055E+018</text:p>
          </table:table-cell>
          <table:table-cell office:value-type="float" office:value="1.47584338599018E+018" calcext:value-type="float">
            <text:p>1.47584338599018E+018</text:p>
          </table:table-cell>
          <table:table-cell/>
          <table:table-cell table:formula="of:= [.C868] - [.B868]" office:value-type="float" office:value="279630080" calcext:value-type="float">
            <text:p>27963008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584338571156E+018" calcext:value-type="float">
            <text:p>1.47584338571156E+018</text:p>
          </table:table-cell>
          <table:table-cell office:value-type="float" office:value="1.4758433859915E+018" calcext:value-type="float">
            <text:p>1.4758433859915E+018</text:p>
          </table:table-cell>
          <table:table-cell/>
          <table:table-cell table:formula="of:= [.C869] - [.B869]" office:value-type="float" office:value="279939840" calcext:value-type="float">
            <text:p>27993984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584338571255E+018" calcext:value-type="float">
            <text:p>1.47584338571255E+018</text:p>
          </table:table-cell>
          <table:table-cell office:value-type="float" office:value="1.47584338599263E+018" calcext:value-type="float">
            <text:p>1.47584338599263E+018</text:p>
          </table:table-cell>
          <table:table-cell/>
          <table:table-cell table:formula="of:= [.C870] - [.B870]" office:value-type="float" office:value="280079872" calcext:value-type="float">
            <text:p>28007987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584338571355E+018" calcext:value-type="float">
            <text:p>1.47584338571355E+018</text:p>
          </table:table-cell>
          <table:table-cell office:value-type="float" office:value="1.47584338599396E+018" calcext:value-type="float">
            <text:p>1.47584338599396E+018</text:p>
          </table:table-cell>
          <table:table-cell/>
          <table:table-cell table:formula="of:= [.C871] - [.B871]" office:value-type="float" office:value="280409856" calcext:value-type="float">
            <text:p>28040985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584338571461E+018" calcext:value-type="float">
            <text:p>1.47584338571461E+018</text:p>
          </table:table-cell>
          <table:table-cell office:value-type="float" office:value="1.47584338599527E+018" calcext:value-type="float">
            <text:p>1.47584338599527E+018</text:p>
          </table:table-cell>
          <table:table-cell/>
          <table:table-cell table:formula="of:= [.C872] - [.B872]" office:value-type="float" office:value="280659968" calcext:value-type="float">
            <text:p>28065996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584338571554E+018" calcext:value-type="float">
            <text:p>1.47584338571554E+018</text:p>
          </table:table-cell>
          <table:table-cell office:value-type="float" office:value="1.47584338599658E+018" calcext:value-type="float">
            <text:p>1.47584338599658E+018</text:p>
          </table:table-cell>
          <table:table-cell/>
          <table:table-cell table:formula="of:= [.C873] - [.B873]" office:value-type="float" office:value="281040128" calcext:value-type="float">
            <text:p>28104012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584338571655E+018" calcext:value-type="float">
            <text:p>1.47584338571655E+018</text:p>
          </table:table-cell>
          <table:table-cell office:value-type="float" office:value="1.4758433859979E+018" calcext:value-type="float">
            <text:p>1.4758433859979E+018</text:p>
          </table:table-cell>
          <table:table-cell/>
          <table:table-cell table:formula="of:= [.C874] - [.B874]" office:value-type="float" office:value="281349888" calcext:value-type="float">
            <text:p>28134988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584338571754E+018" calcext:value-type="float">
            <text:p>1.47584338571754E+018</text:p>
          </table:table-cell>
          <table:table-cell office:value-type="float" office:value="1.47584338599922E+018" calcext:value-type="float">
            <text:p>1.47584338599922E+018</text:p>
          </table:table-cell>
          <table:table-cell/>
          <table:table-cell table:formula="of:= [.C875] - [.B875]" office:value-type="float" office:value="281680128" calcext:value-type="float">
            <text:p>28168012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584338571854E+018" calcext:value-type="float">
            <text:p>1.47584338571854E+018</text:p>
          </table:table-cell>
          <table:table-cell office:value-type="float" office:value="1.47584338600055E+018" calcext:value-type="float">
            <text:p>1.47584338600055E+018</text:p>
          </table:table-cell>
          <table:table-cell/>
          <table:table-cell table:formula="of:= [.C876] - [.B876]" office:value-type="float" office:value="282009856" calcext:value-type="float">
            <text:p>28200985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584338571972E+018" calcext:value-type="float">
            <text:p>1.47584338571972E+018</text:p>
          </table:table-cell>
          <table:table-cell office:value-type="float" office:value="1.47584338600202E+018" calcext:value-type="float">
            <text:p>1.47584338600202E+018</text:p>
          </table:table-cell>
          <table:table-cell/>
          <table:table-cell table:formula="of:= [.C877] - [.B877]" office:value-type="float" office:value="282299904" calcext:value-type="float">
            <text:p>28229990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584338572054E+018" calcext:value-type="float">
            <text:p>1.47584338572054E+018</text:p>
          </table:table-cell>
          <table:table-cell office:value-type="float" office:value="1.47584338600329E+018" calcext:value-type="float">
            <text:p>1.47584338600329E+018</text:p>
          </table:table-cell>
          <table:table-cell/>
          <table:table-cell table:formula="of:= [.C878] - [.B878]" office:value-type="float" office:value="282750208" calcext:value-type="float">
            <text:p>28275020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584338572155E+018" calcext:value-type="float">
            <text:p>1.47584338572155E+018</text:p>
          </table:table-cell>
          <table:table-cell office:value-type="float" office:value="1.47584338600455E+018" calcext:value-type="float">
            <text:p>1.47584338600455E+018</text:p>
          </table:table-cell>
          <table:table-cell/>
          <table:table-cell table:formula="of:= [.C879] - [.B879]" office:value-type="float" office:value="282999808" calcext:value-type="float">
            <text:p>28299980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584338572254E+018" calcext:value-type="float">
            <text:p>1.47584338572254E+018</text:p>
          </table:table-cell>
          <table:table-cell office:value-type="float" office:value="1.47584338600583E+018" calcext:value-type="float">
            <text:p>1.47584338600583E+018</text:p>
          </table:table-cell>
          <table:table-cell/>
          <table:table-cell table:formula="of:= [.C880] - [.B880]" office:value-type="float" office:value="283289856" calcext:value-type="float">
            <text:p>28328985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584338572355E+018" calcext:value-type="float">
            <text:p>1.47584338572355E+018</text:p>
          </table:table-cell>
          <table:table-cell office:value-type="float" office:value="1.4758433860071E+018" calcext:value-type="float">
            <text:p>1.4758433860071E+018</text:p>
          </table:table-cell>
          <table:table-cell/>
          <table:table-cell table:formula="of:= [.C881] - [.B881]" office:value-type="float" office:value="283550208" calcext:value-type="float">
            <text:p>28355020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584338572455E+018" calcext:value-type="float">
            <text:p>1.47584338572455E+018</text:p>
          </table:table-cell>
          <table:table-cell office:value-type="float" office:value="1.47584338600838E+018" calcext:value-type="float">
            <text:p>1.47584338600838E+018</text:p>
          </table:table-cell>
          <table:table-cell/>
          <table:table-cell table:formula="of:= [.C882] - [.B882]" office:value-type="float" office:value="283830016" calcext:value-type="float">
            <text:p>28383001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584338572554E+018" calcext:value-type="float">
            <text:p>1.47584338572554E+018</text:p>
          </table:table-cell>
          <table:table-cell office:value-type="float" office:value="1.47584338600963E+018" calcext:value-type="float">
            <text:p>1.47584338600963E+018</text:p>
          </table:table-cell>
          <table:table-cell/>
          <table:table-cell table:formula="of:= [.C883] - [.B883]" office:value-type="float" office:value="284089856" calcext:value-type="float">
            <text:p>28408985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58433857266E+018" calcext:value-type="float">
            <text:p>1.4758433857266E+018</text:p>
          </table:table-cell>
          <table:table-cell office:value-type="float" office:value="1.47584338601091E+018" calcext:value-type="float">
            <text:p>1.47584338601091E+018</text:p>
          </table:table-cell>
          <table:table-cell/>
          <table:table-cell table:formula="of:= [.C884] - [.B884]" office:value-type="float" office:value="284310016" calcext:value-type="float">
            <text:p>28431001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584338572755E+018" calcext:value-type="float">
            <text:p>1.47584338572755E+018</text:p>
          </table:table-cell>
          <table:table-cell office:value-type="float" office:value="1.4758433860122E+018" calcext:value-type="float">
            <text:p>1.4758433860122E+018</text:p>
          </table:table-cell>
          <table:table-cell/>
          <table:table-cell table:formula="of:= [.C885] - [.B885]" office:value-type="float" office:value="284649984" calcext:value-type="float">
            <text:p>28464998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584338572855E+018" calcext:value-type="float">
            <text:p>1.47584338572855E+018</text:p>
          </table:table-cell>
          <table:table-cell office:value-type="float" office:value="1.47584338601346E+018" calcext:value-type="float">
            <text:p>1.47584338601346E+018</text:p>
          </table:table-cell>
          <table:table-cell/>
          <table:table-cell table:formula="of:= [.C886] - [.B886]" office:value-type="float" office:value="284910336" calcext:value-type="float">
            <text:p>28491033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584338572954E+018" calcext:value-type="float">
            <text:p>1.47584338572954E+018</text:p>
          </table:table-cell>
          <table:table-cell office:value-type="float" office:value="1.47584338601473E+018" calcext:value-type="float">
            <text:p>1.47584338601473E+018</text:p>
          </table:table-cell>
          <table:table-cell/>
          <table:table-cell table:formula="of:= [.C887] - [.B887]" office:value-type="float" office:value="285189888" calcext:value-type="float">
            <text:p>28518988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584338573054E+018" calcext:value-type="float">
            <text:p>1.47584338573054E+018</text:p>
          </table:table-cell>
          <table:table-cell office:value-type="float" office:value="1.47584338601601E+018" calcext:value-type="float">
            <text:p>1.47584338601601E+018</text:p>
          </table:table-cell>
          <table:table-cell/>
          <table:table-cell table:formula="of:= [.C888] - [.B888]" office:value-type="float" office:value="285469952" calcext:value-type="float">
            <text:p>28546995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584338573154E+018" calcext:value-type="float">
            <text:p>1.47584338573154E+018</text:p>
          </table:table-cell>
          <table:table-cell office:value-type="float" office:value="1.47584338601728E+018" calcext:value-type="float">
            <text:p>1.47584338601728E+018</text:p>
          </table:table-cell>
          <table:table-cell/>
          <table:table-cell table:formula="of:= [.C889] - [.B889]" office:value-type="float" office:value="285740032" calcext:value-type="float">
            <text:p>28574003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584338573254E+018" calcext:value-type="float">
            <text:p>1.47584338573254E+018</text:p>
          </table:table-cell>
          <table:table-cell office:value-type="float" office:value="1.47584338601854E+018" calcext:value-type="float">
            <text:p>1.47584338601854E+018</text:p>
          </table:table-cell>
          <table:table-cell/>
          <table:table-cell table:formula="of:= [.C890] - [.B890]" office:value-type="float" office:value="286000128" calcext:value-type="float">
            <text:p>28600012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584338573361E+018" calcext:value-type="float">
            <text:p>1.47584338573361E+018</text:p>
          </table:table-cell>
          <table:table-cell office:value-type="float" office:value="1.47584338601983E+018" calcext:value-type="float">
            <text:p>1.47584338601983E+018</text:p>
          </table:table-cell>
          <table:table-cell/>
          <table:table-cell table:formula="of:= [.C891] - [.B891]" office:value-type="float" office:value="286220032" calcext:value-type="float">
            <text:p>28622003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584338573454E+018" calcext:value-type="float">
            <text:p>1.47584338573454E+018</text:p>
          </table:table-cell>
          <table:table-cell office:value-type="float" office:value="1.47584338602109E+018" calcext:value-type="float">
            <text:p>1.47584338602109E+018</text:p>
          </table:table-cell>
          <table:table-cell/>
          <table:table-cell table:formula="of:= [.C892] - [.B892]" office:value-type="float" office:value="286550016" calcext:value-type="float">
            <text:p>28655001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584338573554E+018" calcext:value-type="float">
            <text:p>1.47584338573554E+018</text:p>
          </table:table-cell>
          <table:table-cell office:value-type="float" office:value="1.47584338602238E+018" calcext:value-type="float">
            <text:p>1.47584338602238E+018</text:p>
          </table:table-cell>
          <table:table-cell/>
          <table:table-cell table:formula="of:= [.C893] - [.B893]" office:value-type="float" office:value="286840064" calcext:value-type="float">
            <text:p>28684006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584338573654E+018" calcext:value-type="float">
            <text:p>1.47584338573654E+018</text:p>
          </table:table-cell>
          <table:table-cell office:value-type="float" office:value="1.47584338602353E+018" calcext:value-type="float">
            <text:p>1.47584338602353E+018</text:p>
          </table:table-cell>
          <table:table-cell/>
          <table:table-cell table:formula="of:= [.C894] - [.B894]" office:value-type="float" office:value="286989824" calcext:value-type="float">
            <text:p>28698982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584338573755E+018" calcext:value-type="float">
            <text:p>1.47584338573755E+018</text:p>
          </table:table-cell>
          <table:table-cell office:value-type="float" office:value="1.47584338602496E+018" calcext:value-type="float">
            <text:p>1.47584338602496E+018</text:p>
          </table:table-cell>
          <table:table-cell/>
          <table:table-cell table:formula="of:= [.C895] - [.B895]" office:value-type="float" office:value="287410176" calcext:value-type="float">
            <text:p>28741017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584338573854E+018" calcext:value-type="float">
            <text:p>1.47584338573854E+018</text:p>
          </table:table-cell>
          <table:table-cell office:value-type="float" office:value="1.47584338602623E+018" calcext:value-type="float">
            <text:p>1.47584338602623E+018</text:p>
          </table:table-cell>
          <table:table-cell/>
          <table:table-cell table:formula="of:= [.C896] - [.B896]" office:value-type="float" office:value="287689728" calcext:value-type="float">
            <text:p>28768972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584338573954E+018" calcext:value-type="float">
            <text:p>1.47584338573954E+018</text:p>
          </table:table-cell>
          <table:table-cell office:value-type="float" office:value="1.4758433860275E+018" calcext:value-type="float">
            <text:p>1.4758433860275E+018</text:p>
          </table:table-cell>
          <table:table-cell/>
          <table:table-cell table:formula="of:= [.C897] - [.B897]" office:value-type="float" office:value="287959808" calcext:value-type="float">
            <text:p>28795980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584338574054E+018" calcext:value-type="float">
            <text:p>1.47584338574054E+018</text:p>
          </table:table-cell>
          <table:table-cell office:value-type="float" office:value="1.47584338602877E+018" calcext:value-type="float">
            <text:p>1.47584338602877E+018</text:p>
          </table:table-cell>
          <table:table-cell/>
          <table:table-cell table:formula="of:= [.C898] - [.B898]" office:value-type="float" office:value="288230144" calcext:value-type="float">
            <text:p>28823014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584338574154E+018" calcext:value-type="float">
            <text:p>1.47584338574154E+018</text:p>
          </table:table-cell>
          <table:table-cell office:value-type="float" office:value="1.47584338603004E+018" calcext:value-type="float">
            <text:p>1.47584338603004E+018</text:p>
          </table:table-cell>
          <table:table-cell/>
          <table:table-cell table:formula="of:= [.C899] - [.B899]" office:value-type="float" office:value="288499968" calcext:value-type="float">
            <text:p>28849996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584338574259E+018" calcext:value-type="float">
            <text:p>1.47584338574259E+018</text:p>
          </table:table-cell>
          <table:table-cell office:value-type="float" office:value="1.47584338603135E+018" calcext:value-type="float">
            <text:p>1.47584338603135E+018</text:p>
          </table:table-cell>
          <table:table-cell/>
          <table:table-cell table:formula="of:= [.C900] - [.B900]" office:value-type="float" office:value="288759808" calcext:value-type="float">
            <text:p>2887598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58433857436E+018" calcext:value-type="float">
            <text:p>1.4758433857436E+018</text:p>
          </table:table-cell>
          <table:table-cell office:value-type="float" office:value="1.47584338603259E+018" calcext:value-type="float">
            <text:p>1.47584338603259E+018</text:p>
          </table:table-cell>
          <table:table-cell/>
          <table:table-cell table:formula="of:= [.C901] - [.B901]" office:value-type="float" office:value="288990208" calcext:value-type="float">
            <text:p>28899020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584338574454E+018" calcext:value-type="float">
            <text:p>1.47584338574454E+018</text:p>
          </table:table-cell>
          <table:table-cell office:value-type="float" office:value="1.47584338603386E+018" calcext:value-type="float">
            <text:p>1.47584338603386E+018</text:p>
          </table:table-cell>
          <table:table-cell/>
          <table:table-cell table:formula="of:= [.C902] - [.B902]" office:value-type="float" office:value="289319936" calcext:value-type="float">
            <text:p>28931993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584338574554E+018" calcext:value-type="float">
            <text:p>1.47584338574554E+018</text:p>
          </table:table-cell>
          <table:table-cell office:value-type="float" office:value="1.47584338603513E+018" calcext:value-type="float">
            <text:p>1.47584338603513E+018</text:p>
          </table:table-cell>
          <table:table-cell/>
          <table:table-cell table:formula="of:= [.C903] - [.B903]" office:value-type="float" office:value="289589760" calcext:value-type="float">
            <text:p>28958976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584338574653E+018" calcext:value-type="float">
            <text:p>1.47584338574653E+018</text:p>
          </table:table-cell>
          <table:table-cell office:value-type="float" office:value="1.4758433860364E+018" calcext:value-type="float">
            <text:p>1.4758433860364E+018</text:p>
          </table:table-cell>
          <table:table-cell/>
          <table:table-cell table:formula="of:= [.C904] - [.B904]" office:value-type="float" office:value="289869824" calcext:value-type="float">
            <text:p>28986982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584338574773E+018" calcext:value-type="float">
            <text:p>1.47584338574773E+018</text:p>
          </table:table-cell>
          <table:table-cell office:value-type="float" office:value="1.47584338603768E+018" calcext:value-type="float">
            <text:p>1.47584338603768E+018</text:p>
          </table:table-cell>
          <table:table-cell/>
          <table:table-cell table:formula="of:= [.C905] - [.B905]" office:value-type="float" office:value="289950208" calcext:value-type="float">
            <text:p>28995020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584338574853E+018" calcext:value-type="float">
            <text:p>1.47584338574853E+018</text:p>
          </table:table-cell>
          <table:table-cell office:value-type="float" office:value="1.47584338603896E+018" calcext:value-type="float">
            <text:p>1.47584338603896E+018</text:p>
          </table:table-cell>
          <table:table-cell/>
          <table:table-cell table:formula="of:= [.C906] - [.B906]" office:value-type="float" office:value="290429952" calcext:value-type="float">
            <text:p>29042995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584338574954E+018" calcext:value-type="float">
            <text:p>1.47584338574954E+018</text:p>
          </table:table-cell>
          <table:table-cell office:value-type="float" office:value="1.47584338604009E+018" calcext:value-type="float">
            <text:p>1.47584338604009E+018</text:p>
          </table:table-cell>
          <table:table-cell/>
          <table:table-cell table:formula="of:= [.C907] - [.B907]" office:value-type="float" office:value="290549760" calcext:value-type="float">
            <text:p>29054976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584338575062E+018" calcext:value-type="float">
            <text:p>1.47584338575062E+018</text:p>
          </table:table-cell>
          <table:table-cell office:value-type="float" office:value="1.47584338604155E+018" calcext:value-type="float">
            <text:p>1.47584338604155E+018</text:p>
          </table:table-cell>
          <table:table-cell/>
          <table:table-cell table:formula="of:= [.C908] - [.B908]" office:value-type="float" office:value="290929920" calcext:value-type="float">
            <text:p>29092992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584338575154E+018" calcext:value-type="float">
            <text:p>1.47584338575154E+018</text:p>
          </table:table-cell>
          <table:table-cell office:value-type="float" office:value="1.4758433860427E+018" calcext:value-type="float">
            <text:p>1.4758433860427E+018</text:p>
          </table:table-cell>
          <table:table-cell/>
          <table:table-cell table:formula="of:= [.C909] - [.B909]" office:value-type="float" office:value="291160064" calcext:value-type="float">
            <text:p>29116006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584338575254E+018" calcext:value-type="float">
            <text:p>1.47584338575254E+018</text:p>
          </table:table-cell>
          <table:table-cell office:value-type="float" office:value="1.47584338604786E+018" calcext:value-type="float">
            <text:p>1.47584338604786E+018</text:p>
          </table:table-cell>
          <table:table-cell/>
          <table:table-cell table:formula="of:= [.C910] - [.B910]" office:value-type="float" office:value="295320064" calcext:value-type="float">
            <text:p>29532006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584338575355E+018" calcext:value-type="float">
            <text:p>1.47584338575355E+018</text:p>
          </table:table-cell>
          <table:table-cell office:value-type="float" office:value="1.47584338604909E+018" calcext:value-type="float">
            <text:p>1.47584338604909E+018</text:p>
          </table:table-cell>
          <table:table-cell/>
          <table:table-cell table:formula="of:= [.C911] - [.B911]" office:value-type="float" office:value="295539968" calcext:value-type="float">
            <text:p>29553996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584338575455E+018" calcext:value-type="float">
            <text:p>1.47584338575455E+018</text:p>
          </table:table-cell>
          <table:table-cell office:value-type="float" office:value="1.47584338605035E+018" calcext:value-type="float">
            <text:p>1.47584338605035E+018</text:p>
          </table:table-cell>
          <table:table-cell/>
          <table:table-cell table:formula="of:= [.C912] - [.B912]" office:value-type="float" office:value="295800064" calcext:value-type="float">
            <text:p>29580006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584338575572E+018" calcext:value-type="float">
            <text:p>1.47584338575572E+018</text:p>
          </table:table-cell>
          <table:table-cell office:value-type="float" office:value="1.47584338605163E+018" calcext:value-type="float">
            <text:p>1.47584338605163E+018</text:p>
          </table:table-cell>
          <table:table-cell/>
          <table:table-cell table:formula="of:= [.C913] - [.B913]" office:value-type="float" office:value="295910144" calcext:value-type="float">
            <text:p>29591014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584338575654E+018" calcext:value-type="float">
            <text:p>1.47584338575654E+018</text:p>
          </table:table-cell>
          <table:table-cell office:value-type="float" office:value="1.47584338605293E+018" calcext:value-type="float">
            <text:p>1.47584338605293E+018</text:p>
          </table:table-cell>
          <table:table-cell/>
          <table:table-cell table:formula="of:= [.C914] - [.B914]" office:value-type="float" office:value="296389632" calcext:value-type="float">
            <text:p>29638963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584338575754E+018" calcext:value-type="float">
            <text:p>1.47584338575754E+018</text:p>
          </table:table-cell>
          <table:table-cell office:value-type="float" office:value="1.47584338605417E+018" calcext:value-type="float">
            <text:p>1.47584338605417E+018</text:p>
          </table:table-cell>
          <table:table-cell/>
          <table:table-cell table:formula="of:= [.C915] - [.B915]" office:value-type="float" office:value="296630016" calcext:value-type="float">
            <text:p>29663001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584338575854E+018" calcext:value-type="float">
            <text:p>1.47584338575854E+018</text:p>
          </table:table-cell>
          <table:table-cell office:value-type="float" office:value="1.47584338605546E+018" calcext:value-type="float">
            <text:p>1.47584338605546E+018</text:p>
          </table:table-cell>
          <table:table-cell/>
          <table:table-cell table:formula="of:= [.C916] - [.B916]" office:value-type="float" office:value="296920064" calcext:value-type="float">
            <text:p>29692006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584338575954E+018" calcext:value-type="float">
            <text:p>1.47584338575954E+018</text:p>
          </table:table-cell>
          <table:table-cell office:value-type="float" office:value="1.47584338605672E+018" calcext:value-type="float">
            <text:p>1.47584338605672E+018</text:p>
          </table:table-cell>
          <table:table-cell/>
          <table:table-cell table:formula="of:= [.C917] - [.B917]" office:value-type="float" office:value="297179648" calcext:value-type="float">
            <text:p>29717964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584338576054E+018" calcext:value-type="float">
            <text:p>1.47584338576054E+018</text:p>
          </table:table-cell>
          <table:table-cell office:value-type="float" office:value="1.47584338605799E+018" calcext:value-type="float">
            <text:p>1.47584338605799E+018</text:p>
          </table:table-cell>
          <table:table-cell/>
          <table:table-cell table:formula="of:= [.C918] - [.B918]" office:value-type="float" office:value="297450240" calcext:value-type="float">
            <text:p>29745024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584338576154E+018" calcext:value-type="float">
            <text:p>1.47584338576154E+018</text:p>
          </table:table-cell>
          <table:table-cell office:value-type="float" office:value="1.47584338605926E+018" calcext:value-type="float">
            <text:p>1.47584338605926E+018</text:p>
          </table:table-cell>
          <table:table-cell/>
          <table:table-cell table:formula="of:= [.C919] - [.B919]" office:value-type="float" office:value="297719808" calcext:value-type="float">
            <text:p>29771980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584338576255E+018" calcext:value-type="float">
            <text:p>1.47584338576255E+018</text:p>
          </table:table-cell>
          <table:table-cell office:value-type="float" office:value="1.47584338606054E+018" calcext:value-type="float">
            <text:p>1.47584338606054E+018</text:p>
          </table:table-cell>
          <table:table-cell/>
          <table:table-cell table:formula="of:= [.C920] - [.B920]" office:value-type="float" office:value="297989888" calcext:value-type="float">
            <text:p>29798988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584338576358E+018" calcext:value-type="float">
            <text:p>1.47584338576358E+018</text:p>
          </table:table-cell>
          <table:table-cell office:value-type="float" office:value="1.47584338606181E+018" calcext:value-type="float">
            <text:p>1.47584338606181E+018</text:p>
          </table:table-cell>
          <table:table-cell/>
          <table:table-cell table:formula="of:= [.C921] - [.B921]" office:value-type="float" office:value="298230016" calcext:value-type="float">
            <text:p>29823001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584338576455E+018" calcext:value-type="float">
            <text:p>1.47584338576455E+018</text:p>
          </table:table-cell>
          <table:table-cell office:value-type="float" office:value="1.47584338606309E+018" calcext:value-type="float">
            <text:p>1.47584338606309E+018</text:p>
          </table:table-cell>
          <table:table-cell/>
          <table:table-cell table:formula="of:= [.C922] - [.B922]" office:value-type="float" office:value="298540032" calcext:value-type="float">
            <text:p>29854003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584338576554E+018" calcext:value-type="float">
            <text:p>1.47584338576554E+018</text:p>
          </table:table-cell>
          <table:table-cell office:value-type="float" office:value="1.47584338606436E+018" calcext:value-type="float">
            <text:p>1.47584338606436E+018</text:p>
          </table:table-cell>
          <table:table-cell/>
          <table:table-cell table:formula="of:= [.C923] - [.B923]" office:value-type="float" office:value="298819840" calcext:value-type="float">
            <text:p>29881984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584338576654E+018" calcext:value-type="float">
            <text:p>1.47584338576654E+018</text:p>
          </table:table-cell>
          <table:table-cell office:value-type="float" office:value="1.47584338606563E+018" calcext:value-type="float">
            <text:p>1.47584338606563E+018</text:p>
          </table:table-cell>
          <table:table-cell/>
          <table:table-cell table:formula="of:= [.C924] - [.B924]" office:value-type="float" office:value="299089920" calcext:value-type="float">
            <text:p>29908992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584338576754E+018" calcext:value-type="float">
            <text:p>1.47584338576754E+018</text:p>
          </table:table-cell>
          <table:table-cell office:value-type="float" office:value="1.4758433860669E+018" calcext:value-type="float">
            <text:p>1.4758433860669E+018</text:p>
          </table:table-cell>
          <table:table-cell/>
          <table:table-cell table:formula="of:= [.C925] - [.B925]" office:value-type="float" office:value="299360000" calcext:value-type="float">
            <text:p>299360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584338576855E+018" calcext:value-type="float">
            <text:p>1.47584338576855E+018</text:p>
          </table:table-cell>
          <table:table-cell office:value-type="float" office:value="1.47584338606817E+018" calcext:value-type="float">
            <text:p>1.47584338606817E+018</text:p>
          </table:table-cell>
          <table:table-cell/>
          <table:table-cell table:formula="of:= [.C926] - [.B926]" office:value-type="float" office:value="299620352" calcext:value-type="float">
            <text:p>29962035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584338576971E+018" calcext:value-type="float">
            <text:p>1.47584338576971E+018</text:p>
          </table:table-cell>
          <table:table-cell office:value-type="float" office:value="1.47584338606944E+018" calcext:value-type="float">
            <text:p>1.47584338606944E+018</text:p>
          </table:table-cell>
          <table:table-cell/>
          <table:table-cell table:formula="of:= [.C927] - [.B927]" office:value-type="float" office:value="299729920" calcext:value-type="float">
            <text:p>29972992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584338577054E+018" calcext:value-type="float">
            <text:p>1.47584338577054E+018</text:p>
          </table:table-cell>
          <table:table-cell office:value-type="float" office:value="1.47584338607071E+018" calcext:value-type="float">
            <text:p>1.47584338607071E+018</text:p>
          </table:table-cell>
          <table:table-cell/>
          <table:table-cell table:formula="of:= [.C928] - [.B928]" office:value-type="float" office:value="300169728" calcext:value-type="float">
            <text:p>30016972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584338577154E+018" calcext:value-type="float">
            <text:p>1.47584338577154E+018</text:p>
          </table:table-cell>
          <table:table-cell office:value-type="float" office:value="1.47584338607199E+018" calcext:value-type="float">
            <text:p>1.47584338607199E+018</text:p>
          </table:table-cell>
          <table:table-cell/>
          <table:table-cell table:formula="of:= [.C929] - [.B929]" office:value-type="float" office:value="300450048" calcext:value-type="float">
            <text:p>30045004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584338577255E+018" calcext:value-type="float">
            <text:p>1.47584338577255E+018</text:p>
          </table:table-cell>
          <table:table-cell office:value-type="float" office:value="1.47584338607327E+018" calcext:value-type="float">
            <text:p>1.47584338607327E+018</text:p>
          </table:table-cell>
          <table:table-cell/>
          <table:table-cell table:formula="of:= [.C930] - [.B930]" office:value-type="float" office:value="300720128" calcext:value-type="float">
            <text:p>30072012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584338577355E+018" calcext:value-type="float">
            <text:p>1.47584338577355E+018</text:p>
          </table:table-cell>
          <table:table-cell office:value-type="float" office:value="1.47584338607453E+018" calcext:value-type="float">
            <text:p>1.47584338607453E+018</text:p>
          </table:table-cell>
          <table:table-cell/>
          <table:table-cell table:formula="of:= [.C931] - [.B931]" office:value-type="float" office:value="300979712" calcext:value-type="float">
            <text:p>30097971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584338577468E+018" calcext:value-type="float">
            <text:p>1.47584338577468E+018</text:p>
          </table:table-cell>
          <table:table-cell office:value-type="float" office:value="1.4758433860758E+018" calcext:value-type="float">
            <text:p>1.4758433860758E+018</text:p>
          </table:table-cell>
          <table:table-cell/>
          <table:table-cell table:formula="of:= [.C932] - [.B932]" office:value-type="float" office:value="301120000" calcext:value-type="float">
            <text:p>30112000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584338577554E+018" calcext:value-type="float">
            <text:p>1.47584338577554E+018</text:p>
          </table:table-cell>
          <table:table-cell office:value-type="float" office:value="1.47584338607709E+018" calcext:value-type="float">
            <text:p>1.47584338607709E+018</text:p>
          </table:table-cell>
          <table:table-cell/>
          <table:table-cell table:formula="of:= [.C933] - [.B933]" office:value-type="float" office:value="301550080" calcext:value-type="float">
            <text:p>30155008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584338577654E+018" calcext:value-type="float">
            <text:p>1.47584338577654E+018</text:p>
          </table:table-cell>
          <table:table-cell office:value-type="float" office:value="1.47584338607835E+018" calcext:value-type="float">
            <text:p>1.47584338607835E+018</text:p>
          </table:table-cell>
          <table:table-cell/>
          <table:table-cell table:formula="of:= [.C934] - [.B934]" office:value-type="float" office:value="301809920" calcext:value-type="float">
            <text:p>30180992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584338577754E+018" calcext:value-type="float">
            <text:p>1.47584338577754E+018</text:p>
          </table:table-cell>
          <table:table-cell office:value-type="float" office:value="1.47584338607964E+018" calcext:value-type="float">
            <text:p>1.47584338607964E+018</text:p>
          </table:table-cell>
          <table:table-cell/>
          <table:table-cell table:formula="of:= [.C935] - [.B935]" office:value-type="float" office:value="302100224" calcext:value-type="float">
            <text:p>30210022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584338577871E+018" calcext:value-type="float">
            <text:p>1.47584338577871E+018</text:p>
          </table:table-cell>
          <table:table-cell office:value-type="float" office:value="1.47584338608089E+018" calcext:value-type="float">
            <text:p>1.47584338608089E+018</text:p>
          </table:table-cell>
          <table:table-cell/>
          <table:table-cell table:formula="of:= [.C936] - [.B936]" office:value-type="float" office:value="302179840" calcext:value-type="float">
            <text:p>30217984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584338577954E+018" calcext:value-type="float">
            <text:p>1.47584338577954E+018</text:p>
          </table:table-cell>
          <table:table-cell office:value-type="float" office:value="1.47584338608217E+018" calcext:value-type="float">
            <text:p>1.47584338608217E+018</text:p>
          </table:table-cell>
          <table:table-cell/>
          <table:table-cell table:formula="of:= [.C937] - [.B937]" office:value-type="float" office:value="302629888" calcext:value-type="float">
            <text:p>30262988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584338578054E+018" calcext:value-type="float">
            <text:p>1.47584338578054E+018</text:p>
          </table:table-cell>
          <table:table-cell office:value-type="float" office:value="1.47584338608344E+018" calcext:value-type="float">
            <text:p>1.47584338608344E+018</text:p>
          </table:table-cell>
          <table:table-cell/>
          <table:table-cell table:formula="of:= [.C938] - [.B938]" office:value-type="float" office:value="302900224" calcext:value-type="float">
            <text:p>30290022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584338578154E+018" calcext:value-type="float">
            <text:p>1.47584338578154E+018</text:p>
          </table:table-cell>
          <table:table-cell office:value-type="float" office:value="1.47584338608472E+018" calcext:value-type="float">
            <text:p>1.47584338608472E+018</text:p>
          </table:table-cell>
          <table:table-cell/>
          <table:table-cell table:formula="of:= [.C939] - [.B939]" office:value-type="float" office:value="303179776" calcext:value-type="float">
            <text:p>30317977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584338578254E+018" calcext:value-type="float">
            <text:p>1.47584338578254E+018</text:p>
          </table:table-cell>
          <table:table-cell office:value-type="float" office:value="1.47584338608598E+018" calcext:value-type="float">
            <text:p>1.47584338608598E+018</text:p>
          </table:table-cell>
          <table:table-cell/>
          <table:table-cell table:formula="of:= [.C940] - [.B940]" office:value-type="float" office:value="303439872" calcext:value-type="float">
            <text:p>30343987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584338578354E+018" calcext:value-type="float">
            <text:p>1.47584338578354E+018</text:p>
          </table:table-cell>
          <table:table-cell office:value-type="float" office:value="1.47584338608727E+018" calcext:value-type="float">
            <text:p>1.47584338608727E+018</text:p>
          </table:table-cell>
          <table:table-cell/>
          <table:table-cell table:formula="of:= [.C941] - [.B941]" office:value-type="float" office:value="303729920" calcext:value-type="float">
            <text:p>30372992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584338578454E+018" calcext:value-type="float">
            <text:p>1.47584338578454E+018</text:p>
          </table:table-cell>
          <table:table-cell office:value-type="float" office:value="1.4758433860884E+018" calcext:value-type="float">
            <text:p>1.4758433860884E+018</text:p>
          </table:table-cell>
          <table:table-cell/>
          <table:table-cell table:formula="of:= [.C942] - [.B942]" office:value-type="float" office:value="303859712" calcext:value-type="float">
            <text:p>30385971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584338578554E+018" calcext:value-type="float">
            <text:p>1.47584338578554E+018</text:p>
          </table:table-cell>
          <table:table-cell office:value-type="float" office:value="1.47584338608985E+018" calcext:value-type="float">
            <text:p>1.47584338608985E+018</text:p>
          </table:table-cell>
          <table:table-cell/>
          <table:table-cell table:formula="of:= [.C943] - [.B943]" office:value-type="float" office:value="304310016" calcext:value-type="float">
            <text:p>30431001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584338578654E+018" calcext:value-type="float">
            <text:p>1.47584338578654E+018</text:p>
          </table:table-cell>
          <table:table-cell office:value-type="float" office:value="1.47584338609099E+018" calcext:value-type="float">
            <text:p>1.47584338609099E+018</text:p>
          </table:table-cell>
          <table:table-cell/>
          <table:table-cell table:formula="of:= [.C944] - [.B944]" office:value-type="float" office:value="304450048" calcext:value-type="float">
            <text:p>30445004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584338578754E+018" calcext:value-type="float">
            <text:p>1.47584338578754E+018</text:p>
          </table:table-cell>
          <table:table-cell office:value-type="float" office:value="1.4758433860925E+018" calcext:value-type="float">
            <text:p>1.4758433860925E+018</text:p>
          </table:table-cell>
          <table:table-cell/>
          <table:table-cell table:formula="of:= [.C945] - [.B945]" office:value-type="float" office:value="304960000" calcext:value-type="float">
            <text:p>304960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584338578854E+018" calcext:value-type="float">
            <text:p>1.47584338578854E+018</text:p>
          </table:table-cell>
          <table:table-cell office:value-type="float" office:value="1.47584338609363E+018" calcext:value-type="float">
            <text:p>1.47584338609363E+018</text:p>
          </table:table-cell>
          <table:table-cell/>
          <table:table-cell table:formula="of:= [.C946] - [.B946]" office:value-type="float" office:value="305090048" calcext:value-type="float">
            <text:p>30509004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584338578954E+018" calcext:value-type="float">
            <text:p>1.47584338578954E+018</text:p>
          </table:table-cell>
          <table:table-cell office:value-type="float" office:value="1.47584338609509E+018" calcext:value-type="float">
            <text:p>1.47584338609509E+018</text:p>
          </table:table-cell>
          <table:table-cell/>
          <table:table-cell table:formula="of:= [.C947] - [.B947]" office:value-type="float" office:value="305549824" calcext:value-type="float">
            <text:p>30554982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584338579054E+018" calcext:value-type="float">
            <text:p>1.47584338579054E+018</text:p>
          </table:table-cell>
          <table:table-cell office:value-type="float" office:value="1.47584338609636E+018" calcext:value-type="float">
            <text:p>1.47584338609636E+018</text:p>
          </table:table-cell>
          <table:table-cell/>
          <table:table-cell table:formula="of:= [.C948] - [.B948]" office:value-type="float" office:value="305819904" calcext:value-type="float">
            <text:p>30581990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584338579154E+018" calcext:value-type="float">
            <text:p>1.47584338579154E+018</text:p>
          </table:table-cell>
          <table:table-cell office:value-type="float" office:value="1.47584338609749E+018" calcext:value-type="float">
            <text:p>1.47584338609749E+018</text:p>
          </table:table-cell>
          <table:table-cell/>
          <table:table-cell table:formula="of:= [.C949] - [.B949]" office:value-type="float" office:value="305949952" calcext:value-type="float">
            <text:p>30594995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584338579255E+018" calcext:value-type="float">
            <text:p>1.47584338579255E+018</text:p>
          </table:table-cell>
          <table:table-cell office:value-type="float" office:value="1.47584338609897E+018" calcext:value-type="float">
            <text:p>1.47584338609897E+018</text:p>
          </table:table-cell>
          <table:table-cell/>
          <table:table-cell table:formula="of:= [.C950] - [.B950]" office:value-type="float" office:value="306419968" calcext:value-type="float">
            <text:p>30641996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584338579376E+018" calcext:value-type="float">
            <text:p>1.47584338579376E+018</text:p>
          </table:table-cell>
          <table:table-cell office:value-type="float" office:value="1.47584338610022E+018" calcext:value-type="float">
            <text:p>1.47584338610022E+018</text:p>
          </table:table-cell>
          <table:table-cell/>
          <table:table-cell table:formula="of:= [.C951] - [.B951]" office:value-type="float" office:value="306460160" calcext:value-type="float">
            <text:p>30646016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584338579454E+018" calcext:value-type="float">
            <text:p>1.47584338579454E+018</text:p>
          </table:table-cell>
          <table:table-cell office:value-type="float" office:value="1.47584338610139E+018" calcext:value-type="float">
            <text:p>1.47584338610139E+018</text:p>
          </table:table-cell>
          <table:table-cell/>
          <table:table-cell table:formula="of:= [.C952] - [.B952]" office:value-type="float" office:value="306850048" calcext:value-type="float">
            <text:p>30685004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584338579563E+018" calcext:value-type="float">
            <text:p>1.47584338579563E+018</text:p>
          </table:table-cell>
          <table:table-cell office:value-type="float" office:value="1.47584338610285E+018" calcext:value-type="float">
            <text:p>1.47584338610285E+018</text:p>
          </table:table-cell>
          <table:table-cell/>
          <table:table-cell table:formula="of:= [.C953] - [.B953]" office:value-type="float" office:value="307220224" calcext:value-type="float">
            <text:p>30722022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584338579654E+018" calcext:value-type="float">
            <text:p>1.47584338579654E+018</text:p>
          </table:table-cell>
          <table:table-cell office:value-type="float" office:value="1.47584338610399E+018" calcext:value-type="float">
            <text:p>1.47584338610399E+018</text:p>
          </table:table-cell>
          <table:table-cell/>
          <table:table-cell table:formula="of:= [.C954] - [.B954]" office:value-type="float" office:value="307449856" calcext:value-type="float">
            <text:p>30744985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584338579755E+018" calcext:value-type="float">
            <text:p>1.47584338579755E+018</text:p>
          </table:table-cell>
          <table:table-cell office:value-type="float" office:value="1.47584338610543E+018" calcext:value-type="float">
            <text:p>1.47584338610543E+018</text:p>
          </table:table-cell>
          <table:table-cell/>
          <table:table-cell table:formula="of:= [.C955] - [.B955]" office:value-type="float" office:value="307880192" calcext:value-type="float">
            <text:p>30788019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584338579854E+018" calcext:value-type="float">
            <text:p>1.47584338579854E+018</text:p>
          </table:table-cell>
          <table:table-cell office:value-type="float" office:value="1.47584338610672E+018" calcext:value-type="float">
            <text:p>1.47584338610672E+018</text:p>
          </table:table-cell>
          <table:table-cell/>
          <table:table-cell table:formula="of:= [.C956] - [.B956]" office:value-type="float" office:value="308179968" calcext:value-type="float">
            <text:p>30817996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584338579954E+018" calcext:value-type="float">
            <text:p>1.47584338579954E+018</text:p>
          </table:table-cell>
          <table:table-cell office:value-type="float" office:value="1.47584338610784E+018" calcext:value-type="float">
            <text:p>1.47584338610784E+018</text:p>
          </table:table-cell>
          <table:table-cell/>
          <table:table-cell table:formula="of:= [.C957] - [.B957]" office:value-type="float" office:value="308299776" calcext:value-type="float">
            <text:p>30829977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584338580068E+018" calcext:value-type="float">
            <text:p>1.47584338580068E+018</text:p>
          </table:table-cell>
          <table:table-cell office:value-type="float" office:value="1.4758433861093E+018" calcext:value-type="float">
            <text:p>1.4758433861093E+018</text:p>
          </table:table-cell>
          <table:table-cell/>
          <table:table-cell table:formula="of:= [.C958] - [.B958]" office:value-type="float" office:value="308619776" calcext:value-type="float">
            <text:p>30861977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584338580154E+018" calcext:value-type="float">
            <text:p>1.47584338580154E+018</text:p>
          </table:table-cell>
          <table:table-cell office:value-type="float" office:value="1.47584338611059E+018" calcext:value-type="float">
            <text:p>1.47584338611059E+018</text:p>
          </table:table-cell>
          <table:table-cell/>
          <table:table-cell table:formula="of:= [.C959] - [.B959]" office:value-type="float" office:value="309049856" calcext:value-type="float">
            <text:p>30904985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584338580254E+018" calcext:value-type="float">
            <text:p>1.47584338580254E+018</text:p>
          </table:table-cell>
          <table:table-cell office:value-type="float" office:value="1.47584338611186E+018" calcext:value-type="float">
            <text:p>1.47584338611186E+018</text:p>
          </table:table-cell>
          <table:table-cell/>
          <table:table-cell table:formula="of:= [.C960] - [.B960]" office:value-type="float" office:value="309319936" calcext:value-type="float">
            <text:p>30931993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584338580355E+018" calcext:value-type="float">
            <text:p>1.47584338580355E+018</text:p>
          </table:table-cell>
          <table:table-cell office:value-type="float" office:value="1.475843386113E+018" calcext:value-type="float">
            <text:p>1.475843386113E+018</text:p>
          </table:table-cell>
          <table:table-cell/>
          <table:table-cell table:formula="of:= [.C961] - [.B961]" office:value-type="float" office:value="309449984" calcext:value-type="float">
            <text:p>30944998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584338580454E+018" calcext:value-type="float">
            <text:p>1.47584338580454E+018</text:p>
          </table:table-cell>
          <table:table-cell office:value-type="float" office:value="1.47584338611447E+018" calcext:value-type="float">
            <text:p>1.47584338611447E+018</text:p>
          </table:table-cell>
          <table:table-cell/>
          <table:table-cell table:formula="of:= [.C962] - [.B962]" office:value-type="float" office:value="309929728" calcext:value-type="float">
            <text:p>30992972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584338580567E+018" calcext:value-type="float">
            <text:p>1.47584338580567E+018</text:p>
          </table:table-cell>
          <table:table-cell office:value-type="float" office:value="1.4758433861156E+018" calcext:value-type="float">
            <text:p>1.4758433861156E+018</text:p>
          </table:table-cell>
          <table:table-cell/>
          <table:table-cell table:formula="of:= [.C963] - [.B963]" office:value-type="float" office:value="309929984" calcext:value-type="float">
            <text:p>30992998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584338580654E+018" calcext:value-type="float">
            <text:p>1.47584338580654E+018</text:p>
          </table:table-cell>
          <table:table-cell office:value-type="float" office:value="1.47584338611704E+018" calcext:value-type="float">
            <text:p>1.47584338611704E+018</text:p>
          </table:table-cell>
          <table:table-cell/>
          <table:table-cell table:formula="of:= [.C964] - [.B964]" office:value-type="float" office:value="310499840" calcext:value-type="float">
            <text:p>31049984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584338580754E+018" calcext:value-type="float">
            <text:p>1.47584338580754E+018</text:p>
          </table:table-cell>
          <table:table-cell office:value-type="float" office:value="1.47584338611818E+018" calcext:value-type="float">
            <text:p>1.47584338611818E+018</text:p>
          </table:table-cell>
          <table:table-cell/>
          <table:table-cell table:formula="of:= [.C965] - [.B965]" office:value-type="float" office:value="310639872" calcext:value-type="float">
            <text:p>31063987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584338580854E+018" calcext:value-type="float">
            <text:p>1.47584338580854E+018</text:p>
          </table:table-cell>
          <table:table-cell office:value-type="float" office:value="1.47584338611965E+018" calcext:value-type="float">
            <text:p>1.47584338611965E+018</text:p>
          </table:table-cell>
          <table:table-cell/>
          <table:table-cell table:formula="of:= [.C966] - [.B966]" office:value-type="float" office:value="311110144" calcext:value-type="float">
            <text:p>31111014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584338580966E+018" calcext:value-type="float">
            <text:p>1.47584338580966E+018</text:p>
          </table:table-cell>
          <table:table-cell office:value-type="float" office:value="1.47584338612091E+018" calcext:value-type="float">
            <text:p>1.47584338612091E+018</text:p>
          </table:table-cell>
          <table:table-cell/>
          <table:table-cell table:formula="of:= [.C967] - [.B967]" office:value-type="float" office:value="311249920" calcext:value-type="float">
            <text:p>31124992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584338581054E+018" calcext:value-type="float">
            <text:p>1.47584338581054E+018</text:p>
          </table:table-cell>
          <table:table-cell office:value-type="float" office:value="1.47584338612218E+018" calcext:value-type="float">
            <text:p>1.47584338612218E+018</text:p>
          </table:table-cell>
          <table:table-cell/>
          <table:table-cell table:formula="of:= [.C968] - [.B968]" office:value-type="float" office:value="311640064" calcext:value-type="float">
            <text:p>31164006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584338581154E+018" calcext:value-type="float">
            <text:p>1.47584338581154E+018</text:p>
          </table:table-cell>
          <table:table-cell office:value-type="float" office:value="1.47584338612348E+018" calcext:value-type="float">
            <text:p>1.47584338612348E+018</text:p>
          </table:table-cell>
          <table:table-cell/>
          <table:table-cell table:formula="of:= [.C969] - [.B969]" office:value-type="float" office:value="311940096" calcext:value-type="float">
            <text:p>31194009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584338581254E+018" calcext:value-type="float">
            <text:p>1.47584338581254E+018</text:p>
          </table:table-cell>
          <table:table-cell office:value-type="float" office:value="1.4758433861246E+018" calcext:value-type="float">
            <text:p>1.4758433861246E+018</text:p>
          </table:table-cell>
          <table:table-cell/>
          <table:table-cell table:formula="of:= [.C970] - [.B970]" office:value-type="float" office:value="312060160" calcext:value-type="float">
            <text:p>31206016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584338581355E+018" calcext:value-type="float">
            <text:p>1.47584338581355E+018</text:p>
          </table:table-cell>
          <table:table-cell office:value-type="float" office:value="1.47584338612606E+018" calcext:value-type="float">
            <text:p>1.47584338612606E+018</text:p>
          </table:table-cell>
          <table:table-cell/>
          <table:table-cell table:formula="of:= [.C971] - [.B971]" office:value-type="float" office:value="312509952" calcext:value-type="float">
            <text:p>31250995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584338581472E+018" calcext:value-type="float">
            <text:p>1.47584338581472E+018</text:p>
          </table:table-cell>
          <table:table-cell office:value-type="float" office:value="1.47584338612719E+018" calcext:value-type="float">
            <text:p>1.47584338612719E+018</text:p>
          </table:table-cell>
          <table:table-cell/>
          <table:table-cell table:formula="of:= [.C972] - [.B972]" office:value-type="float" office:value="312470016" calcext:value-type="float">
            <text:p>31247001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584338581554E+018" calcext:value-type="float">
            <text:p>1.47584338581554E+018</text:p>
          </table:table-cell>
          <table:table-cell office:value-type="float" office:value="1.47584338612866E+018" calcext:value-type="float">
            <text:p>1.47584338612866E+018</text:p>
          </table:table-cell>
          <table:table-cell/>
          <table:table-cell table:formula="of:= [.C973] - [.B973]" office:value-type="float" office:value="313120000" calcext:value-type="float">
            <text:p>313120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584338581672E+018" calcext:value-type="float">
            <text:p>1.47584338581672E+018</text:p>
          </table:table-cell>
          <table:table-cell office:value-type="float" office:value="1.47584338612993E+018" calcext:value-type="float">
            <text:p>1.47584338612993E+018</text:p>
          </table:table-cell>
          <table:table-cell/>
          <table:table-cell table:formula="of:= [.C974] - [.B974]" office:value-type="float" office:value="313210112" calcext:value-type="float">
            <text:p>31321011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584338581755E+018" calcext:value-type="float">
            <text:p>1.47584338581755E+018</text:p>
          </table:table-cell>
          <table:table-cell office:value-type="float" office:value="1.47584338613124E+018" calcext:value-type="float">
            <text:p>1.47584338613124E+018</text:p>
          </table:table-cell>
          <table:table-cell/>
          <table:table-cell table:formula="of:= [.C975] - [.B975]" office:value-type="float" office:value="313690368" calcext:value-type="float">
            <text:p>31369036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584338581854E+018" calcext:value-type="float">
            <text:p>1.47584338581854E+018</text:p>
          </table:table-cell>
          <table:table-cell office:value-type="float" office:value="1.4758433861324E+018" calcext:value-type="float">
            <text:p>1.4758433861324E+018</text:p>
          </table:table-cell>
          <table:table-cell/>
          <table:table-cell table:formula="of:= [.C976] - [.B976]" office:value-type="float" office:value="313860096" calcext:value-type="float">
            <text:p>31386009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584338581954E+018" calcext:value-type="float">
            <text:p>1.47584338581954E+018</text:p>
          </table:table-cell>
          <table:table-cell office:value-type="float" office:value="1.47584338613369E+018" calcext:value-type="float">
            <text:p>1.47584338613369E+018</text:p>
          </table:table-cell>
          <table:table-cell/>
          <table:table-cell table:formula="of:= [.C977] - [.B977]" office:value-type="float" office:value="314149632" calcext:value-type="float">
            <text:p>31414963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584338582054E+018" calcext:value-type="float">
            <text:p>1.47584338582054E+018</text:p>
          </table:table-cell>
          <table:table-cell office:value-type="float" office:value="1.4758433861351E+018" calcext:value-type="float">
            <text:p>1.4758433861351E+018</text:p>
          </table:table-cell>
          <table:table-cell/>
          <table:table-cell table:formula="of:= [.C978] - [.B978]" office:value-type="float" office:value="314560256" calcext:value-type="float">
            <text:p>31456025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584338582155E+018" calcext:value-type="float">
            <text:p>1.47584338582155E+018</text:p>
          </table:table-cell>
          <table:table-cell office:value-type="float" office:value="1.47584338613637E+018" calcext:value-type="float">
            <text:p>1.47584338613637E+018</text:p>
          </table:table-cell>
          <table:table-cell/>
          <table:table-cell table:formula="of:= [.C979] - [.B979]" office:value-type="float" office:value="314819840" calcext:value-type="float">
            <text:p>31481984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584338582255E+018" calcext:value-type="float">
            <text:p>1.47584338582255E+018</text:p>
          </table:table-cell>
          <table:table-cell office:value-type="float" office:value="1.47584338613765E+018" calcext:value-type="float">
            <text:p>1.47584338613765E+018</text:p>
          </table:table-cell>
          <table:table-cell/>
          <table:table-cell table:formula="of:= [.C980] - [.B980]" office:value-type="float" office:value="315100160" calcext:value-type="float">
            <text:p>31510016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584338582367E+018" calcext:value-type="float">
            <text:p>1.47584338582367E+018</text:p>
          </table:table-cell>
          <table:table-cell office:value-type="float" office:value="1.47584338613891E+018" calcext:value-type="float">
            <text:p>1.47584338613891E+018</text:p>
          </table:table-cell>
          <table:table-cell/>
          <table:table-cell table:formula="of:= [.C981] - [.B981]" office:value-type="float" office:value="315239936" calcext:value-type="float">
            <text:p>31523993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584338582454E+018" calcext:value-type="float">
            <text:p>1.47584338582454E+018</text:p>
          </table:table-cell>
          <table:table-cell office:value-type="float" office:value="1.47584338614018E+018" calcext:value-type="float">
            <text:p>1.47584338614018E+018</text:p>
          </table:table-cell>
          <table:table-cell/>
          <table:table-cell table:formula="of:= [.C982] - [.B982]" office:value-type="float" office:value="315639808" calcext:value-type="float">
            <text:p>31563980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584338582555E+018" calcext:value-type="float">
            <text:p>1.47584338582555E+018</text:p>
          </table:table-cell>
          <table:table-cell office:value-type="float" office:value="1.47584338614149E+018" calcext:value-type="float">
            <text:p>1.47584338614149E+018</text:p>
          </table:table-cell>
          <table:table-cell/>
          <table:table-cell table:formula="of:= [.C983] - [.B983]" office:value-type="float" office:value="315940096" calcext:value-type="float">
            <text:p>31594009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584338582654E+018" calcext:value-type="float">
            <text:p>1.47584338582654E+018</text:p>
          </table:table-cell>
          <table:table-cell office:value-type="float" office:value="1.47584338614275E+018" calcext:value-type="float">
            <text:p>1.47584338614275E+018</text:p>
          </table:table-cell>
          <table:table-cell/>
          <table:table-cell table:formula="of:= [.C984] - [.B984]" office:value-type="float" office:value="316209920" calcext:value-type="float">
            <text:p>31620992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584338582755E+018" calcext:value-type="float">
            <text:p>1.47584338582755E+018</text:p>
          </table:table-cell>
          <table:table-cell office:value-type="float" office:value="1.47584338614403E+018" calcext:value-type="float">
            <text:p>1.47584338614403E+018</text:p>
          </table:table-cell>
          <table:table-cell/>
          <table:table-cell table:formula="of:= [.C985] - [.B985]" office:value-type="float" office:value="316480000" calcext:value-type="float">
            <text:p>316480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584338582868E+018" calcext:value-type="float">
            <text:p>1.47584338582868E+018</text:p>
          </table:table-cell>
          <table:table-cell office:value-type="float" office:value="1.4758433861453E+018" calcext:value-type="float">
            <text:p>1.4758433861453E+018</text:p>
          </table:table-cell>
          <table:table-cell/>
          <table:table-cell table:formula="of:= [.C986] - [.B986]" office:value-type="float" office:value="316620032" calcext:value-type="float">
            <text:p>31662003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584338582954E+018" calcext:value-type="float">
            <text:p>1.47584338582954E+018</text:p>
          </table:table-cell>
          <table:table-cell office:value-type="float" office:value="1.47584338614657E+018" calcext:value-type="float">
            <text:p>1.47584338614657E+018</text:p>
          </table:table-cell>
          <table:table-cell/>
          <table:table-cell table:formula="of:= [.C987] - [.B987]" office:value-type="float" office:value="317029888" calcext:value-type="float">
            <text:p>31702988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584338583055E+018" calcext:value-type="float">
            <text:p>1.47584338583055E+018</text:p>
          </table:table-cell>
          <table:table-cell office:value-type="float" office:value="1.47584338614785E+018" calcext:value-type="float">
            <text:p>1.47584338614785E+018</text:p>
          </table:table-cell>
          <table:table-cell/>
          <table:table-cell table:formula="of:= [.C988] - [.B988]" office:value-type="float" office:value="317299968" calcext:value-type="float">
            <text:p>31729996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584338583155E+018" calcext:value-type="float">
            <text:p>1.47584338583155E+018</text:p>
          </table:table-cell>
          <table:table-cell office:value-type="float" office:value="1.4758433861491E+018" calcext:value-type="float">
            <text:p>1.4758433861491E+018</text:p>
          </table:table-cell>
          <table:table-cell/>
          <table:table-cell table:formula="of:= [.C989] - [.B989]" office:value-type="float" office:value="317550080" calcext:value-type="float">
            <text:p>31755008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584338583254E+018" calcext:value-type="float">
            <text:p>1.47584338583254E+018</text:p>
          </table:table-cell>
          <table:table-cell office:value-type="float" office:value="1.47584338615037E+018" calcext:value-type="float">
            <text:p>1.47584338615037E+018</text:p>
          </table:table-cell>
          <table:table-cell/>
          <table:table-cell table:formula="of:= [.C990] - [.B990]" office:value-type="float" office:value="317829888" calcext:value-type="float">
            <text:p>31782988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584338583354E+018" calcext:value-type="float">
            <text:p>1.47584338583354E+018</text:p>
          </table:table-cell>
          <table:table-cell office:value-type="float" office:value="1.47584338615167E+018" calcext:value-type="float">
            <text:p>1.47584338615167E+018</text:p>
          </table:table-cell>
          <table:table-cell/>
          <table:table-cell table:formula="of:= [.C991] - [.B991]" office:value-type="float" office:value="318129920" calcext:value-type="float">
            <text:p>31812992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584338583455E+018" calcext:value-type="float">
            <text:p>1.47584338583455E+018</text:p>
          </table:table-cell>
          <table:table-cell office:value-type="float" office:value="1.47584338615279E+018" calcext:value-type="float">
            <text:p>1.47584338615279E+018</text:p>
          </table:table-cell>
          <table:table-cell/>
          <table:table-cell table:formula="of:= [.C992] - [.B992]" office:value-type="float" office:value="318240256" calcext:value-type="float">
            <text:p>31824025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584338583554E+018" calcext:value-type="float">
            <text:p>1.47584338583554E+018</text:p>
          </table:table-cell>
          <table:table-cell office:value-type="float" office:value="1.47584338615423E+018" calcext:value-type="float">
            <text:p>1.47584338615423E+018</text:p>
          </table:table-cell>
          <table:table-cell/>
          <table:table-cell table:formula="of:= [.C993] - [.B993]" office:value-type="float" office:value="318690048" calcext:value-type="float">
            <text:p>31869004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584338583654E+018" calcext:value-type="float">
            <text:p>1.47584338583654E+018</text:p>
          </table:table-cell>
          <table:table-cell office:value-type="float" office:value="1.4758433861555E+018" calcext:value-type="float">
            <text:p>1.4758433861555E+018</text:p>
          </table:table-cell>
          <table:table-cell/>
          <table:table-cell table:formula="of:= [.C994] - [.B994]" office:value-type="float" office:value="318959872" calcext:value-type="float">
            <text:p>31895987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584338583755E+018" calcext:value-type="float">
            <text:p>1.47584338583755E+018</text:p>
          </table:table-cell>
          <table:table-cell office:value-type="float" office:value="1.47584338615677E+018" calcext:value-type="float">
            <text:p>1.47584338615677E+018</text:p>
          </table:table-cell>
          <table:table-cell/>
          <table:table-cell table:formula="of:= [.C995] - [.B995]" office:value-type="float" office:value="319219968" calcext:value-type="float">
            <text:p>31921996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584338583855E+018" calcext:value-type="float">
            <text:p>1.47584338583855E+018</text:p>
          </table:table-cell>
          <table:table-cell office:value-type="float" office:value="1.47584338615804E+018" calcext:value-type="float">
            <text:p>1.47584338615804E+018</text:p>
          </table:table-cell>
          <table:table-cell/>
          <table:table-cell table:formula="of:= [.C996] - [.B996]" office:value-type="float" office:value="319490048" calcext:value-type="float">
            <text:p>31949004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584338583954E+018" calcext:value-type="float">
            <text:p>1.47584338583954E+018</text:p>
          </table:table-cell>
          <table:table-cell office:value-type="float" office:value="1.47584338615931E+018" calcext:value-type="float">
            <text:p>1.47584338615931E+018</text:p>
          </table:table-cell>
          <table:table-cell/>
          <table:table-cell table:formula="of:= [.C997] - [.B997]" office:value-type="float" office:value="319769856" calcext:value-type="float">
            <text:p>31976985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584338584054E+018" calcext:value-type="float">
            <text:p>1.47584338584054E+018</text:p>
          </table:table-cell>
          <table:table-cell office:value-type="float" office:value="1.4758433861606E+018" calcext:value-type="float">
            <text:p>1.4758433861606E+018</text:p>
          </table:table-cell>
          <table:table-cell/>
          <table:table-cell table:formula="of:= [.C998] - [.B998]" office:value-type="float" office:value="320060160" calcext:value-type="float">
            <text:p>32006016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584338584154E+018" calcext:value-type="float">
            <text:p>1.47584338584154E+018</text:p>
          </table:table-cell>
          <table:table-cell office:value-type="float" office:value="1.47584338616187E+018" calcext:value-type="float">
            <text:p>1.47584338616187E+018</text:p>
          </table:table-cell>
          <table:table-cell/>
          <table:table-cell table:formula="of:= [.C999] - [.B999]" office:value-type="float" office:value="320329984" calcext:value-type="float">
            <text:p>32032998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584338584254E+018" calcext:value-type="float">
            <text:p>1.47584338584254E+018</text:p>
          </table:table-cell>
          <table:table-cell office:value-type="float" office:value="1.47584338616313E+018" calcext:value-type="float">
            <text:p>1.47584338616313E+018</text:p>
          </table:table-cell>
          <table:table-cell/>
          <table:table-cell table:formula="of:= [.C1000] - [.B1000]" office:value-type="float" office:value="320589824" calcext:value-type="float">
            <text:p>3205898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Messages:</text:p>
          </table:table-cell>
          <table:table-cell table:number-columns-repeated="3"/>
          <table:table-cell office:value-type="string" calcext:value-type="string">
            <text:p>Average:</text:p>
          </table:table-cell>
        </table:table-row>
        <table:table-row table:style-name="ro1">
          <table:table-cell table:formula="of:= COUNT([.A1:.A1000])" office:value-type="float" office:value="1000" calcext:value-type="float">
            <text:p>1000</text:p>
          </table:table-cell>
          <table:table-cell table:number-columns-repeated="3"/>
          <table:table-cell table:formula="of:= AVERAGE([.E1:.E1000])" office:value-type="float" office:value="164248627.2" calcext:value-type="float">
            <text:p>16424862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4:07:49.700163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7T14:08:03.598545116</dc:date>
    <meta:editing-duration>PT6M55S</meta:editing-duration>
    <meta:editing-cycles>2</meta:editing-cycles>
    <meta:generator>LibreOffice/5.1.4.2$Linux_X86_64 LibreOffice_project/10m0$Build-2</meta:generator>
    <meta:document-statistic meta:table-count="1" meta:cell-count="4004" meta:object-count="0"/>
  </office:meta>
</office:document-meta>
</file>